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21.33856" calcext:value-type="float">
            <text:p>21.33856</text:p>
          </table:table-cell>
          <table:table-cell office:value-type="float" office:value="11.99879" calcext:value-type="float">
            <text:p>11.99879</text:p>
          </table:table-cell>
        </table:table-row>
        <table:table-row table:style-name="ro1">
          <table:table-cell office:value-type="float" office:value="15.28425" calcext:value-type="float">
            <text:p>15.28425</text:p>
          </table:table-cell>
          <table:table-cell office:value-type="float" office:value="11.58481" calcext:value-type="float">
            <text:p>11.58481</text:p>
          </table:table-cell>
        </table:table-row>
        <table:table-row table:style-name="ro1">
          <table:table-cell office:value-type="float" office:value="9.056405" calcext:value-type="float">
            <text:p>9.056405</text:p>
          </table:table-cell>
          <table:table-cell office:value-type="float" office:value="11.20507" calcext:value-type="float">
            <text:p>11.20507</text:p>
          </table:table-cell>
        </table:table-row>
        <table:table-row table:style-name="ro1">
          <table:table-cell office:value-type="float" office:value="4.745504" calcext:value-type="float">
            <text:p>4.745504</text:p>
          </table:table-cell>
          <table:table-cell office:value-type="float" office:value="15.17124" calcext:value-type="float">
            <text:p>15.17124</text:p>
          </table:table-cell>
        </table:table-row>
        <table:table-row table:style-name="ro1">
          <table:table-cell office:value-type="float" office:value="9.332351" calcext:value-type="float">
            <text:p>9.332351</text:p>
          </table:table-cell>
          <table:table-cell office:value-type="float" office:value="26.82849" calcext:value-type="float">
            <text:p>26.82849</text:p>
          </table:table-cell>
        </table:table-row>
        <table:table-row table:style-name="ro1">
          <table:table-cell office:value-type="float" office:value="8.696983" calcext:value-type="float">
            <text:p>8.696983</text:p>
          </table:table-cell>
          <table:table-cell office:value-type="float" office:value="6.148983" calcext:value-type="float">
            <text:p>6.148983</text:p>
          </table:table-cell>
        </table:table-row>
        <table:table-row table:style-name="ro1">
          <table:table-cell office:value-type="float" office:value="5.854724" calcext:value-type="float">
            <text:p>5.854724</text:p>
          </table:table-cell>
          <table:table-cell office:value-type="float" office:value="12.54142" calcext:value-type="float">
            <text:p>12.54142</text:p>
          </table:table-cell>
        </table:table-row>
        <table:table-row table:style-name="ro1">
          <table:table-cell office:value-type="float" office:value="7.502353" calcext:value-type="float">
            <text:p>7.502353</text:p>
          </table:table-cell>
          <table:table-cell office:value-type="float" office:value="33.74141" calcext:value-type="float">
            <text:p>33.74141</text:p>
          </table:table-cell>
        </table:table-row>
        <table:table-row table:style-name="ro1">
          <table:table-cell office:value-type="float" office:value="0.632256" calcext:value-type="float">
            <text:p>0.632256</text:p>
          </table:table-cell>
          <table:table-cell office:value-type="float" office:value="5.82658" calcext:value-type="float">
            <text:p>5.82658</text:p>
          </table:table-cell>
        </table:table-row>
        <table:table-row table:style-name="ro1">
          <table:table-cell office:value-type="float" office:value="4.181543" calcext:value-type="float">
            <text:p>4.181543</text:p>
          </table:table-cell>
          <table:table-cell office:value-type="float" office:value="31.59094" calcext:value-type="float">
            <text:p>31.59094</text:p>
          </table:table-cell>
        </table:table-row>
        <table:table-row table:style-name="ro1">
          <table:table-cell office:value-type="float" office:value="6.216638" calcext:value-type="float">
            <text:p>6.216638</text:p>
          </table:table-cell>
          <table:table-cell office:value-type="float" office:value="12.07815" calcext:value-type="float">
            <text:p>12.07815</text:p>
          </table:table-cell>
        </table:table-row>
        <table:table-row table:style-name="ro1">
          <table:table-cell office:value-type="float" office:value="-8.19393" calcext:value-type="float">
            <text:p>-8.19393</text:p>
          </table:table-cell>
          <table:table-cell office:value-type="float" office:value="7.05853" calcext:value-type="float">
            <text:p>7.05853</text:p>
          </table:table-cell>
        </table:table-row>
        <table:table-row table:style-name="ro1">
          <table:table-cell office:value-type="float" office:value="14.73162" calcext:value-type="float">
            <text:p>14.73162</text:p>
          </table:table-cell>
          <table:table-cell office:value-type="float" office:value="24.24494" calcext:value-type="float">
            <text:p>24.24494</text:p>
          </table:table-cell>
        </table:table-row>
        <table:table-row table:style-name="ro1">
          <table:table-cell office:value-type="float" office:value="9.400174" calcext:value-type="float">
            <text:p>9.400174</text:p>
          </table:table-cell>
          <table:table-cell office:value-type="float" office:value="17.13631" calcext:value-type="float">
            <text:p>17.13631</text:p>
          </table:table-cell>
        </table:table-row>
        <table:table-row table:style-name="ro1">
          <table:table-cell office:value-type="float" office:value="-1.19032" calcext:value-type="float">
            <text:p>-1.19032</text:p>
          </table:table-cell>
          <table:table-cell office:value-type="float" office:value="8.146897" calcext:value-type="float">
            <text:p>8.146897</text:p>
          </table:table-cell>
        </table:table-row>
        <table:table-row table:style-name="ro1">
          <table:table-cell office:value-type="float" office:value="-1.17815" calcext:value-type="float">
            <text:p>-1.17815</text:p>
          </table:table-cell>
          <table:table-cell office:value-type="float" office:value="12.16527" calcext:value-type="float">
            <text:p>12.16527</text:p>
          </table:table-cell>
        </table:table-row>
        <table:table-row table:style-name="ro1">
          <table:table-cell office:value-type="float" office:value="14.34529" calcext:value-type="float">
            <text:p>14.34529</text:p>
          </table:table-cell>
          <table:table-cell office:value-type="float" office:value="25.74425" calcext:value-type="float">
            <text:p>25.74425</text:p>
          </table:table-cell>
        </table:table-row>
        <table:table-row table:style-name="ro1">
          <table:table-cell office:value-type="float" office:value="1.532082" calcext:value-type="float">
            <text:p>1.532082</text:p>
          </table:table-cell>
          <table:table-cell office:value-type="float" office:value="1.337125" calcext:value-type="float">
            <text:p>1.337125</text:p>
          </table:table-cell>
        </table:table-row>
        <table:table-row table:style-name="ro1">
          <table:table-cell office:value-type="float" office:value="10.91667" calcext:value-type="float">
            <text:p>10.91667</text:p>
          </table:table-cell>
          <table:table-cell office:value-type="float" office:value="13.31908" calcext:value-type="float">
            <text:p>13.31908</text:p>
          </table:table-cell>
        </table:table-row>
        <table:table-row table:style-name="ro1">
          <table:table-cell office:value-type="float" office:value="-7.27313" calcext:value-type="float">
            <text:p>-7.27313</text:p>
          </table:table-cell>
          <table:table-cell office:value-type="float" office:value="8.710502" calcext:value-type="float">
            <text:p>8.710502</text:p>
          </table:table-cell>
        </table:table-row>
        <table:table-row table:style-name="ro1">
          <table:table-cell office:value-type="float" office:value="12.9086" calcext:value-type="float">
            <text:p>12.9086</text:p>
          </table:table-cell>
          <table:table-cell office:value-type="float" office:value="39.77495" calcext:value-type="float">
            <text:p>39.77495</text:p>
          </table:table-cell>
        </table:table-row>
        <table:table-row table:style-name="ro1">
          <table:table-cell office:value-type="float" office:value="8.320765" calcext:value-type="float">
            <text:p>8.320765</text:p>
          </table:table-cell>
          <table:table-cell office:value-type="float" office:value="-9.75053" calcext:value-type="float">
            <text:p>-9.75053</text:p>
          </table:table-cell>
        </table:table-row>
        <table:table-row table:style-name="ro1">
          <table:table-cell office:value-type="float" office:value="17.03769" calcext:value-type="float">
            <text:p>17.03769</text:p>
          </table:table-cell>
          <table:table-cell office:value-type="float" office:value="42.33255" calcext:value-type="float">
            <text:p>42.33255</text:p>
          </table:table-cell>
        </table:table-row>
        <table:table-row table:style-name="ro1">
          <table:table-cell office:value-type="float" office:value="6.821038" calcext:value-type="float">
            <text:p>6.821038</text:p>
          </table:table-cell>
          <table:table-cell office:value-type="float" office:value="26.26901" calcext:value-type="float">
            <text:p>26.26901</text:p>
          </table:table-cell>
        </table:table-row>
        <table:table-row table:style-name="ro1">
          <table:table-cell office:value-type="float" office:value="4.986601" calcext:value-type="float">
            <text:p>4.986601</text:p>
          </table:table-cell>
          <table:table-cell office:value-type="float" office:value="41.49668" calcext:value-type="float">
            <text:p>41.49668</text:p>
          </table:table-cell>
        </table:table-row>
        <table:table-row table:style-name="ro1">
          <table:table-cell office:value-type="float" office:value="7.894185" calcext:value-type="float">
            <text:p>7.894185</text:p>
          </table:table-cell>
          <table:table-cell office:value-type="float" office:value="24.49305" calcext:value-type="float">
            <text:p>24.49305</text:p>
          </table:table-cell>
        </table:table-row>
        <table:table-row table:style-name="ro1">
          <table:table-cell office:value-type="float" office:value="7.054107" calcext:value-type="float">
            <text:p>7.054107</text:p>
          </table:table-cell>
          <table:table-cell office:value-type="float" office:value="42.50483" calcext:value-type="float">
            <text:p>42.50483</text:p>
          </table:table-cell>
        </table:table-row>
        <table:table-row table:style-name="ro1">
          <table:table-cell office:value-type="float" office:value="5.275621" calcext:value-type="float">
            <text:p>5.275621</text:p>
          </table:table-cell>
          <table:table-cell office:value-type="float" office:value="-5.04307" calcext:value-type="float">
            <text:p>-5.04307</text:p>
          </table:table-cell>
        </table:table-row>
        <table:table-row table:style-name="ro1">
          <table:table-cell office:value-type="float" office:value="14.00142" calcext:value-type="float">
            <text:p>14.00142</text:p>
          </table:table-cell>
          <table:table-cell office:value-type="float" office:value="18.92866" calcext:value-type="float">
            <text:p>18.92866</text:p>
          </table:table-cell>
        </table:table-row>
        <table:table-row table:style-name="ro1">
          <table:table-cell office:value-type="float" office:value="6.799994" calcext:value-type="float">
            <text:p>6.799994</text:p>
          </table:table-cell>
          <table:table-cell office:value-type="float" office:value="16.50653" calcext:value-type="float">
            <text:p>16.50653</text:p>
          </table:table-cell>
        </table:table-row>
        <table:table-row table:style-name="ro1">
          <table:table-cell office:value-type="float" office:value="18.21597" calcext:value-type="float">
            <text:p>18.21597</text:p>
          </table:table-cell>
          <table:table-cell office:value-type="float" office:value="21.93778" calcext:value-type="float">
            <text:p>21.93778</text:p>
          </table:table-cell>
        </table:table-row>
        <table:table-row table:style-name="ro1">
          <table:table-cell office:value-type="float" office:value="2.586618" calcext:value-type="float">
            <text:p>2.586618</text:p>
          </table:table-cell>
          <table:table-cell office:value-type="float" office:value="25.08659" calcext:value-type="float">
            <text:p>25.08659</text:p>
          </table:table-cell>
        </table:table-row>
        <table:table-row table:style-name="ro1">
          <table:table-cell office:value-type="float" office:value="7.988929" calcext:value-type="float">
            <text:p>7.988929</text:p>
          </table:table-cell>
          <table:table-cell office:value-type="float" office:value="51.33224" calcext:value-type="float">
            <text:p>51.33224</text:p>
          </table:table-cell>
        </table:table-row>
        <table:table-row table:style-name="ro1">
          <table:table-cell office:value-type="float" office:value="10.40254" calcext:value-type="float">
            <text:p>10.40254</text:p>
          </table:table-cell>
          <table:table-cell office:value-type="float" office:value="35.28107" calcext:value-type="float">
            <text:p>35.28107</text:p>
          </table:table-cell>
        </table:table-row>
        <table:table-row table:style-name="ro1">
          <table:table-cell office:value-type="float" office:value="-0.94009" calcext:value-type="float">
            <text:p>-0.94009</text:p>
          </table:table-cell>
          <table:table-cell office:value-type="float" office:value="31.78446" calcext:value-type="float">
            <text:p>31.78446</text:p>
          </table:table-cell>
        </table:table-row>
        <table:table-row table:style-name="ro1">
          <table:table-cell office:value-type="float" office:value="6.710959" calcext:value-type="float">
            <text:p>6.710959</text:p>
          </table:table-cell>
          <table:table-cell office:value-type="float" office:value="16.38947" calcext:value-type="float">
            <text:p>16.38947</text:p>
          </table:table-cell>
        </table:table-row>
        <table:table-row table:style-name="ro1">
          <table:table-cell office:value-type="float" office:value="8.152128" calcext:value-type="float">
            <text:p>8.152128</text:p>
          </table:table-cell>
          <table:table-cell office:value-type="float" office:value="42.17476" calcext:value-type="float">
            <text:p>42.17476</text:p>
          </table:table-cell>
        </table:table-row>
        <table:table-row table:style-name="ro1">
          <table:table-cell office:value-type="float" office:value="7.296503" calcext:value-type="float">
            <text:p>7.296503</text:p>
          </table:table-cell>
          <table:table-cell office:value-type="float" office:value="37.80084" calcext:value-type="float">
            <text:p>37.80084</text:p>
          </table:table-cell>
        </table:table-row>
        <table:table-row table:style-name="ro1">
          <table:table-cell office:value-type="float" office:value="5.140443" calcext:value-type="float">
            <text:p>5.140443</text:p>
          </table:table-cell>
          <table:table-cell office:value-type="float" office:value="37.66617" calcext:value-type="float">
            <text:p>37.66617</text:p>
          </table:table-cell>
        </table:table-row>
        <table:table-row table:style-name="ro1">
          <table:table-cell office:value-type="float" office:value="-8.09386" calcext:value-type="float">
            <text:p>-8.09386</text:p>
          </table:table-cell>
          <table:table-cell office:value-type="float" office:value="40.35071" calcext:value-type="float">
            <text:p>40.35071</text:p>
          </table:table-cell>
        </table:table-row>
        <table:table-row table:style-name="ro1">
          <table:table-cell office:value-type="float" office:value="12.04993" calcext:value-type="float">
            <text:p>12.04993</text:p>
          </table:table-cell>
          <table:table-cell office:value-type="float" office:value="37.57303" calcext:value-type="float">
            <text:p>37.57303</text:p>
          </table:table-cell>
        </table:table-row>
        <table:table-row table:style-name="ro1">
          <table:table-cell office:value-type="float" office:value="18.57046" calcext:value-type="float">
            <text:p>18.57046</text:p>
          </table:table-cell>
          <table:table-cell office:value-type="float" office:value="24.67997" calcext:value-type="float">
            <text:p>24.67997</text:p>
          </table:table-cell>
        </table:table-row>
        <table:table-row table:style-name="ro1">
          <table:table-cell office:value-type="float" office:value="6.857748" calcext:value-type="float">
            <text:p>6.857748</text:p>
          </table:table-cell>
          <table:table-cell office:value-type="float" office:value="16.90981" calcext:value-type="float">
            <text:p>16.90981</text:p>
          </table:table-cell>
        </table:table-row>
        <table:table-row table:style-name="ro1">
          <table:table-cell office:value-type="float" office:value="-1.20814" calcext:value-type="float">
            <text:p>-1.20814</text:p>
          </table:table-cell>
          <table:table-cell office:value-type="float" office:value="9.210084" calcext:value-type="float">
            <text:p>9.210084</text:p>
          </table:table-cell>
        </table:table-row>
        <table:table-row table:style-name="ro1">
          <table:table-cell office:value-type="float" office:value="3.103973" calcext:value-type="float">
            <text:p>3.103973</text:p>
          </table:table-cell>
          <table:table-cell office:value-type="float" office:value="40.3272" calcext:value-type="float">
            <text:p>40.3272</text:p>
          </table:table-cell>
        </table:table-row>
        <table:table-row table:style-name="ro1">
          <table:table-cell office:value-type="float" office:value="0.358897" calcext:value-type="float">
            <text:p>0.358897</text:p>
          </table:table-cell>
          <table:table-cell office:value-type="float" office:value="29.01527" calcext:value-type="float">
            <text:p>29.01527</text:p>
          </table:table-cell>
        </table:table-row>
        <table:table-row table:style-name="ro1">
          <table:table-cell office:value-type="float" office:value="-3.97638" calcext:value-type="float">
            <text:p>-3.97638</text:p>
          </table:table-cell>
          <table:table-cell office:value-type="float" office:value="7.50283" calcext:value-type="float">
            <text:p>7.50283</text:p>
          </table:table-cell>
        </table:table-row>
        <table:table-row table:style-name="ro1">
          <table:table-cell office:value-type="float" office:value="13.48458" calcext:value-type="float">
            <text:p>13.48458</text:p>
          </table:table-cell>
          <table:table-cell office:value-type="float" office:value="37.00046" calcext:value-type="float">
            <text:p>37.00046</text:p>
          </table:table-cell>
        </table:table-row>
        <table:table-row table:style-name="ro1">
          <table:table-cell office:value-type="float" office:value="-1.80076" calcext:value-type="float">
            <text:p>-1.80076</text:p>
          </table:table-cell>
          <table:table-cell office:value-type="float" office:value="16.53419" calcext:value-type="float">
            <text:p>16.53419</text:p>
          </table:table-cell>
        </table:table-row>
        <table:table-row table:style-name="ro1">
          <table:table-cell office:value-type="float" office:value="14.83223" calcext:value-type="float">
            <text:p>14.83223</text:p>
          </table:table-cell>
          <table:table-cell office:value-type="float" office:value="24.74865" calcext:value-type="float">
            <text:p>24.74865</text:p>
          </table:table-cell>
        </table:table-row>
        <table:table-row table:style-name="ro1">
          <table:table-cell office:value-type="float" office:value="20.64253" calcext:value-type="float">
            <text:p>20.64253</text:p>
          </table:table-cell>
          <table:table-cell office:value-type="float" office:value="22.73613" calcext:value-type="float">
            <text:p>22.73613</text:p>
          </table:table-cell>
        </table:table-row>
        <table:table-row table:style-name="ro1">
          <table:table-cell office:value-type="float" office:value="-0.43964" calcext:value-type="float">
            <text:p>-0.43964</text:p>
          </table:table-cell>
          <table:table-cell office:value-type="float" office:value="21.52421" calcext:value-type="float">
            <text:p>21.52421</text:p>
          </table:table-cell>
        </table:table-row>
        <table:table-row table:style-name="ro1">
          <table:table-cell office:value-type="float" office:value="-3.99766" calcext:value-type="float">
            <text:p>-3.99766</text:p>
          </table:table-cell>
          <table:table-cell office:value-type="float" office:value="30.06414" calcext:value-type="float">
            <text:p>30.06414</text:p>
          </table:table-cell>
        </table:table-row>
        <table:table-row table:style-name="ro1">
          <table:table-cell office:value-type="float" office:value="-0.37785" calcext:value-type="float">
            <text:p>-0.37785</text:p>
          </table:table-cell>
          <table:table-cell office:value-type="float" office:value="43.80277" calcext:value-type="float">
            <text:p>43.80277</text:p>
          </table:table-cell>
        </table:table-row>
        <table:table-row table:style-name="ro1">
          <table:table-cell office:value-type="float" office:value="-1.63379" calcext:value-type="float">
            <text:p>-1.63379</text:p>
          </table:table-cell>
          <table:table-cell office:value-type="float" office:value="27.20385" calcext:value-type="float">
            <text:p>27.20385</text:p>
          </table:table-cell>
        </table:table-row>
        <table:table-row table:style-name="ro1">
          <table:table-cell office:value-type="float" office:value="12.27718" calcext:value-type="float">
            <text:p>12.27718</text:p>
          </table:table-cell>
          <table:table-cell office:value-type="float" office:value="35.95612" calcext:value-type="float">
            <text:p>35.95612</text:p>
          </table:table-cell>
        </table:table-row>
        <table:table-row table:style-name="ro1">
          <table:table-cell office:value-type="float" office:value="8.003594" calcext:value-type="float">
            <text:p>8.003594</text:p>
          </table:table-cell>
          <table:table-cell office:value-type="float" office:value="43.37345" calcext:value-type="float">
            <text:p>43.37345</text:p>
          </table:table-cell>
        </table:table-row>
        <table:table-row table:style-name="ro1">
          <table:table-cell office:value-type="float" office:value="16.51408" calcext:value-type="float">
            <text:p>16.51408</text:p>
          </table:table-cell>
          <table:table-cell office:value-type="float" office:value="22.58172" calcext:value-type="float">
            <text:p>22.58172</text:p>
          </table:table-cell>
        </table:table-row>
        <table:table-row table:style-name="ro1">
          <table:table-cell office:value-type="float" office:value="20.42986" calcext:value-type="float">
            <text:p>20.42986</text:p>
          </table:table-cell>
          <table:table-cell office:value-type="float" office:value="22.06946" calcext:value-type="float">
            <text:p>22.06946</text:p>
          </table:table-cell>
        </table:table-row>
        <table:table-row table:style-name="ro1">
          <table:table-cell office:value-type="float" office:value="20.84112" calcext:value-type="float">
            <text:p>20.84112</text:p>
          </table:table-cell>
          <table:table-cell office:value-type="float" office:value="-1.04696" calcext:value-type="float">
            <text:p>-1.04696</text:p>
          </table:table-cell>
        </table:table-row>
        <table:table-row table:style-name="ro1">
          <table:table-cell office:value-type="float" office:value="11.84431" calcext:value-type="float">
            <text:p>11.84431</text:p>
          </table:table-cell>
          <table:table-cell office:value-type="float" office:value="51.16922" calcext:value-type="float">
            <text:p>51.16922</text:p>
          </table:table-cell>
        </table:table-row>
        <table:table-row table:style-name="ro1">
          <table:table-cell office:value-type="float" office:value="5.74167" calcext:value-type="float">
            <text:p>5.74167</text:p>
          </table:table-cell>
          <table:table-cell office:value-type="float" office:value="22.48407" calcext:value-type="float">
            <text:p>22.48407</text:p>
          </table:table-cell>
        </table:table-row>
        <table:table-row table:style-name="ro1">
          <table:table-cell office:value-type="float" office:value="4.377568" calcext:value-type="float">
            <text:p>4.377568</text:p>
          </table:table-cell>
          <table:table-cell office:value-type="float" office:value="31.86158" calcext:value-type="float">
            <text:p>31.86158</text:p>
          </table:table-cell>
        </table:table-row>
        <table:table-row table:style-name="ro1">
          <table:table-cell office:value-type="float" office:value="17.42033" calcext:value-type="float">
            <text:p>17.42033</text:p>
          </table:table-cell>
          <table:table-cell office:value-type="float" office:value="27.49693" calcext:value-type="float">
            <text:p>27.49693</text:p>
          </table:table-cell>
        </table:table-row>
        <table:table-row table:style-name="ro1">
          <table:table-cell office:value-type="float" office:value="13.4504" calcext:value-type="float">
            <text:p>13.4504</text:p>
          </table:table-cell>
          <table:table-cell office:value-type="float" office:value="18.60398" calcext:value-type="float">
            <text:p>18.60398</text:p>
          </table:table-cell>
        </table:table-row>
        <table:table-row table:style-name="ro1">
          <table:table-cell office:value-type="float" office:value="13.93228" calcext:value-type="float">
            <text:p>13.93228</text:p>
          </table:table-cell>
          <table:table-cell office:value-type="float" office:value="27.30066" calcext:value-type="float">
            <text:p>27.30066</text:p>
          </table:table-cell>
        </table:table-row>
        <table:table-row table:style-name="ro1">
          <table:table-cell office:value-type="float" office:value="5.241496" calcext:value-type="float">
            <text:p>5.241496</text:p>
          </table:table-cell>
          <table:table-cell office:value-type="float" office:value="37.67522" calcext:value-type="float">
            <text:p>37.67522</text:p>
          </table:table-cell>
        </table:table-row>
        <table:table-row table:style-name="ro1">
          <table:table-cell office:value-type="float" office:value="9.12428" calcext:value-type="float">
            <text:p>9.12428</text:p>
          </table:table-cell>
          <table:table-cell office:value-type="float" office:value="26.2764" calcext:value-type="float">
            <text:p>26.2764</text:p>
          </table:table-cell>
        </table:table-row>
        <table:table-row table:style-name="ro1">
          <table:table-cell office:value-type="float" office:value="4.117241" calcext:value-type="float">
            <text:p>4.117241</text:p>
          </table:table-cell>
          <table:table-cell office:value-type="float" office:value="54.18456" calcext:value-type="float">
            <text:p>54.18456</text:p>
          </table:table-cell>
        </table:table-row>
        <table:table-row table:style-name="ro1">
          <table:table-cell office:value-type="float" office:value="27.12982" calcext:value-type="float">
            <text:p>27.12982</text:p>
          </table:table-cell>
          <table:table-cell office:value-type="float" office:value="21.3131" calcext:value-type="float">
            <text:p>21.3131</text:p>
          </table:table-cell>
        </table:table-row>
        <table:table-row table:style-name="ro1">
          <table:table-cell office:value-type="float" office:value="1.237526" calcext:value-type="float">
            <text:p>1.237526</text:p>
          </table:table-cell>
          <table:table-cell office:value-type="float" office:value="29.89067" calcext:value-type="float">
            <text:p>29.89067</text:p>
          </table:table-cell>
        </table:table-row>
        <table:table-row table:style-name="ro1">
          <table:table-cell office:value-type="float" office:value="8.86285" calcext:value-type="float">
            <text:p>8.86285</text:p>
          </table:table-cell>
          <table:table-cell office:value-type="float" office:value="32.70205" calcext:value-type="float">
            <text:p>32.70205</text:p>
          </table:table-cell>
        </table:table-row>
        <table:table-row table:style-name="ro1">
          <table:table-cell office:value-type="float" office:value="-5.40274" calcext:value-type="float">
            <text:p>-5.40274</text:p>
          </table:table-cell>
          <table:table-cell office:value-type="float" office:value="5.541318" calcext:value-type="float">
            <text:p>5.541318</text:p>
          </table:table-cell>
        </table:table-row>
        <table:table-row table:style-name="ro1">
          <table:table-cell office:value-type="float" office:value="8.467448" calcext:value-type="float">
            <text:p>8.467448</text:p>
          </table:table-cell>
          <table:table-cell office:value-type="float" office:value="9.376797" calcext:value-type="float">
            <text:p>9.376797</text:p>
          </table:table-cell>
        </table:table-row>
        <table:table-row table:style-name="ro1">
          <table:table-cell office:value-type="float" office:value="13.72934" calcext:value-type="float">
            <text:p>13.72934</text:p>
          </table:table-cell>
          <table:table-cell office:value-type="float" office:value="30.80073" calcext:value-type="float">
            <text:p>30.80073</text:p>
          </table:table-cell>
        </table:table-row>
        <table:table-row table:style-name="ro1">
          <table:table-cell office:value-type="float" office:value="0.016928" calcext:value-type="float">
            <text:p>0.016928</text:p>
          </table:table-cell>
          <table:table-cell office:value-type="float" office:value="4.533543" calcext:value-type="float">
            <text:p>4.533543</text:p>
          </table:table-cell>
        </table:table-row>
        <table:table-row table:style-name="ro1">
          <table:table-cell office:value-type="float" office:value="19.79472" calcext:value-type="float">
            <text:p>19.79472</text:p>
          </table:table-cell>
          <table:table-cell office:value-type="float" office:value="64.9836" calcext:value-type="float">
            <text:p>64.9836</text:p>
          </table:table-cell>
        </table:table-row>
        <table:table-row table:style-name="ro1">
          <table:table-cell office:value-type="float" office:value="11.7506" calcext:value-type="float">
            <text:p>11.7506</text:p>
          </table:table-cell>
          <table:table-cell office:value-type="float" office:value="23.34963" calcext:value-type="float">
            <text:p>23.34963</text:p>
          </table:table-cell>
        </table:table-row>
        <table:table-row table:style-name="ro1">
          <table:table-cell office:value-type="float" office:value="0.026263" calcext:value-type="float">
            <text:p>0.026263</text:p>
          </table:table-cell>
          <table:table-cell office:value-type="float" office:value="33.27047" calcext:value-type="float">
            <text:p>33.27047</text:p>
          </table:table-cell>
        </table:table-row>
        <table:table-row table:style-name="ro1">
          <table:table-cell office:value-type="float" office:value="12.54423" calcext:value-type="float">
            <text:p>12.54423</text:p>
          </table:table-cell>
          <table:table-cell office:value-type="float" office:value="28.06764" calcext:value-type="float">
            <text:p>28.06764</text:p>
          </table:table-cell>
        </table:table-row>
        <table:table-row table:style-name="ro1">
          <table:table-cell office:value-type="float" office:value="8.556892" calcext:value-type="float">
            <text:p>8.556892</text:p>
          </table:table-cell>
          <table:table-cell office:value-type="float" office:value="23.9311" calcext:value-type="float">
            <text:p>23.9311</text:p>
          </table:table-cell>
        </table:table-row>
        <table:table-row table:style-name="ro1">
          <table:table-cell office:value-type="float" office:value="18.9193" calcext:value-type="float">
            <text:p>18.9193</text:p>
          </table:table-cell>
          <table:table-cell office:value-type="float" office:value="41.8953" calcext:value-type="float">
            <text:p>41.8953</text:p>
          </table:table-cell>
        </table:table-row>
        <table:table-row table:style-name="ro1">
          <table:table-cell office:value-type="float" office:value="13.31348" calcext:value-type="float">
            <text:p>13.31348</text:p>
          </table:table-cell>
          <table:table-cell office:value-type="float" office:value="-2.63923" calcext:value-type="float">
            <text:p>-2.63923</text:p>
          </table:table-cell>
        </table:table-row>
        <table:table-row table:style-name="ro1">
          <table:table-cell office:value-type="float" office:value="5.195156" calcext:value-type="float">
            <text:p>5.195156</text:p>
          </table:table-cell>
          <table:table-cell office:value-type="float" office:value="32.84446" calcext:value-type="float">
            <text:p>32.84446</text:p>
          </table:table-cell>
        </table:table-row>
        <table:table-row table:style-name="ro1">
          <table:table-cell office:value-type="float" office:value="18.92949" calcext:value-type="float">
            <text:p>18.92949</text:p>
          </table:table-cell>
          <table:table-cell office:value-type="float" office:value="23.04488" calcext:value-type="float">
            <text:p>23.04488</text:p>
          </table:table-cell>
        </table:table-row>
        <table:table-row table:style-name="ro1">
          <table:table-cell office:value-type="float" office:value="-0.62329" calcext:value-type="float">
            <text:p>-0.62329</text:p>
          </table:table-cell>
          <table:table-cell office:value-type="float" office:value="32.36121" calcext:value-type="float">
            <text:p>32.36121</text:p>
          </table:table-cell>
        </table:table-row>
        <table:table-row table:style-name="ro1">
          <table:table-cell office:value-type="float" office:value="10.2089" calcext:value-type="float">
            <text:p>10.2089</text:p>
          </table:table-cell>
          <table:table-cell office:value-type="float" office:value="51.60725" calcext:value-type="float">
            <text:p>51.60725</text:p>
          </table:table-cell>
        </table:table-row>
        <table:table-row table:style-name="ro1">
          <table:table-cell office:value-type="float" office:value="-3.38072" calcext:value-type="float">
            <text:p>-3.38072</text:p>
          </table:table-cell>
          <table:table-cell office:value-type="float" office:value="36.06818" calcext:value-type="float">
            <text:p>36.06818</text:p>
          </table:table-cell>
        </table:table-row>
        <table:table-row table:style-name="ro1">
          <table:table-cell office:value-type="float" office:value="-5.59666" calcext:value-type="float">
            <text:p>-5.59666</text:p>
          </table:table-cell>
          <table:table-cell office:value-type="float" office:value="42.31135" calcext:value-type="float">
            <text:p>42.31135</text:p>
          </table:table-cell>
        </table:table-row>
        <table:table-row table:style-name="ro1">
          <table:table-cell office:value-type="float" office:value="7.14659" calcext:value-type="float">
            <text:p>7.14659</text:p>
          </table:table-cell>
          <table:table-cell office:value-type="float" office:value="20.7737" calcext:value-type="float">
            <text:p>20.7737</text:p>
          </table:table-cell>
        </table:table-row>
        <table:table-row table:style-name="ro1">
          <table:table-cell office:value-type="float" office:value="0.668219" calcext:value-type="float">
            <text:p>0.668219</text:p>
          </table:table-cell>
          <table:table-cell office:value-type="float" office:value="32.11426" calcext:value-type="float">
            <text:p>32.11426</text:p>
          </table:table-cell>
        </table:table-row>
        <table:table-row table:style-name="ro1">
          <table:table-cell office:value-type="float" office:value="15.58993" calcext:value-type="float">
            <text:p>15.58993</text:p>
          </table:table-cell>
          <table:table-cell office:value-type="float" office:value="28.78384" calcext:value-type="float">
            <text:p>28.78384</text:p>
          </table:table-cell>
        </table:table-row>
        <table:table-row table:style-name="ro1">
          <table:table-cell office:value-type="float" office:value="12.2097" calcext:value-type="float">
            <text:p>12.2097</text:p>
          </table:table-cell>
          <table:table-cell office:value-type="float" office:value="2.590935" calcext:value-type="float">
            <text:p>2.590935</text:p>
          </table:table-cell>
        </table:table-row>
        <table:table-row table:style-name="ro1">
          <table:table-cell office:value-type="float" office:value="9.780281" calcext:value-type="float">
            <text:p>9.780281</text:p>
          </table:table-cell>
          <table:table-cell office:value-type="float" office:value="35.84734" calcext:value-type="float">
            <text:p>35.84734</text:p>
          </table:table-cell>
        </table:table-row>
        <table:table-row table:style-name="ro1">
          <table:table-cell office:value-type="float" office:value="4.414172" calcext:value-type="float">
            <text:p>4.414172</text:p>
          </table:table-cell>
          <table:table-cell office:value-type="float" office:value="6.162384" calcext:value-type="float">
            <text:p>6.162384</text:p>
          </table:table-cell>
        </table:table-row>
        <table:table-row table:style-name="ro1">
          <table:table-cell office:value-type="float" office:value="9.972535" calcext:value-type="float">
            <text:p>9.972535</text:p>
          </table:table-cell>
          <table:table-cell office:value-type="float" office:value="6.362019" calcext:value-type="float">
            <text:p>6.362019</text:p>
          </table:table-cell>
        </table:table-row>
        <table:table-row table:style-name="ro1">
          <table:table-cell office:value-type="float" office:value="-5.70898" calcext:value-type="float">
            <text:p>-5.70898</text:p>
          </table:table-cell>
          <table:table-cell office:value-type="float" office:value="29.90301" calcext:value-type="float">
            <text:p>29.90301</text:p>
          </table:table-cell>
        </table:table-row>
        <table:table-row table:style-name="ro1">
          <table:table-cell office:value-type="float" office:value="12.09614" calcext:value-type="float">
            <text:p>12.09614</text:p>
          </table:table-cell>
          <table:table-cell office:value-type="float" office:value="29.05217" calcext:value-type="float">
            <text:p>29.05217</text:p>
          </table:table-cell>
        </table:table-row>
        <table:table-row table:style-name="ro1">
          <table:table-cell office:value-type="float" office:value="8.967797" calcext:value-type="float">
            <text:p>8.967797</text:p>
          </table:table-cell>
          <table:table-cell office:value-type="float" office:value="5.797476" calcext:value-type="float">
            <text:p>5.797476</text:p>
          </table:table-cell>
        </table:table-row>
        <table:table-row table:style-name="ro1">
          <table:table-cell office:value-type="float" office:value="7.627193" calcext:value-type="float">
            <text:p>7.627193</text:p>
          </table:table-cell>
          <table:table-cell office:value-type="float" office:value="8.163263" calcext:value-type="float">
            <text:p>8.163263</text:p>
          </table:table-cell>
        </table:table-row>
        <table:table-row table:style-name="ro1">
          <table:table-cell office:value-type="float" office:value="13.67367" calcext:value-type="float">
            <text:p>13.67367</text:p>
          </table:table-cell>
          <table:table-cell office:value-type="float" office:value="10.79109" calcext:value-type="float">
            <text:p>10.79109</text:p>
          </table:table-cell>
        </table:table-row>
        <table:table-row table:style-name="ro1">
          <table:table-cell office:value-type="float" office:value="15.13131" calcext:value-type="float">
            <text:p>15.13131</text:p>
          </table:table-cell>
          <table:table-cell office:value-type="float" office:value="36.11216" calcext:value-type="float">
            <text:p>36.11216</text:p>
          </table:table-cell>
        </table:table-row>
        <table:table-row table:style-name="ro1">
          <table:table-cell office:value-type="float" office:value="13.23205" calcext:value-type="float">
            <text:p>13.23205</text:p>
          </table:table-cell>
          <table:table-cell office:value-type="float" office:value="-1.64238" calcext:value-type="float">
            <text:p>-1.64238</text:p>
          </table:table-cell>
        </table:table-row>
        <table:table-row table:style-name="ro1">
          <table:table-cell office:value-type="float" office:value="16.5851" calcext:value-type="float">
            <text:p>16.5851</text:p>
          </table:table-cell>
          <table:table-cell office:value-type="float" office:value="51.94869" calcext:value-type="float">
            <text:p>51.94869</text:p>
          </table:table-cell>
        </table:table-row>
        <table:table-row table:style-name="ro1">
          <table:table-cell office:value-type="float" office:value="7.780336" calcext:value-type="float">
            <text:p>7.780336</text:p>
          </table:table-cell>
          <table:table-cell office:value-type="float" office:value="30.62933" calcext:value-type="float">
            <text:p>30.62933</text:p>
          </table:table-cell>
        </table:table-row>
        <table:table-row table:style-name="ro1">
          <table:table-cell office:value-type="float" office:value="1.011711" calcext:value-type="float">
            <text:p>1.011711</text:p>
          </table:table-cell>
          <table:table-cell office:value-type="float" office:value="-7.86168" calcext:value-type="float">
            <text:p>-7.86168</text:p>
          </table:table-cell>
        </table:table-row>
        <table:table-row table:style-name="ro1">
          <table:table-cell office:value-type="float" office:value="-2.56514" calcext:value-type="float">
            <text:p>-2.56514</text:p>
          </table:table-cell>
          <table:table-cell office:value-type="float" office:value="4.963762" calcext:value-type="float">
            <text:p>4.963762</text:p>
          </table:table-cell>
        </table:table-row>
        <table:table-row table:style-name="ro1">
          <table:table-cell office:value-type="float" office:value="12.53482" calcext:value-type="float">
            <text:p>12.53482</text:p>
          </table:table-cell>
          <table:table-cell office:value-type="float" office:value="-2.33134" calcext:value-type="float">
            <text:p>-2.33134</text:p>
          </table:table-cell>
        </table:table-row>
        <table:table-row table:style-name="ro1">
          <table:table-cell office:value-type="float" office:value="0.884319" calcext:value-type="float">
            <text:p>0.884319</text:p>
          </table:table-cell>
          <table:table-cell office:value-type="float" office:value="7.539718" calcext:value-type="float">
            <text:p>7.539718</text:p>
          </table:table-cell>
        </table:table-row>
        <table:table-row table:style-name="ro1">
          <table:table-cell office:value-type="float" office:value="9.741424" calcext:value-type="float">
            <text:p>9.741424</text:p>
          </table:table-cell>
          <table:table-cell office:value-type="float" office:value="30.78477" calcext:value-type="float">
            <text:p>30.78477</text:p>
          </table:table-cell>
        </table:table-row>
        <table:table-row table:style-name="ro1">
          <table:table-cell office:value-type="float" office:value="1.517522" calcext:value-type="float">
            <text:p>1.517522</text:p>
          </table:table-cell>
          <table:table-cell office:value-type="float" office:value="23.03723" calcext:value-type="float">
            <text:p>23.03723</text:p>
          </table:table-cell>
        </table:table-row>
        <table:table-row table:style-name="ro1">
          <table:table-cell office:value-type="float" office:value="16.32526" calcext:value-type="float">
            <text:p>16.32526</text:p>
          </table:table-cell>
          <table:table-cell office:value-type="float" office:value="38.10417" calcext:value-type="float">
            <text:p>38.10417</text:p>
          </table:table-cell>
        </table:table-row>
        <table:table-row table:style-name="ro1">
          <table:table-cell office:value-type="float" office:value="14.05778" calcext:value-type="float">
            <text:p>14.05778</text:p>
          </table:table-cell>
          <table:table-cell office:value-type="float" office:value="17.87589" calcext:value-type="float">
            <text:p>17.87589</text:p>
          </table:table-cell>
        </table:table-row>
        <table:table-row table:style-name="ro1">
          <table:table-cell office:value-type="float" office:value="2.507106" calcext:value-type="float">
            <text:p>2.507106</text:p>
          </table:table-cell>
          <table:table-cell office:value-type="float" office:value="22.10637" calcext:value-type="float">
            <text:p>22.10637</text:p>
          </table:table-cell>
        </table:table-row>
        <table:table-row table:style-name="ro1">
          <table:table-cell office:value-type="float" office:value="4.399593" calcext:value-type="float">
            <text:p>4.399593</text:p>
          </table:table-cell>
          <table:table-cell office:value-type="float" office:value="31.81104" calcext:value-type="float">
            <text:p>31.81104</text:p>
          </table:table-cell>
        </table:table-row>
        <table:table-row table:style-name="ro1">
          <table:table-cell office:value-type="float" office:value="-10.4437" calcext:value-type="float">
            <text:p>-10.4437</text:p>
          </table:table-cell>
          <table:table-cell office:value-type="float" office:value="21.86853" calcext:value-type="float">
            <text:p>21.86853</text:p>
          </table:table-cell>
        </table:table-row>
        <table:table-row table:style-name="ro1">
          <table:table-cell office:value-type="float" office:value="0.838788" calcext:value-type="float">
            <text:p>0.838788</text:p>
          </table:table-cell>
          <table:table-cell office:value-type="float" office:value="4.819978" calcext:value-type="float">
            <text:p>4.819978</text:p>
          </table:table-cell>
        </table:table-row>
        <table:table-row table:style-name="ro1">
          <table:table-cell office:value-type="float" office:value="9.163187" calcext:value-type="float">
            <text:p>9.163187</text:p>
          </table:table-cell>
          <table:table-cell office:value-type="float" office:value="26.61296" calcext:value-type="float">
            <text:p>26.61296</text:p>
          </table:table-cell>
        </table:table-row>
        <table:table-row table:style-name="ro1">
          <table:table-cell office:value-type="float" office:value="2.565327" calcext:value-type="float">
            <text:p>2.565327</text:p>
          </table:table-cell>
          <table:table-cell office:value-type="float" office:value="31.97462" calcext:value-type="float">
            <text:p>31.97462</text:p>
          </table:table-cell>
        </table:table-row>
        <table:table-row table:style-name="ro1">
          <table:table-cell office:value-type="float" office:value="3.143459" calcext:value-type="float">
            <text:p>3.143459</text:p>
          </table:table-cell>
          <table:table-cell office:value-type="float" office:value="36.34758" calcext:value-type="float">
            <text:p>36.34758</text:p>
          </table:table-cell>
        </table:table-row>
        <table:table-row table:style-name="ro1">
          <table:table-cell office:value-type="float" office:value="21.91252" calcext:value-type="float">
            <text:p>21.91252</text:p>
          </table:table-cell>
          <table:table-cell office:value-type="float" office:value="45.63735" calcext:value-type="float">
            <text:p>45.63735</text:p>
          </table:table-cell>
        </table:table-row>
        <table:table-row table:style-name="ro1">
          <table:table-cell office:value-type="float" office:value="-1.47899" calcext:value-type="float">
            <text:p>-1.47899</text:p>
          </table:table-cell>
          <table:table-cell office:value-type="float" office:value="15.87196" calcext:value-type="float">
            <text:p>15.87196</text:p>
          </table:table-cell>
        </table:table-row>
        <table:table-row table:style-name="ro1">
          <table:table-cell office:value-type="float" office:value="18.68171" calcext:value-type="float">
            <text:p>18.68171</text:p>
          </table:table-cell>
          <table:table-cell office:value-type="float" office:value="47.6303" calcext:value-type="float">
            <text:p>47.6303</text:p>
          </table:table-cell>
        </table:table-row>
        <table:table-row table:style-name="ro1">
          <table:table-cell office:value-type="float" office:value="11.63817" calcext:value-type="float">
            <text:p>11.63817</text:p>
          </table:table-cell>
          <table:table-cell office:value-type="float" office:value="45.91151" calcext:value-type="float">
            <text:p>45.91151</text:p>
          </table:table-cell>
        </table:table-row>
        <table:table-row table:style-name="ro1">
          <table:table-cell office:value-type="float" office:value="8.013537" calcext:value-type="float">
            <text:p>8.013537</text:p>
          </table:table-cell>
          <table:table-cell office:value-type="float" office:value="18.89001" calcext:value-type="float">
            <text:p>18.89001</text:p>
          </table:table-cell>
        </table:table-row>
        <table:table-row table:style-name="ro1">
          <table:table-cell office:value-type="float" office:value="9.478699" calcext:value-type="float">
            <text:p>9.478699</text:p>
          </table:table-cell>
          <table:table-cell office:value-type="float" office:value="35.06283" calcext:value-type="float">
            <text:p>35.06283</text:p>
          </table:table-cell>
        </table:table-row>
        <table:table-row table:style-name="ro1">
          <table:table-cell office:value-type="float" office:value="14.28929" calcext:value-type="float">
            <text:p>14.28929</text:p>
          </table:table-cell>
          <table:table-cell office:value-type="float" office:value="29.04502" calcext:value-type="float">
            <text:p>29.04502</text:p>
          </table:table-cell>
        </table:table-row>
        <table:table-row table:style-name="ro1">
          <table:table-cell office:value-type="float" office:value="16.05337" calcext:value-type="float">
            <text:p>16.05337</text:p>
          </table:table-cell>
          <table:table-cell office:value-type="float" office:value="25.69471" calcext:value-type="float">
            <text:p>25.69471</text:p>
          </table:table-cell>
        </table:table-row>
        <table:table-row table:style-name="ro1">
          <table:table-cell office:value-type="float" office:value="10.60705" calcext:value-type="float">
            <text:p>10.60705</text:p>
          </table:table-cell>
          <table:table-cell office:value-type="float" office:value="17.25574" calcext:value-type="float">
            <text:p>17.25574</text:p>
          </table:table-cell>
        </table:table-row>
        <table:table-row table:style-name="ro1">
          <table:table-cell office:value-type="float" office:value="8.85981" calcext:value-type="float">
            <text:p>8.85981</text:p>
          </table:table-cell>
          <table:table-cell office:value-type="float" office:value="46.89193" calcext:value-type="float">
            <text:p>46.89193</text:p>
          </table:table-cell>
        </table:table-row>
        <table:table-row table:style-name="ro1">
          <table:table-cell office:value-type="float" office:value="14.17474" calcext:value-type="float">
            <text:p>14.17474</text:p>
          </table:table-cell>
          <table:table-cell office:value-type="float" office:value="31.64438" calcext:value-type="float">
            <text:p>31.64438</text:p>
          </table:table-cell>
        </table:table-row>
        <table:table-row table:style-name="ro1">
          <table:table-cell office:value-type="float" office:value="-2.92273" calcext:value-type="float">
            <text:p>-2.92273</text:p>
          </table:table-cell>
          <table:table-cell office:value-type="float" office:value="33.601" calcext:value-type="float">
            <text:p>33.601</text:p>
          </table:table-cell>
        </table:table-row>
        <table:table-row table:style-name="ro1">
          <table:table-cell office:value-type="float" office:value="10.0809" calcext:value-type="float">
            <text:p>10.0809</text:p>
          </table:table-cell>
          <table:table-cell office:value-type="float" office:value="46.89085" calcext:value-type="float">
            <text:p>46.89085</text:p>
          </table:table-cell>
        </table:table-row>
        <table:table-row table:style-name="ro1">
          <table:table-cell office:value-type="float" office:value="8.621067" calcext:value-type="float">
            <text:p>8.621067</text:p>
          </table:table-cell>
          <table:table-cell office:value-type="float" office:value="20.84836" calcext:value-type="float">
            <text:p>20.84836</text:p>
          </table:table-cell>
        </table:table-row>
        <table:table-row table:style-name="ro1">
          <table:table-cell office:value-type="float" office:value="6.655739" calcext:value-type="float">
            <text:p>6.655739</text:p>
          </table:table-cell>
          <table:table-cell office:value-type="float" office:value="14.07429" calcext:value-type="float">
            <text:p>14.07429</text:p>
          </table:table-cell>
        </table:table-row>
        <table:table-row table:style-name="ro1">
          <table:table-cell office:value-type="float" office:value="4.14966" calcext:value-type="float">
            <text:p>4.14966</text:p>
          </table:table-cell>
          <table:table-cell office:value-type="float" office:value="20.10057" calcext:value-type="float">
            <text:p>20.10057</text:p>
          </table:table-cell>
        </table:table-row>
        <table:table-row table:style-name="ro1">
          <table:table-cell office:value-type="float" office:value="-7.0317" calcext:value-type="float">
            <text:p>-7.0317</text:p>
          </table:table-cell>
          <table:table-cell office:value-type="float" office:value="48.32489" calcext:value-type="float">
            <text:p>48.32489</text:p>
          </table:table-cell>
        </table:table-row>
        <table:table-row table:style-name="ro1">
          <table:table-cell office:value-type="float" office:value="8.088665" calcext:value-type="float">
            <text:p>8.088665</text:p>
          </table:table-cell>
          <table:table-cell office:value-type="float" office:value="5.515698" calcext:value-type="float">
            <text:p>5.515698</text:p>
          </table:table-cell>
        </table:table-row>
        <table:table-row table:style-name="ro1">
          <table:table-cell office:value-type="float" office:value="18.45855" calcext:value-type="float">
            <text:p>18.45855</text:p>
          </table:table-cell>
          <table:table-cell office:value-type="float" office:value="12.39634" calcext:value-type="float">
            <text:p>12.39634</text:p>
          </table:table-cell>
        </table:table-row>
        <table:table-row table:style-name="ro1">
          <table:table-cell office:value-type="float" office:value="10.99553" calcext:value-type="float">
            <text:p>10.99553</text:p>
          </table:table-cell>
          <table:table-cell office:value-type="float" office:value="23.57368" calcext:value-type="float">
            <text:p>23.57368</text:p>
          </table:table-cell>
        </table:table-row>
        <table:table-row table:style-name="ro1">
          <table:table-cell office:value-type="float" office:value="13.0442" calcext:value-type="float">
            <text:p>13.0442</text:p>
          </table:table-cell>
          <table:table-cell office:value-type="float" office:value="21.3341" calcext:value-type="float">
            <text:p>21.3341</text:p>
          </table:table-cell>
        </table:table-row>
        <table:table-row table:style-name="ro1">
          <table:table-cell office:value-type="float" office:value="1.426164" calcext:value-type="float">
            <text:p>1.426164</text:p>
          </table:table-cell>
          <table:table-cell office:value-type="float" office:value="46.58648" calcext:value-type="float">
            <text:p>46.58648</text:p>
          </table:table-cell>
        </table:table-row>
        <table:table-row table:style-name="ro1">
          <table:table-cell office:value-type="float" office:value="2.990879" calcext:value-type="float">
            <text:p>2.990879</text:p>
          </table:table-cell>
          <table:table-cell office:value-type="float" office:value="38.72499" calcext:value-type="float">
            <text:p>38.72499</text:p>
          </table:table-cell>
        </table:table-row>
        <table:table-row table:style-name="ro1">
          <table:table-cell office:value-type="float" office:value="0.027922" calcext:value-type="float">
            <text:p>0.027922</text:p>
          </table:table-cell>
          <table:table-cell office:value-type="float" office:value="41.58673" calcext:value-type="float">
            <text:p>41.58673</text:p>
          </table:table-cell>
        </table:table-row>
        <table:table-row table:style-name="ro1">
          <table:table-cell office:value-type="float" office:value="-2.57846" calcext:value-type="float">
            <text:p>-2.57846</text:p>
          </table:table-cell>
          <table:table-cell office:value-type="float" office:value="21.05487" calcext:value-type="float">
            <text:p>21.05487</text:p>
          </table:table-cell>
        </table:table-row>
        <table:table-row table:style-name="ro1">
          <table:table-cell office:value-type="float" office:value="11.51409" calcext:value-type="float">
            <text:p>11.51409</text:p>
          </table:table-cell>
          <table:table-cell office:value-type="float" office:value="30.50544" calcext:value-type="float">
            <text:p>30.50544</text:p>
          </table:table-cell>
        </table:table-row>
        <table:table-row table:style-name="ro1">
          <table:table-cell office:value-type="float" office:value="12.7725" calcext:value-type="float">
            <text:p>12.7725</text:p>
          </table:table-cell>
          <table:table-cell office:value-type="float" office:value="17.1281" calcext:value-type="float">
            <text:p>17.1281</text:p>
          </table:table-cell>
        </table:table-row>
        <table:table-row table:style-name="ro1">
          <table:table-cell office:value-type="float" office:value="0.670342" calcext:value-type="float">
            <text:p>0.670342</text:p>
          </table:table-cell>
          <table:table-cell office:value-type="float" office:value="44.30504" calcext:value-type="float">
            <text:p>44.30504</text:p>
          </table:table-cell>
        </table:table-row>
        <table:table-row table:style-name="ro1">
          <table:table-cell office:value-type="float" office:value="4.855927" calcext:value-type="float">
            <text:p>4.855927</text:p>
          </table:table-cell>
          <table:table-cell office:value-type="float" office:value="43.80248" calcext:value-type="float">
            <text:p>43.80248</text:p>
          </table:table-cell>
        </table:table-row>
        <table:table-row table:style-name="ro1">
          <table:table-cell office:value-type="float" office:value="1.928885" calcext:value-type="float">
            <text:p>1.928885</text:p>
          </table:table-cell>
          <table:table-cell office:value-type="float" office:value="24.78994" calcext:value-type="float">
            <text:p>24.78994</text:p>
          </table:table-cell>
        </table:table-row>
        <table:table-row table:style-name="ro1">
          <table:table-cell office:value-type="float" office:value="-0.13382" calcext:value-type="float">
            <text:p>-0.13382</text:p>
          </table:table-cell>
          <table:table-cell office:value-type="float" office:value="40.75611" calcext:value-type="float">
            <text:p>40.75611</text:p>
          </table:table-cell>
        </table:table-row>
        <table:table-row table:style-name="ro1">
          <table:table-cell office:value-type="float" office:value="18.94876" calcext:value-type="float">
            <text:p>18.94876</text:p>
          </table:table-cell>
          <table:table-cell office:value-type="float" office:value="61.65534" calcext:value-type="float">
            <text:p>61.65534</text:p>
          </table:table-cell>
        </table:table-row>
        <table:table-row table:style-name="ro1">
          <table:table-cell office:value-type="float" office:value="0.560547" calcext:value-type="float">
            <text:p>0.560547</text:p>
          </table:table-cell>
          <table:table-cell office:value-type="float" office:value="15.18262" calcext:value-type="float">
            <text:p>15.18262</text:p>
          </table:table-cell>
        </table:table-row>
        <table:table-row table:style-name="ro1">
          <table:table-cell office:value-type="float" office:value="-6.66331" calcext:value-type="float">
            <text:p>-6.66331</text:p>
          </table:table-cell>
          <table:table-cell office:value-type="float" office:value="13.36545" calcext:value-type="float">
            <text:p>13.36545</text:p>
          </table:table-cell>
        </table:table-row>
        <table:table-row table:style-name="ro1">
          <table:table-cell office:value-type="float" office:value="-3.86371" calcext:value-type="float">
            <text:p>-3.86371</text:p>
          </table:table-cell>
          <table:table-cell office:value-type="float" office:value="49.0198" calcext:value-type="float">
            <text:p>49.0198</text:p>
          </table:table-cell>
        </table:table-row>
        <table:table-row table:style-name="ro1">
          <table:table-cell office:value-type="float" office:value="-1.46983" calcext:value-type="float">
            <text:p>-1.46983</text:p>
          </table:table-cell>
          <table:table-cell office:value-type="float" office:value="13.7425" calcext:value-type="float">
            <text:p>13.7425</text:p>
          </table:table-cell>
        </table:table-row>
        <table:table-row table:style-name="ro1">
          <table:table-cell office:value-type="float" office:value="8.014822" calcext:value-type="float">
            <text:p>8.014822</text:p>
          </table:table-cell>
          <table:table-cell office:value-type="float" office:value="22.03469" calcext:value-type="float">
            <text:p>22.03469</text:p>
          </table:table-cell>
        </table:table-row>
        <table:table-row table:style-name="ro1">
          <table:table-cell office:value-type="float" office:value="11.04025" calcext:value-type="float">
            <text:p>11.04025</text:p>
          </table:table-cell>
          <table:table-cell office:value-type="float" office:value="14.69249" calcext:value-type="float">
            <text:p>14.69249</text:p>
          </table:table-cell>
        </table:table-row>
        <table:table-row table:style-name="ro1">
          <table:table-cell office:value-type="float" office:value="-2.54102" calcext:value-type="float">
            <text:p>-2.54102</text:p>
          </table:table-cell>
          <table:table-cell office:value-type="float" office:value="30.48339" calcext:value-type="float">
            <text:p>30.48339</text:p>
          </table:table-cell>
        </table:table-row>
        <table:table-row table:style-name="ro1">
          <table:table-cell office:value-type="float" office:value="12.59966" calcext:value-type="float">
            <text:p>12.59966</text:p>
          </table:table-cell>
          <table:table-cell office:value-type="float" office:value="34.11679" calcext:value-type="float">
            <text:p>34.11679</text:p>
          </table:table-cell>
        </table:table-row>
        <table:table-row table:style-name="ro1">
          <table:table-cell office:value-type="float" office:value="12.49401" calcext:value-type="float">
            <text:p>12.49401</text:p>
          </table:table-cell>
          <table:table-cell office:value-type="float" office:value="4.817459" calcext:value-type="float">
            <text:p>4.817459</text:p>
          </table:table-cell>
        </table:table-row>
        <table:table-row table:style-name="ro1">
          <table:table-cell office:value-type="float" office:value="8.771541" calcext:value-type="float">
            <text:p>8.771541</text:p>
          </table:table-cell>
          <table:table-cell office:value-type="float" office:value="15.32983" calcext:value-type="float">
            <text:p>15.32983</text:p>
          </table:table-cell>
        </table:table-row>
        <table:table-row table:style-name="ro1">
          <table:table-cell office:value-type="float" office:value="4.149785" calcext:value-type="float">
            <text:p>4.149785</text:p>
          </table:table-cell>
          <table:table-cell office:value-type="float" office:value="34.67651" calcext:value-type="float">
            <text:p>34.67651</text:p>
          </table:table-cell>
        </table:table-row>
        <table:table-row table:style-name="ro1">
          <table:table-cell office:value-type="float" office:value="3.655101" calcext:value-type="float">
            <text:p>3.655101</text:p>
          </table:table-cell>
          <table:table-cell office:value-type="float" office:value="26.81413" calcext:value-type="float">
            <text:p>26.81413</text:p>
          </table:table-cell>
        </table:table-row>
        <table:table-row table:style-name="ro1">
          <table:table-cell office:value-type="float" office:value="-11.3711" calcext:value-type="float">
            <text:p>-11.3711</text:p>
          </table:table-cell>
          <table:table-cell office:value-type="float" office:value="25.88779" calcext:value-type="float">
            <text:p>25.88779</text:p>
          </table:table-cell>
        </table:table-row>
        <table:table-row table:style-name="ro1">
          <table:table-cell office:value-type="float" office:value="-0.51748" calcext:value-type="float">
            <text:p>-0.51748</text:p>
          </table:table-cell>
          <table:table-cell office:value-type="float" office:value="8.742412" calcext:value-type="float">
            <text:p>8.742412</text:p>
          </table:table-cell>
        </table:table-row>
        <table:table-row table:style-name="ro1">
          <table:table-cell office:value-type="float" office:value="12.42127" calcext:value-type="float">
            <text:p>12.42127</text:p>
          </table:table-cell>
          <table:table-cell office:value-type="float" office:value="37.45923" calcext:value-type="float">
            <text:p>37.45923</text:p>
          </table:table-cell>
        </table:table-row>
        <table:table-row table:style-name="ro1">
          <table:table-cell office:value-type="float" office:value="12.72138" calcext:value-type="float">
            <text:p>12.72138</text:p>
          </table:table-cell>
          <table:table-cell office:value-type="float" office:value="17.65229" calcext:value-type="float">
            <text:p>17.65229</text:p>
          </table:table-cell>
        </table:table-row>
        <table:table-row table:style-name="ro1">
          <table:table-cell office:value-type="float" office:value="3.263663" calcext:value-type="float">
            <text:p>3.263663</text:p>
          </table:table-cell>
          <table:table-cell office:value-type="float" office:value="16.00171" calcext:value-type="float">
            <text:p>16.00171</text:p>
          </table:table-cell>
        </table:table-row>
        <table:table-row table:style-name="ro1">
          <table:table-cell office:value-type="float" office:value="5.258951" calcext:value-type="float">
            <text:p>5.258951</text:p>
          </table:table-cell>
          <table:table-cell office:value-type="float" office:value="31.47596" calcext:value-type="float">
            <text:p>31.47596</text:p>
          </table:table-cell>
        </table:table-row>
        <table:table-row table:style-name="ro1">
          <table:table-cell office:value-type="float" office:value="6.160965" calcext:value-type="float">
            <text:p>6.160965</text:p>
          </table:table-cell>
          <table:table-cell office:value-type="float" office:value="8.560089" calcext:value-type="float">
            <text:p>8.560089</text:p>
          </table:table-cell>
        </table:table-row>
        <table:table-row table:style-name="ro1">
          <table:table-cell office:value-type="float" office:value="3.542065" calcext:value-type="float">
            <text:p>3.542065</text:p>
          </table:table-cell>
          <table:table-cell office:value-type="float" office:value="3.162324" calcext:value-type="float">
            <text:p>3.162324</text:p>
          </table:table-cell>
        </table:table-row>
        <table:table-row table:style-name="ro1">
          <table:table-cell office:value-type="float" office:value="9.39127" calcext:value-type="float">
            <text:p>9.39127</text:p>
          </table:table-cell>
          <table:table-cell office:value-type="float" office:value="35.32101" calcext:value-type="float">
            <text:p>35.32101</text:p>
          </table:table-cell>
        </table:table-row>
        <table:table-row table:style-name="ro1">
          <table:table-cell office:value-type="float" office:value="2.060795" calcext:value-type="float">
            <text:p>2.060795</text:p>
          </table:table-cell>
          <table:table-cell office:value-type="float" office:value="12.16543" calcext:value-type="float">
            <text:p>12.16543</text:p>
          </table:table-cell>
        </table:table-row>
        <table:table-row table:style-name="ro1">
          <table:table-cell office:value-type="float" office:value="3.886956" calcext:value-type="float">
            <text:p>3.886956</text:p>
          </table:table-cell>
          <table:table-cell office:value-type="float" office:value="4.878733" calcext:value-type="float">
            <text:p>4.878733</text:p>
          </table:table-cell>
        </table:table-row>
        <table:table-row table:style-name="ro1">
          <table:table-cell office:value-type="float" office:value="12.68273" calcext:value-type="float">
            <text:p>12.68273</text:p>
          </table:table-cell>
          <table:table-cell office:value-type="float" office:value="23.55488" calcext:value-type="float">
            <text:p>23.55488</text:p>
          </table:table-cell>
        </table:table-row>
        <table:table-row table:style-name="ro1">
          <table:table-cell office:value-type="float" office:value="8.682912" calcext:value-type="float">
            <text:p>8.682912</text:p>
          </table:table-cell>
          <table:table-cell office:value-type="float" office:value="-23.6232" calcext:value-type="float">
            <text:p>-23.6232</text:p>
          </table:table-cell>
        </table:table-row>
        <table:table-row table:style-name="ro1">
          <table:table-cell office:value-type="float" office:value="4.511479" calcext:value-type="float">
            <text:p>4.511479</text:p>
          </table:table-cell>
          <table:table-cell office:value-type="float" office:value="63.1973" calcext:value-type="float">
            <text:p>63.197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40.81739" calcext:value-type="float">
            <text:p>40.81739</text:p>
          </table:table-cell>
        </table:table-row>
        <table:table-row table:style-name="ro1">
          <table:table-cell office:value-type="float" office:value="2.686458" calcext:value-type="float">
            <text:p>2.686458</text:p>
          </table:table-cell>
          <table:table-cell office:value-type="float" office:value="17.01595" calcext:value-type="float">
            <text:p>17.01595</text:p>
          </table:table-cell>
        </table:table-row>
        <table:table-row table:style-name="ro1">
          <table:table-cell office:value-type="float" office:value="7.109364" calcext:value-type="float">
            <text:p>7.109364</text:p>
          </table:table-cell>
          <table:table-cell office:value-type="float" office:value="21.31738" calcext:value-type="float">
            <text:p>21.31738</text:p>
          </table:table-cell>
        </table:table-row>
        <table:table-row table:style-name="ro1">
          <table:table-cell office:value-type="float" office:value="-0.80119" calcext:value-type="float">
            <text:p>-0.80119</text:p>
          </table:table-cell>
          <table:table-cell office:value-type="float" office:value="33.646" calcext:value-type="float">
            <text:p>33.646</text:p>
          </table:table-cell>
        </table:table-row>
        <table:table-row table:style-name="ro1">
          <table:table-cell office:value-type="float" office:value="14.44464" calcext:value-type="float">
            <text:p>14.44464</text:p>
          </table:table-cell>
          <table:table-cell office:value-type="float" office:value="9.017355" calcext:value-type="float">
            <text:p>9.017355</text:p>
          </table:table-cell>
        </table:table-row>
        <table:table-row table:style-name="ro1">
          <table:table-cell office:value-type="float" office:value="-8.28848" calcext:value-type="float">
            <text:p>-8.28848</text:p>
          </table:table-cell>
          <table:table-cell office:value-type="float" office:value="16.08567" calcext:value-type="float">
            <text:p>16.08567</text:p>
          </table:table-cell>
        </table:table-row>
        <table:table-row table:style-name="ro1">
          <table:table-cell office:value-type="float" office:value="6.998616" calcext:value-type="float">
            <text:p>6.998616</text:p>
          </table:table-cell>
          <table:table-cell office:value-type="float" office:value="35.14606" calcext:value-type="float">
            <text:p>35.14606</text:p>
          </table:table-cell>
        </table:table-row>
        <table:table-row table:style-name="ro1">
          <table:table-cell office:value-type="float" office:value="10.7426" calcext:value-type="float">
            <text:p>10.7426</text:p>
          </table:table-cell>
          <table:table-cell office:value-type="float" office:value="-8.71362" calcext:value-type="float">
            <text:p>-8.71362</text:p>
          </table:table-cell>
        </table:table-row>
        <table:table-row table:style-name="ro1">
          <table:table-cell office:value-type="float" office:value="19.92079" calcext:value-type="float">
            <text:p>19.92079</text:p>
          </table:table-cell>
          <table:table-cell office:value-type="float" office:value="39.99342" calcext:value-type="float">
            <text:p>39.99342</text:p>
          </table:table-cell>
        </table:table-row>
        <table:table-row table:style-name="ro1">
          <table:table-cell office:value-type="float" office:value="12.32772" calcext:value-type="float">
            <text:p>12.32772</text:p>
          </table:table-cell>
          <table:table-cell office:value-type="float" office:value="42.67585" calcext:value-type="float">
            <text:p>42.67585</text:p>
          </table:table-cell>
        </table:table-row>
        <table:table-row table:style-name="ro1">
          <table:table-cell office:value-type="float" office:value="10.56498" calcext:value-type="float">
            <text:p>10.56498</text:p>
          </table:table-cell>
          <table:table-cell office:value-type="float" office:value="36.16286" calcext:value-type="float">
            <text:p>36.16286</text:p>
          </table:table-cell>
        </table:table-row>
        <table:table-row table:style-name="ro1">
          <table:table-cell office:value-type="float" office:value="5.371813" calcext:value-type="float">
            <text:p>5.371813</text:p>
          </table:table-cell>
          <table:table-cell office:value-type="float" office:value="13.59332" calcext:value-type="float">
            <text:p>13.59332</text:p>
          </table:table-cell>
        </table:table-row>
        <table:table-row table:style-name="ro1">
          <table:table-cell office:value-type="float" office:value="9.013356" calcext:value-type="float">
            <text:p>9.013356</text:p>
          </table:table-cell>
          <table:table-cell office:value-type="float" office:value="29.94476" calcext:value-type="float">
            <text:p>29.94476</text:p>
          </table:table-cell>
        </table:table-row>
        <table:table-row table:style-name="ro1">
          <table:table-cell office:value-type="float" office:value="2.717892" calcext:value-type="float">
            <text:p>2.717892</text:p>
          </table:table-cell>
          <table:table-cell office:value-type="float" office:value="41.05994" calcext:value-type="float">
            <text:p>41.05994</text:p>
          </table:table-cell>
        </table:table-row>
        <table:table-row table:style-name="ro1">
          <table:table-cell office:value-type="float" office:value="-9.33301" calcext:value-type="float">
            <text:p>-9.33301</text:p>
          </table:table-cell>
          <table:table-cell office:value-type="float" office:value="27.8833" calcext:value-type="float">
            <text:p>27.8833</text:p>
          </table:table-cell>
        </table:table-row>
        <table:table-row table:style-name="ro1">
          <table:table-cell office:value-type="float" office:value="22.02089" calcext:value-type="float">
            <text:p>22.02089</text:p>
          </table:table-cell>
          <table:table-cell office:value-type="float" office:value="24.38718" calcext:value-type="float">
            <text:p>24.38718</text:p>
          </table:table-cell>
        </table:table-row>
        <table:table-row table:style-name="ro1">
          <table:table-cell office:value-type="float" office:value="-1.18346" calcext:value-type="float">
            <text:p>-1.18346</text:p>
          </table:table-cell>
          <table:table-cell office:value-type="float" office:value="5.682383" calcext:value-type="float">
            <text:p>5.682383</text:p>
          </table:table-cell>
        </table:table-row>
        <table:table-row table:style-name="ro1">
          <table:table-cell office:value-type="float" office:value="5.07763" calcext:value-type="float">
            <text:p>5.07763</text:p>
          </table:table-cell>
          <table:table-cell office:value-type="float" office:value="8.565583" calcext:value-type="float">
            <text:p>8.565583</text:p>
          </table:table-cell>
        </table:table-row>
        <table:table-row table:style-name="ro1">
          <table:table-cell office:value-type="float" office:value="11.64843" calcext:value-type="float">
            <text:p>11.64843</text:p>
          </table:table-cell>
          <table:table-cell office:value-type="float" office:value="31.83637" calcext:value-type="float">
            <text:p>31.83637</text:p>
          </table:table-cell>
        </table:table-row>
        <table:table-row table:style-name="ro1">
          <table:table-cell office:value-type="float" office:value="10.68433" calcext:value-type="float">
            <text:p>10.68433</text:p>
          </table:table-cell>
          <table:table-cell office:value-type="float" office:value="18.10291" calcext:value-type="float">
            <text:p>18.10291</text:p>
          </table:table-cell>
        </table:table-row>
        <table:table-row table:style-name="ro1">
          <table:table-cell office:value-type="float" office:value="5.868341" calcext:value-type="float">
            <text:p>5.868341</text:p>
          </table:table-cell>
          <table:table-cell office:value-type="float" office:value="41.96659" calcext:value-type="float">
            <text:p>41.96659</text:p>
          </table:table-cell>
        </table:table-row>
        <table:table-row table:style-name="ro1">
          <table:table-cell office:value-type="float" office:value="0.71256" calcext:value-type="float">
            <text:p>0.71256</text:p>
          </table:table-cell>
          <table:table-cell office:value-type="float" office:value="23.0958" calcext:value-type="float">
            <text:p>23.0958</text:p>
          </table:table-cell>
        </table:table-row>
        <table:table-row table:style-name="ro1">
          <table:table-cell office:value-type="float" office:value="1.971339" calcext:value-type="float">
            <text:p>1.971339</text:p>
          </table:table-cell>
          <table:table-cell office:value-type="float" office:value="23.35129" calcext:value-type="float">
            <text:p>23.35129</text:p>
          </table:table-cell>
        </table:table-row>
        <table:table-row table:style-name="ro1">
          <table:table-cell office:value-type="float" office:value="1.287746" calcext:value-type="float">
            <text:p>1.287746</text:p>
          </table:table-cell>
          <table:table-cell office:value-type="float" office:value="32.02509" calcext:value-type="float">
            <text:p>32.02509</text:p>
          </table:table-cell>
        </table:table-row>
        <table:table-row table:style-name="ro1">
          <table:table-cell office:value-type="float" office:value="10.64728" calcext:value-type="float">
            <text:p>10.64728</text:p>
          </table:table-cell>
          <table:table-cell office:value-type="float" office:value="19.41494" calcext:value-type="float">
            <text:p>19.41494</text:p>
          </table:table-cell>
        </table:table-row>
        <table:table-row table:style-name="ro1">
          <table:table-cell office:value-type="float" office:value="17.82772" calcext:value-type="float">
            <text:p>17.82772</text:p>
          </table:table-cell>
          <table:table-cell office:value-type="float" office:value="29.0342" calcext:value-type="float">
            <text:p>29.0342</text:p>
          </table:table-cell>
        </table:table-row>
        <table:table-row table:style-name="ro1">
          <table:table-cell office:value-type="float" office:value="10.15048" calcext:value-type="float">
            <text:p>10.15048</text:p>
          </table:table-cell>
          <table:table-cell office:value-type="float" office:value="37.0237" calcext:value-type="float">
            <text:p>37.0237</text:p>
          </table:table-cell>
        </table:table-row>
        <table:table-row table:style-name="ro1">
          <table:table-cell office:value-type="float" office:value="-7.16249" calcext:value-type="float">
            <text:p>-7.16249</text:p>
          </table:table-cell>
          <table:table-cell office:value-type="float" office:value="40.20043" calcext:value-type="float">
            <text:p>40.20043</text:p>
          </table:table-cell>
        </table:table-row>
        <table:table-row table:style-name="ro1">
          <table:table-cell office:value-type="float" office:value="-1.17531" calcext:value-type="float">
            <text:p>-1.17531</text:p>
          </table:table-cell>
          <table:table-cell office:value-type="float" office:value="13.13651" calcext:value-type="float">
            <text:p>13.13651</text:p>
          </table:table-cell>
        </table:table-row>
        <table:table-row table:style-name="ro1">
          <table:table-cell office:value-type="float" office:value="5.582293" calcext:value-type="float">
            <text:p>5.582293</text:p>
          </table:table-cell>
          <table:table-cell office:value-type="float" office:value="29.0092" calcext:value-type="float">
            <text:p>29.0092</text:p>
          </table:table-cell>
        </table:table-row>
        <table:table-row table:style-name="ro1">
          <table:table-cell office:value-type="float" office:value="6.988892" calcext:value-type="float">
            <text:p>6.988892</text:p>
          </table:table-cell>
          <table:table-cell office:value-type="float" office:value="30.44002" calcext:value-type="float">
            <text:p>30.44002</text:p>
          </table:table-cell>
        </table:table-row>
        <table:table-row table:style-name="ro1">
          <table:table-cell office:value-type="float" office:value="-9.00645" calcext:value-type="float">
            <text:p>-9.00645</text:p>
          </table:table-cell>
          <table:table-cell office:value-type="float" office:value="20.46434" calcext:value-type="float">
            <text:p>20.46434</text:p>
          </table:table-cell>
        </table:table-row>
        <table:table-row table:style-name="ro1">
          <table:table-cell office:value-type="float" office:value="1.456114" calcext:value-type="float">
            <text:p>1.456114</text:p>
          </table:table-cell>
          <table:table-cell office:value-type="float" office:value="24.63736" calcext:value-type="float">
            <text:p>24.63736</text:p>
          </table:table-cell>
        </table:table-row>
        <table:table-row table:style-name="ro1">
          <table:table-cell office:value-type="float" office:value="9.261088" calcext:value-type="float">
            <text:p>9.261088</text:p>
          </table:table-cell>
          <table:table-cell office:value-type="float" office:value="21.99858" calcext:value-type="float">
            <text:p>21.99858</text:p>
          </table:table-cell>
        </table:table-row>
        <table:table-row table:style-name="ro1">
          <table:table-cell office:value-type="float" office:value="14.93394" calcext:value-type="float">
            <text:p>14.93394</text:p>
          </table:table-cell>
          <table:table-cell office:value-type="float" office:value="37.78856" calcext:value-type="float">
            <text:p>37.78856</text:p>
          </table:table-cell>
        </table:table-row>
        <table:table-row table:style-name="ro1">
          <table:table-cell office:value-type="float" office:value="3.687831" calcext:value-type="float">
            <text:p>3.687831</text:p>
          </table:table-cell>
          <table:table-cell office:value-type="float" office:value="32.05678" calcext:value-type="float">
            <text:p>32.05678</text:p>
          </table:table-cell>
        </table:table-row>
        <table:table-row table:style-name="ro1">
          <table:table-cell office:value-type="float" office:value="0.459266" calcext:value-type="float">
            <text:p>0.459266</text:p>
          </table:table-cell>
          <table:table-cell office:value-type="float" office:value="22.61777" calcext:value-type="float">
            <text:p>22.61777</text:p>
          </table:table-cell>
        </table:table-row>
        <table:table-row table:style-name="ro1">
          <table:table-cell office:value-type="float" office:value="-4.00206" calcext:value-type="float">
            <text:p>-4.00206</text:p>
          </table:table-cell>
          <table:table-cell office:value-type="float" office:value="23.1971" calcext:value-type="float">
            <text:p>23.1971</text:p>
          </table:table-cell>
        </table:table-row>
        <table:table-row table:style-name="ro1">
          <table:table-cell office:value-type="float" office:value="4.305117" calcext:value-type="float">
            <text:p>4.305117</text:p>
          </table:table-cell>
          <table:table-cell office:value-type="float" office:value="19.18295" calcext:value-type="float">
            <text:p>19.18295</text:p>
          </table:table-cell>
        </table:table-row>
        <table:table-row table:style-name="ro1">
          <table:table-cell office:value-type="float" office:value="5.025029" calcext:value-type="float">
            <text:p>5.025029</text:p>
          </table:table-cell>
          <table:table-cell office:value-type="float" office:value="30.97545" calcext:value-type="float">
            <text:p>30.97545</text:p>
          </table:table-cell>
        </table:table-row>
        <table:table-row table:style-name="ro1">
          <table:table-cell office:value-type="float" office:value="-8.13926" calcext:value-type="float">
            <text:p>-8.13926</text:p>
          </table:table-cell>
          <table:table-cell office:value-type="float" office:value="80.85272" calcext:value-type="float">
            <text:p>80.85272</text:p>
          </table:table-cell>
        </table:table-row>
        <table:table-row table:style-name="ro1">
          <table:table-cell office:value-type="float" office:value="16.80659" calcext:value-type="float">
            <text:p>16.80659</text:p>
          </table:table-cell>
          <table:table-cell office:value-type="float" office:value="8.173761" calcext:value-type="float">
            <text:p>8.173761</text:p>
          </table:table-cell>
        </table:table-row>
        <table:table-row table:style-name="ro1">
          <table:table-cell office:value-type="float" office:value="7.308462" calcext:value-type="float">
            <text:p>7.308462</text:p>
          </table:table-cell>
          <table:table-cell office:value-type="float" office:value="32.41947" calcext:value-type="float">
            <text:p>32.41947</text:p>
          </table:table-cell>
        </table:table-row>
        <table:table-row table:style-name="ro1">
          <table:table-cell office:value-type="float" office:value="10.48314" calcext:value-type="float">
            <text:p>10.48314</text:p>
          </table:table-cell>
          <table:table-cell office:value-type="float" office:value="44.01687" calcext:value-type="float">
            <text:p>44.01687</text:p>
          </table:table-cell>
        </table:table-row>
        <table:table-row table:style-name="ro1">
          <table:table-cell office:value-type="float" office:value="3.515271" calcext:value-type="float">
            <text:p>3.515271</text:p>
          </table:table-cell>
          <table:table-cell office:value-type="float" office:value="1.303274" calcext:value-type="float">
            <text:p>1.303274</text:p>
          </table:table-cell>
        </table:table-row>
        <table:table-row table:style-name="ro1">
          <table:table-cell office:value-type="float" office:value="1.791805" calcext:value-type="float">
            <text:p>1.791805</text:p>
          </table:table-cell>
          <table:table-cell office:value-type="float" office:value="32.45404" calcext:value-type="float">
            <text:p>32.45404</text:p>
          </table:table-cell>
        </table:table-row>
        <table:table-row table:style-name="ro1">
          <table:table-cell office:value-type="float" office:value="15.14745" calcext:value-type="float">
            <text:p>15.14745</text:p>
          </table:table-cell>
          <table:table-cell office:value-type="float" office:value="14.91872" calcext:value-type="float">
            <text:p>14.91872</text:p>
          </table:table-cell>
        </table:table-row>
        <table:table-row table:style-name="ro1">
          <table:table-cell office:value-type="float" office:value="-8.4565" calcext:value-type="float">
            <text:p>-8.4565</text:p>
          </table:table-cell>
          <table:table-cell office:value-type="float" office:value="8.555105" calcext:value-type="float">
            <text:p>8.555105</text:p>
          </table:table-cell>
        </table:table-row>
        <table:table-row table:style-name="ro1">
          <table:table-cell office:value-type="float" office:value="12.11276" calcext:value-type="float">
            <text:p>12.11276</text:p>
          </table:table-cell>
          <table:table-cell office:value-type="float" office:value="35.80194" calcext:value-type="float">
            <text:p>35.80194</text:p>
          </table:table-cell>
        </table:table-row>
        <table:table-row table:style-name="ro1">
          <table:table-cell office:value-type="float" office:value="4.637592" calcext:value-type="float">
            <text:p>4.637592</text:p>
          </table:table-cell>
          <table:table-cell office:value-type="float" office:value="11.80606" calcext:value-type="float">
            <text:p>11.80606</text:p>
          </table:table-cell>
        </table:table-row>
        <table:table-row table:style-name="ro1">
          <table:table-cell office:value-type="float" office:value="13.75394" calcext:value-type="float">
            <text:p>13.75394</text:p>
          </table:table-cell>
          <table:table-cell office:value-type="float" office:value="20.90018" calcext:value-type="float">
            <text:p>20.90018</text:p>
          </table:table-cell>
        </table:table-row>
        <table:table-row table:style-name="ro1">
          <table:table-cell office:value-type="float" office:value="-1.40008" calcext:value-type="float">
            <text:p>-1.40008</text:p>
          </table:table-cell>
          <table:table-cell office:value-type="float" office:value="17.0432" calcext:value-type="float">
            <text:p>17.0432</text:p>
          </table:table-cell>
        </table:table-row>
        <table:table-row table:style-name="ro1">
          <table:table-cell office:value-type="float" office:value="-8.16953" calcext:value-type="float">
            <text:p>-8.16953</text:p>
          </table:table-cell>
          <table:table-cell office:value-type="float" office:value="33.61813" calcext:value-type="float">
            <text:p>33.61813</text:p>
          </table:table-cell>
        </table:table-row>
        <table:table-row table:style-name="ro1">
          <table:table-cell office:value-type="float" office:value="12.29902" calcext:value-type="float">
            <text:p>12.29902</text:p>
          </table:table-cell>
          <table:table-cell office:value-type="float" office:value="47.83986" calcext:value-type="float">
            <text:p>47.83986</text:p>
          </table:table-cell>
        </table:table-row>
        <table:table-row table:style-name="ro1">
          <table:table-cell office:value-type="float" office:value="4.647991" calcext:value-type="float">
            <text:p>4.647991</text:p>
          </table:table-cell>
          <table:table-cell office:value-type="float" office:value="33.37921" calcext:value-type="float">
            <text:p>33.37921</text:p>
          </table:table-cell>
        </table:table-row>
        <table:table-row table:style-name="ro1">
          <table:table-cell office:value-type="float" office:value="10.22306" calcext:value-type="float">
            <text:p>10.22306</text:p>
          </table:table-cell>
          <table:table-cell office:value-type="float" office:value="32.74824" calcext:value-type="float">
            <text:p>32.74824</text:p>
          </table:table-cell>
        </table:table-row>
        <table:table-row table:style-name="ro1">
          <table:table-cell office:value-type="float" office:value="-0.7744" calcext:value-type="float">
            <text:p>-0.7744</text:p>
          </table:table-cell>
          <table:table-cell office:value-type="float" office:value="31.04225" calcext:value-type="float">
            <text:p>31.04225</text:p>
          </table:table-cell>
        </table:table-row>
        <table:table-row table:style-name="ro1">
          <table:table-cell office:value-type="float" office:value="12.16025" calcext:value-type="float">
            <text:p>12.16025</text:p>
          </table:table-cell>
          <table:table-cell office:value-type="float" office:value="10.36422" calcext:value-type="float">
            <text:p>10.36422</text:p>
          </table:table-cell>
        </table:table-row>
        <table:table-row table:style-name="ro1">
          <table:table-cell office:value-type="float" office:value="9.385126" calcext:value-type="float">
            <text:p>9.385126</text:p>
          </table:table-cell>
          <table:table-cell office:value-type="float" office:value="58.96422" calcext:value-type="float">
            <text:p>58.96422</text:p>
          </table:table-cell>
        </table:table-row>
        <table:table-row table:style-name="ro1">
          <table:table-cell office:value-type="float" office:value="11.86464" calcext:value-type="float">
            <text:p>11.86464</text:p>
          </table:table-cell>
          <table:table-cell office:value-type="float" office:value="30.82287" calcext:value-type="float">
            <text:p>30.82287</text:p>
          </table:table-cell>
        </table:table-row>
        <table:table-row table:style-name="ro1">
          <table:table-cell office:value-type="float" office:value="-2.51119" calcext:value-type="float">
            <text:p>-2.51119</text:p>
          </table:table-cell>
          <table:table-cell office:value-type="float" office:value="15.97115" calcext:value-type="float">
            <text:p>15.97115</text:p>
          </table:table-cell>
        </table:table-row>
        <table:table-row table:style-name="ro1">
          <table:table-cell office:value-type="float" office:value="20.95671" calcext:value-type="float">
            <text:p>20.95671</text:p>
          </table:table-cell>
          <table:table-cell office:value-type="float" office:value="-1.25256" calcext:value-type="float">
            <text:p>-1.25256</text:p>
          </table:table-cell>
        </table:table-row>
        <table:table-row table:style-name="ro1">
          <table:table-cell office:value-type="float" office:value="2.225537" calcext:value-type="float">
            <text:p>2.225537</text:p>
          </table:table-cell>
          <table:table-cell office:value-type="float" office:value="30.46065" calcext:value-type="float">
            <text:p>30.46065</text:p>
          </table:table-cell>
        </table:table-row>
        <table:table-row table:style-name="ro1">
          <table:table-cell office:value-type="float" office:value="20.55196" calcext:value-type="float">
            <text:p>20.55196</text:p>
          </table:table-cell>
          <table:table-cell office:value-type="float" office:value="33.38332" calcext:value-type="float">
            <text:p>33.38332</text:p>
          </table:table-cell>
        </table:table-row>
        <table:table-row table:style-name="ro1">
          <table:table-cell office:value-type="float" office:value="-3.81024" calcext:value-type="float">
            <text:p>-3.81024</text:p>
          </table:table-cell>
          <table:table-cell office:value-type="float" office:value="6.42688" calcext:value-type="float">
            <text:p>6.42688</text:p>
          </table:table-cell>
        </table:table-row>
        <table:table-row table:style-name="ro1">
          <table:table-cell office:value-type="float" office:value="-0.53832" calcext:value-type="float">
            <text:p>-0.53832</text:p>
          </table:table-cell>
          <table:table-cell office:value-type="float" office:value="24.72083" calcext:value-type="float">
            <text:p>24.72083</text:p>
          </table:table-cell>
        </table:table-row>
        <table:table-row table:style-name="ro1">
          <table:table-cell office:value-type="float" office:value="6.957916" calcext:value-type="float">
            <text:p>6.957916</text:p>
          </table:table-cell>
          <table:table-cell office:value-type="float" office:value="38.87965" calcext:value-type="float">
            <text:p>38.87965</text:p>
          </table:table-cell>
        </table:table-row>
        <table:table-row table:style-name="ro1">
          <table:table-cell office:value-type="float" office:value="10.15463" calcext:value-type="float">
            <text:p>10.15463</text:p>
          </table:table-cell>
          <table:table-cell office:value-type="float" office:value="15.44381" calcext:value-type="float">
            <text:p>15.44381</text:p>
          </table:table-cell>
        </table:table-row>
        <table:table-row table:style-name="ro1">
          <table:table-cell office:value-type="float" office:value="2.688327" calcext:value-type="float">
            <text:p>2.688327</text:p>
          </table:table-cell>
          <table:table-cell office:value-type="float" office:value="-18.3261" calcext:value-type="float">
            <text:p>-18.3261</text:p>
          </table:table-cell>
        </table:table-row>
        <table:table-row table:style-name="ro1">
          <table:table-cell office:value-type="float" office:value="9.879942" calcext:value-type="float">
            <text:p>9.879942</text:p>
          </table:table-cell>
          <table:table-cell office:value-type="float" office:value="26.89571" calcext:value-type="float">
            <text:p>26.89571</text:p>
          </table:table-cell>
        </table:table-row>
        <table:table-row table:style-name="ro1">
          <table:table-cell office:value-type="float" office:value="2.845652" calcext:value-type="float">
            <text:p>2.845652</text:p>
          </table:table-cell>
          <table:table-cell office:value-type="float" office:value="30.45179" calcext:value-type="float">
            <text:p>30.45179</text:p>
          </table:table-cell>
        </table:table-row>
        <table:table-row table:style-name="ro1">
          <table:table-cell office:value-type="float" office:value="4.865887" calcext:value-type="float">
            <text:p>4.865887</text:p>
          </table:table-cell>
          <table:table-cell office:value-type="float" office:value="47.95209" calcext:value-type="float">
            <text:p>47.95209</text:p>
          </table:table-cell>
        </table:table-row>
        <table:table-row table:style-name="ro1">
          <table:table-cell office:value-type="float" office:value="8.508263" calcext:value-type="float">
            <text:p>8.508263</text:p>
          </table:table-cell>
          <table:table-cell office:value-type="float" office:value="22.23908" calcext:value-type="float">
            <text:p>22.23908</text:p>
          </table:table-cell>
        </table:table-row>
        <table:table-row table:style-name="ro1">
          <table:table-cell office:value-type="float" office:value="10.72784" calcext:value-type="float">
            <text:p>10.72784</text:p>
          </table:table-cell>
          <table:table-cell office:value-type="float" office:value="34.85827" calcext:value-type="float">
            <text:p>34.85827</text:p>
          </table:table-cell>
        </table:table-row>
        <table:table-row table:style-name="ro1">
          <table:table-cell office:value-type="float" office:value="-7.17737" calcext:value-type="float">
            <text:p>-7.17737</text:p>
          </table:table-cell>
          <table:table-cell office:value-type="float" office:value="25.11953" calcext:value-type="float">
            <text:p>25.11953</text:p>
          </table:table-cell>
        </table:table-row>
        <table:table-row table:style-name="ro1">
          <table:table-cell office:value-type="float" office:value="15.15386" calcext:value-type="float">
            <text:p>15.15386</text:p>
          </table:table-cell>
          <table:table-cell office:value-type="float" office:value="41.21803" calcext:value-type="float">
            <text:p>41.21803</text:p>
          </table:table-cell>
        </table:table-row>
        <table:table-row table:style-name="ro1">
          <table:table-cell office:value-type="float" office:value="8.187679" calcext:value-type="float">
            <text:p>8.187679</text:p>
          </table:table-cell>
          <table:table-cell office:value-type="float" office:value="19.12184" calcext:value-type="float">
            <text:p>19.12184</text:p>
          </table:table-cell>
        </table:table-row>
        <table:table-row table:style-name="ro1">
          <table:table-cell office:value-type="float" office:value="14.50134" calcext:value-type="float">
            <text:p>14.50134</text:p>
          </table:table-cell>
          <table:table-cell office:value-type="float" office:value="39.51638" calcext:value-type="float">
            <text:p>39.51638</text:p>
          </table:table-cell>
        </table:table-row>
        <table:table-row table:style-name="ro1">
          <table:table-cell office:value-type="float" office:value="0.629347" calcext:value-type="float">
            <text:p>0.629347</text:p>
          </table:table-cell>
          <table:table-cell office:value-type="float" office:value="42.52367" calcext:value-type="float">
            <text:p>42.52367</text:p>
          </table:table-cell>
        </table:table-row>
        <table:table-row table:style-name="ro1">
          <table:table-cell office:value-type="float" office:value="8.408764" calcext:value-type="float">
            <text:p>8.408764</text:p>
          </table:table-cell>
          <table:table-cell office:value-type="float" office:value="38.28867" calcext:value-type="float">
            <text:p>38.28867</text:p>
          </table:table-cell>
        </table:table-row>
        <table:table-row table:style-name="ro1">
          <table:table-cell office:value-type="float" office:value="0.30669" calcext:value-type="float">
            <text:p>0.30669</text:p>
          </table:table-cell>
          <table:table-cell office:value-type="float" office:value="24.72833" calcext:value-type="float">
            <text:p>24.72833</text:p>
          </table:table-cell>
        </table:table-row>
        <table:table-row table:style-name="ro1">
          <table:table-cell office:value-type="float" office:value="6.718433" calcext:value-type="float">
            <text:p>6.718433</text:p>
          </table:table-cell>
          <table:table-cell office:value-type="float" office:value="14.97214" calcext:value-type="float">
            <text:p>14.97214</text:p>
          </table:table-cell>
        </table:table-row>
        <table:table-row table:style-name="ro1">
          <table:table-cell office:value-type="float" office:value="15.70584" calcext:value-type="float">
            <text:p>15.70584</text:p>
          </table:table-cell>
          <table:table-cell office:value-type="float" office:value="43.55464" calcext:value-type="float">
            <text:p>43.55464</text:p>
          </table:table-cell>
        </table:table-row>
        <table:table-row table:style-name="ro1">
          <table:table-cell office:value-type="float" office:value="5.125003" calcext:value-type="float">
            <text:p>5.125003</text:p>
          </table:table-cell>
          <table:table-cell office:value-type="float" office:value="16.3663" calcext:value-type="float">
            <text:p>16.3663</text:p>
          </table:table-cell>
        </table:table-row>
        <table:table-row table:style-name="ro1">
          <table:table-cell office:value-type="float" office:value="9.527981" calcext:value-type="float">
            <text:p>9.527981</text:p>
          </table:table-cell>
          <table:table-cell office:value-type="float" office:value="20.88695" calcext:value-type="float">
            <text:p>20.88695</text:p>
          </table:table-cell>
        </table:table-row>
        <table:table-row table:style-name="ro1">
          <table:table-cell office:value-type="float" office:value="3.556748" calcext:value-type="float">
            <text:p>3.556748</text:p>
          </table:table-cell>
          <table:table-cell office:value-type="float" office:value="25.9114" calcext:value-type="float">
            <text:p>25.9114</text:p>
          </table:table-cell>
        </table:table-row>
        <table:table-row table:style-name="ro1">
          <table:table-cell office:value-type="float" office:value="5.952212" calcext:value-type="float">
            <text:p>5.952212</text:p>
          </table:table-cell>
          <table:table-cell office:value-type="float" office:value="42.10581" calcext:value-type="float">
            <text:p>42.10581</text:p>
          </table:table-cell>
        </table:table-row>
        <table:table-row table:style-name="ro1">
          <table:table-cell office:value-type="float" office:value="12.45189" calcext:value-type="float">
            <text:p>12.45189</text:p>
          </table:table-cell>
          <table:table-cell office:value-type="float" office:value="46.05239" calcext:value-type="float">
            <text:p>46.05239</text:p>
          </table:table-cell>
        </table:table-row>
        <table:table-row table:style-name="ro1">
          <table:table-cell office:value-type="float" office:value="13.6249" calcext:value-type="float">
            <text:p>13.6249</text:p>
          </table:table-cell>
          <table:table-cell office:value-type="float" office:value="13.12777" calcext:value-type="float">
            <text:p>13.12777</text:p>
          </table:table-cell>
        </table:table-row>
        <table:table-row table:style-name="ro1">
          <table:table-cell office:value-type="float" office:value="10.60671" calcext:value-type="float">
            <text:p>10.60671</text:p>
          </table:table-cell>
          <table:table-cell office:value-type="float" office:value="-2.42469" calcext:value-type="float">
            <text:p>-2.42469</text:p>
          </table:table-cell>
        </table:table-row>
        <table:table-row table:style-name="ro1">
          <table:table-cell office:value-type="float" office:value="10.42758" calcext:value-type="float">
            <text:p>10.42758</text:p>
          </table:table-cell>
          <table:table-cell office:value-type="float" office:value="38.95099" calcext:value-type="float">
            <text:p>38.95099</text:p>
          </table:table-cell>
        </table:table-row>
        <table:table-row table:style-name="ro1">
          <table:table-cell office:value-type="float" office:value="14.64525" calcext:value-type="float">
            <text:p>14.64525</text:p>
          </table:table-cell>
          <table:table-cell office:value-type="float" office:value="19.46175" calcext:value-type="float">
            <text:p>19.46175</text:p>
          </table:table-cell>
        </table:table-row>
        <table:table-row table:style-name="ro1">
          <table:table-cell office:value-type="float" office:value="14.78904" calcext:value-type="float">
            <text:p>14.78904</text:p>
          </table:table-cell>
          <table:table-cell office:value-type="float" office:value="30.39927" calcext:value-type="float">
            <text:p>30.39927</text:p>
          </table:table-cell>
        </table:table-row>
        <table:table-row table:style-name="ro1">
          <table:table-cell office:value-type="float" office:value="26.97789" calcext:value-type="float">
            <text:p>26.97789</text:p>
          </table:table-cell>
          <table:table-cell office:value-type="float" office:value="33.01586" calcext:value-type="float">
            <text:p>33.01586</text:p>
          </table:table-cell>
        </table:table-row>
        <table:table-row table:style-name="ro1">
          <table:table-cell office:value-type="float" office:value="18.86146" calcext:value-type="float">
            <text:p>18.86146</text:p>
          </table:table-cell>
          <table:table-cell office:value-type="float" office:value="17.60803" calcext:value-type="float">
            <text:p>17.60803</text:p>
          </table:table-cell>
        </table:table-row>
        <table:table-row table:style-name="ro1">
          <table:table-cell office:value-type="float" office:value="24.90361" calcext:value-type="float">
            <text:p>24.90361</text:p>
          </table:table-cell>
          <table:table-cell office:value-type="float" office:value="5.400893" calcext:value-type="float">
            <text:p>5.400893</text:p>
          </table:table-cell>
        </table:table-row>
        <table:table-row table:style-name="ro1">
          <table:table-cell office:value-type="float" office:value="0.848497" calcext:value-type="float">
            <text:p>0.848497</text:p>
          </table:table-cell>
          <table:table-cell office:value-type="float" office:value="-0.43842" calcext:value-type="float">
            <text:p>-0.43842</text:p>
          </table:table-cell>
        </table:table-row>
        <table:table-row table:style-name="ro1">
          <table:table-cell office:value-type="float" office:value="15.12285" calcext:value-type="float">
            <text:p>15.12285</text:p>
          </table:table-cell>
          <table:table-cell office:value-type="float" office:value="45.91954" calcext:value-type="float">
            <text:p>45.91954</text:p>
          </table:table-cell>
        </table:table-row>
        <table:table-row table:style-name="ro1">
          <table:table-cell office:value-type="float" office:value="9.192714" calcext:value-type="float">
            <text:p>9.192714</text:p>
          </table:table-cell>
          <table:table-cell office:value-type="float" office:value="12.68115" calcext:value-type="float">
            <text:p>12.68115</text:p>
          </table:table-cell>
        </table:table-row>
        <table:table-row table:style-name="ro1">
          <table:table-cell office:value-type="float" office:value="16.21384" calcext:value-type="float">
            <text:p>16.21384</text:p>
          </table:table-cell>
          <table:table-cell office:value-type="float" office:value="34.79061" calcext:value-type="float">
            <text:p>34.79061</text:p>
          </table:table-cell>
        </table:table-row>
        <table:table-row table:style-name="ro1">
          <table:table-cell office:value-type="float" office:value="4.524709" calcext:value-type="float">
            <text:p>4.524709</text:p>
          </table:table-cell>
          <table:table-cell office:value-type="float" office:value="20.79169" calcext:value-type="float">
            <text:p>20.79169</text:p>
          </table:table-cell>
        </table:table-row>
        <table:table-row table:style-name="ro1">
          <table:table-cell office:value-type="float" office:value="-0.35802" calcext:value-type="float">
            <text:p>-0.35802</text:p>
          </table:table-cell>
          <table:table-cell office:value-type="float" office:value="8.400686" calcext:value-type="float">
            <text:p>8.400686</text:p>
          </table:table-cell>
        </table:table-row>
        <table:table-row table:style-name="ro1">
          <table:table-cell office:value-type="float" office:value="-1.37277" calcext:value-type="float">
            <text:p>-1.37277</text:p>
          </table:table-cell>
          <table:table-cell office:value-type="float" office:value="13.57157" calcext:value-type="float">
            <text:p>13.57157</text:p>
          </table:table-cell>
        </table:table-row>
        <table:table-row table:style-name="ro1">
          <table:table-cell office:value-type="float" office:value="13.47379" calcext:value-type="float">
            <text:p>13.47379</text:p>
          </table:table-cell>
          <table:table-cell office:value-type="float" office:value="22.86586" calcext:value-type="float">
            <text:p>22.86586</text:p>
          </table:table-cell>
        </table:table-row>
        <table:table-row table:style-name="ro1">
          <table:table-cell office:value-type="float" office:value="6.882132" calcext:value-type="float">
            <text:p>6.882132</text:p>
          </table:table-cell>
          <table:table-cell office:value-type="float" office:value="22.04836" calcext:value-type="float">
            <text:p>22.04836</text:p>
          </table:table-cell>
        </table:table-row>
        <table:table-row table:style-name="ro1">
          <table:table-cell office:value-type="float" office:value="12.08104" calcext:value-type="float">
            <text:p>12.08104</text:p>
          </table:table-cell>
          <table:table-cell office:value-type="float" office:value="4.102988" calcext:value-type="float">
            <text:p>4.102988</text:p>
          </table:table-cell>
        </table:table-row>
        <table:table-row table:style-name="ro1">
          <table:table-cell office:value-type="float" office:value="16.29321" calcext:value-type="float">
            <text:p>16.29321</text:p>
          </table:table-cell>
          <table:table-cell office:value-type="float" office:value="26.75656" calcext:value-type="float">
            <text:p>26.75656</text:p>
          </table:table-cell>
        </table:table-row>
        <table:table-row table:style-name="ro1">
          <table:table-cell office:value-type="float" office:value="9.692118" calcext:value-type="float">
            <text:p>9.692118</text:p>
          </table:table-cell>
          <table:table-cell office:value-type="float" office:value="2.183966" calcext:value-type="float">
            <text:p>2.183966</text:p>
          </table:table-cell>
        </table:table-row>
        <table:table-row table:style-name="ro1">
          <table:table-cell office:value-type="float" office:value="-2.83908" calcext:value-type="float">
            <text:p>-2.83908</text:p>
          </table:table-cell>
          <table:table-cell office:value-type="float" office:value="44.29883" calcext:value-type="float">
            <text:p>44.29883</text:p>
          </table:table-cell>
        </table:table-row>
        <table:table-row table:style-name="ro1">
          <table:table-cell office:value-type="float" office:value="13.8711" calcext:value-type="float">
            <text:p>13.8711</text:p>
          </table:table-cell>
          <table:table-cell office:value-type="float" office:value="55.57244" calcext:value-type="float">
            <text:p>55.57244</text:p>
          </table:table-cell>
        </table:table-row>
        <table:table-row table:style-name="ro1">
          <table:table-cell office:value-type="float" office:value="16.98474" calcext:value-type="float">
            <text:p>16.98474</text:p>
          </table:table-cell>
          <table:table-cell office:value-type="float" office:value="25.42728" calcext:value-type="float">
            <text:p>25.42728</text:p>
          </table:table-cell>
        </table:table-row>
        <table:table-row table:style-name="ro1">
          <table:table-cell office:value-type="float" office:value="7.457938" calcext:value-type="float">
            <text:p>7.457938</text:p>
          </table:table-cell>
          <table:table-cell office:value-type="float" office:value="-3.14209" calcext:value-type="float">
            <text:p>-3.14209</text:p>
          </table:table-cell>
        </table:table-row>
        <table:table-row table:style-name="ro1">
          <table:table-cell office:value-type="float" office:value="-0.61339" calcext:value-type="float">
            <text:p>-0.61339</text:p>
          </table:table-cell>
          <table:table-cell office:value-type="float" office:value="34.58409" calcext:value-type="float">
            <text:p>34.58409</text:p>
          </table:table-cell>
        </table:table-row>
        <table:table-row table:style-name="ro1">
          <table:table-cell office:value-type="float" office:value="16.01952" calcext:value-type="float">
            <text:p>16.01952</text:p>
          </table:table-cell>
          <table:table-cell office:value-type="float" office:value="29.64968" calcext:value-type="float">
            <text:p>29.64968</text:p>
          </table:table-cell>
        </table:table-row>
        <table:table-row table:style-name="ro1">
          <table:table-cell office:value-type="float" office:value="-8.02614" calcext:value-type="float">
            <text:p>-8.02614</text:p>
          </table:table-cell>
          <table:table-cell office:value-type="float" office:value="26.30774" calcext:value-type="float">
            <text:p>26.30774</text:p>
          </table:table-cell>
        </table:table-row>
        <table:table-row table:style-name="ro1">
          <table:table-cell office:value-type="float" office:value="11.57144" calcext:value-type="float">
            <text:p>11.57144</text:p>
          </table:table-cell>
          <table:table-cell office:value-type="float" office:value="24.23361" calcext:value-type="float">
            <text:p>24.23361</text:p>
          </table:table-cell>
        </table:table-row>
        <table:table-row table:style-name="ro1">
          <table:table-cell office:value-type="float" office:value="13.96281" calcext:value-type="float">
            <text:p>13.96281</text:p>
          </table:table-cell>
          <table:table-cell office:value-type="float" office:value="27.72406" calcext:value-type="float">
            <text:p>27.72406</text:p>
          </table:table-cell>
        </table:table-row>
        <table:table-row table:style-name="ro1">
          <table:table-cell office:value-type="float" office:value="5.875937" calcext:value-type="float">
            <text:p>5.875937</text:p>
          </table:table-cell>
          <table:table-cell office:value-type="float" office:value="34.68082" calcext:value-type="float">
            <text:p>34.68082</text:p>
          </table:table-cell>
        </table:table-row>
        <table:table-row table:style-name="ro1">
          <table:table-cell office:value-type="float" office:value="-6.19035" calcext:value-type="float">
            <text:p>-6.19035</text:p>
          </table:table-cell>
          <table:table-cell office:value-type="float" office:value="26.10543" calcext:value-type="float">
            <text:p>26.10543</text:p>
          </table:table-cell>
        </table:table-row>
        <table:table-row table:style-name="ro1">
          <table:table-cell office:value-type="float" office:value="1.304038" calcext:value-type="float">
            <text:p>1.304038</text:p>
          </table:table-cell>
          <table:table-cell office:value-type="float" office:value="11.24878" calcext:value-type="float">
            <text:p>11.24878</text:p>
          </table:table-cell>
        </table:table-row>
        <table:table-row table:style-name="ro1">
          <table:table-cell office:value-type="float" office:value="2.525128" calcext:value-type="float">
            <text:p>2.525128</text:p>
          </table:table-cell>
          <table:table-cell office:value-type="float" office:value="40.24659" calcext:value-type="float">
            <text:p>40.24659</text:p>
          </table:table-cell>
        </table:table-row>
        <table:table-row table:style-name="ro1">
          <table:table-cell office:value-type="float" office:value="5.352783" calcext:value-type="float">
            <text:p>5.352783</text:p>
          </table:table-cell>
          <table:table-cell office:value-type="float" office:value="29.6243" calcext:value-type="float">
            <text:p>29.6243</text:p>
          </table:table-cell>
        </table:table-row>
        <table:table-row table:style-name="ro1">
          <table:table-cell office:value-type="float" office:value="16.05718" calcext:value-type="float">
            <text:p>16.05718</text:p>
          </table:table-cell>
          <table:table-cell office:value-type="float" office:value="21.70338" calcext:value-type="float">
            <text:p>21.70338</text:p>
          </table:table-cell>
        </table:table-row>
        <table:table-row table:style-name="ro1">
          <table:table-cell office:value-type="float" office:value="10.16436" calcext:value-type="float">
            <text:p>10.16436</text:p>
          </table:table-cell>
          <table:table-cell office:value-type="float" office:value="34.29852" calcext:value-type="float">
            <text:p>34.29852</text:p>
          </table:table-cell>
        </table:table-row>
        <table:table-row table:style-name="ro1">
          <table:table-cell office:value-type="float" office:value="1.602782" calcext:value-type="float">
            <text:p>1.602782</text:p>
          </table:table-cell>
          <table:table-cell office:value-type="float" office:value="9.641602" calcext:value-type="float">
            <text:p>9.641602</text:p>
          </table:table-cell>
        </table:table-row>
        <table:table-row table:style-name="ro1">
          <table:table-cell office:value-type="float" office:value="4.021966" calcext:value-type="float">
            <text:p>4.021966</text:p>
          </table:table-cell>
          <table:table-cell office:value-type="float" office:value="7.313625" calcext:value-type="float">
            <text:p>7.313625</text:p>
          </table:table-cell>
        </table:table-row>
        <table:table-row table:style-name="ro1">
          <table:table-cell office:value-type="float" office:value="6.140768" calcext:value-type="float">
            <text:p>6.140768</text:p>
          </table:table-cell>
          <table:table-cell office:value-type="float" office:value="18.14322" calcext:value-type="float">
            <text:p>18.14322</text:p>
          </table:table-cell>
        </table:table-row>
        <table:table-row table:style-name="ro1">
          <table:table-cell office:value-type="float" office:value="6.85014" calcext:value-type="float">
            <text:p>6.85014</text:p>
          </table:table-cell>
          <table:table-cell office:value-type="float" office:value="34.22809" calcext:value-type="float">
            <text:p>34.22809</text:p>
          </table:table-cell>
        </table:table-row>
        <table:table-row table:style-name="ro1">
          <table:table-cell office:value-type="float" office:value="-0.36279" calcext:value-type="float">
            <text:p>-0.36279</text:p>
          </table:table-cell>
          <table:table-cell office:value-type="float" office:value="36.01913" calcext:value-type="float">
            <text:p>36.01913</text:p>
          </table:table-cell>
        </table:table-row>
        <table:table-row table:style-name="ro1">
          <table:table-cell office:value-type="float" office:value="0.599629" calcext:value-type="float">
            <text:p>0.599629</text:p>
          </table:table-cell>
          <table:table-cell office:value-type="float" office:value="29.89801" calcext:value-type="float">
            <text:p>29.89801</text:p>
          </table:table-cell>
        </table:table-row>
        <table:table-row table:style-name="ro1">
          <table:table-cell office:value-type="float" office:value="10.87902" calcext:value-type="float">
            <text:p>10.87902</text:p>
          </table:table-cell>
          <table:table-cell office:value-type="float" office:value="46.19514" calcext:value-type="float">
            <text:p>46.19514</text:p>
          </table:table-cell>
        </table:table-row>
        <table:table-row table:style-name="ro1">
          <table:table-cell office:value-type="float" office:value="15.78956" calcext:value-type="float">
            <text:p>15.78956</text:p>
          </table:table-cell>
          <table:table-cell office:value-type="float" office:value="32.09351" calcext:value-type="float">
            <text:p>32.09351</text:p>
          </table:table-cell>
        </table:table-row>
        <table:table-row table:style-name="ro1">
          <table:table-cell office:value-type="float" office:value="14.33333" calcext:value-type="float">
            <text:p>14.33333</text:p>
          </table:table-cell>
          <table:table-cell office:value-type="float" office:value="16.36905" calcext:value-type="float">
            <text:p>16.36905</text:p>
          </table:table-cell>
        </table:table-row>
        <table:table-row table:style-name="ro1">
          <table:table-cell office:value-type="float" office:value="1.522188" calcext:value-type="float">
            <text:p>1.522188</text:p>
          </table:table-cell>
          <table:table-cell office:value-type="float" office:value="29.25694" calcext:value-type="float">
            <text:p>29.25694</text:p>
          </table:table-cell>
        </table:table-row>
        <table:table-row table:style-name="ro1">
          <table:table-cell office:value-type="float" office:value="6.649956" calcext:value-type="float">
            <text:p>6.649956</text:p>
          </table:table-cell>
          <table:table-cell office:value-type="float" office:value="19.36985" calcext:value-type="float">
            <text:p>19.36985</text:p>
          </table:table-cell>
        </table:table-row>
        <table:table-row table:style-name="ro1">
          <table:table-cell office:value-type="float" office:value="15.85719" calcext:value-type="float">
            <text:p>15.85719</text:p>
          </table:table-cell>
          <table:table-cell office:value-type="float" office:value="29.29826" calcext:value-type="float">
            <text:p>29.29826</text:p>
          </table:table-cell>
        </table:table-row>
        <table:table-row table:style-name="ro1">
          <table:table-cell office:value-type="float" office:value="0.80782" calcext:value-type="float">
            <text:p>0.80782</text:p>
          </table:table-cell>
          <table:table-cell office:value-type="float" office:value="23.08195" calcext:value-type="float">
            <text:p>23.08195</text:p>
          </table:table-cell>
        </table:table-row>
        <table:table-row table:style-name="ro1">
          <table:table-cell office:value-type="float" office:value="11.0921" calcext:value-type="float">
            <text:p>11.0921</text:p>
          </table:table-cell>
          <table:table-cell office:value-type="float" office:value="37.69408" calcext:value-type="float">
            <text:p>37.69408</text:p>
          </table:table-cell>
        </table:table-row>
        <table:table-row table:style-name="ro1">
          <table:table-cell office:value-type="float" office:value="5.363355" calcext:value-type="float">
            <text:p>5.363355</text:p>
          </table:table-cell>
          <table:table-cell office:value-type="float" office:value="4.525524" calcext:value-type="float">
            <text:p>4.525524</text:p>
          </table:table-cell>
        </table:table-row>
        <table:table-row table:style-name="ro1">
          <table:table-cell office:value-type="float" office:value="1.648141" calcext:value-type="float">
            <text:p>1.648141</text:p>
          </table:table-cell>
          <table:table-cell office:value-type="float" office:value="32.08867" calcext:value-type="float">
            <text:p>32.08867</text:p>
          </table:table-cell>
        </table:table-row>
        <table:table-row table:style-name="ro1">
          <table:table-cell office:value-type="float" office:value="13.03283" calcext:value-type="float">
            <text:p>13.03283</text:p>
          </table:table-cell>
          <table:table-cell office:value-type="float" office:value="22.40719" calcext:value-type="float">
            <text:p>22.40719</text:p>
          </table:table-cell>
        </table:table-row>
        <table:table-row table:style-name="ro1">
          <table:table-cell office:value-type="float" office:value="7.735355" calcext:value-type="float">
            <text:p>7.735355</text:p>
          </table:table-cell>
          <table:table-cell office:value-type="float" office:value="23.07945" calcext:value-type="float">
            <text:p>23.07945</text:p>
          </table:table-cell>
        </table:table-row>
        <table:table-row table:style-name="ro1">
          <table:table-cell office:value-type="float" office:value="1.959147" calcext:value-type="float">
            <text:p>1.959147</text:p>
          </table:table-cell>
          <table:table-cell office:value-type="float" office:value="19.56499" calcext:value-type="float">
            <text:p>19.56499</text:p>
          </table:table-cell>
        </table:table-row>
        <table:table-row table:style-name="ro1">
          <table:table-cell office:value-type="float" office:value="6.988958" calcext:value-type="float">
            <text:p>6.988958</text:p>
          </table:table-cell>
          <table:table-cell office:value-type="float" office:value="32.45759" calcext:value-type="float">
            <text:p>32.45759</text:p>
          </table:table-cell>
        </table:table-row>
        <table:table-row table:style-name="ro1">
          <table:table-cell office:value-type="float" office:value="14.29837" calcext:value-type="float">
            <text:p>14.29837</text:p>
          </table:table-cell>
          <table:table-cell office:value-type="float" office:value="43.43675" calcext:value-type="float">
            <text:p>43.43675</text:p>
          </table:table-cell>
        </table:table-row>
        <table:table-row table:style-name="ro1">
          <table:table-cell office:value-type="float" office:value="10.87268" calcext:value-type="float">
            <text:p>10.87268</text:p>
          </table:table-cell>
          <table:table-cell office:value-type="float" office:value="-10.7803" calcext:value-type="float">
            <text:p>-10.7803</text:p>
          </table:table-cell>
        </table:table-row>
        <table:table-row table:style-name="ro1">
          <table:table-cell office:value-type="float" office:value="-7.24329" calcext:value-type="float">
            <text:p>-7.24329</text:p>
          </table:table-cell>
          <table:table-cell office:value-type="float" office:value="35.4338" calcext:value-type="float">
            <text:p>35.4338</text:p>
          </table:table-cell>
        </table:table-row>
        <table:table-row table:style-name="ro1">
          <table:table-cell office:value-type="float" office:value="14.00994" calcext:value-type="float">
            <text:p>14.00994</text:p>
          </table:table-cell>
          <table:table-cell office:value-type="float" office:value="41.01319" calcext:value-type="float">
            <text:p>41.01319</text:p>
          </table:table-cell>
        </table:table-row>
        <table:table-row table:style-name="ro1">
          <table:table-cell office:value-type="float" office:value="14.55045" calcext:value-type="float">
            <text:p>14.55045</text:p>
          </table:table-cell>
          <table:table-cell office:value-type="float" office:value="27.53315" calcext:value-type="float">
            <text:p>27.53315</text:p>
          </table:table-cell>
        </table:table-row>
        <table:table-row table:style-name="ro1">
          <table:table-cell office:value-type="float" office:value="-0.69248" calcext:value-type="float">
            <text:p>-0.69248</text:p>
          </table:table-cell>
          <table:table-cell office:value-type="float" office:value="13.61144" calcext:value-type="float">
            <text:p>13.61144</text:p>
          </table:table-cell>
        </table:table-row>
        <table:table-row table:style-name="ro1">
          <table:table-cell office:value-type="float" office:value="8.694772" calcext:value-type="float">
            <text:p>8.694772</text:p>
          </table:table-cell>
          <table:table-cell office:value-type="float" office:value="33.14277" calcext:value-type="float">
            <text:p>33.14277</text:p>
          </table:table-cell>
        </table:table-row>
        <table:table-row table:style-name="ro1">
          <table:table-cell office:value-type="float" office:value="10.9717" calcext:value-type="float">
            <text:p>10.9717</text:p>
          </table:table-cell>
          <table:table-cell office:value-type="float" office:value="21.48392" calcext:value-type="float">
            <text:p>21.48392</text:p>
          </table:table-cell>
        </table:table-row>
        <table:table-row table:style-name="ro1">
          <table:table-cell office:value-type="float" office:value="16.26124" calcext:value-type="float">
            <text:p>16.26124</text:p>
          </table:table-cell>
          <table:table-cell office:value-type="float" office:value="54.29872" calcext:value-type="float">
            <text:p>54.29872</text:p>
          </table:table-cell>
        </table:table-row>
        <table:table-row table:style-name="ro1">
          <table:table-cell office:value-type="float" office:value="12.67117" calcext:value-type="float">
            <text:p>12.67117</text:p>
          </table:table-cell>
          <table:table-cell office:value-type="float" office:value="30.22052" calcext:value-type="float">
            <text:p>30.22052</text:p>
          </table:table-cell>
        </table:table-row>
        <table:table-row table:style-name="ro1">
          <table:table-cell office:value-type="float" office:value="6.493471" calcext:value-type="float">
            <text:p>6.493471</text:p>
          </table:table-cell>
          <table:table-cell office:value-type="float" office:value="34.65038" calcext:value-type="float">
            <text:p>34.65038</text:p>
          </table:table-cell>
        </table:table-row>
        <table:table-row table:style-name="ro1">
          <table:table-cell office:value-type="float" office:value="11.99473" calcext:value-type="float">
            <text:p>11.99473</text:p>
          </table:table-cell>
          <table:table-cell office:value-type="float" office:value="11.7483" calcext:value-type="float">
            <text:p>11.7483</text:p>
          </table:table-cell>
        </table:table-row>
        <table:table-row table:style-name="ro1">
          <table:table-cell office:value-type="float" office:value="-4.15955" calcext:value-type="float">
            <text:p>-4.15955</text:p>
          </table:table-cell>
          <table:table-cell office:value-type="float" office:value="56.8753" calcext:value-type="float">
            <text:p>56.8753</text:p>
          </table:table-cell>
        </table:table-row>
        <table:table-row table:style-name="ro1">
          <table:table-cell office:value-type="float" office:value="11.16295" calcext:value-type="float">
            <text:p>11.16295</text:p>
          </table:table-cell>
          <table:table-cell office:value-type="float" office:value="50.27013" calcext:value-type="float">
            <text:p>50.27013</text:p>
          </table:table-cell>
        </table:table-row>
        <table:table-row table:style-name="ro1">
          <table:table-cell office:value-type="float" office:value="7.847647" calcext:value-type="float">
            <text:p>7.847647</text:p>
          </table:table-cell>
          <table:table-cell office:value-type="float" office:value="45.53722" calcext:value-type="float">
            <text:p>45.53722</text:p>
          </table:table-cell>
        </table:table-row>
        <table:table-row table:style-name="ro1">
          <table:table-cell office:value-type="float" office:value="8.668667" calcext:value-type="float">
            <text:p>8.668667</text:p>
          </table:table-cell>
          <table:table-cell office:value-type="float" office:value="-6.48765" calcext:value-type="float">
            <text:p>-6.48765</text:p>
          </table:table-cell>
        </table:table-row>
        <table:table-row table:style-name="ro1">
          <table:table-cell office:value-type="float" office:value="13.41014" calcext:value-type="float">
            <text:p>13.41014</text:p>
          </table:table-cell>
          <table:table-cell office:value-type="float" office:value="17.28523" calcext:value-type="float">
            <text:p>17.28523</text:p>
          </table:table-cell>
        </table:table-row>
        <table:table-row table:style-name="ro1">
          <table:table-cell office:value-type="float" office:value="8.246088" calcext:value-type="float">
            <text:p>8.246088</text:p>
          </table:table-cell>
          <table:table-cell office:value-type="float" office:value="23.1539" calcext:value-type="float">
            <text:p>23.1539</text:p>
          </table:table-cell>
        </table:table-row>
        <table:table-row table:style-name="ro1">
          <table:table-cell office:value-type="float" office:value="-0.14887" calcext:value-type="float">
            <text:p>-0.14887</text:p>
          </table:table-cell>
          <table:table-cell office:value-type="float" office:value="26.20441" calcext:value-type="float">
            <text:p>26.20441</text:p>
          </table:table-cell>
        </table:table-row>
        <table:table-row table:style-name="ro1">
          <table:table-cell office:value-type="float" office:value="12.65452" calcext:value-type="float">
            <text:p>12.65452</text:p>
          </table:table-cell>
          <table:table-cell office:value-type="float" office:value="25.33775" calcext:value-type="float">
            <text:p>25.33775</text:p>
          </table:table-cell>
        </table:table-row>
        <table:table-row table:style-name="ro1">
          <table:table-cell office:value-type="float" office:value="15.01338" calcext:value-type="float">
            <text:p>15.01338</text:p>
          </table:table-cell>
          <table:table-cell office:value-type="float" office:value="10.38986" calcext:value-type="float">
            <text:p>10.38986</text:p>
          </table:table-cell>
        </table:table-row>
        <table:table-row table:style-name="ro1">
          <table:table-cell office:value-type="float" office:value="9.377507" calcext:value-type="float">
            <text:p>9.377507</text:p>
          </table:table-cell>
          <table:table-cell office:value-type="float" office:value="13.57945" calcext:value-type="float">
            <text:p>13.57945</text:p>
          </table:table-cell>
        </table:table-row>
        <table:table-row table:style-name="ro1">
          <table:table-cell office:value-type="float" office:value="10.97598" calcext:value-type="float">
            <text:p>10.97598</text:p>
          </table:table-cell>
          <table:table-cell office:value-type="float" office:value="10.25876" calcext:value-type="float">
            <text:p>10.25876</text:p>
          </table:table-cell>
        </table:table-row>
        <table:table-row table:style-name="ro1">
          <table:table-cell office:value-type="float" office:value="10.868" calcext:value-type="float">
            <text:p>10.868</text:p>
          </table:table-cell>
          <table:table-cell office:value-type="float" office:value="-20.8051" calcext:value-type="float">
            <text:p>-20.8051</text:p>
          </table:table-cell>
        </table:table-row>
        <table:table-row table:style-name="ro1">
          <table:table-cell office:value-type="float" office:value="-10.389" calcext:value-type="float">
            <text:p>-10.389</text:p>
          </table:table-cell>
          <table:table-cell office:value-type="float" office:value="16.76965" calcext:value-type="float">
            <text:p>16.76965</text:p>
          </table:table-cell>
        </table:table-row>
        <table:table-row table:style-name="ro1">
          <table:table-cell office:value-type="float" office:value="8.809818" calcext:value-type="float">
            <text:p>8.809818</text:p>
          </table:table-cell>
          <table:table-cell office:value-type="float" office:value="44.77997" calcext:value-type="float">
            <text:p>44.77997</text:p>
          </table:table-cell>
        </table:table-row>
        <table:table-row table:style-name="ro1">
          <table:table-cell office:value-type="float" office:value="17.43602" calcext:value-type="float">
            <text:p>17.43602</text:p>
          </table:table-cell>
          <table:table-cell office:value-type="float" office:value="30.6719" calcext:value-type="float">
            <text:p>30.6719</text:p>
          </table:table-cell>
        </table:table-row>
        <table:table-row table:style-name="ro1">
          <table:table-cell office:value-type="float" office:value="10.67091" calcext:value-type="float">
            <text:p>10.67091</text:p>
          </table:table-cell>
          <table:table-cell office:value-type="float" office:value="25.22544" calcext:value-type="float">
            <text:p>25.22544</text:p>
          </table:table-cell>
        </table:table-row>
        <table:table-row table:style-name="ro1">
          <table:table-cell office:value-type="float" office:value="10.36574" calcext:value-type="float">
            <text:p>10.36574</text:p>
          </table:table-cell>
          <table:table-cell office:value-type="float" office:value="36.62987" calcext:value-type="float">
            <text:p>36.62987</text:p>
          </table:table-cell>
        </table:table-row>
        <table:table-row table:style-name="ro1">
          <table:table-cell office:value-type="float" office:value="14.04489" calcext:value-type="float">
            <text:p>14.04489</text:p>
          </table:table-cell>
          <table:table-cell office:value-type="float" office:value="42.09776" calcext:value-type="float">
            <text:p>42.09776</text:p>
          </table:table-cell>
        </table:table-row>
        <table:table-row table:style-name="ro1">
          <table:table-cell office:value-type="float" office:value="5.445931" calcext:value-type="float">
            <text:p>5.445931</text:p>
          </table:table-cell>
          <table:table-cell office:value-type="float" office:value="41.55383" calcext:value-type="float">
            <text:p>41.55383</text:p>
          </table:table-cell>
        </table:table-row>
        <table:table-row table:style-name="ro1">
          <table:table-cell office:value-type="float" office:value="2.358989" calcext:value-type="float">
            <text:p>2.358989</text:p>
          </table:table-cell>
          <table:table-cell office:value-type="float" office:value="13.46436" calcext:value-type="float">
            <text:p>13.46436</text:p>
          </table:table-cell>
        </table:table-row>
        <table:table-row table:style-name="ro1">
          <table:table-cell office:value-type="float" office:value="2.435775" calcext:value-type="float">
            <text:p>2.435775</text:p>
          </table:table-cell>
          <table:table-cell office:value-type="float" office:value="19.27652" calcext:value-type="float">
            <text:p>19.27652</text:p>
          </table:table-cell>
        </table:table-row>
        <table:table-row table:style-name="ro1">
          <table:table-cell office:value-type="float" office:value="8.38575" calcext:value-type="float">
            <text:p>8.38575</text:p>
          </table:table-cell>
          <table:table-cell office:value-type="float" office:value="24.74066" calcext:value-type="float">
            <text:p>24.74066</text:p>
          </table:table-cell>
        </table:table-row>
        <table:table-row table:style-name="ro1">
          <table:table-cell office:value-type="float" office:value="6.504086" calcext:value-type="float">
            <text:p>6.504086</text:p>
          </table:table-cell>
          <table:table-cell office:value-type="float" office:value="33.2995" calcext:value-type="float">
            <text:p>33.2995</text:p>
          </table:table-cell>
        </table:table-row>
        <table:table-row table:style-name="ro1">
          <table:table-cell office:value-type="float" office:value="12.53304" calcext:value-type="float">
            <text:p>12.53304</text:p>
          </table:table-cell>
          <table:table-cell office:value-type="float" office:value="26.85072" calcext:value-type="float">
            <text:p>26.85072</text:p>
          </table:table-cell>
        </table:table-row>
        <table:table-row table:style-name="ro1">
          <table:table-cell office:value-type="float" office:value="3.518154" calcext:value-type="float">
            <text:p>3.518154</text:p>
          </table:table-cell>
          <table:table-cell office:value-type="float" office:value="7.026186" calcext:value-type="float">
            <text:p>7.026186</text:p>
          </table:table-cell>
        </table:table-row>
        <table:table-row table:style-name="ro1">
          <table:table-cell office:value-type="float" office:value="12.89172" calcext:value-type="float">
            <text:p>12.89172</text:p>
          </table:table-cell>
          <table:table-cell office:value-type="float" office:value="55.58791" calcext:value-type="float">
            <text:p>55.58791</text:p>
          </table:table-cell>
        </table:table-row>
        <table:table-row table:style-name="ro1">
          <table:table-cell office:value-type="float" office:value="14.4881" calcext:value-type="float">
            <text:p>14.4881</text:p>
          </table:table-cell>
          <table:table-cell office:value-type="float" office:value="24.26723" calcext:value-type="float">
            <text:p>24.26723</text:p>
          </table:table-cell>
        </table:table-row>
        <table:table-row table:style-name="ro1">
          <table:table-cell office:value-type="float" office:value="8.51096" calcext:value-type="float">
            <text:p>8.51096</text:p>
          </table:table-cell>
          <table:table-cell office:value-type="float" office:value="29.30109" calcext:value-type="float">
            <text:p>29.30109</text:p>
          </table:table-cell>
        </table:table-row>
        <table:table-row table:style-name="ro1">
          <table:table-cell office:value-type="float" office:value="3.978432" calcext:value-type="float">
            <text:p>3.978432</text:p>
          </table:table-cell>
          <table:table-cell office:value-type="float" office:value="9.704039" calcext:value-type="float">
            <text:p>9.704039</text:p>
          </table:table-cell>
        </table:table-row>
        <table:table-row table:style-name="ro1">
          <table:table-cell office:value-type="float" office:value="8.740095" calcext:value-type="float">
            <text:p>8.740095</text:p>
          </table:table-cell>
          <table:table-cell office:value-type="float" office:value="9.774042" calcext:value-type="float">
            <text:p>9.774042</text:p>
          </table:table-cell>
        </table:table-row>
        <table:table-row table:style-name="ro1">
          <table:table-cell office:value-type="float" office:value="10.90826" calcext:value-type="float">
            <text:p>10.90826</text:p>
          </table:table-cell>
          <table:table-cell office:value-type="float" office:value="45.96316" calcext:value-type="float">
            <text:p>45.96316</text:p>
          </table:table-cell>
        </table:table-row>
        <table:table-row table:style-name="ro1">
          <table:table-cell office:value-type="float" office:value="13.34436" calcext:value-type="float">
            <text:p>13.34436</text:p>
          </table:table-cell>
          <table:table-cell office:value-type="float" office:value="-2.49017" calcext:value-type="float">
            <text:p>-2.49017</text:p>
          </table:table-cell>
        </table:table-row>
        <table:table-row table:style-name="ro1">
          <table:table-cell office:value-type="float" office:value="6.427095" calcext:value-type="float">
            <text:p>6.427095</text:p>
          </table:table-cell>
          <table:table-cell office:value-type="float" office:value="18.05319" calcext:value-type="float">
            <text:p>18.05319</text:p>
          </table:table-cell>
        </table:table-row>
        <table:table-row table:style-name="ro1">
          <table:table-cell office:value-type="float" office:value="-4.20062" calcext:value-type="float">
            <text:p>-4.20062</text:p>
          </table:table-cell>
          <table:table-cell office:value-type="float" office:value="5.428766" calcext:value-type="float">
            <text:p>5.428766</text:p>
          </table:table-cell>
        </table:table-row>
        <table:table-row table:style-name="ro1">
          <table:table-cell office:value-type="float" office:value="-1.56388" calcext:value-type="float">
            <text:p>-1.56388</text:p>
          </table:table-cell>
          <table:table-cell office:value-type="float" office:value="34.40266" calcext:value-type="float">
            <text:p>34.40266</text:p>
          </table:table-cell>
        </table:table-row>
        <table:table-row table:style-name="ro1">
          <table:table-cell office:value-type="float" office:value="0.615756" calcext:value-type="float">
            <text:p>0.615756</text:p>
          </table:table-cell>
          <table:table-cell office:value-type="float" office:value="35.94837" calcext:value-type="float">
            <text:p>35.94837</text:p>
          </table:table-cell>
        </table:table-row>
        <table:table-row table:style-name="ro1">
          <table:table-cell office:value-type="float" office:value="21.99748" calcext:value-type="float">
            <text:p>21.99748</text:p>
          </table:table-cell>
          <table:table-cell office:value-type="float" office:value="35.03078" calcext:value-type="float">
            <text:p>35.03078</text:p>
          </table:table-cell>
        </table:table-row>
        <table:table-row table:style-name="ro1">
          <table:table-cell office:value-type="float" office:value="13.33654" calcext:value-type="float">
            <text:p>13.33654</text:p>
          </table:table-cell>
          <table:table-cell office:value-type="float" office:value="47.47682" calcext:value-type="float">
            <text:p>47.47682</text:p>
          </table:table-cell>
        </table:table-row>
        <table:table-row table:style-name="ro1">
          <table:table-cell office:value-type="float" office:value="2.549051" calcext:value-type="float">
            <text:p>2.549051</text:p>
          </table:table-cell>
          <table:table-cell office:value-type="float" office:value="17.66975" calcext:value-type="float">
            <text:p>17.66975</text:p>
          </table:table-cell>
        </table:table-row>
        <table:table-row table:style-name="ro1">
          <table:table-cell office:value-type="float" office:value="11.47728" calcext:value-type="float">
            <text:p>11.47728</text:p>
          </table:table-cell>
          <table:table-cell office:value-type="float" office:value="40.22286" calcext:value-type="float">
            <text:p>40.22286</text:p>
          </table:table-cell>
        </table:table-row>
        <table:table-row table:style-name="ro1">
          <table:table-cell office:value-type="float" office:value="-6.24441" calcext:value-type="float">
            <text:p>-6.24441</text:p>
          </table:table-cell>
          <table:table-cell office:value-type="float" office:value="16.91113" calcext:value-type="float">
            <text:p>16.91113</text:p>
          </table:table-cell>
        </table:table-row>
        <table:table-row table:style-name="ro1">
          <table:table-cell office:value-type="float" office:value="21.20713" calcext:value-type="float">
            <text:p>21.20713</text:p>
          </table:table-cell>
          <table:table-cell office:value-type="float" office:value="15.80729" calcext:value-type="float">
            <text:p>15.80729</text:p>
          </table:table-cell>
        </table:table-row>
        <table:table-row table:style-name="ro1">
          <table:table-cell office:value-type="float" office:value="8.685701" calcext:value-type="float">
            <text:p>8.685701</text:p>
          </table:table-cell>
          <table:table-cell office:value-type="float" office:value="-2.95403" calcext:value-type="float">
            <text:p>-2.95403</text:p>
          </table:table-cell>
        </table:table-row>
        <table:table-row table:style-name="ro1">
          <table:table-cell office:value-type="float" office:value="-0.63031" calcext:value-type="float">
            <text:p>-0.63031</text:p>
          </table:table-cell>
          <table:table-cell office:value-type="float" office:value="28.4446" calcext:value-type="float">
            <text:p>28.4446</text:p>
          </table:table-cell>
        </table:table-row>
        <table:table-row table:style-name="ro1">
          <table:table-cell office:value-type="float" office:value="7.759074" calcext:value-type="float">
            <text:p>7.759074</text:p>
          </table:table-cell>
          <table:table-cell office:value-type="float" office:value="32.10585" calcext:value-type="float">
            <text:p>32.10585</text:p>
          </table:table-cell>
        </table:table-row>
        <table:table-row table:style-name="ro1">
          <table:table-cell office:value-type="float" office:value="7.418434" calcext:value-type="float">
            <text:p>7.418434</text:p>
          </table:table-cell>
          <table:table-cell office:value-type="float" office:value="33.74468" calcext:value-type="float">
            <text:p>33.74468</text:p>
          </table:table-cell>
        </table:table-row>
        <table:table-row table:style-name="ro1">
          <table:table-cell office:value-type="float" office:value="0.722335" calcext:value-type="float">
            <text:p>0.722335</text:p>
          </table:table-cell>
          <table:table-cell office:value-type="float" office:value="31.41119" calcext:value-type="float">
            <text:p>31.41119</text:p>
          </table:table-cell>
        </table:table-row>
        <table:table-row table:style-name="ro1">
          <table:table-cell office:value-type="float" office:value="-7.31129" calcext:value-type="float">
            <text:p>-7.31129</text:p>
          </table:table-cell>
          <table:table-cell office:value-type="float" office:value="20.09141" calcext:value-type="float">
            <text:p>20.09141</text:p>
          </table:table-cell>
        </table:table-row>
        <table:table-row table:style-name="ro1">
          <table:table-cell office:value-type="float" office:value="11.27385" calcext:value-type="float">
            <text:p>11.27385</text:p>
          </table:table-cell>
          <table:table-cell office:value-type="float" office:value="50.02155" calcext:value-type="float">
            <text:p>50.02155</text:p>
          </table:table-cell>
        </table:table-row>
        <table:table-row table:style-name="ro1">
          <table:table-cell office:value-type="float" office:value="5.262754" calcext:value-type="float">
            <text:p>5.262754</text:p>
          </table:table-cell>
          <table:table-cell office:value-type="float" office:value="6.923412" calcext:value-type="float">
            <text:p>6.923412</text:p>
          </table:table-cell>
        </table:table-row>
        <table:table-row table:style-name="ro1">
          <table:table-cell office:value-type="float" office:value="3.16503" calcext:value-type="float">
            <text:p>3.16503</text:p>
          </table:table-cell>
          <table:table-cell office:value-type="float" office:value="37.57263" calcext:value-type="float">
            <text:p>37.57263</text:p>
          </table:table-cell>
        </table:table-row>
        <table:table-row table:style-name="ro1">
          <table:table-cell office:value-type="float" office:value="-1.0583" calcext:value-type="float">
            <text:p>-1.0583</text:p>
          </table:table-cell>
          <table:table-cell office:value-type="float" office:value="18.68298" calcext:value-type="float">
            <text:p>18.68298</text:p>
          </table:table-cell>
        </table:table-row>
        <table:table-row table:style-name="ro1">
          <table:table-cell office:value-type="float" office:value="0.107761" calcext:value-type="float">
            <text:p>0.107761</text:p>
          </table:table-cell>
          <table:table-cell office:value-type="float" office:value="9.397505" calcext:value-type="float">
            <text:p>9.397505</text:p>
          </table:table-cell>
        </table:table-row>
        <table:table-row table:style-name="ro1">
          <table:table-cell office:value-type="float" office:value="9.89916" calcext:value-type="float">
            <text:p>9.89916</text:p>
          </table:table-cell>
          <table:table-cell office:value-type="float" office:value="26.16259" calcext:value-type="float">
            <text:p>26.16259</text:p>
          </table:table-cell>
        </table:table-row>
        <table:table-row table:style-name="ro1">
          <table:table-cell office:value-type="float" office:value="13.70517" calcext:value-type="float">
            <text:p>13.70517</text:p>
          </table:table-cell>
          <table:table-cell office:value-type="float" office:value="29.73944" calcext:value-type="float">
            <text:p>29.73944</text:p>
          </table:table-cell>
        </table:table-row>
        <table:table-row table:style-name="ro1">
          <table:table-cell office:value-type="float" office:value="17.6576" calcext:value-type="float">
            <text:p>17.6576</text:p>
          </table:table-cell>
          <table:table-cell office:value-type="float" office:value="7.508489" calcext:value-type="float">
            <text:p>7.508489</text:p>
          </table:table-cell>
        </table:table-row>
        <table:table-row table:style-name="ro1">
          <table:table-cell office:value-type="float" office:value="14.82147" calcext:value-type="float">
            <text:p>14.82147</text:p>
          </table:table-cell>
          <table:table-cell office:value-type="float" office:value="33.1153" calcext:value-type="float">
            <text:p>33.1153</text:p>
          </table:table-cell>
        </table:table-row>
        <table:table-row table:style-name="ro1">
          <table:table-cell office:value-type="float" office:value="9.205076" calcext:value-type="float">
            <text:p>9.205076</text:p>
          </table:table-cell>
          <table:table-cell office:value-type="float" office:value="19.24344" calcext:value-type="float">
            <text:p>19.24344</text:p>
          </table:table-cell>
        </table:table-row>
        <table:table-row table:style-name="ro1">
          <table:table-cell office:value-type="float" office:value="9.390149" calcext:value-type="float">
            <text:p>9.390149</text:p>
          </table:table-cell>
          <table:table-cell office:value-type="float" office:value="38.78748" calcext:value-type="float">
            <text:p>38.78748</text:p>
          </table:table-cell>
        </table:table-row>
        <table:table-row table:style-name="ro1">
          <table:table-cell office:value-type="float" office:value="14.56986" calcext:value-type="float">
            <text:p>14.56986</text:p>
          </table:table-cell>
          <table:table-cell office:value-type="float" office:value="34.75993" calcext:value-type="float">
            <text:p>34.75993</text:p>
          </table:table-cell>
        </table:table-row>
        <table:table-row table:style-name="ro1">
          <table:table-cell office:value-type="float" office:value="8.2976" calcext:value-type="float">
            <text:p>8.2976</text:p>
          </table:table-cell>
          <table:table-cell office:value-type="float" office:value="10.98898" calcext:value-type="float">
            <text:p>10.98898</text:p>
          </table:table-cell>
        </table:table-row>
        <table:table-row table:style-name="ro1">
          <table:table-cell office:value-type="float" office:value="2.600383" calcext:value-type="float">
            <text:p>2.600383</text:p>
          </table:table-cell>
          <table:table-cell office:value-type="float" office:value="24.14785" calcext:value-type="float">
            <text:p>24.14785</text:p>
          </table:table-cell>
        </table:table-row>
        <table:table-row table:style-name="ro1">
          <table:table-cell office:value-type="float" office:value="1.347535" calcext:value-type="float">
            <text:p>1.347535</text:p>
          </table:table-cell>
          <table:table-cell office:value-type="float" office:value="31.45314" calcext:value-type="float">
            <text:p>31.45314</text:p>
          </table:table-cell>
        </table:table-row>
        <table:table-row table:style-name="ro1">
          <table:table-cell office:value-type="float" office:value="16.55456" calcext:value-type="float">
            <text:p>16.55456</text:p>
          </table:table-cell>
          <table:table-cell office:value-type="float" office:value="18.41709" calcext:value-type="float">
            <text:p>18.41709</text:p>
          </table:table-cell>
        </table:table-row>
        <table:table-row table:style-name="ro1">
          <table:table-cell office:value-type="float" office:value="2.850313" calcext:value-type="float">
            <text:p>2.850313</text:p>
          </table:table-cell>
          <table:table-cell office:value-type="float" office:value="9.026657" calcext:value-type="float">
            <text:p>9.026657</text:p>
          </table:table-cell>
        </table:table-row>
        <table:table-row table:style-name="ro1">
          <table:table-cell office:value-type="float" office:value="9.120074" calcext:value-type="float">
            <text:p>9.120074</text:p>
          </table:table-cell>
          <table:table-cell office:value-type="float" office:value="31.9863" calcext:value-type="float">
            <text:p>31.9863</text:p>
          </table:table-cell>
        </table:table-row>
        <table:table-row table:style-name="ro1">
          <table:table-cell office:value-type="float" office:value="13.9098" calcext:value-type="float">
            <text:p>13.9098</text:p>
          </table:table-cell>
          <table:table-cell office:value-type="float" office:value="14.82949" calcext:value-type="float">
            <text:p>14.82949</text:p>
          </table:table-cell>
        </table:table-row>
        <table:table-row table:style-name="ro1">
          <table:table-cell office:value-type="float" office:value="3.599239" calcext:value-type="float">
            <text:p>3.599239</text:p>
          </table:table-cell>
          <table:table-cell office:value-type="float" office:value="22.49761" calcext:value-type="float">
            <text:p>22.49761</text:p>
          </table:table-cell>
        </table:table-row>
        <table:table-row table:style-name="ro1">
          <table:table-cell office:value-type="float" office:value="5.786298" calcext:value-type="float">
            <text:p>5.786298</text:p>
          </table:table-cell>
          <table:table-cell office:value-type="float" office:value="28.75577" calcext:value-type="float">
            <text:p>28.75577</text:p>
          </table:table-cell>
        </table:table-row>
        <table:table-row table:style-name="ro1">
          <table:table-cell office:value-type="float" office:value="14.21527" calcext:value-type="float">
            <text:p>14.21527</text:p>
          </table:table-cell>
          <table:table-cell office:value-type="float" office:value="44.98827" calcext:value-type="float">
            <text:p>44.98827</text:p>
          </table:table-cell>
        </table:table-row>
        <table:table-row table:style-name="ro1">
          <table:table-cell office:value-type="float" office:value="18.91096" calcext:value-type="float">
            <text:p>18.91096</text:p>
          </table:table-cell>
          <table:table-cell office:value-type="float" office:value="27.83015" calcext:value-type="float">
            <text:p>27.83015</text:p>
          </table:table-cell>
        </table:table-row>
        <table:table-row table:style-name="ro1">
          <table:table-cell office:value-type="float" office:value="9.187243" calcext:value-type="float">
            <text:p>9.187243</text:p>
          </table:table-cell>
          <table:table-cell office:value-type="float" office:value="26.35119" calcext:value-type="float">
            <text:p>26.35119</text:p>
          </table:table-cell>
        </table:table-row>
        <table:table-row table:style-name="ro1">
          <table:table-cell office:value-type="float" office:value="12.96543" calcext:value-type="float">
            <text:p>12.96543</text:p>
          </table:table-cell>
          <table:table-cell office:value-type="float" office:value="28.33521" calcext:value-type="float">
            <text:p>28.33521</text:p>
          </table:table-cell>
        </table:table-row>
        <table:table-row table:style-name="ro1">
          <table:table-cell office:value-type="float" office:value="3.971206" calcext:value-type="float">
            <text:p>3.971206</text:p>
          </table:table-cell>
          <table:table-cell office:value-type="float" office:value="13.39104" calcext:value-type="float">
            <text:p>13.39104</text:p>
          </table:table-cell>
        </table:table-row>
        <table:table-row table:style-name="ro1">
          <table:table-cell office:value-type="float" office:value="15.7813" calcext:value-type="float">
            <text:p>15.7813</text:p>
          </table:table-cell>
          <table:table-cell office:value-type="float" office:value="18.0425" calcext:value-type="float">
            <text:p>18.0425</text:p>
          </table:table-cell>
        </table:table-row>
        <table:table-row table:style-name="ro1">
          <table:table-cell office:value-type="float" office:value="15.25733" calcext:value-type="float">
            <text:p>15.25733</text:p>
          </table:table-cell>
          <table:table-cell office:value-type="float" office:value="33.35108" calcext:value-type="float">
            <text:p>33.35108</text:p>
          </table:table-cell>
        </table:table-row>
        <table:table-row table:style-name="ro1">
          <table:table-cell office:value-type="float" office:value="14.21894" calcext:value-type="float">
            <text:p>14.21894</text:p>
          </table:table-cell>
          <table:table-cell office:value-type="float" office:value="42.4916" calcext:value-type="float">
            <text:p>42.4916</text:p>
          </table:table-cell>
        </table:table-row>
        <table:table-row table:style-name="ro1">
          <table:table-cell office:value-type="float" office:value="9.237014" calcext:value-type="float">
            <text:p>9.237014</text:p>
          </table:table-cell>
          <table:table-cell office:value-type="float" office:value="-3.68051" calcext:value-type="float">
            <text:p>-3.68051</text:p>
          </table:table-cell>
        </table:table-row>
        <table:table-row table:style-name="ro1">
          <table:table-cell office:value-type="float" office:value="17.17338" calcext:value-type="float">
            <text:p>17.17338</text:p>
          </table:table-cell>
          <table:table-cell office:value-type="float" office:value="29.18636" calcext:value-type="float">
            <text:p>29.18636</text:p>
          </table:table-cell>
        </table:table-row>
        <table:table-row table:style-name="ro1">
          <table:table-cell office:value-type="float" office:value="-4.14994" calcext:value-type="float">
            <text:p>-4.14994</text:p>
          </table:table-cell>
          <table:table-cell office:value-type="float" office:value="27.90045" calcext:value-type="float">
            <text:p>27.90045</text:p>
          </table:table-cell>
        </table:table-row>
        <table:table-row table:style-name="ro1">
          <table:table-cell office:value-type="float" office:value="-4.2981" calcext:value-type="float">
            <text:p>-4.2981</text:p>
          </table:table-cell>
          <table:table-cell office:value-type="float" office:value="51.78573" calcext:value-type="float">
            <text:p>51.78573</text:p>
          </table:table-cell>
        </table:table-row>
        <table:table-row table:style-name="ro1">
          <table:table-cell office:value-type="float" office:value="9.720027" calcext:value-type="float">
            <text:p>9.720027</text:p>
          </table:table-cell>
          <table:table-cell office:value-type="float" office:value="20.17792" calcext:value-type="float">
            <text:p>20.17792</text:p>
          </table:table-cell>
        </table:table-row>
        <table:table-row table:style-name="ro1">
          <table:table-cell office:value-type="float" office:value="9.607562" calcext:value-type="float">
            <text:p>9.607562</text:p>
          </table:table-cell>
          <table:table-cell office:value-type="float" office:value="29.94064" calcext:value-type="float">
            <text:p>29.94064</text:p>
          </table:table-cell>
        </table:table-row>
        <table:table-row table:style-name="ro1">
          <table:table-cell office:value-type="float" office:value="5.22052" calcext:value-type="float">
            <text:p>5.22052</text:p>
          </table:table-cell>
          <table:table-cell office:value-type="float" office:value="20.52602" calcext:value-type="float">
            <text:p>20.52602</text:p>
          </table:table-cell>
        </table:table-row>
        <table:table-row table:style-name="ro1">
          <table:table-cell office:value-type="float" office:value="6.69561" calcext:value-type="float">
            <text:p>6.69561</text:p>
          </table:table-cell>
          <table:table-cell office:value-type="float" office:value="29.03159" calcext:value-type="float">
            <text:p>29.03159</text:p>
          </table:table-cell>
        </table:table-row>
        <table:table-row table:style-name="ro1">
          <table:table-cell office:value-type="float" office:value="3.891835" calcext:value-type="float">
            <text:p>3.891835</text:p>
          </table:table-cell>
          <table:table-cell office:value-type="float" office:value="3.397808" calcext:value-type="float">
            <text:p>3.397808</text:p>
          </table:table-cell>
        </table:table-row>
        <table:table-row table:style-name="ro1">
          <table:table-cell office:value-type="float" office:value="3.288449" calcext:value-type="float">
            <text:p>3.288449</text:p>
          </table:table-cell>
          <table:table-cell office:value-type="float" office:value="40.599" calcext:value-type="float">
            <text:p>40.599</text:p>
          </table:table-cell>
        </table:table-row>
        <table:table-row table:style-name="ro1">
          <table:table-cell office:value-type="float" office:value="0.530499" calcext:value-type="float">
            <text:p>0.530499</text:p>
          </table:table-cell>
          <table:table-cell office:value-type="float" office:value="27.88882" calcext:value-type="float">
            <text:p>27.88882</text:p>
          </table:table-cell>
        </table:table-row>
        <table:table-row table:style-name="ro1">
          <table:table-cell office:value-type="float" office:value="9.667481" calcext:value-type="float">
            <text:p>9.667481</text:p>
          </table:table-cell>
          <table:table-cell office:value-type="float" office:value="27.45581" calcext:value-type="float">
            <text:p>27.45581</text:p>
          </table:table-cell>
        </table:table-row>
        <table:table-row table:style-name="ro1">
          <table:table-cell office:value-type="float" office:value="3.457177" calcext:value-type="float">
            <text:p>3.457177</text:p>
          </table:table-cell>
          <table:table-cell office:value-type="float" office:value="5.056801" calcext:value-type="float">
            <text:p>5.056801</text:p>
          </table:table-cell>
        </table:table-row>
        <table:table-row table:style-name="ro1">
          <table:table-cell office:value-type="float" office:value="9.268091" calcext:value-type="float">
            <text:p>9.268091</text:p>
          </table:table-cell>
          <table:table-cell office:value-type="float" office:value="13.29092" calcext:value-type="float">
            <text:p>13.29092</text:p>
          </table:table-cell>
        </table:table-row>
        <table:table-row table:style-name="ro1">
          <table:table-cell office:value-type="float" office:value="2.971023" calcext:value-type="float">
            <text:p>2.971023</text:p>
          </table:table-cell>
          <table:table-cell office:value-type="float" office:value="6.342985" calcext:value-type="float">
            <text:p>6.342985</text:p>
          </table:table-cell>
        </table:table-row>
        <table:table-row table:style-name="ro1">
          <table:table-cell office:value-type="float" office:value="-1.19756" calcext:value-type="float">
            <text:p>-1.19756</text:p>
          </table:table-cell>
          <table:table-cell office:value-type="float" office:value="45.02598" calcext:value-type="float">
            <text:p>45.02598</text:p>
          </table:table-cell>
        </table:table-row>
        <table:table-row table:style-name="ro1">
          <table:table-cell office:value-type="float" office:value="12.67099" calcext:value-type="float">
            <text:p>12.67099</text:p>
          </table:table-cell>
          <table:table-cell office:value-type="float" office:value="33.32692" calcext:value-type="float">
            <text:p>33.32692</text:p>
          </table:table-cell>
        </table:table-row>
        <table:table-row table:style-name="ro1">
          <table:table-cell office:value-type="float" office:value="-6.03319" calcext:value-type="float">
            <text:p>-6.03319</text:p>
          </table:table-cell>
          <table:table-cell office:value-type="float" office:value="52.47482" calcext:value-type="float">
            <text:p>52.47482</text:p>
          </table:table-cell>
        </table:table-row>
        <table:table-row table:style-name="ro1">
          <table:table-cell office:value-type="float" office:value="7.686513" calcext:value-type="float">
            <text:p>7.686513</text:p>
          </table:table-cell>
          <table:table-cell office:value-type="float" office:value="32.28611" calcext:value-type="float">
            <text:p>32.28611</text:p>
          </table:table-cell>
        </table:table-row>
        <table:table-row table:style-name="ro1">
          <table:table-cell office:value-type="float" office:value="11.70932" calcext:value-type="float">
            <text:p>11.70932</text:p>
          </table:table-cell>
          <table:table-cell office:value-type="float" office:value="37.35162" calcext:value-type="float">
            <text:p>37.35162</text:p>
          </table:table-cell>
        </table:table-row>
        <table:table-row table:style-name="ro1">
          <table:table-cell office:value-type="float" office:value="4.321817" calcext:value-type="float">
            <text:p>4.321817</text:p>
          </table:table-cell>
          <table:table-cell office:value-type="float" office:value="22.05875" calcext:value-type="float">
            <text:p>22.05875</text:p>
          </table:table-cell>
        </table:table-row>
        <table:table-row table:style-name="ro1">
          <table:table-cell office:value-type="float" office:value="16.38182" calcext:value-type="float">
            <text:p>16.38182</text:p>
          </table:table-cell>
          <table:table-cell office:value-type="float" office:value="22.0922" calcext:value-type="float">
            <text:p>22.0922</text:p>
          </table:table-cell>
        </table:table-row>
        <table:table-row table:style-name="ro1">
          <table:table-cell office:value-type="float" office:value="9.172393" calcext:value-type="float">
            <text:p>9.172393</text:p>
          </table:table-cell>
          <table:table-cell office:value-type="float" office:value="41.85032" calcext:value-type="float">
            <text:p>41.85032</text:p>
          </table:table-cell>
        </table:table-row>
        <table:table-row table:style-name="ro1">
          <table:table-cell office:value-type="float" office:value="6.510754" calcext:value-type="float">
            <text:p>6.510754</text:p>
          </table:table-cell>
          <table:table-cell office:value-type="float" office:value="40.59024" calcext:value-type="float">
            <text:p>40.59024</text:p>
          </table:table-cell>
        </table:table-row>
        <table:table-row table:style-name="ro1">
          <table:table-cell office:value-type="float" office:value="-3.17335" calcext:value-type="float">
            <text:p>-3.17335</text:p>
          </table:table-cell>
          <table:table-cell office:value-type="float" office:value="18.68458" calcext:value-type="float">
            <text:p>18.68458</text:p>
          </table:table-cell>
        </table:table-row>
        <table:table-row table:style-name="ro1">
          <table:table-cell office:value-type="float" office:value="-4.70215" calcext:value-type="float">
            <text:p>-4.70215</text:p>
          </table:table-cell>
          <table:table-cell office:value-type="float" office:value="15.50316" calcext:value-type="float">
            <text:p>15.50316</text:p>
          </table:table-cell>
        </table:table-row>
        <table:table-row table:style-name="ro1">
          <table:table-cell office:value-type="float" office:value="0.411346" calcext:value-type="float">
            <text:p>0.411346</text:p>
          </table:table-cell>
          <table:table-cell office:value-type="float" office:value="8.920402" calcext:value-type="float">
            <text:p>8.920402</text:p>
          </table:table-cell>
        </table:table-row>
        <table:table-row table:style-name="ro1">
          <table:table-cell office:value-type="float" office:value="5.914524" calcext:value-type="float">
            <text:p>5.914524</text:p>
          </table:table-cell>
          <table:table-cell office:value-type="float" office:value="13.71616" calcext:value-type="float">
            <text:p>13.71616</text:p>
          </table:table-cell>
        </table:table-row>
        <table:table-row table:style-name="ro1">
          <table:table-cell office:value-type="float" office:value="19.47029" calcext:value-type="float">
            <text:p>19.47029</text:p>
          </table:table-cell>
          <table:table-cell office:value-type="float" office:value="25.36783" calcext:value-type="float">
            <text:p>25.36783</text:p>
          </table:table-cell>
        </table:table-row>
        <table:table-row table:style-name="ro1">
          <table:table-cell office:value-type="float" office:value="23.00616" calcext:value-type="float">
            <text:p>23.00616</text:p>
          </table:table-cell>
          <table:table-cell office:value-type="float" office:value="10.99154" calcext:value-type="float">
            <text:p>10.99154</text:p>
          </table:table-cell>
        </table:table-row>
        <table:table-row table:style-name="ro1">
          <table:table-cell office:value-type="float" office:value="6.469309" calcext:value-type="float">
            <text:p>6.469309</text:p>
          </table:table-cell>
          <table:table-cell office:value-type="float" office:value="51.1978" calcext:value-type="float">
            <text:p>51.1978</text:p>
          </table:table-cell>
        </table:table-row>
        <table:table-row table:style-name="ro1">
          <table:table-cell office:value-type="float" office:value="4.996097" calcext:value-type="float">
            <text:p>4.996097</text:p>
          </table:table-cell>
          <table:table-cell office:value-type="float" office:value="31.05675" calcext:value-type="float">
            <text:p>31.05675</text:p>
          </table:table-cell>
        </table:table-row>
        <table:table-row table:style-name="ro1">
          <table:table-cell office:value-type="float" office:value="11.36922" calcext:value-type="float">
            <text:p>11.36922</text:p>
          </table:table-cell>
          <table:table-cell office:value-type="float" office:value="11.48225" calcext:value-type="float">
            <text:p>11.48225</text:p>
          </table:table-cell>
        </table:table-row>
        <table:table-row table:style-name="ro1">
          <table:table-cell office:value-type="float" office:value="-4.49682" calcext:value-type="float">
            <text:p>-4.49682</text:p>
          </table:table-cell>
          <table:table-cell office:value-type="float" office:value="51.06748" calcext:value-type="float">
            <text:p>51.06748</text:p>
          </table:table-cell>
        </table:table-row>
        <table:table-row table:style-name="ro1">
          <table:table-cell office:value-type="float" office:value="14.70892" calcext:value-type="float">
            <text:p>14.70892</text:p>
          </table:table-cell>
          <table:table-cell office:value-type="float" office:value="30.2793" calcext:value-type="float">
            <text:p>30.2793</text:p>
          </table:table-cell>
        </table:table-row>
        <table:table-row table:style-name="ro1">
          <table:table-cell office:value-type="float" office:value="9.861195" calcext:value-type="float">
            <text:p>9.861195</text:p>
          </table:table-cell>
          <table:table-cell office:value-type="float" office:value="21.94012" calcext:value-type="float">
            <text:p>21.94012</text:p>
          </table:table-cell>
        </table:table-row>
        <table:table-row table:style-name="ro1">
          <table:table-cell office:value-type="float" office:value="2.152665" calcext:value-type="float">
            <text:p>2.152665</text:p>
          </table:table-cell>
          <table:table-cell office:value-type="float" office:value="-4.18521" calcext:value-type="float">
            <text:p>-4.18521</text:p>
          </table:table-cell>
        </table:table-row>
        <table:table-row table:style-name="ro1">
          <table:table-cell office:value-type="float" office:value="5.727094" calcext:value-type="float">
            <text:p>5.727094</text:p>
          </table:table-cell>
          <table:table-cell office:value-type="float" office:value="32.85053" calcext:value-type="float">
            <text:p>32.85053</text:p>
          </table:table-cell>
        </table:table-row>
        <table:table-row table:style-name="ro1">
          <table:table-cell office:value-type="float" office:value="-7.83719" calcext:value-type="float">
            <text:p>-7.83719</text:p>
          </table:table-cell>
          <table:table-cell office:value-type="float" office:value="35.8343" calcext:value-type="float">
            <text:p>35.8343</text:p>
          </table:table-cell>
        </table:table-row>
        <table:table-row table:style-name="ro1">
          <table:table-cell office:value-type="float" office:value="0.607974" calcext:value-type="float">
            <text:p>0.607974</text:p>
          </table:table-cell>
          <table:table-cell office:value-type="float" office:value="-0.81944" calcext:value-type="float">
            <text:p>-0.81944</text:p>
          </table:table-cell>
        </table:table-row>
        <table:table-row table:style-name="ro1">
          <table:table-cell office:value-type="float" office:value="3.357828" calcext:value-type="float">
            <text:p>3.357828</text:p>
          </table:table-cell>
          <table:table-cell office:value-type="float" office:value="37.17755" calcext:value-type="float">
            <text:p>37.17755</text:p>
          </table:table-cell>
        </table:table-row>
        <table:table-row table:style-name="ro1">
          <table:table-cell office:value-type="float" office:value="0.997696" calcext:value-type="float">
            <text:p>0.997696</text:p>
          </table:table-cell>
          <table:table-cell office:value-type="float" office:value="48.7535" calcext:value-type="float">
            <text:p>48.7535</text:p>
          </table:table-cell>
        </table:table-row>
        <table:table-row table:style-name="ro1">
          <table:table-cell office:value-type="float" office:value="3.888736" calcext:value-type="float">
            <text:p>3.888736</text:p>
          </table:table-cell>
          <table:table-cell office:value-type="float" office:value="22.92503" calcext:value-type="float">
            <text:p>22.92503</text:p>
          </table:table-cell>
        </table:table-row>
        <table:table-row table:style-name="ro1">
          <table:table-cell office:value-type="float" office:value="13.04428" calcext:value-type="float">
            <text:p>13.04428</text:p>
          </table:table-cell>
          <table:table-cell office:value-type="float" office:value="39.83603" calcext:value-type="float">
            <text:p>39.83603</text:p>
          </table:table-cell>
        </table:table-row>
        <table:table-row table:style-name="ro1">
          <table:table-cell office:value-type="float" office:value="-0.06434" calcext:value-type="float">
            <text:p>-0.06434</text:p>
          </table:table-cell>
          <table:table-cell office:value-type="float" office:value="39.22895" calcext:value-type="float">
            <text:p>39.22895</text:p>
          </table:table-cell>
        </table:table-row>
        <table:table-row table:style-name="ro1">
          <table:table-cell office:value-type="float" office:value="-2.9927" calcext:value-type="float">
            <text:p>-2.9927</text:p>
          </table:table-cell>
          <table:table-cell office:value-type="float" office:value="33.17355" calcext:value-type="float">
            <text:p>33.17355</text:p>
          </table:table-cell>
        </table:table-row>
        <table:table-row table:style-name="ro1">
          <table:table-cell office:value-type="float" office:value="6.52674" calcext:value-type="float">
            <text:p>6.52674</text:p>
          </table:table-cell>
          <table:table-cell office:value-type="float" office:value="7.074705" calcext:value-type="float">
            <text:p>7.074705</text:p>
          </table:table-cell>
        </table:table-row>
        <table:table-row table:style-name="ro1">
          <table:table-cell office:value-type="float" office:value="-8.26945" calcext:value-type="float">
            <text:p>-8.26945</text:p>
          </table:table-cell>
          <table:table-cell office:value-type="float" office:value="15.37326" calcext:value-type="float">
            <text:p>15.37326</text:p>
          </table:table-cell>
        </table:table-row>
        <table:table-row table:style-name="ro1">
          <table:table-cell office:value-type="float" office:value="2.047325" calcext:value-type="float">
            <text:p>2.047325</text:p>
          </table:table-cell>
          <table:table-cell office:value-type="float" office:value="14.74309" calcext:value-type="float">
            <text:p>14.74309</text:p>
          </table:table-cell>
        </table:table-row>
        <table:table-row table:style-name="ro1">
          <table:table-cell office:value-type="float" office:value="11.9879" calcext:value-type="float">
            <text:p>11.9879</text:p>
          </table:table-cell>
          <table:table-cell office:value-type="float" office:value="25.46623" calcext:value-type="float">
            <text:p>25.46623</text:p>
          </table:table-cell>
        </table:table-row>
        <table:table-row table:style-name="ro1">
          <table:table-cell office:value-type="float" office:value="11.74656" calcext:value-type="float">
            <text:p>11.74656</text:p>
          </table:table-cell>
          <table:table-cell office:value-type="float" office:value="-3.36562" calcext:value-type="float">
            <text:p>-3.36562</text:p>
          </table:table-cell>
        </table:table-row>
        <table:table-row table:style-name="ro1">
          <table:table-cell office:value-type="float" office:value="8.863373" calcext:value-type="float">
            <text:p>8.863373</text:p>
          </table:table-cell>
          <table:table-cell office:value-type="float" office:value="20.79569" calcext:value-type="float">
            <text:p>20.79569</text:p>
          </table:table-cell>
        </table:table-row>
        <table:table-row table:style-name="ro1">
          <table:table-cell office:value-type="float" office:value="4.331655" calcext:value-type="float">
            <text:p>4.331655</text:p>
          </table:table-cell>
          <table:table-cell office:value-type="float" office:value="47.26149" calcext:value-type="float">
            <text:p>47.26149</text:p>
          </table:table-cell>
        </table:table-row>
        <table:table-row table:style-name="ro1">
          <table:table-cell office:value-type="float" office:value="4.424455" calcext:value-type="float">
            <text:p>4.424455</text:p>
          </table:table-cell>
          <table:table-cell office:value-type="float" office:value="9.104184" calcext:value-type="float">
            <text:p>9.104184</text:p>
          </table:table-cell>
        </table:table-row>
        <table:table-row table:style-name="ro1">
          <table:table-cell office:value-type="float" office:value="21.30222" calcext:value-type="float">
            <text:p>21.30222</text:p>
          </table:table-cell>
          <table:table-cell office:value-type="float" office:value="25.90716" calcext:value-type="float">
            <text:p>25.90716</text:p>
          </table:table-cell>
        </table:table-row>
        <table:table-row table:style-name="ro1">
          <table:table-cell office:value-type="float" office:value="7.064406" calcext:value-type="float">
            <text:p>7.064406</text:p>
          </table:table-cell>
          <table:table-cell office:value-type="float" office:value="46.30478" calcext:value-type="float">
            <text:p>46.30478</text:p>
          </table:table-cell>
        </table:table-row>
        <table:table-row table:style-name="ro1">
          <table:table-cell office:value-type="float" office:value="10.71274" calcext:value-type="float">
            <text:p>10.71274</text:p>
          </table:table-cell>
          <table:table-cell office:value-type="float" office:value="29.24526" calcext:value-type="float">
            <text:p>29.24526</text:p>
          </table:table-cell>
        </table:table-row>
        <table:table-row table:style-name="ro1">
          <table:table-cell office:value-type="float" office:value="6.698577" calcext:value-type="float">
            <text:p>6.698577</text:p>
          </table:table-cell>
          <table:table-cell office:value-type="float" office:value="34.86217" calcext:value-type="float">
            <text:p>34.86217</text:p>
          </table:table-cell>
        </table:table-row>
        <table:table-row table:style-name="ro1">
          <table:table-cell office:value-type="float" office:value="-4.64246" calcext:value-type="float">
            <text:p>-4.64246</text:p>
          </table:table-cell>
          <table:table-cell office:value-type="float" office:value="10.75147" calcext:value-type="float">
            <text:p>10.75147</text:p>
          </table:table-cell>
        </table:table-row>
        <table:table-row table:style-name="ro1">
          <table:table-cell office:value-type="float" office:value="0.783081" calcext:value-type="float">
            <text:p>0.783081</text:p>
          </table:table-cell>
          <table:table-cell office:value-type="float" office:value="17.08961" calcext:value-type="float">
            <text:p>17.08961</text:p>
          </table:table-cell>
        </table:table-row>
        <table:table-row table:style-name="ro1">
          <table:table-cell office:value-type="float" office:value="8.452962" calcext:value-type="float">
            <text:p>8.452962</text:p>
          </table:table-cell>
          <table:table-cell office:value-type="float" office:value="11.68093" calcext:value-type="float">
            <text:p>11.68093</text:p>
          </table:table-cell>
        </table:table-row>
        <table:table-row table:style-name="ro1">
          <table:table-cell office:value-type="float" office:value="17.15432" calcext:value-type="float">
            <text:p>17.15432</text:p>
          </table:table-cell>
          <table:table-cell office:value-type="float" office:value="3.651747" calcext:value-type="float">
            <text:p>3.651747</text:p>
          </table:table-cell>
        </table:table-row>
        <table:table-row table:style-name="ro1">
          <table:table-cell office:value-type="float" office:value="8.618109" calcext:value-type="float">
            <text:p>8.618109</text:p>
          </table:table-cell>
          <table:table-cell office:value-type="float" office:value="12.0429" calcext:value-type="float">
            <text:p>12.0429</text:p>
          </table:table-cell>
        </table:table-row>
        <table:table-row table:style-name="ro1">
          <table:table-cell office:value-type="float" office:value="6.908435" calcext:value-type="float">
            <text:p>6.908435</text:p>
          </table:table-cell>
          <table:table-cell office:value-type="float" office:value="56.91785" calcext:value-type="float">
            <text:p>56.91785</text:p>
          </table:table-cell>
        </table:table-row>
        <table:table-row table:style-name="ro1">
          <table:table-cell office:value-type="float" office:value="-5.86846" calcext:value-type="float">
            <text:p>-5.86846</text:p>
          </table:table-cell>
          <table:table-cell office:value-type="float" office:value="22.05178" calcext:value-type="float">
            <text:p>22.05178</text:p>
          </table:table-cell>
        </table:table-row>
        <table:table-row table:style-name="ro1">
          <table:table-cell office:value-type="float" office:value="17.46428" calcext:value-type="float">
            <text:p>17.46428</text:p>
          </table:table-cell>
          <table:table-cell office:value-type="float" office:value="14.52996" calcext:value-type="float">
            <text:p>14.52996</text:p>
          </table:table-cell>
        </table:table-row>
        <table:table-row table:style-name="ro1">
          <table:table-cell office:value-type="float" office:value="2.57199" calcext:value-type="float">
            <text:p>2.57199</text:p>
          </table:table-cell>
          <table:table-cell office:value-type="float" office:value="22.25665" calcext:value-type="float">
            <text:p>22.25665</text:p>
          </table:table-cell>
        </table:table-row>
        <table:table-row table:style-name="ro1">
          <table:table-cell office:value-type="float" office:value="21.09438" calcext:value-type="float">
            <text:p>21.09438</text:p>
          </table:table-cell>
          <table:table-cell office:value-type="float" office:value="8.67723" calcext:value-type="float">
            <text:p>8.67723</text:p>
          </table:table-cell>
        </table:table-row>
        <table:table-row table:style-name="ro1">
          <table:table-cell office:value-type="float" office:value="6.629402" calcext:value-type="float">
            <text:p>6.629402</text:p>
          </table:table-cell>
          <table:table-cell office:value-type="float" office:value="38.02583" calcext:value-type="float">
            <text:p>38.02583</text:p>
          </table:table-cell>
        </table:table-row>
        <table:table-row table:style-name="ro1">
          <table:table-cell office:value-type="float" office:value="7.632209" calcext:value-type="float">
            <text:p>7.632209</text:p>
          </table:table-cell>
          <table:table-cell office:value-type="float" office:value="2.915051" calcext:value-type="float">
            <text:p>2.915051</text:p>
          </table:table-cell>
        </table:table-row>
        <table:table-row table:style-name="ro1">
          <table:table-cell office:value-type="float" office:value="0.769895" calcext:value-type="float">
            <text:p>0.769895</text:p>
          </table:table-cell>
          <table:table-cell office:value-type="float" office:value="18.62004" calcext:value-type="float">
            <text:p>18.62004</text:p>
          </table:table-cell>
        </table:table-row>
        <table:table-row table:style-name="ro1">
          <table:table-cell office:value-type="float" office:value="-6.7902" calcext:value-type="float">
            <text:p>-6.7902</text:p>
          </table:table-cell>
          <table:table-cell office:value-type="float" office:value="49.78786" calcext:value-type="float">
            <text:p>49.78786</text:p>
          </table:table-cell>
        </table:table-row>
        <table:table-row table:style-name="ro1">
          <table:table-cell office:value-type="float" office:value="4.990716" calcext:value-type="float">
            <text:p>4.990716</text:p>
          </table:table-cell>
          <table:table-cell office:value-type="float" office:value="6.046941" calcext:value-type="float">
            <text:p>6.046941</text:p>
          </table:table-cell>
        </table:table-row>
        <table:table-row table:style-name="ro1">
          <table:table-cell office:value-type="float" office:value="3.25404" calcext:value-type="float">
            <text:p>3.25404</text:p>
          </table:table-cell>
          <table:table-cell office:value-type="float" office:value="30.35468" calcext:value-type="float">
            <text:p>30.35468</text:p>
          </table:table-cell>
        </table:table-row>
        <table:table-row table:style-name="ro1">
          <table:table-cell office:value-type="float" office:value="15.27058" calcext:value-type="float">
            <text:p>15.27058</text:p>
          </table:table-cell>
          <table:table-cell office:value-type="float" office:value="17.90476" calcext:value-type="float">
            <text:p>17.90476</text:p>
          </table:table-cell>
        </table:table-row>
        <table:table-row table:style-name="ro1">
          <table:table-cell office:value-type="float" office:value="-5.13497" calcext:value-type="float">
            <text:p>-5.13497</text:p>
          </table:table-cell>
          <table:table-cell office:value-type="float" office:value="31.68915" calcext:value-type="float">
            <text:p>31.68915</text:p>
          </table:table-cell>
        </table:table-row>
        <table:table-row table:style-name="ro1">
          <table:table-cell office:value-type="float" office:value="11.59978" calcext:value-type="float">
            <text:p>11.59978</text:p>
          </table:table-cell>
          <table:table-cell office:value-type="float" office:value="26.16902" calcext:value-type="float">
            <text:p>26.16902</text:p>
          </table:table-cell>
        </table:table-row>
        <table:table-row table:style-name="ro1">
          <table:table-cell office:value-type="float" office:value="4.35527" calcext:value-type="float">
            <text:p>4.35527</text:p>
          </table:table-cell>
          <table:table-cell office:value-type="float" office:value="25.093" calcext:value-type="float">
            <text:p>25.093</text:p>
          </table:table-cell>
        </table:table-row>
        <table:table-row table:style-name="ro1">
          <table:table-cell office:value-type="float" office:value="6.954921" calcext:value-type="float">
            <text:p>6.954921</text:p>
          </table:table-cell>
          <table:table-cell office:value-type="float" office:value="19.91071" calcext:value-type="float">
            <text:p>19.91071</text:p>
          </table:table-cell>
        </table:table-row>
        <table:table-row table:style-name="ro1">
          <table:table-cell office:value-type="float" office:value="0.033868" calcext:value-type="float">
            <text:p>0.033868</text:p>
          </table:table-cell>
          <table:table-cell office:value-type="float" office:value="5.358887" calcext:value-type="float">
            <text:p>5.358887</text:p>
          </table:table-cell>
        </table:table-row>
        <table:table-row table:style-name="ro1">
          <table:table-cell office:value-type="float" office:value="9.666871" calcext:value-type="float">
            <text:p>9.666871</text:p>
          </table:table-cell>
          <table:table-cell office:value-type="float" office:value="39.92929" calcext:value-type="float">
            <text:p>39.92929</text:p>
          </table:table-cell>
        </table:table-row>
        <table:table-row table:style-name="ro1">
          <table:table-cell office:value-type="float" office:value="28.78372" calcext:value-type="float">
            <text:p>28.78372</text:p>
          </table:table-cell>
          <table:table-cell office:value-type="float" office:value="63.90222" calcext:value-type="float">
            <text:p>63.90222</text:p>
          </table:table-cell>
        </table:table-row>
        <table:table-row table:style-name="ro1">
          <table:table-cell office:value-type="float" office:value="10.80172" calcext:value-type="float">
            <text:p>10.80172</text:p>
          </table:table-cell>
          <table:table-cell office:value-type="float" office:value="25.68139" calcext:value-type="float">
            <text:p>25.68139</text:p>
          </table:table-cell>
        </table:table-row>
        <table:table-row table:style-name="ro1">
          <table:table-cell office:value-type="float" office:value="-8.79689" calcext:value-type="float">
            <text:p>-8.79689</text:p>
          </table:table-cell>
          <table:table-cell office:value-type="float" office:value="30.46893" calcext:value-type="float">
            <text:p>30.46893</text:p>
          </table:table-cell>
        </table:table-row>
        <table:table-row table:style-name="ro1">
          <table:table-cell office:value-type="float" office:value="14.88479" calcext:value-type="float">
            <text:p>14.88479</text:p>
          </table:table-cell>
          <table:table-cell office:value-type="float" office:value="15.80863" calcext:value-type="float">
            <text:p>15.80863</text:p>
          </table:table-cell>
        </table:table-row>
        <table:table-row table:style-name="ro1">
          <table:table-cell office:value-type="float" office:value="-0.95025" calcext:value-type="float">
            <text:p>-0.95025</text:p>
          </table:table-cell>
          <table:table-cell office:value-type="float" office:value="6.407389" calcext:value-type="float">
            <text:p>6.407389</text:p>
          </table:table-cell>
        </table:table-row>
        <table:table-row table:style-name="ro1">
          <table:table-cell office:value-type="float" office:value="5.443578" calcext:value-type="float">
            <text:p>5.443578</text:p>
          </table:table-cell>
          <table:table-cell office:value-type="float" office:value="4.455182" calcext:value-type="float">
            <text:p>4.455182</text:p>
          </table:table-cell>
        </table:table-row>
        <table:table-row table:style-name="ro1">
          <table:table-cell office:value-type="float" office:value="-1.04299" calcext:value-type="float">
            <text:p>-1.04299</text:p>
          </table:table-cell>
          <table:table-cell office:value-type="float" office:value="24.30557" calcext:value-type="float">
            <text:p>24.30557</text:p>
          </table:table-cell>
        </table:table-row>
        <table:table-row table:style-name="ro1">
          <table:table-cell office:value-type="float" office:value="10.95563" calcext:value-type="float">
            <text:p>10.95563</text:p>
          </table:table-cell>
          <table:table-cell office:value-type="float" office:value="8.595948" calcext:value-type="float">
            <text:p>8.595948</text:p>
          </table:table-cell>
        </table:table-row>
        <table:table-row table:style-name="ro1">
          <table:table-cell office:value-type="float" office:value="12.79366" calcext:value-type="float">
            <text:p>12.79366</text:p>
          </table:table-cell>
          <table:table-cell office:value-type="float" office:value="51.95089" calcext:value-type="float">
            <text:p>51.95089</text:p>
          </table:table-cell>
        </table:table-row>
        <table:table-row table:style-name="ro1">
          <table:table-cell office:value-type="float" office:value="9.923015" calcext:value-type="float">
            <text:p>9.923015</text:p>
          </table:table-cell>
          <table:table-cell office:value-type="float" office:value="10.03922" calcext:value-type="float">
            <text:p>10.03922</text:p>
          </table:table-cell>
        </table:table-row>
        <table:table-row table:style-name="ro1">
          <table:table-cell office:value-type="float" office:value="0.528402" calcext:value-type="float">
            <text:p>0.528402</text:p>
          </table:table-cell>
          <table:table-cell office:value-type="float" office:value="38.36108" calcext:value-type="float">
            <text:p>38.36108</text:p>
          </table:table-cell>
        </table:table-row>
        <table:table-row table:style-name="ro1">
          <table:table-cell office:value-type="float" office:value="16.3071" calcext:value-type="float">
            <text:p>16.3071</text:p>
          </table:table-cell>
          <table:table-cell office:value-type="float" office:value="2.729026" calcext:value-type="float">
            <text:p>2.729026</text:p>
          </table:table-cell>
        </table:table-row>
        <table:table-row table:style-name="ro1">
          <table:table-cell office:value-type="float" office:value="5.068514" calcext:value-type="float">
            <text:p>5.068514</text:p>
          </table:table-cell>
          <table:table-cell office:value-type="float" office:value="24.92845" calcext:value-type="float">
            <text:p>24.92845</text:p>
          </table:table-cell>
        </table:table-row>
        <table:table-row table:style-name="ro1">
          <table:table-cell office:value-type="float" office:value="6.975162" calcext:value-type="float">
            <text:p>6.975162</text:p>
          </table:table-cell>
          <table:table-cell office:value-type="float" office:value="32.06927" calcext:value-type="float">
            <text:p>32.06927</text:p>
          </table:table-cell>
        </table:table-row>
        <table:table-row table:style-name="ro1">
          <table:table-cell office:value-type="float" office:value="6.631211" calcext:value-type="float">
            <text:p>6.631211</text:p>
          </table:table-cell>
          <table:table-cell office:value-type="float" office:value="21.8604" calcext:value-type="float">
            <text:p>21.8604</text:p>
          </table:table-cell>
        </table:table-row>
        <table:table-row table:style-name="ro1">
          <table:table-cell office:value-type="float" office:value="-6.98919" calcext:value-type="float">
            <text:p>-6.98919</text:p>
          </table:table-cell>
          <table:table-cell office:value-type="float" office:value="10.7459" calcext:value-type="float">
            <text:p>10.7459</text:p>
          </table:table-cell>
        </table:table-row>
        <table:table-row table:style-name="ro1">
          <table:table-cell office:value-type="float" office:value="4.03236" calcext:value-type="float">
            <text:p>4.03236</text:p>
          </table:table-cell>
          <table:table-cell office:value-type="float" office:value="23.77265" calcext:value-type="float">
            <text:p>23.77265</text:p>
          </table:table-cell>
        </table:table-row>
        <table:table-row table:style-name="ro1">
          <table:table-cell office:value-type="float" office:value="12.59147" calcext:value-type="float">
            <text:p>12.59147</text:p>
          </table:table-cell>
          <table:table-cell office:value-type="float" office:value="39.89297" calcext:value-type="float">
            <text:p>39.89297</text:p>
          </table:table-cell>
        </table:table-row>
        <table:table-row table:style-name="ro1">
          <table:table-cell office:value-type="float" office:value="18.1523" calcext:value-type="float">
            <text:p>18.1523</text:p>
          </table:table-cell>
          <table:table-cell office:value-type="float" office:value="27.03117" calcext:value-type="float">
            <text:p>27.03117</text:p>
          </table:table-cell>
        </table:table-row>
        <table:table-row table:style-name="ro1">
          <table:table-cell office:value-type="float" office:value="2.390181" calcext:value-type="float">
            <text:p>2.390181</text:p>
          </table:table-cell>
          <table:table-cell office:value-type="float" office:value="57.51668" calcext:value-type="float">
            <text:p>57.51668</text:p>
          </table:table-cell>
        </table:table-row>
        <table:table-row table:style-name="ro1">
          <table:table-cell office:value-type="float" office:value="17.21118" calcext:value-type="float">
            <text:p>17.21118</text:p>
          </table:table-cell>
          <table:table-cell office:value-type="float" office:value="-14.5084" calcext:value-type="float">
            <text:p>-14.5084</text:p>
          </table:table-cell>
        </table:table-row>
        <table:table-row table:style-name="ro1">
          <table:table-cell office:value-type="float" office:value="7.320992" calcext:value-type="float">
            <text:p>7.320992</text:p>
          </table:table-cell>
          <table:table-cell office:value-type="float" office:value="33.30941" calcext:value-type="float">
            <text:p>33.30941</text:p>
          </table:table-cell>
        </table:table-row>
        <table:table-row table:style-name="ro1">
          <table:table-cell office:value-type="float" office:value="9.354739" calcext:value-type="float">
            <text:p>9.354739</text:p>
          </table:table-cell>
          <table:table-cell office:value-type="float" office:value="29.49889" calcext:value-type="float">
            <text:p>29.49889</text:p>
          </table:table-cell>
        </table:table-row>
        <table:table-row table:style-name="ro1">
          <table:table-cell office:value-type="float" office:value="-0.00225" calcext:value-type="float">
            <text:p>-0.00225</text:p>
          </table:table-cell>
          <table:table-cell office:value-type="float" office:value="18.71799" calcext:value-type="float">
            <text:p>18.71799</text:p>
          </table:table-cell>
        </table:table-row>
        <table:table-row table:style-name="ro1">
          <table:table-cell office:value-type="float" office:value="-4.01829" calcext:value-type="float">
            <text:p>-4.01829</text:p>
          </table:table-cell>
          <table:table-cell office:value-type="float" office:value="58.14657" calcext:value-type="float">
            <text:p>58.14657</text:p>
          </table:table-cell>
        </table:table-row>
        <table:table-row table:style-name="ro1">
          <table:table-cell office:value-type="float" office:value="11.47346" calcext:value-type="float">
            <text:p>11.47346</text:p>
          </table:table-cell>
          <table:table-cell office:value-type="float" office:value="50.85793" calcext:value-type="float">
            <text:p>50.85793</text:p>
          </table:table-cell>
        </table:table-row>
        <table:table-row table:style-name="ro1">
          <table:table-cell office:value-type="float" office:value="-6.746" calcext:value-type="float">
            <text:p>-6.746</text:p>
          </table:table-cell>
          <table:table-cell office:value-type="float" office:value="28.92193" calcext:value-type="float">
            <text:p>28.92193</text:p>
          </table:table-cell>
        </table:table-row>
        <table:table-row table:style-name="ro1">
          <table:table-cell office:value-type="float" office:value="4.220289" calcext:value-type="float">
            <text:p>4.220289</text:p>
          </table:table-cell>
          <table:table-cell office:value-type="float" office:value="28.89364" calcext:value-type="float">
            <text:p>28.89364</text:p>
          </table:table-cell>
        </table:table-row>
        <table:table-row table:style-name="ro1">
          <table:table-cell office:value-type="float" office:value="6.157447" calcext:value-type="float">
            <text:p>6.157447</text:p>
          </table:table-cell>
          <table:table-cell office:value-type="float" office:value="20.7293" calcext:value-type="float">
            <text:p>20.7293</text:p>
          </table:table-cell>
        </table:table-row>
        <table:table-row table:style-name="ro1">
          <table:table-cell office:value-type="float" office:value="5.718283" calcext:value-type="float">
            <text:p>5.718283</text:p>
          </table:table-cell>
          <table:table-cell office:value-type="float" office:value="45.11519" calcext:value-type="float">
            <text:p>45.11519</text:p>
          </table:table-cell>
        </table:table-row>
        <table:table-row table:style-name="ro1">
          <table:table-cell office:value-type="float" office:value="9.407616" calcext:value-type="float">
            <text:p>9.407616</text:p>
          </table:table-cell>
          <table:table-cell office:value-type="float" office:value="24.90853" calcext:value-type="float">
            <text:p>24.90853</text:p>
          </table:table-cell>
        </table:table-row>
        <table:table-row table:style-name="ro1">
          <table:table-cell office:value-type="float" office:value="2.926678" calcext:value-type="float">
            <text:p>2.926678</text:p>
          </table:table-cell>
          <table:table-cell office:value-type="float" office:value="29.94189" calcext:value-type="float">
            <text:p>29.94189</text:p>
          </table:table-cell>
        </table:table-row>
        <table:table-row table:style-name="ro1">
          <table:table-cell office:value-type="float" office:value="2.827429" calcext:value-type="float">
            <text:p>2.827429</text:p>
          </table:table-cell>
          <table:table-cell office:value-type="float" office:value="22.89789" calcext:value-type="float">
            <text:p>22.89789</text:p>
          </table:table-cell>
        </table:table-row>
        <table:table-row table:style-name="ro1">
          <table:table-cell office:value-type="float" office:value="12.34934" calcext:value-type="float">
            <text:p>12.34934</text:p>
          </table:table-cell>
          <table:table-cell office:value-type="float" office:value="34.20419" calcext:value-type="float">
            <text:p>34.20419</text:p>
          </table:table-cell>
        </table:table-row>
        <table:table-row table:style-name="ro1">
          <table:table-cell office:value-type="float" office:value="17.16209" calcext:value-type="float">
            <text:p>17.16209</text:p>
          </table:table-cell>
          <table:table-cell office:value-type="float" office:value="18.77152" calcext:value-type="float">
            <text:p>18.77152</text:p>
          </table:table-cell>
        </table:table-row>
        <table:table-row table:style-name="ro1">
          <table:table-cell office:value-type="float" office:value="3.226167" calcext:value-type="float">
            <text:p>3.226167</text:p>
          </table:table-cell>
          <table:table-cell office:value-type="float" office:value="30.11559" calcext:value-type="float">
            <text:p>30.11559</text:p>
          </table:table-cell>
        </table:table-row>
        <table:table-row table:style-name="ro1">
          <table:table-cell office:value-type="float" office:value="7.407632" calcext:value-type="float">
            <text:p>7.407632</text:p>
          </table:table-cell>
          <table:table-cell office:value-type="float" office:value="42.15535" calcext:value-type="float">
            <text:p>42.15535</text:p>
          </table:table-cell>
        </table:table-row>
        <table:table-row table:style-name="ro1">
          <table:table-cell office:value-type="float" office:value="5.191433" calcext:value-type="float">
            <text:p>5.191433</text:p>
          </table:table-cell>
          <table:table-cell office:value-type="float" office:value="4.605254" calcext:value-type="float">
            <text:p>4.605254</text:p>
          </table:table-cell>
        </table:table-row>
        <table:table-row table:style-name="ro1">
          <table:table-cell office:value-type="float" office:value="-9.78636" calcext:value-type="float">
            <text:p>-9.78636</text:p>
          </table:table-cell>
          <table:table-cell office:value-type="float" office:value="14.16068" calcext:value-type="float">
            <text:p>14.16068</text:p>
          </table:table-cell>
        </table:table-row>
        <table:table-row table:style-name="ro1">
          <table:table-cell office:value-type="float" office:value="-4.91761" calcext:value-type="float">
            <text:p>-4.91761</text:p>
          </table:table-cell>
          <table:table-cell office:value-type="float" office:value="34.79113" calcext:value-type="float">
            <text:p>34.79113</text:p>
          </table:table-cell>
        </table:table-row>
        <table:table-row table:style-name="ro1">
          <table:table-cell office:value-type="float" office:value="17.60485" calcext:value-type="float">
            <text:p>17.60485</text:p>
          </table:table-cell>
          <table:table-cell office:value-type="float" office:value="22.01207" calcext:value-type="float">
            <text:p>22.01207</text:p>
          </table:table-cell>
        </table:table-row>
        <table:table-row table:style-name="ro1">
          <table:table-cell office:value-type="float" office:value="7.563391" calcext:value-type="float">
            <text:p>7.563391</text:p>
          </table:table-cell>
          <table:table-cell office:value-type="float" office:value="3.866096" calcext:value-type="float">
            <text:p>3.866096</text:p>
          </table:table-cell>
        </table:table-row>
        <table:table-row table:style-name="ro1">
          <table:table-cell office:value-type="float" office:value="7.457193" calcext:value-type="float">
            <text:p>7.457193</text:p>
          </table:table-cell>
          <table:table-cell office:value-type="float" office:value="44.4457" calcext:value-type="float">
            <text:p>44.4457</text:p>
          </table:table-cell>
        </table:table-row>
        <table:table-row table:style-name="ro1">
          <table:table-cell office:value-type="float" office:value="5.508163" calcext:value-type="float">
            <text:p>5.508163</text:p>
          </table:table-cell>
          <table:table-cell office:value-type="float" office:value="20.47268" calcext:value-type="float">
            <text:p>20.47268</text:p>
          </table:table-cell>
        </table:table-row>
        <table:table-row table:style-name="ro1">
          <table:table-cell office:value-type="float" office:value="-0.42644" calcext:value-type="float">
            <text:p>-0.42644</text:p>
          </table:table-cell>
          <table:table-cell office:value-type="float" office:value="34.6079" calcext:value-type="float">
            <text:p>34.6079</text:p>
          </table:table-cell>
        </table:table-row>
        <table:table-row table:style-name="ro1">
          <table:table-cell office:value-type="float" office:value="20.32342" calcext:value-type="float">
            <text:p>20.32342</text:p>
          </table:table-cell>
          <table:table-cell office:value-type="float" office:value="30.69106" calcext:value-type="float">
            <text:p>30.69106</text:p>
          </table:table-cell>
        </table:table-row>
        <table:table-row table:style-name="ro1">
          <table:table-cell office:value-type="float" office:value="4.04013" calcext:value-type="float">
            <text:p>4.04013</text:p>
          </table:table-cell>
          <table:table-cell office:value-type="float" office:value="30.07236" calcext:value-type="float">
            <text:p>30.07236</text:p>
          </table:table-cell>
        </table:table-row>
        <table:table-row table:style-name="ro1">
          <table:table-cell office:value-type="float" office:value="0.809494" calcext:value-type="float">
            <text:p>0.809494</text:p>
          </table:table-cell>
          <table:table-cell office:value-type="float" office:value="12.19319" calcext:value-type="float">
            <text:p>12.19319</text:p>
          </table:table-cell>
        </table:table-row>
        <table:table-row table:style-name="ro1">
          <table:table-cell office:value-type="float" office:value="-5.57362" calcext:value-type="float">
            <text:p>-5.57362</text:p>
          </table:table-cell>
          <table:table-cell office:value-type="float" office:value="18.26175" calcext:value-type="float">
            <text:p>18.26175</text:p>
          </table:table-cell>
        </table:table-row>
        <table:table-row table:style-name="ro1">
          <table:table-cell office:value-type="float" office:value="-4.59087" calcext:value-type="float">
            <text:p>-4.59087</text:p>
          </table:table-cell>
          <table:table-cell office:value-type="float" office:value="-5.65362" calcext:value-type="float">
            <text:p>-5.65362</text:p>
          </table:table-cell>
        </table:table-row>
        <table:table-row table:style-name="ro1">
          <table:table-cell office:value-type="float" office:value="6.08675" calcext:value-type="float">
            <text:p>6.08675</text:p>
          </table:table-cell>
          <table:table-cell office:value-type="float" office:value="29.11967" calcext:value-type="float">
            <text:p>29.11967</text:p>
          </table:table-cell>
        </table:table-row>
        <table:table-row table:style-name="ro1">
          <table:table-cell office:value-type="float" office:value="-4.953" calcext:value-type="float">
            <text:p>-4.953</text:p>
          </table:table-cell>
          <table:table-cell office:value-type="float" office:value="36.28673" calcext:value-type="float">
            <text:p>36.28673</text:p>
          </table:table-cell>
        </table:table-row>
        <table:table-row table:style-name="ro1">
          <table:table-cell office:value-type="float" office:value="7.881722" calcext:value-type="float">
            <text:p>7.881722</text:p>
          </table:table-cell>
          <table:table-cell office:value-type="float" office:value="27.70899" calcext:value-type="float">
            <text:p>27.70899</text:p>
          </table:table-cell>
        </table:table-row>
        <table:table-row table:style-name="ro1">
          <table:table-cell office:value-type="float" office:value="4.837394" calcext:value-type="float">
            <text:p>4.837394</text:p>
          </table:table-cell>
          <table:table-cell office:value-type="float" office:value="17.12273" calcext:value-type="float">
            <text:p>17.12273</text:p>
          </table:table-cell>
        </table:table-row>
        <table:table-row table:style-name="ro1">
          <table:table-cell office:value-type="float" office:value="7.076638" calcext:value-type="float">
            <text:p>7.076638</text:p>
          </table:table-cell>
          <table:table-cell office:value-type="float" office:value="26.42916" calcext:value-type="float">
            <text:p>26.42916</text:p>
          </table:table-cell>
        </table:table-row>
        <table:table-row table:style-name="ro1">
          <table:table-cell office:value-type="float" office:value="1.806163" calcext:value-type="float">
            <text:p>1.806163</text:p>
          </table:table-cell>
          <table:table-cell office:value-type="float" office:value="49.35514" calcext:value-type="float">
            <text:p>49.35514</text:p>
          </table:table-cell>
        </table:table-row>
        <table:table-row table:style-name="ro1">
          <table:table-cell office:value-type="float" office:value="19.41422" calcext:value-type="float">
            <text:p>19.41422</text:p>
          </table:table-cell>
          <table:table-cell office:value-type="float" office:value="42.9941" calcext:value-type="float">
            <text:p>42.9941</text:p>
          </table:table-cell>
        </table:table-row>
        <table:table-row table:style-name="ro1">
          <table:table-cell office:value-type="float" office:value="12.19607" calcext:value-type="float">
            <text:p>12.19607</text:p>
          </table:table-cell>
          <table:table-cell office:value-type="float" office:value="26.3645" calcext:value-type="float">
            <text:p>26.3645</text:p>
          </table:table-cell>
        </table:table-row>
        <table:table-row table:style-name="ro1">
          <table:table-cell office:value-type="float" office:value="3.002272" calcext:value-type="float">
            <text:p>3.002272</text:p>
          </table:table-cell>
          <table:table-cell office:value-type="float" office:value="27.01513" calcext:value-type="float">
            <text:p>27.01513</text:p>
          </table:table-cell>
        </table:table-row>
        <table:table-row table:style-name="ro1">
          <table:table-cell office:value-type="float" office:value="5.332373" calcext:value-type="float">
            <text:p>5.332373</text:p>
          </table:table-cell>
          <table:table-cell office:value-type="float" office:value="6.558807" calcext:value-type="float">
            <text:p>6.558807</text:p>
          </table:table-cell>
        </table:table-row>
        <table:table-row table:style-name="ro1">
          <table:table-cell office:value-type="float" office:value="13.92776" calcext:value-type="float">
            <text:p>13.92776</text:p>
          </table:table-cell>
          <table:table-cell office:value-type="float" office:value="24.52517" calcext:value-type="float">
            <text:p>24.52517</text:p>
          </table:table-cell>
        </table:table-row>
        <table:table-row table:style-name="ro1">
          <table:table-cell office:value-type="float" office:value="8.194154" calcext:value-type="float">
            <text:p>8.194154</text:p>
          </table:table-cell>
          <table:table-cell office:value-type="float" office:value="16.38273" calcext:value-type="float">
            <text:p>16.38273</text:p>
          </table:table-cell>
        </table:table-row>
        <table:table-row table:style-name="ro1">
          <table:table-cell office:value-type="float" office:value="-8.22965" calcext:value-type="float">
            <text:p>-8.22965</text:p>
          </table:table-cell>
          <table:table-cell office:value-type="float" office:value="51.36118" calcext:value-type="float">
            <text:p>51.36118</text:p>
          </table:table-cell>
        </table:table-row>
        <table:table-row table:style-name="ro1">
          <table:table-cell office:value-type="float" office:value="12.35916" calcext:value-type="float">
            <text:p>12.35916</text:p>
          </table:table-cell>
          <table:table-cell office:value-type="float" office:value="25.86836" calcext:value-type="float">
            <text:p>25.86836</text:p>
          </table:table-cell>
        </table:table-row>
        <table:table-row table:style-name="ro1">
          <table:table-cell office:value-type="float" office:value="3.004569" calcext:value-type="float">
            <text:p>3.004569</text:p>
          </table:table-cell>
          <table:table-cell office:value-type="float" office:value="4.068816" calcext:value-type="float">
            <text:p>4.068816</text:p>
          </table:table-cell>
        </table:table-row>
        <table:table-row table:style-name="ro1">
          <table:table-cell office:value-type="float" office:value="6.500146" calcext:value-type="float">
            <text:p>6.500146</text:p>
          </table:table-cell>
          <table:table-cell office:value-type="float" office:value="25.90516" calcext:value-type="float">
            <text:p>25.90516</text:p>
          </table:table-cell>
        </table:table-row>
        <table:table-row table:style-name="ro1">
          <table:table-cell office:value-type="float" office:value="6.734733" calcext:value-type="float">
            <text:p>6.734733</text:p>
          </table:table-cell>
          <table:table-cell office:value-type="float" office:value="48.89554" calcext:value-type="float">
            <text:p>48.89554</text:p>
          </table:table-cell>
        </table:table-row>
        <table:table-row table:style-name="ro1">
          <table:table-cell office:value-type="float" office:value="9.649631" calcext:value-type="float">
            <text:p>9.649631</text:p>
          </table:table-cell>
          <table:table-cell office:value-type="float" office:value="37.61932" calcext:value-type="float">
            <text:p>37.61932</text:p>
          </table:table-cell>
        </table:table-row>
        <table:table-row table:style-name="ro1">
          <table:table-cell office:value-type="float" office:value="15.93173" calcext:value-type="float">
            <text:p>15.93173</text:p>
          </table:table-cell>
          <table:table-cell office:value-type="float" office:value="41.87398" calcext:value-type="float">
            <text:p>41.87398</text:p>
          </table:table-cell>
        </table:table-row>
        <table:table-row table:style-name="ro1">
          <table:table-cell office:value-type="float" office:value="-4.945" calcext:value-type="float">
            <text:p>-4.945</text:p>
          </table:table-cell>
          <table:table-cell office:value-type="float" office:value="10.84648" calcext:value-type="float">
            <text:p>10.84648</text:p>
          </table:table-cell>
        </table:table-row>
        <table:table-row table:style-name="ro1">
          <table:table-cell office:value-type="float" office:value="1.831989" calcext:value-type="float">
            <text:p>1.831989</text:p>
          </table:table-cell>
          <table:table-cell office:value-type="float" office:value="31.24391" calcext:value-type="float">
            <text:p>31.24391</text:p>
          </table:table-cell>
        </table:table-row>
        <table:table-row table:style-name="ro1">
          <table:table-cell office:value-type="float" office:value="2.759882" calcext:value-type="float">
            <text:p>2.759882</text:p>
          </table:table-cell>
          <table:table-cell office:value-type="float" office:value="35.91312" calcext:value-type="float">
            <text:p>35.91312</text:p>
          </table:table-cell>
        </table:table-row>
        <table:table-row table:style-name="ro1">
          <table:table-cell office:value-type="float" office:value="-8.61329" calcext:value-type="float">
            <text:p>-8.61329</text:p>
          </table:table-cell>
          <table:table-cell office:value-type="float" office:value="30.1786" calcext:value-type="float">
            <text:p>30.1786</text:p>
          </table:table-cell>
        </table:table-row>
        <table:table-row table:style-name="ro1">
          <table:table-cell office:value-type="float" office:value="0.371221" calcext:value-type="float">
            <text:p>0.371221</text:p>
          </table:table-cell>
          <table:table-cell office:value-type="float" office:value="53.51728" calcext:value-type="float">
            <text:p>53.51728</text:p>
          </table:table-cell>
        </table:table-row>
        <table:table-row table:style-name="ro1">
          <table:table-cell office:value-type="float" office:value="0.893011" calcext:value-type="float">
            <text:p>0.893011</text:p>
          </table:table-cell>
          <table:table-cell office:value-type="float" office:value="10.36618" calcext:value-type="float">
            <text:p>10.36618</text:p>
          </table:table-cell>
        </table:table-row>
        <table:table-row table:style-name="ro1">
          <table:table-cell office:value-type="float" office:value="6.579642" calcext:value-type="float">
            <text:p>6.579642</text:p>
          </table:table-cell>
          <table:table-cell office:value-type="float" office:value="43.9021" calcext:value-type="float">
            <text:p>43.9021</text:p>
          </table:table-cell>
        </table:table-row>
        <table:table-row table:style-name="ro1">
          <table:table-cell office:value-type="float" office:value="20.75737" calcext:value-type="float">
            <text:p>20.75737</text:p>
          </table:table-cell>
          <table:table-cell office:value-type="float" office:value="58.88272" calcext:value-type="float">
            <text:p>58.88272</text:p>
          </table:table-cell>
        </table:table-row>
        <table:table-row table:style-name="ro1">
          <table:table-cell office:value-type="float" office:value="9.424501" calcext:value-type="float">
            <text:p>9.424501</text:p>
          </table:table-cell>
          <table:table-cell office:value-type="float" office:value="16.12315" calcext:value-type="float">
            <text:p>16.12315</text:p>
          </table:table-cell>
        </table:table-row>
        <table:table-row table:style-name="ro1">
          <table:table-cell office:value-type="float" office:value="12.03797" calcext:value-type="float">
            <text:p>12.03797</text:p>
          </table:table-cell>
          <table:table-cell office:value-type="float" office:value="37.92203" calcext:value-type="float">
            <text:p>37.92203</text:p>
          </table:table-cell>
        </table:table-row>
        <table:table-row table:style-name="ro1">
          <table:table-cell office:value-type="float" office:value="2.098829" calcext:value-type="float">
            <text:p>2.098829</text:p>
          </table:table-cell>
          <table:table-cell office:value-type="float" office:value="31.0638" calcext:value-type="float">
            <text:p>31.0638</text:p>
          </table:table-cell>
        </table:table-row>
        <table:table-row table:style-name="ro1">
          <table:table-cell office:value-type="float" office:value="10.62993" calcext:value-type="float">
            <text:p>10.62993</text:p>
          </table:table-cell>
          <table:table-cell office:value-type="float" office:value="11.30146" calcext:value-type="float">
            <text:p>11.30146</text:p>
          </table:table-cell>
        </table:table-row>
        <table:table-row table:style-name="ro1">
          <table:table-cell office:value-type="float" office:value="10.25302" calcext:value-type="float">
            <text:p>10.25302</text:p>
          </table:table-cell>
          <table:table-cell office:value-type="float" office:value="13.45362" calcext:value-type="float">
            <text:p>13.45362</text:p>
          </table:table-cell>
        </table:table-row>
        <table:table-row table:style-name="ro1">
          <table:table-cell office:value-type="float" office:value="14.73768" calcext:value-type="float">
            <text:p>14.73768</text:p>
          </table:table-cell>
          <table:table-cell office:value-type="float" office:value="25.38119" calcext:value-type="float">
            <text:p>25.38119</text:p>
          </table:table-cell>
        </table:table-row>
        <table:table-row table:style-name="ro1">
          <table:table-cell office:value-type="float" office:value="7.826592" calcext:value-type="float">
            <text:p>7.826592</text:p>
          </table:table-cell>
          <table:table-cell office:value-type="float" office:value="17.47043" calcext:value-type="float">
            <text:p>17.47043</text:p>
          </table:table-cell>
        </table:table-row>
        <table:table-row table:style-name="ro1">
          <table:table-cell office:value-type="float" office:value="3.792996" calcext:value-type="float">
            <text:p>3.792996</text:p>
          </table:table-cell>
          <table:table-cell office:value-type="float" office:value="36.75715" calcext:value-type="float">
            <text:p>36.75715</text:p>
          </table:table-cell>
        </table:table-row>
        <table:table-row table:style-name="ro1">
          <table:table-cell office:value-type="float" office:value="20.22755" calcext:value-type="float">
            <text:p>20.22755</text:p>
          </table:table-cell>
          <table:table-cell office:value-type="float" office:value="50.52773" calcext:value-type="float">
            <text:p>50.52773</text:p>
          </table:table-cell>
        </table:table-row>
        <table:table-row table:style-name="ro1">
          <table:table-cell office:value-type="float" office:value="2.308302" calcext:value-type="float">
            <text:p>2.308302</text:p>
          </table:table-cell>
          <table:table-cell office:value-type="float" office:value="27.38901" calcext:value-type="float">
            <text:p>27.38901</text:p>
          </table:table-cell>
        </table:table-row>
        <table:table-row table:style-name="ro1">
          <table:table-cell office:value-type="float" office:value="7.507757" calcext:value-type="float">
            <text:p>7.507757</text:p>
          </table:table-cell>
          <table:table-cell office:value-type="float" office:value="39.15289" calcext:value-type="float">
            <text:p>39.15289</text:p>
          </table:table-cell>
        </table:table-row>
        <table:table-row table:style-name="ro1">
          <table:table-cell office:value-type="float" office:value="6.807206" calcext:value-type="float">
            <text:p>6.807206</text:p>
          </table:table-cell>
          <table:table-cell office:value-type="float" office:value="44.93612" calcext:value-type="float">
            <text:p>44.93612</text:p>
          </table:table-cell>
        </table:table-row>
        <table:table-row table:style-name="ro1">
          <table:table-cell office:value-type="float" office:value="18.78541" calcext:value-type="float">
            <text:p>18.78541</text:p>
          </table:table-cell>
          <table:table-cell office:value-type="float" office:value="9.972065" calcext:value-type="float">
            <text:p>9.972065</text:p>
          </table:table-cell>
        </table:table-row>
        <table:table-row table:style-name="ro1">
          <table:table-cell office:value-type="float" office:value="-1.83915" calcext:value-type="float">
            <text:p>-1.83915</text:p>
          </table:table-cell>
          <table:table-cell office:value-type="float" office:value="38.18622" calcext:value-type="float">
            <text:p>38.18622</text:p>
          </table:table-cell>
        </table:table-row>
        <table:table-row table:style-name="ro1">
          <table:table-cell office:value-type="float" office:value="20.24421" calcext:value-type="float">
            <text:p>20.24421</text:p>
          </table:table-cell>
          <table:table-cell office:value-type="float" office:value="19.32754" calcext:value-type="float">
            <text:p>19.32754</text:p>
          </table:table-cell>
        </table:table-row>
        <table:table-row table:style-name="ro1">
          <table:table-cell office:value-type="float" office:value="13.08989" calcext:value-type="float">
            <text:p>13.08989</text:p>
          </table:table-cell>
          <table:table-cell office:value-type="float" office:value="-3.91771" calcext:value-type="float">
            <text:p>-3.91771</text:p>
          </table:table-cell>
        </table:table-row>
        <table:table-row table:style-name="ro1">
          <table:table-cell office:value-type="float" office:value="8.970947" calcext:value-type="float">
            <text:p>8.970947</text:p>
          </table:table-cell>
          <table:table-cell office:value-type="float" office:value="43.35371" calcext:value-type="float">
            <text:p>43.35371</text:p>
          </table:table-cell>
        </table:table-row>
        <table:table-row table:style-name="ro1">
          <table:table-cell office:value-type="float" office:value="7.854661" calcext:value-type="float">
            <text:p>7.854661</text:p>
          </table:table-cell>
          <table:table-cell office:value-type="float" office:value="-4.9102" calcext:value-type="float">
            <text:p>-4.9102</text:p>
          </table:table-cell>
        </table:table-row>
        <table:table-row table:style-name="ro1">
          <table:table-cell office:value-type="float" office:value="4.857082" calcext:value-type="float">
            <text:p>4.857082</text:p>
          </table:table-cell>
          <table:table-cell office:value-type="float" office:value="27.1193" calcext:value-type="float">
            <text:p>27.1193</text:p>
          </table:table-cell>
        </table:table-row>
        <table:table-row table:style-name="ro1">
          <table:table-cell office:value-type="float" office:value="-3.21933" calcext:value-type="float">
            <text:p>-3.21933</text:p>
          </table:table-cell>
          <table:table-cell office:value-type="float" office:value="48.93688" calcext:value-type="float">
            <text:p>48.93688</text:p>
          </table:table-cell>
        </table:table-row>
        <table:table-row table:style-name="ro1">
          <table:table-cell office:value-type="float" office:value="12.43191" calcext:value-type="float">
            <text:p>12.43191</text:p>
          </table:table-cell>
          <table:table-cell office:value-type="float" office:value="36.37049" calcext:value-type="float">
            <text:p>36.37049</text:p>
          </table:table-cell>
        </table:table-row>
        <table:table-row table:style-name="ro1">
          <table:table-cell office:value-type="float" office:value="6.61424" calcext:value-type="float">
            <text:p>6.61424</text:p>
          </table:table-cell>
          <table:table-cell office:value-type="float" office:value="10.78125" calcext:value-type="float">
            <text:p>10.78125</text:p>
          </table:table-cell>
        </table:table-row>
        <table:table-row table:style-name="ro1">
          <table:table-cell office:value-type="float" office:value="-1.00743" calcext:value-type="float">
            <text:p>-1.00743</text:p>
          </table:table-cell>
          <table:table-cell office:value-type="float" office:value="18.67069" calcext:value-type="float">
            <text:p>18.67069</text:p>
          </table:table-cell>
        </table:table-row>
        <table:table-row table:style-name="ro1">
          <table:table-cell office:value-type="float" office:value="8.593" calcext:value-type="float">
            <text:p>8.593</text:p>
          </table:table-cell>
          <table:table-cell office:value-type="float" office:value="33.62205" calcext:value-type="float">
            <text:p>33.62205</text:p>
          </table:table-cell>
        </table:table-row>
        <table:table-row table:style-name="ro1">
          <table:table-cell office:value-type="float" office:value="11.3016" calcext:value-type="float">
            <text:p>11.3016</text:p>
          </table:table-cell>
          <table:table-cell office:value-type="float" office:value="18.5224" calcext:value-type="float">
            <text:p>18.5224</text:p>
          </table:table-cell>
        </table:table-row>
        <table:table-row table:style-name="ro1">
          <table:table-cell office:value-type="float" office:value="14.27386" calcext:value-type="float">
            <text:p>14.27386</text:p>
          </table:table-cell>
          <table:table-cell office:value-type="float" office:value="35.14689" calcext:value-type="float">
            <text:p>35.14689</text:p>
          </table:table-cell>
        </table:table-row>
        <table:table-row table:style-name="ro1">
          <table:table-cell office:value-type="float" office:value="8.428176" calcext:value-type="float">
            <text:p>8.428176</text:p>
          </table:table-cell>
          <table:table-cell office:value-type="float" office:value="-0.20396" calcext:value-type="float">
            <text:p>-0.20396</text:p>
          </table:table-cell>
        </table:table-row>
        <table:table-row table:style-name="ro1">
          <table:table-cell office:value-type="float" office:value="15.73933" calcext:value-type="float">
            <text:p>15.73933</text:p>
          </table:table-cell>
          <table:table-cell office:value-type="float" office:value="38.28067" calcext:value-type="float">
            <text:p>38.28067</text:p>
          </table:table-cell>
        </table:table-row>
        <table:table-row table:style-name="ro1">
          <table:table-cell office:value-type="float" office:value="4.368316" calcext:value-type="float">
            <text:p>4.368316</text:p>
          </table:table-cell>
          <table:table-cell office:value-type="float" office:value="57.91799" calcext:value-type="float">
            <text:p>57.91799</text:p>
          </table:table-cell>
        </table:table-row>
        <table:table-row table:style-name="ro1">
          <table:table-cell office:value-type="float" office:value="-4.10897" calcext:value-type="float">
            <text:p>-4.10897</text:p>
          </table:table-cell>
          <table:table-cell office:value-type="float" office:value="26.89922" calcext:value-type="float">
            <text:p>26.89922</text:p>
          </table:table-cell>
        </table:table-row>
        <table:table-row table:style-name="ro1">
          <table:table-cell office:value-type="float" office:value="-6.86636" calcext:value-type="float">
            <text:p>-6.86636</text:p>
          </table:table-cell>
          <table:table-cell office:value-type="float" office:value="23.79956" calcext:value-type="float">
            <text:p>23.79956</text:p>
          </table:table-cell>
        </table:table-row>
        <table:table-row table:style-name="ro1">
          <table:table-cell office:value-type="float" office:value="12.46079" calcext:value-type="float">
            <text:p>12.46079</text:p>
          </table:table-cell>
          <table:table-cell office:value-type="float" office:value="14.91071" calcext:value-type="float">
            <text:p>14.91071</text:p>
          </table:table-cell>
        </table:table-row>
        <table:table-row table:style-name="ro1">
          <table:table-cell office:value-type="float" office:value="-15.5354" calcext:value-type="float">
            <text:p>-15.5354</text:p>
          </table:table-cell>
          <table:table-cell office:value-type="float" office:value="40.92976" calcext:value-type="float">
            <text:p>40.92976</text:p>
          </table:table-cell>
        </table:table-row>
        <table:table-row table:style-name="ro1">
          <table:table-cell office:value-type="float" office:value="1.191586" calcext:value-type="float">
            <text:p>1.191586</text:p>
          </table:table-cell>
          <table:table-cell office:value-type="float" office:value="14.24716" calcext:value-type="float">
            <text:p>14.24716</text:p>
          </table:table-cell>
        </table:table-row>
        <table:table-row table:style-name="ro1">
          <table:table-cell office:value-type="float" office:value="-4.28176" calcext:value-type="float">
            <text:p>-4.28176</text:p>
          </table:table-cell>
          <table:table-cell office:value-type="float" office:value="23.69163" calcext:value-type="float">
            <text:p>23.69163</text:p>
          </table:table-cell>
        </table:table-row>
        <table:table-row table:style-name="ro1">
          <table:table-cell office:value-type="float" office:value="4.142398" calcext:value-type="float">
            <text:p>4.142398</text:p>
          </table:table-cell>
          <table:table-cell office:value-type="float" office:value="49.1259" calcext:value-type="float">
            <text:p>49.1259</text:p>
          </table:table-cell>
        </table:table-row>
        <table:table-row table:style-name="ro1">
          <table:table-cell office:value-type="float" office:value="4.575117" calcext:value-type="float">
            <text:p>4.575117</text:p>
          </table:table-cell>
          <table:table-cell office:value-type="float" office:value="37.65933" calcext:value-type="float">
            <text:p>37.65933</text:p>
          </table:table-cell>
        </table:table-row>
        <table:table-row table:style-name="ro1">
          <table:table-cell office:value-type="float" office:value="-6.83722" calcext:value-type="float">
            <text:p>-6.83722</text:p>
          </table:table-cell>
          <table:table-cell office:value-type="float" office:value="9.983637" calcext:value-type="float">
            <text:p>9.983637</text:p>
          </table:table-cell>
        </table:table-row>
        <table:table-row table:style-name="ro1">
          <table:table-cell office:value-type="float" office:value="-1.68342" calcext:value-type="float">
            <text:p>-1.68342</text:p>
          </table:table-cell>
          <table:table-cell office:value-type="float" office:value="25.90857" calcext:value-type="float">
            <text:p>25.90857</text:p>
          </table:table-cell>
        </table:table-row>
        <table:table-row table:style-name="ro1">
          <table:table-cell office:value-type="float" office:value="-3.659" calcext:value-type="float">
            <text:p>-3.659</text:p>
          </table:table-cell>
          <table:table-cell office:value-type="float" office:value="8.475552" calcext:value-type="float">
            <text:p>8.475552</text:p>
          </table:table-cell>
        </table:table-row>
        <table:table-row table:style-name="ro1">
          <table:table-cell office:value-type="float" office:value="3.346539" calcext:value-type="float">
            <text:p>3.346539</text:p>
          </table:table-cell>
          <table:table-cell office:value-type="float" office:value="44.22103" calcext:value-type="float">
            <text:p>44.22103</text:p>
          </table:table-cell>
        </table:table-row>
        <table:table-row table:style-name="ro1">
          <table:table-cell office:value-type="float" office:value="7.064404" calcext:value-type="float">
            <text:p>7.064404</text:p>
          </table:table-cell>
          <table:table-cell office:value-type="float" office:value="40.42039" calcext:value-type="float">
            <text:p>40.42039</text:p>
          </table:table-cell>
        </table:table-row>
        <table:table-row table:style-name="ro1">
          <table:table-cell office:value-type="float" office:value="-0.49046" calcext:value-type="float">
            <text:p>-0.49046</text:p>
          </table:table-cell>
          <table:table-cell office:value-type="float" office:value="23.6958" calcext:value-type="float">
            <text:p>23.6958</text:p>
          </table:table-cell>
        </table:table-row>
        <table:table-row table:style-name="ro1">
          <table:table-cell office:value-type="float" office:value="17.80746" calcext:value-type="float">
            <text:p>17.80746</text:p>
          </table:table-cell>
          <table:table-cell office:value-type="float" office:value="7.406914" calcext:value-type="float">
            <text:p>7.406914</text:p>
          </table:table-cell>
        </table:table-row>
        <table:table-row table:style-name="ro1">
          <table:table-cell office:value-type="float" office:value="1.051531" calcext:value-type="float">
            <text:p>1.051531</text:p>
          </table:table-cell>
          <table:table-cell office:value-type="float" office:value="42.39345" calcext:value-type="float">
            <text:p>42.39345</text:p>
          </table:table-cell>
        </table:table-row>
        <table:table-row table:style-name="ro1">
          <table:table-cell office:value-type="float" office:value="-3.7785" calcext:value-type="float">
            <text:p>-3.7785</text:p>
          </table:table-cell>
          <table:table-cell office:value-type="float" office:value="28.17612" calcext:value-type="float">
            <text:p>28.17612</text:p>
          </table:table-cell>
        </table:table-row>
        <table:table-row table:style-name="ro1">
          <table:table-cell office:value-type="float" office:value="4.985642" calcext:value-type="float">
            <text:p>4.985642</text:p>
          </table:table-cell>
          <table:table-cell office:value-type="float" office:value="11.1564" calcext:value-type="float">
            <text:p>11.1564</text:p>
          </table:table-cell>
        </table:table-row>
        <table:table-row table:style-name="ro1">
          <table:table-cell office:value-type="float" office:value="7.167209" calcext:value-type="float">
            <text:p>7.167209</text:p>
          </table:table-cell>
          <table:table-cell office:value-type="float" office:value="28.34905" calcext:value-type="float">
            <text:p>28.34905</text:p>
          </table:table-cell>
        </table:table-row>
        <table:table-row table:style-name="ro1">
          <table:table-cell office:value-type="float" office:value="18.83195" calcext:value-type="float">
            <text:p>18.83195</text:p>
          </table:table-cell>
          <table:table-cell office:value-type="float" office:value="37.79713" calcext:value-type="float">
            <text:p>37.79713</text:p>
          </table:table-cell>
        </table:table-row>
        <table:table-row table:style-name="ro1">
          <table:table-cell office:value-type="float" office:value="-0.43731" calcext:value-type="float">
            <text:p>-0.43731</text:p>
          </table:table-cell>
          <table:table-cell office:value-type="float" office:value="37.65148" calcext:value-type="float">
            <text:p>37.65148</text:p>
          </table:table-cell>
        </table:table-row>
        <table:table-row table:style-name="ro1">
          <table:table-cell office:value-type="float" office:value="-1.49227" calcext:value-type="float">
            <text:p>-1.49227</text:p>
          </table:table-cell>
          <table:table-cell office:value-type="float" office:value="5.855467" calcext:value-type="float">
            <text:p>5.855467</text:p>
          </table:table-cell>
        </table:table-row>
        <table:table-row table:style-name="ro1">
          <table:table-cell office:value-type="float" office:value="19.35978" calcext:value-type="float">
            <text:p>19.35978</text:p>
          </table:table-cell>
          <table:table-cell office:value-type="float" office:value="32.45661" calcext:value-type="float">
            <text:p>32.45661</text:p>
          </table:table-cell>
        </table:table-row>
        <table:table-row table:style-name="ro1">
          <table:table-cell office:value-type="float" office:value="14.38356" calcext:value-type="float">
            <text:p>14.38356</text:p>
          </table:table-cell>
          <table:table-cell office:value-type="float" office:value="27.03443" calcext:value-type="float">
            <text:p>27.03443</text:p>
          </table:table-cell>
        </table:table-row>
        <table:table-row table:style-name="ro1">
          <table:table-cell office:value-type="float" office:value="15.98062" calcext:value-type="float">
            <text:p>15.98062</text:p>
          </table:table-cell>
          <table:table-cell office:value-type="float" office:value="43.3603" calcext:value-type="float">
            <text:p>43.3603</text:p>
          </table:table-cell>
        </table:table-row>
        <table:table-row table:style-name="ro1">
          <table:table-cell office:value-type="float" office:value="5.911668" calcext:value-type="float">
            <text:p>5.911668</text:p>
          </table:table-cell>
          <table:table-cell office:value-type="float" office:value="49.34456" calcext:value-type="float">
            <text:p>49.34456</text:p>
          </table:table-cell>
        </table:table-row>
        <table:table-row table:style-name="ro1">
          <table:table-cell office:value-type="float" office:value="10.07843" calcext:value-type="float">
            <text:p>10.07843</text:p>
          </table:table-cell>
          <table:table-cell office:value-type="float" office:value="26.13356" calcext:value-type="float">
            <text:p>26.13356</text:p>
          </table:table-cell>
        </table:table-row>
        <table:table-row table:style-name="ro1">
          <table:table-cell office:value-type="float" office:value="0.025603" calcext:value-type="float">
            <text:p>0.025603</text:p>
          </table:table-cell>
          <table:table-cell office:value-type="float" office:value="30.06082" calcext:value-type="float">
            <text:p>30.06082</text:p>
          </table:table-cell>
        </table:table-row>
        <table:table-row table:style-name="ro1">
          <table:table-cell office:value-type="float" office:value="5.956314" calcext:value-type="float">
            <text:p>5.956314</text:p>
          </table:table-cell>
          <table:table-cell office:value-type="float" office:value="39.30515" calcext:value-type="float">
            <text:p>39.30515</text:p>
          </table:table-cell>
        </table:table-row>
        <table:table-row table:style-name="ro1">
          <table:table-cell office:value-type="float" office:value="2.588094" calcext:value-type="float">
            <text:p>2.588094</text:p>
          </table:table-cell>
          <table:table-cell office:value-type="float" office:value="17.34118" calcext:value-type="float">
            <text:p>17.34118</text:p>
          </table:table-cell>
        </table:table-row>
        <table:table-row table:style-name="ro1">
          <table:table-cell office:value-type="float" office:value="-1.96645" calcext:value-type="float">
            <text:p>-1.96645</text:p>
          </table:table-cell>
          <table:table-cell office:value-type="float" office:value="0.557306" calcext:value-type="float">
            <text:p>0.557306</text:p>
          </table:table-cell>
        </table:table-row>
        <table:table-row table:style-name="ro1">
          <table:table-cell office:value-type="float" office:value="-1.82427" calcext:value-type="float">
            <text:p>-1.82427</text:p>
          </table:table-cell>
          <table:table-cell office:value-type="float" office:value="5.166212" calcext:value-type="float">
            <text:p>5.166212</text:p>
          </table:table-cell>
        </table:table-row>
        <table:table-row table:style-name="ro1">
          <table:table-cell office:value-type="float" office:value="5.810807" calcext:value-type="float">
            <text:p>5.810807</text:p>
          </table:table-cell>
          <table:table-cell office:value-type="float" office:value="29.29258" calcext:value-type="float">
            <text:p>29.29258</text:p>
          </table:table-cell>
        </table:table-row>
        <table:table-row table:style-name="ro1">
          <table:table-cell office:value-type="float" office:value="6.050963" calcext:value-type="float">
            <text:p>6.050963</text:p>
          </table:table-cell>
          <table:table-cell office:value-type="float" office:value="18.21729" calcext:value-type="float">
            <text:p>18.21729</text:p>
          </table:table-cell>
        </table:table-row>
        <table:table-row table:style-name="ro1">
          <table:table-cell office:value-type="float" office:value="13.14362" calcext:value-type="float">
            <text:p>13.14362</text:p>
          </table:table-cell>
          <table:table-cell office:value-type="float" office:value="7.61277" calcext:value-type="float">
            <text:p>7.61277</text:p>
          </table:table-cell>
        </table:table-row>
        <table:table-row table:style-name="ro1">
          <table:table-cell office:value-type="float" office:value="-6.01191" calcext:value-type="float">
            <text:p>-6.01191</text:p>
          </table:table-cell>
          <table:table-cell office:value-type="float" office:value="12.80773" calcext:value-type="float">
            <text:p>12.80773</text:p>
          </table:table-cell>
        </table:table-row>
        <table:table-row table:style-name="ro1">
          <table:table-cell office:value-type="float" office:value="9.454873" calcext:value-type="float">
            <text:p>9.454873</text:p>
          </table:table-cell>
          <table:table-cell office:value-type="float" office:value="18.6174" calcext:value-type="float">
            <text:p>18.6174</text:p>
          </table:table-cell>
        </table:table-row>
        <table:table-row table:style-name="ro1">
          <table:table-cell office:value-type="float" office:value="15.44321" calcext:value-type="float">
            <text:p>15.44321</text:p>
          </table:table-cell>
          <table:table-cell office:value-type="float" office:value="40.40119" calcext:value-type="float">
            <text:p>40.40119</text:p>
          </table:table-cell>
        </table:table-row>
        <table:table-row table:style-name="ro1">
          <table:table-cell office:value-type="float" office:value="10.59634" calcext:value-type="float">
            <text:p>10.59634</text:p>
          </table:table-cell>
          <table:table-cell office:value-type="float" office:value="19.46803" calcext:value-type="float">
            <text:p>19.46803</text:p>
          </table:table-cell>
        </table:table-row>
        <table:table-row table:style-name="ro1">
          <table:table-cell office:value-type="float" office:value="2.225286" calcext:value-type="float">
            <text:p>2.225286</text:p>
          </table:table-cell>
          <table:table-cell office:value-type="float" office:value="23.23751" calcext:value-type="float">
            <text:p>23.23751</text:p>
          </table:table-cell>
        </table:table-row>
        <table:table-row table:style-name="ro1">
          <table:table-cell office:value-type="float" office:value="5.161854" calcext:value-type="float">
            <text:p>5.161854</text:p>
          </table:table-cell>
          <table:table-cell office:value-type="float" office:value="32.66176" calcext:value-type="float">
            <text:p>32.66176</text:p>
          </table:table-cell>
        </table:table-row>
        <table:table-row table:style-name="ro1">
          <table:table-cell office:value-type="float" office:value="1.064373" calcext:value-type="float">
            <text:p>1.064373</text:p>
          </table:table-cell>
          <table:table-cell office:value-type="float" office:value="28.2665" calcext:value-type="float">
            <text:p>28.2665</text:p>
          </table:table-cell>
        </table:table-row>
        <table:table-row table:style-name="ro1">
          <table:table-cell office:value-type="float" office:value="11.31608" calcext:value-type="float">
            <text:p>11.31608</text:p>
          </table:table-cell>
          <table:table-cell office:value-type="float" office:value="36.35867" calcext:value-type="float">
            <text:p>36.35867</text:p>
          </table:table-cell>
        </table:table-row>
        <table:table-row table:style-name="ro1">
          <table:table-cell office:value-type="float" office:value="14.68234" calcext:value-type="float">
            <text:p>14.68234</text:p>
          </table:table-cell>
          <table:table-cell office:value-type="float" office:value="13.17776" calcext:value-type="float">
            <text:p>13.17776</text:p>
          </table:table-cell>
        </table:table-row>
        <table:table-row table:style-name="ro1">
          <table:table-cell office:value-type="float" office:value="0.330401" calcext:value-type="float">
            <text:p>0.330401</text:p>
          </table:table-cell>
          <table:table-cell office:value-type="float" office:value="62.5394" calcext:value-type="float">
            <text:p>62.5394</text:p>
          </table:table-cell>
        </table:table-row>
        <table:table-row table:style-name="ro1">
          <table:table-cell office:value-type="float" office:value="7.245143" calcext:value-type="float">
            <text:p>7.245143</text:p>
          </table:table-cell>
          <table:table-cell office:value-type="float" office:value="17.72931" calcext:value-type="float">
            <text:p>17.72931</text:p>
          </table:table-cell>
        </table:table-row>
        <table:table-row table:style-name="ro1">
          <table:table-cell office:value-type="float" office:value="1.683078" calcext:value-type="float">
            <text:p>1.683078</text:p>
          </table:table-cell>
          <table:table-cell office:value-type="float" office:value="25.89188" calcext:value-type="float">
            <text:p>25.89188</text:p>
          </table:table-cell>
        </table:table-row>
        <table:table-row table:style-name="ro1">
          <table:table-cell office:value-type="float" office:value="0.863617" calcext:value-type="float">
            <text:p>0.863617</text:p>
          </table:table-cell>
          <table:table-cell office:value-type="float" office:value="25.4261" calcext:value-type="float">
            <text:p>25.4261</text:p>
          </table:table-cell>
        </table:table-row>
        <table:table-row table:style-name="ro1">
          <table:table-cell office:value-type="float" office:value="19.01209" calcext:value-type="float">
            <text:p>19.01209</text:p>
          </table:table-cell>
          <table:table-cell office:value-type="float" office:value="28.74556" calcext:value-type="float">
            <text:p>28.74556</text:p>
          </table:table-cell>
        </table:table-row>
        <table:table-row table:style-name="ro1">
          <table:table-cell office:value-type="float" office:value="17.93597" calcext:value-type="float">
            <text:p>17.93597</text:p>
          </table:table-cell>
          <table:table-cell office:value-type="float" office:value="16.29148" calcext:value-type="float">
            <text:p>16.29148</text:p>
          </table:table-cell>
        </table:table-row>
        <table:table-row table:style-name="ro1">
          <table:table-cell office:value-type="float" office:value="10.98403" calcext:value-type="float">
            <text:p>10.98403</text:p>
          </table:table-cell>
          <table:table-cell office:value-type="float" office:value="27.09901" calcext:value-type="float">
            <text:p>27.09901</text:p>
          </table:table-cell>
        </table:table-row>
        <table:table-row table:style-name="ro1">
          <table:table-cell office:value-type="float" office:value="10.13979" calcext:value-type="float">
            <text:p>10.13979</text:p>
          </table:table-cell>
          <table:table-cell office:value-type="float" office:value="28.41311" calcext:value-type="float">
            <text:p>28.41311</text:p>
          </table:table-cell>
        </table:table-row>
        <table:table-row table:style-name="ro1">
          <table:table-cell office:value-type="float" office:value="0.849395" calcext:value-type="float">
            <text:p>0.849395</text:p>
          </table:table-cell>
          <table:table-cell office:value-type="float" office:value="36.1396" calcext:value-type="float">
            <text:p>36.1396</text:p>
          </table:table-cell>
        </table:table-row>
        <table:table-row table:style-name="ro1">
          <table:table-cell office:value-type="float" office:value="7.255106" calcext:value-type="float">
            <text:p>7.255106</text:p>
          </table:table-cell>
          <table:table-cell office:value-type="float" office:value="24.35325" calcext:value-type="float">
            <text:p>24.35325</text:p>
          </table:table-cell>
        </table:table-row>
        <table:table-row table:style-name="ro1">
          <table:table-cell office:value-type="float" office:value="16.30466" calcext:value-type="float">
            <text:p>16.30466</text:p>
          </table:table-cell>
          <table:table-cell office:value-type="float" office:value="1.128274" calcext:value-type="float">
            <text:p>1.128274</text:p>
          </table:table-cell>
        </table:table-row>
        <table:table-row table:style-name="ro1">
          <table:table-cell office:value-type="float" office:value="13.06662" calcext:value-type="float">
            <text:p>13.06662</text:p>
          </table:table-cell>
          <table:table-cell office:value-type="float" office:value="30.17802" calcext:value-type="float">
            <text:p>30.17802</text:p>
          </table:table-cell>
        </table:table-row>
        <table:table-row table:style-name="ro1">
          <table:table-cell office:value-type="float" office:value="17.39153" calcext:value-type="float">
            <text:p>17.39153</text:p>
          </table:table-cell>
          <table:table-cell office:value-type="float" office:value="15.56045" calcext:value-type="float">
            <text:p>15.56045</text:p>
          </table:table-cell>
        </table:table-row>
        <table:table-row table:style-name="ro1">
          <table:table-cell office:value-type="float" office:value="4.077026" calcext:value-type="float">
            <text:p>4.077026</text:p>
          </table:table-cell>
          <table:table-cell office:value-type="float" office:value="23.3698" calcext:value-type="float">
            <text:p>23.3698</text:p>
          </table:table-cell>
        </table:table-row>
        <table:table-row table:style-name="ro1">
          <table:table-cell office:value-type="float" office:value="6.856702" calcext:value-type="float">
            <text:p>6.856702</text:p>
          </table:table-cell>
          <table:table-cell office:value-type="float" office:value="18.71943" calcext:value-type="float">
            <text:p>18.71943</text:p>
          </table:table-cell>
        </table:table-row>
        <table:table-row table:style-name="ro1">
          <table:table-cell office:value-type="float" office:value="6.578283" calcext:value-type="float">
            <text:p>6.578283</text:p>
          </table:table-cell>
          <table:table-cell office:value-type="float" office:value="44.74355" calcext:value-type="float">
            <text:p>44.74355</text:p>
          </table:table-cell>
        </table:table-row>
        <table:table-row table:style-name="ro1">
          <table:table-cell office:value-type="float" office:value="10.40163" calcext:value-type="float">
            <text:p>10.40163</text:p>
          </table:table-cell>
          <table:table-cell office:value-type="float" office:value="32.6446" calcext:value-type="float">
            <text:p>32.6446</text:p>
          </table:table-cell>
        </table:table-row>
        <table:table-row table:style-name="ro1">
          <table:table-cell office:value-type="float" office:value="7.288775" calcext:value-type="float">
            <text:p>7.288775</text:p>
          </table:table-cell>
          <table:table-cell office:value-type="float" office:value="20.5206" calcext:value-type="float">
            <text:p>20.5206</text:p>
          </table:table-cell>
        </table:table-row>
        <table:table-row table:style-name="ro1">
          <table:table-cell office:value-type="float" office:value="4.662574" calcext:value-type="float">
            <text:p>4.662574</text:p>
          </table:table-cell>
          <table:table-cell office:value-type="float" office:value="63.98725" calcext:value-type="float">
            <text:p>63.98725</text:p>
          </table:table-cell>
        </table:table-row>
        <table:table-row table:style-name="ro1">
          <table:table-cell office:value-type="float" office:value="14.10535" calcext:value-type="float">
            <text:p>14.10535</text:p>
          </table:table-cell>
          <table:table-cell office:value-type="float" office:value="26.52873" calcext:value-type="float">
            <text:p>26.52873</text:p>
          </table:table-cell>
        </table:table-row>
        <table:table-row table:style-name="ro1">
          <table:table-cell office:value-type="float" office:value="8.556026" calcext:value-type="float">
            <text:p>8.556026</text:p>
          </table:table-cell>
          <table:table-cell office:value-type="float" office:value="25.46537" calcext:value-type="float">
            <text:p>25.46537</text:p>
          </table:table-cell>
        </table:table-row>
        <table:table-row table:style-name="ro1">
          <table:table-cell office:value-type="float" office:value="4.401742" calcext:value-type="float">
            <text:p>4.401742</text:p>
          </table:table-cell>
          <table:table-cell office:value-type="float" office:value="54.46492" calcext:value-type="float">
            <text:p>54.46492</text:p>
          </table:table-cell>
        </table:table-row>
        <table:table-row table:style-name="ro1">
          <table:table-cell office:value-type="float" office:value="6.703639" calcext:value-type="float">
            <text:p>6.703639</text:p>
          </table:table-cell>
          <table:table-cell office:value-type="float" office:value="-1.61794" calcext:value-type="float">
            <text:p>-1.61794</text:p>
          </table:table-cell>
        </table:table-row>
        <table:table-row table:style-name="ro1">
          <table:table-cell office:value-type="float" office:value="19.28455" calcext:value-type="float">
            <text:p>19.28455</text:p>
          </table:table-cell>
          <table:table-cell office:value-type="float" office:value="4.979618" calcext:value-type="float">
            <text:p>4.979618</text:p>
          </table:table-cell>
        </table:table-row>
        <table:table-row table:style-name="ro1">
          <table:table-cell office:value-type="float" office:value="9.273743" calcext:value-type="float">
            <text:p>9.273743</text:p>
          </table:table-cell>
          <table:table-cell office:value-type="float" office:value="11.63464" calcext:value-type="float">
            <text:p>11.63464</text:p>
          </table:table-cell>
        </table:table-row>
        <table:table-row table:style-name="ro1">
          <table:table-cell office:value-type="float" office:value="0.818405" calcext:value-type="float">
            <text:p>0.818405</text:p>
          </table:table-cell>
          <table:table-cell office:value-type="float" office:value="41.67839" calcext:value-type="float">
            <text:p>41.67839</text:p>
          </table:table-cell>
        </table:table-row>
        <table:table-row table:style-name="ro1">
          <table:table-cell office:value-type="float" office:value="7.225626" calcext:value-type="float">
            <text:p>7.225626</text:p>
          </table:table-cell>
          <table:table-cell office:value-type="float" office:value="27.05039" calcext:value-type="float">
            <text:p>27.05039</text:p>
          </table:table-cell>
        </table:table-row>
        <table:table-row table:style-name="ro1">
          <table:table-cell office:value-type="float" office:value="3.808172" calcext:value-type="float">
            <text:p>3.808172</text:p>
          </table:table-cell>
          <table:table-cell office:value-type="float" office:value="13.02592" calcext:value-type="float">
            <text:p>13.02592</text:p>
          </table:table-cell>
        </table:table-row>
        <table:table-row table:style-name="ro1">
          <table:table-cell office:value-type="float" office:value="0.037333" calcext:value-type="float">
            <text:p>0.037333</text:p>
          </table:table-cell>
          <table:table-cell office:value-type="float" office:value="22.10336" calcext:value-type="float">
            <text:p>22.10336</text:p>
          </table:table-cell>
        </table:table-row>
        <table:table-row table:style-name="ro1">
          <table:table-cell office:value-type="float" office:value="10.03663" calcext:value-type="float">
            <text:p>10.03663</text:p>
          </table:table-cell>
          <table:table-cell office:value-type="float" office:value="48.22687" calcext:value-type="float">
            <text:p>48.22687</text:p>
          </table:table-cell>
        </table:table-row>
        <table:table-row table:style-name="ro1">
          <table:table-cell office:value-type="float" office:value="5.663337" calcext:value-type="float">
            <text:p>5.663337</text:p>
          </table:table-cell>
          <table:table-cell office:value-type="float" office:value="40.59008" calcext:value-type="float">
            <text:p>40.59008</text:p>
          </table:table-cell>
        </table:table-row>
        <table:table-row table:style-name="ro1">
          <table:table-cell office:value-type="float" office:value="16.915" calcext:value-type="float">
            <text:p>16.915</text:p>
          </table:table-cell>
          <table:table-cell office:value-type="float" office:value="10.21059" calcext:value-type="float">
            <text:p>10.21059</text:p>
          </table:table-cell>
        </table:table-row>
        <table:table-row table:style-name="ro1">
          <table:table-cell office:value-type="float" office:value="1.745135" calcext:value-type="float">
            <text:p>1.745135</text:p>
          </table:table-cell>
          <table:table-cell office:value-type="float" office:value="-3.74011" calcext:value-type="float">
            <text:p>-3.74011</text:p>
          </table:table-cell>
        </table:table-row>
        <table:table-row table:style-name="ro1">
          <table:table-cell office:value-type="float" office:value="15.59898" calcext:value-type="float">
            <text:p>15.59898</text:p>
          </table:table-cell>
          <table:table-cell office:value-type="float" office:value="7.475692" calcext:value-type="float">
            <text:p>7.475692</text:p>
          </table:table-cell>
        </table:table-row>
        <table:table-row table:style-name="ro1">
          <table:table-cell office:value-type="float" office:value="14.85832" calcext:value-type="float">
            <text:p>14.85832</text:p>
          </table:table-cell>
          <table:table-cell office:value-type="float" office:value="11.80581" calcext:value-type="float">
            <text:p>11.80581</text:p>
          </table:table-cell>
        </table:table-row>
        <table:table-row table:style-name="ro1">
          <table:table-cell office:value-type="float" office:value="11.32192" calcext:value-type="float">
            <text:p>11.32192</text:p>
          </table:table-cell>
          <table:table-cell office:value-type="float" office:value="42.802" calcext:value-type="float">
            <text:p>42.802</text:p>
          </table:table-cell>
        </table:table-row>
        <table:table-row table:style-name="ro1">
          <table:table-cell office:value-type="float" office:value="5.637766" calcext:value-type="float">
            <text:p>5.637766</text:p>
          </table:table-cell>
          <table:table-cell office:value-type="float" office:value="22.41445" calcext:value-type="float">
            <text:p>22.41445</text:p>
          </table:table-cell>
        </table:table-row>
        <table:table-row table:style-name="ro1">
          <table:table-cell office:value-type="float" office:value="13.66202" calcext:value-type="float">
            <text:p>13.66202</text:p>
          </table:table-cell>
          <table:table-cell office:value-type="float" office:value="31.32311" calcext:value-type="float">
            <text:p>31.32311</text:p>
          </table:table-cell>
        </table:table-row>
        <table:table-row table:style-name="ro1">
          <table:table-cell office:value-type="float" office:value="19.38316" calcext:value-type="float">
            <text:p>19.38316</text:p>
          </table:table-cell>
          <table:table-cell office:value-type="float" office:value="24.84537" calcext:value-type="float">
            <text:p>24.84537</text:p>
          </table:table-cell>
        </table:table-row>
        <table:table-row table:style-name="ro1">
          <table:table-cell office:value-type="float" office:value="20.08443" calcext:value-type="float">
            <text:p>20.08443</text:p>
          </table:table-cell>
          <table:table-cell office:value-type="float" office:value="39.70144" calcext:value-type="float">
            <text:p>39.70144</text:p>
          </table:table-cell>
        </table:table-row>
        <table:table-row table:style-name="ro1">
          <table:table-cell office:value-type="float" office:value="6.715326" calcext:value-type="float">
            <text:p>6.715326</text:p>
          </table:table-cell>
          <table:table-cell office:value-type="float" office:value="21.1778" calcext:value-type="float">
            <text:p>21.1778</text:p>
          </table:table-cell>
        </table:table-row>
        <table:table-row table:style-name="ro1">
          <table:table-cell office:value-type="float" office:value="4.854493" calcext:value-type="float">
            <text:p>4.854493</text:p>
          </table:table-cell>
          <table:table-cell office:value-type="float" office:value="31.14365" calcext:value-type="float">
            <text:p>31.14365</text:p>
          </table:table-cell>
        </table:table-row>
        <table:table-row table:style-name="ro1">
          <table:table-cell office:value-type="float" office:value="7.496361" calcext:value-type="float">
            <text:p>7.496361</text:p>
          </table:table-cell>
          <table:table-cell office:value-type="float" office:value="-5.09931" calcext:value-type="float">
            <text:p>-5.09931</text:p>
          </table:table-cell>
        </table:table-row>
        <table:table-row table:style-name="ro1">
          <table:table-cell office:value-type="float" office:value="-0.25477" calcext:value-type="float">
            <text:p>-0.25477</text:p>
          </table:table-cell>
          <table:table-cell office:value-type="float" office:value="28.47443" calcext:value-type="float">
            <text:p>28.47443</text:p>
          </table:table-cell>
        </table:table-row>
        <table:table-row table:style-name="ro1">
          <table:table-cell office:value-type="float" office:value="-3.68089" calcext:value-type="float">
            <text:p>-3.68089</text:p>
          </table:table-cell>
          <table:table-cell office:value-type="float" office:value="36.56972" calcext:value-type="float">
            <text:p>36.56972</text:p>
          </table:table-cell>
        </table:table-row>
        <table:table-row table:style-name="ro1">
          <table:table-cell office:value-type="float" office:value="-2.11869" calcext:value-type="float">
            <text:p>-2.11869</text:p>
          </table:table-cell>
          <table:table-cell office:value-type="float" office:value="17.8773" calcext:value-type="float">
            <text:p>17.8773</text:p>
          </table:table-cell>
        </table:table-row>
        <table:table-row table:style-name="ro1">
          <table:table-cell office:value-type="float" office:value="5.954151" calcext:value-type="float">
            <text:p>5.954151</text:p>
          </table:table-cell>
          <table:table-cell office:value-type="float" office:value="11.70372" calcext:value-type="float">
            <text:p>11.70372</text:p>
          </table:table-cell>
        </table:table-row>
        <table:table-row table:style-name="ro1">
          <table:table-cell office:value-type="float" office:value="4.504984" calcext:value-type="float">
            <text:p>4.504984</text:p>
          </table:table-cell>
          <table:table-cell office:value-type="float" office:value="29.45998" calcext:value-type="float">
            <text:p>29.45998</text:p>
          </table:table-cell>
        </table:table-row>
        <table:table-row table:style-name="ro1">
          <table:table-cell office:value-type="float" office:value="1.41166" calcext:value-type="float">
            <text:p>1.41166</text:p>
          </table:table-cell>
          <table:table-cell office:value-type="float" office:value="7.412887" calcext:value-type="float">
            <text:p>7.412887</text:p>
          </table:table-cell>
        </table:table-row>
        <table:table-row table:style-name="ro1">
          <table:table-cell office:value-type="float" office:value="8.680686" calcext:value-type="float">
            <text:p>8.680686</text:p>
          </table:table-cell>
          <table:table-cell office:value-type="float" office:value="25.57987" calcext:value-type="float">
            <text:p>25.57987</text:p>
          </table:table-cell>
        </table:table-row>
        <table:table-row table:style-name="ro1">
          <table:table-cell office:value-type="float" office:value="15.56659" calcext:value-type="float">
            <text:p>15.56659</text:p>
          </table:table-cell>
          <table:table-cell office:value-type="float" office:value="-2.1432" calcext:value-type="float">
            <text:p>-2.1432</text:p>
          </table:table-cell>
        </table:table-row>
        <table:table-row table:style-name="ro1">
          <table:table-cell office:value-type="float" office:value="-0.37715" calcext:value-type="float">
            <text:p>-0.37715</text:p>
          </table:table-cell>
          <table:table-cell office:value-type="float" office:value="25.15544" calcext:value-type="float">
            <text:p>25.15544</text:p>
          </table:table-cell>
        </table:table-row>
        <table:table-row table:style-name="ro1">
          <table:table-cell office:value-type="float" office:value="16.80924" calcext:value-type="float">
            <text:p>16.80924</text:p>
          </table:table-cell>
          <table:table-cell office:value-type="float" office:value="11.8716" calcext:value-type="float">
            <text:p>11.8716</text:p>
          </table:table-cell>
        </table:table-row>
        <table:table-row table:style-name="ro1">
          <table:table-cell office:value-type="float" office:value="0.843151" calcext:value-type="float">
            <text:p>0.843151</text:p>
          </table:table-cell>
          <table:table-cell office:value-type="float" office:value="32.35559" calcext:value-type="float">
            <text:p>32.35559</text:p>
          </table:table-cell>
        </table:table-row>
        <table:table-row table:style-name="ro1">
          <table:table-cell office:value-type="float" office:value="9.857752" calcext:value-type="float">
            <text:p>9.857752</text:p>
          </table:table-cell>
          <table:table-cell office:value-type="float" office:value="30.43982" calcext:value-type="float">
            <text:p>30.43982</text:p>
          </table:table-cell>
        </table:table-row>
        <table:table-row table:style-name="ro1">
          <table:table-cell office:value-type="float" office:value="9.576907" calcext:value-type="float">
            <text:p>9.576907</text:p>
          </table:table-cell>
          <table:table-cell office:value-type="float" office:value="11.56396" calcext:value-type="float">
            <text:p>11.56396</text:p>
          </table:table-cell>
        </table:table-row>
        <table:table-row table:style-name="ro1">
          <table:table-cell office:value-type="float" office:value="7.104927" calcext:value-type="float">
            <text:p>7.104927</text:p>
          </table:table-cell>
          <table:table-cell office:value-type="float" office:value="9.641965" calcext:value-type="float">
            <text:p>9.641965</text:p>
          </table:table-cell>
        </table:table-row>
        <table:table-row table:style-name="ro1">
          <table:table-cell office:value-type="float" office:value="-1.09697" calcext:value-type="float">
            <text:p>-1.09697</text:p>
          </table:table-cell>
          <table:table-cell office:value-type="float" office:value="11.3265" calcext:value-type="float">
            <text:p>11.3265</text:p>
          </table:table-cell>
        </table:table-row>
        <table:table-row table:style-name="ro1">
          <table:table-cell office:value-type="float" office:value="17.00849" calcext:value-type="float">
            <text:p>17.00849</text:p>
          </table:table-cell>
          <table:table-cell office:value-type="float" office:value="22.46666" calcext:value-type="float">
            <text:p>22.46666</text:p>
          </table:table-cell>
        </table:table-row>
        <table:table-row table:style-name="ro1">
          <table:table-cell office:value-type="float" office:value="-1.03717" calcext:value-type="float">
            <text:p>-1.03717</text:p>
          </table:table-cell>
          <table:table-cell office:value-type="float" office:value="32.6755" calcext:value-type="float">
            <text:p>32.6755</text:p>
          </table:table-cell>
        </table:table-row>
        <table:table-row table:style-name="ro1">
          <table:table-cell office:value-type="float" office:value="-1.68452" calcext:value-type="float">
            <text:p>-1.68452</text:p>
          </table:table-cell>
          <table:table-cell office:value-type="float" office:value="8.047043" calcext:value-type="float">
            <text:p>8.047043</text:p>
          </table:table-cell>
        </table:table-row>
        <table:table-row table:style-name="ro1">
          <table:table-cell office:value-type="float" office:value="0.486579" calcext:value-type="float">
            <text:p>0.486579</text:p>
          </table:table-cell>
          <table:table-cell office:value-type="float" office:value="22.50407" calcext:value-type="float">
            <text:p>22.50407</text:p>
          </table:table-cell>
        </table:table-row>
        <table:table-row table:style-name="ro1">
          <table:table-cell office:value-type="float" office:value="13.27105" calcext:value-type="float">
            <text:p>13.27105</text:p>
          </table:table-cell>
          <table:table-cell office:value-type="float" office:value="22.09551" calcext:value-type="float">
            <text:p>22.09551</text:p>
          </table:table-cell>
        </table:table-row>
        <table:table-row table:style-name="ro1">
          <table:table-cell office:value-type="float" office:value="6.180935" calcext:value-type="float">
            <text:p>6.180935</text:p>
          </table:table-cell>
          <table:table-cell office:value-type="float" office:value="34.98336" calcext:value-type="float">
            <text:p>34.98336</text:p>
          </table:table-cell>
        </table:table-row>
        <table:table-row table:style-name="ro1">
          <table:table-cell office:value-type="float" office:value="15.92493" calcext:value-type="float">
            <text:p>15.92493</text:p>
          </table:table-cell>
          <table:table-cell office:value-type="float" office:value="38.03432" calcext:value-type="float">
            <text:p>38.03432</text:p>
          </table:table-cell>
        </table:table-row>
        <table:table-row table:style-name="ro1">
          <table:table-cell office:value-type="float" office:value="12.12444" calcext:value-type="float">
            <text:p>12.12444</text:p>
          </table:table-cell>
          <table:table-cell office:value-type="float" office:value="15.53348" calcext:value-type="float">
            <text:p>15.53348</text:p>
          </table:table-cell>
        </table:table-row>
        <table:table-row table:style-name="ro1">
          <table:table-cell office:value-type="float" office:value="9.544855" calcext:value-type="float">
            <text:p>9.544855</text:p>
          </table:table-cell>
          <table:table-cell office:value-type="float" office:value="19.96728" calcext:value-type="float">
            <text:p>19.96728</text:p>
          </table:table-cell>
        </table:table-row>
        <table:table-row table:style-name="ro1">
          <table:table-cell office:value-type="float" office:value="1.992729" calcext:value-type="float">
            <text:p>1.992729</text:p>
          </table:table-cell>
          <table:table-cell office:value-type="float" office:value="40.54794" calcext:value-type="float">
            <text:p>40.54794</text:p>
          </table:table-cell>
        </table:table-row>
        <table:table-row table:style-name="ro1">
          <table:table-cell office:value-type="float" office:value="-7.00595" calcext:value-type="float">
            <text:p>-7.00595</text:p>
          </table:table-cell>
          <table:table-cell office:value-type="float" office:value="11.21025" calcext:value-type="float">
            <text:p>11.21025</text:p>
          </table:table-cell>
        </table:table-row>
        <table:table-row table:style-name="ro1">
          <table:table-cell office:value-type="float" office:value="0.459659" calcext:value-type="float">
            <text:p>0.459659</text:p>
          </table:table-cell>
          <table:table-cell office:value-type="float" office:value="22.68533" calcext:value-type="float">
            <text:p>22.68533</text:p>
          </table:table-cell>
        </table:table-row>
        <table:table-row table:style-name="ro1">
          <table:table-cell office:value-type="float" office:value="8.662134" calcext:value-type="float">
            <text:p>8.662134</text:p>
          </table:table-cell>
          <table:table-cell office:value-type="float" office:value="18.1621" calcext:value-type="float">
            <text:p>18.1621</text:p>
          </table:table-cell>
        </table:table-row>
        <table:table-row table:style-name="ro1">
          <table:table-cell office:value-type="float" office:value="13.84592" calcext:value-type="float">
            <text:p>13.84592</text:p>
          </table:table-cell>
          <table:table-cell office:value-type="float" office:value="45.44726" calcext:value-type="float">
            <text:p>45.44726</text:p>
          </table:table-cell>
        </table:table-row>
        <table:table-row table:style-name="ro1">
          <table:table-cell office:value-type="float" office:value="6.292882" calcext:value-type="float">
            <text:p>6.292882</text:p>
          </table:table-cell>
          <table:table-cell office:value-type="float" office:value="11.83734" calcext:value-type="float">
            <text:p>11.83734</text:p>
          </table:table-cell>
        </table:table-row>
        <table:table-row table:style-name="ro1">
          <table:table-cell office:value-type="float" office:value="1.455636" calcext:value-type="float">
            <text:p>1.455636</text:p>
          </table:table-cell>
          <table:table-cell office:value-type="float" office:value="30.32719" calcext:value-type="float">
            <text:p>30.32719</text:p>
          </table:table-cell>
        </table:table-row>
        <table:table-row table:style-name="ro1">
          <table:table-cell office:value-type="float" office:value="4.005177" calcext:value-type="float">
            <text:p>4.005177</text:p>
          </table:table-cell>
          <table:table-cell office:value-type="float" office:value="19.753" calcext:value-type="float">
            <text:p>19.753</text:p>
          </table:table-cell>
        </table:table-row>
        <table:table-row table:style-name="ro1">
          <table:table-cell office:value-type="float" office:value="7.532823" calcext:value-type="float">
            <text:p>7.532823</text:p>
          </table:table-cell>
          <table:table-cell office:value-type="float" office:value="17.22866" calcext:value-type="float">
            <text:p>17.22866</text:p>
          </table:table-cell>
        </table:table-row>
        <table:table-row table:style-name="ro1">
          <table:table-cell office:value-type="float" office:value="5.811579" calcext:value-type="float">
            <text:p>5.811579</text:p>
          </table:table-cell>
          <table:table-cell office:value-type="float" office:value="19.75357" calcext:value-type="float">
            <text:p>19.75357</text:p>
          </table:table-cell>
        </table:table-row>
        <table:table-row table:style-name="ro1">
          <table:table-cell office:value-type="float" office:value="-5.60635" calcext:value-type="float">
            <text:p>-5.60635</text:p>
          </table:table-cell>
          <table:table-cell office:value-type="float" office:value="10.39638" calcext:value-type="float">
            <text:p>10.39638</text:p>
          </table:table-cell>
        </table:table-row>
        <table:table-row table:style-name="ro1">
          <table:table-cell office:value-type="float" office:value="1.016896" calcext:value-type="float">
            <text:p>1.016896</text:p>
          </table:table-cell>
          <table:table-cell office:value-type="float" office:value="23.36797" calcext:value-type="float">
            <text:p>23.36797</text:p>
          </table:table-cell>
        </table:table-row>
        <table:table-row table:style-name="ro1">
          <table:table-cell office:value-type="float" office:value="9.924697" calcext:value-type="float">
            <text:p>9.924697</text:p>
          </table:table-cell>
          <table:table-cell office:value-type="float" office:value="33.39859" calcext:value-type="float">
            <text:p>33.39859</text:p>
          </table:table-cell>
        </table:table-row>
        <table:table-row table:style-name="ro1">
          <table:table-cell office:value-type="float" office:value="3.938115" calcext:value-type="float">
            <text:p>3.938115</text:p>
          </table:table-cell>
          <table:table-cell office:value-type="float" office:value="50.85112" calcext:value-type="float">
            <text:p>50.85112</text:p>
          </table:table-cell>
        </table:table-row>
        <table:table-row table:style-name="ro1">
          <table:table-cell office:value-type="float" office:value="14.37747" calcext:value-type="float">
            <text:p>14.37747</text:p>
          </table:table-cell>
          <table:table-cell office:value-type="float" office:value="18.91136" calcext:value-type="float">
            <text:p>18.91136</text:p>
          </table:table-cell>
        </table:table-row>
        <table:table-row table:style-name="ro1">
          <table:table-cell office:value-type="float" office:value="8.320022" calcext:value-type="float">
            <text:p>8.320022</text:p>
          </table:table-cell>
          <table:table-cell office:value-type="float" office:value="9.970401" calcext:value-type="float">
            <text:p>9.970401</text:p>
          </table:table-cell>
        </table:table-row>
        <table:table-row table:style-name="ro1">
          <table:table-cell office:value-type="float" office:value="-3.3379" calcext:value-type="float">
            <text:p>-3.3379</text:p>
          </table:table-cell>
          <table:table-cell office:value-type="float" office:value="49.38291" calcext:value-type="float">
            <text:p>49.38291</text:p>
          </table:table-cell>
        </table:table-row>
        <table:table-row table:style-name="ro1">
          <table:table-cell office:value-type="float" office:value="18.94172" calcext:value-type="float">
            <text:p>18.94172</text:p>
          </table:table-cell>
          <table:table-cell office:value-type="float" office:value="33.27642" calcext:value-type="float">
            <text:p>33.27642</text:p>
          </table:table-cell>
        </table:table-row>
        <table:table-row table:style-name="ro1">
          <table:table-cell office:value-type="float" office:value="8.617338" calcext:value-type="float">
            <text:p>8.617338</text:p>
          </table:table-cell>
          <table:table-cell office:value-type="float" office:value="30.48613" calcext:value-type="float">
            <text:p>30.48613</text:p>
          </table:table-cell>
        </table:table-row>
        <table:table-row table:style-name="ro1">
          <table:table-cell office:value-type="float" office:value="25.35722" calcext:value-type="float">
            <text:p>25.35722</text:p>
          </table:table-cell>
          <table:table-cell office:value-type="float" office:value="43.17495" calcext:value-type="float">
            <text:p>43.17495</text:p>
          </table:table-cell>
        </table:table-row>
        <table:table-row table:style-name="ro1">
          <table:table-cell office:value-type="float" office:value="-5.10465" calcext:value-type="float">
            <text:p>-5.10465</text:p>
          </table:table-cell>
          <table:table-cell office:value-type="float" office:value="22.49248" calcext:value-type="float">
            <text:p>22.49248</text:p>
          </table:table-cell>
        </table:table-row>
        <table:table-row table:style-name="ro1">
          <table:table-cell office:value-type="float" office:value="5.784391" calcext:value-type="float">
            <text:p>5.784391</text:p>
          </table:table-cell>
          <table:table-cell office:value-type="float" office:value="20.13239" calcext:value-type="float">
            <text:p>20.13239</text:p>
          </table:table-cell>
        </table:table-row>
        <table:table-row table:style-name="ro1">
          <table:table-cell office:value-type="float" office:value="15.21716" calcext:value-type="float">
            <text:p>15.21716</text:p>
          </table:table-cell>
          <table:table-cell office:value-type="float" office:value="26.99309" calcext:value-type="float">
            <text:p>26.99309</text:p>
          </table:table-cell>
        </table:table-row>
        <table:table-row table:style-name="ro1">
          <table:table-cell office:value-type="float" office:value="8.393739" calcext:value-type="float">
            <text:p>8.393739</text:p>
          </table:table-cell>
          <table:table-cell office:value-type="float" office:value="16.58513" calcext:value-type="float">
            <text:p>16.58513</text:p>
          </table:table-cell>
        </table:table-row>
        <table:table-row table:style-name="ro1">
          <table:table-cell office:value-type="float" office:value="5.016929" calcext:value-type="float">
            <text:p>5.016929</text:p>
          </table:table-cell>
          <table:table-cell office:value-type="float" office:value="5.414912" calcext:value-type="float">
            <text:p>5.414912</text:p>
          </table:table-cell>
        </table:table-row>
        <table:table-row table:style-name="ro1">
          <table:table-cell office:value-type="float" office:value="10.35033" calcext:value-type="float">
            <text:p>10.35033</text:p>
          </table:table-cell>
          <table:table-cell office:value-type="float" office:value="31.45591" calcext:value-type="float">
            <text:p>31.45591</text:p>
          </table:table-cell>
        </table:table-row>
        <table:table-row table:style-name="ro1">
          <table:table-cell office:value-type="float" office:value="4.574496" calcext:value-type="float">
            <text:p>4.574496</text:p>
          </table:table-cell>
          <table:table-cell office:value-type="float" office:value="35.59136" calcext:value-type="float">
            <text:p>35.59136</text:p>
          </table:table-cell>
        </table:table-row>
        <table:table-row table:style-name="ro1">
          <table:table-cell office:value-type="float" office:value="9.787648" calcext:value-type="float">
            <text:p>9.787648</text:p>
          </table:table-cell>
          <table:table-cell office:value-type="float" office:value="11.88859" calcext:value-type="float">
            <text:p>11.88859</text:p>
          </table:table-cell>
        </table:table-row>
        <table:table-row table:style-name="ro1">
          <table:table-cell office:value-type="float" office:value="-8.80675" calcext:value-type="float">
            <text:p>-8.80675</text:p>
          </table:table-cell>
          <table:table-cell office:value-type="float" office:value="11.48074" calcext:value-type="float">
            <text:p>11.48074</text:p>
          </table:table-cell>
        </table:table-row>
        <table:table-row table:style-name="ro1">
          <table:table-cell office:value-type="float" office:value="6.021572" calcext:value-type="float">
            <text:p>6.021572</text:p>
          </table:table-cell>
          <table:table-cell office:value-type="float" office:value="39.15975" calcext:value-type="float">
            <text:p>39.15975</text:p>
          </table:table-cell>
        </table:table-row>
        <table:table-row table:style-name="ro1">
          <table:table-cell office:value-type="float" office:value="8.185267" calcext:value-type="float">
            <text:p>8.185267</text:p>
          </table:table-cell>
          <table:table-cell office:value-type="float" office:value="19.58664" calcext:value-type="float">
            <text:p>19.58664</text:p>
          </table:table-cell>
        </table:table-row>
        <table:table-row table:style-name="ro1">
          <table:table-cell office:value-type="float" office:value="6.278079" calcext:value-type="float">
            <text:p>6.278079</text:p>
          </table:table-cell>
          <table:table-cell office:value-type="float" office:value="43.732" calcext:value-type="float">
            <text:p>43.732</text:p>
          </table:table-cell>
        </table:table-row>
        <table:table-row table:style-name="ro1">
          <table:table-cell office:value-type="float" office:value="-3.72137" calcext:value-type="float">
            <text:p>-3.72137</text:p>
          </table:table-cell>
          <table:table-cell office:value-type="float" office:value="50.71114" calcext:value-type="float">
            <text:p>50.71114</text:p>
          </table:table-cell>
        </table:table-row>
        <table:table-row table:style-name="ro1">
          <table:table-cell office:value-type="float" office:value="12.87339" calcext:value-type="float">
            <text:p>12.87339</text:p>
          </table:table-cell>
          <table:table-cell office:value-type="float" office:value="12.09045" calcext:value-type="float">
            <text:p>12.09045</text:p>
          </table:table-cell>
        </table:table-row>
        <table:table-row table:style-name="ro1">
          <table:table-cell office:value-type="float" office:value="4.442014" calcext:value-type="float">
            <text:p>4.442014</text:p>
          </table:table-cell>
          <table:table-cell office:value-type="float" office:value="20.57535" calcext:value-type="float">
            <text:p>20.57535</text:p>
          </table:table-cell>
        </table:table-row>
        <table:table-row table:style-name="ro1">
          <table:table-cell office:value-type="float" office:value="11.80362" calcext:value-type="float">
            <text:p>11.80362</text:p>
          </table:table-cell>
          <table:table-cell office:value-type="float" office:value="48.60235" calcext:value-type="float">
            <text:p>48.60235</text:p>
          </table:table-cell>
        </table:table-row>
        <table:table-row table:style-name="ro1">
          <table:table-cell office:value-type="float" office:value="7.460696" calcext:value-type="float">
            <text:p>7.460696</text:p>
          </table:table-cell>
          <table:table-cell office:value-type="float" office:value="33.29021" calcext:value-type="float">
            <text:p>33.29021</text:p>
          </table:table-cell>
        </table:table-row>
        <table:table-row table:style-name="ro1">
          <table:table-cell office:value-type="float" office:value="16.99324" calcext:value-type="float">
            <text:p>16.99324</text:p>
          </table:table-cell>
          <table:table-cell office:value-type="float" office:value="21.91055" calcext:value-type="float">
            <text:p>21.91055</text:p>
          </table:table-cell>
        </table:table-row>
        <table:table-row table:style-name="ro1">
          <table:table-cell office:value-type="float" office:value="12.40368" calcext:value-type="float">
            <text:p>12.40368</text:p>
          </table:table-cell>
          <table:table-cell office:value-type="float" office:value="45.9467" calcext:value-type="float">
            <text:p>45.9467</text:p>
          </table:table-cell>
        </table:table-row>
        <table:table-row table:style-name="ro1">
          <table:table-cell office:value-type="float" office:value="2.652629" calcext:value-type="float">
            <text:p>2.652629</text:p>
          </table:table-cell>
          <table:table-cell office:value-type="float" office:value="15.78658" calcext:value-type="float">
            <text:p>15.78658</text:p>
          </table:table-cell>
        </table:table-row>
        <table:table-row table:style-name="ro1">
          <table:table-cell office:value-type="float" office:value="25.94813" calcext:value-type="float">
            <text:p>25.94813</text:p>
          </table:table-cell>
          <table:table-cell office:value-type="float" office:value="-5.47795" calcext:value-type="float">
            <text:p>-5.47795</text:p>
          </table:table-cell>
        </table:table-row>
        <table:table-row table:style-name="ro1">
          <table:table-cell office:value-type="float" office:value="11.03557" calcext:value-type="float">
            <text:p>11.03557</text:p>
          </table:table-cell>
          <table:table-cell office:value-type="float" office:value="23.95762" calcext:value-type="float">
            <text:p>23.95762</text:p>
          </table:table-cell>
        </table:table-row>
        <table:table-row table:style-name="ro1">
          <table:table-cell office:value-type="float" office:value="8.353205" calcext:value-type="float">
            <text:p>8.353205</text:p>
          </table:table-cell>
          <table:table-cell office:value-type="float" office:value="19.45419" calcext:value-type="float">
            <text:p>19.45419</text:p>
          </table:table-cell>
        </table:table-row>
        <table:table-row table:style-name="ro1">
          <table:table-cell office:value-type="float" office:value="4.780096" calcext:value-type="float">
            <text:p>4.780096</text:p>
          </table:table-cell>
          <table:table-cell office:value-type="float" office:value="1.107097" calcext:value-type="float">
            <text:p>1.107097</text:p>
          </table:table-cell>
        </table:table-row>
        <table:table-row table:style-name="ro1">
          <table:table-cell office:value-type="float" office:value="10.81207" calcext:value-type="float">
            <text:p>10.81207</text:p>
          </table:table-cell>
          <table:table-cell office:value-type="float" office:value="36.52468" calcext:value-type="float">
            <text:p>36.52468</text:p>
          </table:table-cell>
        </table:table-row>
        <table:table-row table:style-name="ro1">
          <table:table-cell office:value-type="float" office:value="10.15748" calcext:value-type="float">
            <text:p>10.15748</text:p>
          </table:table-cell>
          <table:table-cell office:value-type="float" office:value="17.47048" calcext:value-type="float">
            <text:p>17.47048</text:p>
          </table:table-cell>
        </table:table-row>
        <table:table-row table:style-name="ro1">
          <table:table-cell office:value-type="float" office:value="-7.68569" calcext:value-type="float">
            <text:p>-7.68569</text:p>
          </table:table-cell>
          <table:table-cell office:value-type="float" office:value="12.47311" calcext:value-type="float">
            <text:p>12.47311</text:p>
          </table:table-cell>
        </table:table-row>
        <table:table-row table:style-name="ro1">
          <table:table-cell office:value-type="float" office:value="-12.9425" calcext:value-type="float">
            <text:p>-12.9425</text:p>
          </table:table-cell>
          <table:table-cell office:value-type="float" office:value="47.14387" calcext:value-type="float">
            <text:p>47.14387</text:p>
          </table:table-cell>
        </table:table-row>
        <table:table-row table:style-name="ro1">
          <table:table-cell office:value-type="float" office:value="3.341955" calcext:value-type="float">
            <text:p>3.341955</text:p>
          </table:table-cell>
          <table:table-cell office:value-type="float" office:value="32.83771" calcext:value-type="float">
            <text:p>32.83771</text:p>
          </table:table-cell>
        </table:table-row>
        <table:table-row table:style-name="ro1">
          <table:table-cell office:value-type="float" office:value="7.787371" calcext:value-type="float">
            <text:p>7.787371</text:p>
          </table:table-cell>
          <table:table-cell office:value-type="float" office:value="6.236708" calcext:value-type="float">
            <text:p>6.236708</text:p>
          </table:table-cell>
        </table:table-row>
        <table:table-row table:style-name="ro1">
          <table:table-cell office:value-type="float" office:value="2.207505" calcext:value-type="float">
            <text:p>2.207505</text:p>
          </table:table-cell>
          <table:table-cell office:value-type="float" office:value="6.994307" calcext:value-type="float">
            <text:p>6.994307</text:p>
          </table:table-cell>
        </table:table-row>
        <table:table-row table:style-name="ro1">
          <table:table-cell office:value-type="float" office:value="13.61873" calcext:value-type="float">
            <text:p>13.61873</text:p>
          </table:table-cell>
          <table:table-cell office:value-type="float" office:value="16.32428" calcext:value-type="float">
            <text:p>16.32428</text:p>
          </table:table-cell>
        </table:table-row>
        <table:table-row table:style-name="ro1">
          <table:table-cell office:value-type="float" office:value="21.68458" calcext:value-type="float">
            <text:p>21.68458</text:p>
          </table:table-cell>
          <table:table-cell office:value-type="float" office:value="38.48559" calcext:value-type="float">
            <text:p>38.48559</text:p>
          </table:table-cell>
        </table:table-row>
        <table:table-row table:style-name="ro1">
          <table:table-cell office:value-type="float" office:value="1.414573" calcext:value-type="float">
            <text:p>1.414573</text:p>
          </table:table-cell>
          <table:table-cell office:value-type="float" office:value="18.31576" calcext:value-type="float">
            <text:p>18.31576</text:p>
          </table:table-cell>
        </table:table-row>
        <table:table-row table:style-name="ro1">
          <table:table-cell office:value-type="float" office:value="7.684498" calcext:value-type="float">
            <text:p>7.684498</text:p>
          </table:table-cell>
          <table:table-cell office:value-type="float" office:value="-4.0912" calcext:value-type="float">
            <text:p>-4.0912</text:p>
          </table:table-cell>
        </table:table-row>
        <table:table-row table:style-name="ro1">
          <table:table-cell office:value-type="float" office:value="12.41185" calcext:value-type="float">
            <text:p>12.41185</text:p>
          </table:table-cell>
          <table:table-cell office:value-type="float" office:value="22.57539" calcext:value-type="float">
            <text:p>22.57539</text:p>
          </table:table-cell>
        </table:table-row>
        <table:table-row table:style-name="ro1">
          <table:table-cell office:value-type="float" office:value="6.745002" calcext:value-type="float">
            <text:p>6.745002</text:p>
          </table:table-cell>
          <table:table-cell office:value-type="float" office:value="22.3347" calcext:value-type="float">
            <text:p>22.3347</text:p>
          </table:table-cell>
        </table:table-row>
        <table:table-row table:style-name="ro1">
          <table:table-cell office:value-type="float" office:value="11.34624" calcext:value-type="float">
            <text:p>11.34624</text:p>
          </table:table-cell>
          <table:table-cell office:value-type="float" office:value="17.16439" calcext:value-type="float">
            <text:p>17.16439</text:p>
          </table:table-cell>
        </table:table-row>
        <table:table-row table:style-name="ro1">
          <table:table-cell office:value-type="float" office:value="2.165612" calcext:value-type="float">
            <text:p>2.165612</text:p>
          </table:table-cell>
          <table:table-cell office:value-type="float" office:value="-1.4242" calcext:value-type="float">
            <text:p>-1.4242</text:p>
          </table:table-cell>
        </table:table-row>
        <table:table-row table:style-name="ro1">
          <table:table-cell office:value-type="float" office:value="-5.41437" calcext:value-type="float">
            <text:p>-5.41437</text:p>
          </table:table-cell>
          <table:table-cell office:value-type="float" office:value="34.56475" calcext:value-type="float">
            <text:p>34.56475</text:p>
          </table:table-cell>
        </table:table-row>
        <table:table-row table:style-name="ro1">
          <table:table-cell office:value-type="float" office:value="3.149012" calcext:value-type="float">
            <text:p>3.149012</text:p>
          </table:table-cell>
          <table:table-cell office:value-type="float" office:value="40.35151" calcext:value-type="float">
            <text:p>40.35151</text:p>
          </table:table-cell>
        </table:table-row>
        <table:table-row table:style-name="ro1">
          <table:table-cell office:value-type="float" office:value="8.81892" calcext:value-type="float">
            <text:p>8.81892</text:p>
          </table:table-cell>
          <table:table-cell office:value-type="float" office:value="17.34538" calcext:value-type="float">
            <text:p>17.34538</text:p>
          </table:table-cell>
        </table:table-row>
        <table:table-row table:style-name="ro1">
          <table:table-cell office:value-type="float" office:value="0.191404" calcext:value-type="float">
            <text:p>0.191404</text:p>
          </table:table-cell>
          <table:table-cell office:value-type="float" office:value="-5.13958" calcext:value-type="float">
            <text:p>-5.13958</text:p>
          </table:table-cell>
        </table:table-row>
        <table:table-row table:style-name="ro1">
          <table:table-cell office:value-type="float" office:value="4.037041" calcext:value-type="float">
            <text:p>4.037041</text:p>
          </table:table-cell>
          <table:table-cell office:value-type="float" office:value="13.43328" calcext:value-type="float">
            <text:p>13.43328</text:p>
          </table:table-cell>
        </table:table-row>
        <table:table-row table:style-name="ro1">
          <table:table-cell office:value-type="float" office:value="4.453185" calcext:value-type="float">
            <text:p>4.453185</text:p>
          </table:table-cell>
          <table:table-cell office:value-type="float" office:value="18.78259" calcext:value-type="float">
            <text:p>18.78259</text:p>
          </table:table-cell>
        </table:table-row>
        <table:table-row table:style-name="ro1">
          <table:table-cell office:value-type="float" office:value="-0.98728" calcext:value-type="float">
            <text:p>-0.98728</text:p>
          </table:table-cell>
          <table:table-cell office:value-type="float" office:value="29.35879" calcext:value-type="float">
            <text:p>29.35879</text:p>
          </table:table-cell>
        </table:table-row>
        <table:table-row table:style-name="ro1">
          <table:table-cell office:value-type="float" office:value="5.841034" calcext:value-type="float">
            <text:p>5.841034</text:p>
          </table:table-cell>
          <table:table-cell office:value-type="float" office:value="9.162521" calcext:value-type="float">
            <text:p>9.162521</text:p>
          </table:table-cell>
        </table:table-row>
        <table:table-row table:style-name="ro1">
          <table:table-cell office:value-type="float" office:value="9.627129" calcext:value-type="float">
            <text:p>9.627129</text:p>
          </table:table-cell>
          <table:table-cell office:value-type="float" office:value="22.06969" calcext:value-type="float">
            <text:p>22.06969</text:p>
          </table:table-cell>
        </table:table-row>
        <table:table-row table:style-name="ro1">
          <table:table-cell office:value-type="float" office:value="2.85988" calcext:value-type="float">
            <text:p>2.85988</text:p>
          </table:table-cell>
          <table:table-cell office:value-type="float" office:value="38.08731" calcext:value-type="float">
            <text:p>38.08731</text:p>
          </table:table-cell>
        </table:table-row>
        <table:table-row table:style-name="ro1">
          <table:table-cell office:value-type="float" office:value="20.62248" calcext:value-type="float">
            <text:p>20.62248</text:p>
          </table:table-cell>
          <table:table-cell office:value-type="float" office:value="17.48234" calcext:value-type="float">
            <text:p>17.48234</text:p>
          </table:table-cell>
        </table:table-row>
        <table:table-row table:style-name="ro1">
          <table:table-cell office:value-type="float" office:value="19.56562" calcext:value-type="float">
            <text:p>19.56562</text:p>
          </table:table-cell>
          <table:table-cell office:value-type="float" office:value="33.43377" calcext:value-type="float">
            <text:p>33.43377</text:p>
          </table:table-cell>
        </table:table-row>
        <table:table-row table:style-name="ro1">
          <table:table-cell office:value-type="float" office:value="5.473959" calcext:value-type="float">
            <text:p>5.473959</text:p>
          </table:table-cell>
          <table:table-cell office:value-type="float" office:value="36.6577" calcext:value-type="float">
            <text:p>36.6577</text:p>
          </table:table-cell>
        </table:table-row>
        <table:table-row table:style-name="ro1">
          <table:table-cell office:value-type="float" office:value="-6.67608" calcext:value-type="float">
            <text:p>-6.67608</text:p>
          </table:table-cell>
          <table:table-cell office:value-type="float" office:value="14.00508" calcext:value-type="float">
            <text:p>14.00508</text:p>
          </table:table-cell>
        </table:table-row>
        <table:table-row table:style-name="ro1">
          <table:table-cell office:value-type="float" office:value="16.59866" calcext:value-type="float">
            <text:p>16.59866</text:p>
          </table:table-cell>
          <table:table-cell office:value-type="float" office:value="6.770486" calcext:value-type="float">
            <text:p>6.770486</text:p>
          </table:table-cell>
        </table:table-row>
        <table:table-row table:style-name="ro1">
          <table:table-cell office:value-type="float" office:value="1.402392" calcext:value-type="float">
            <text:p>1.402392</text:p>
          </table:table-cell>
          <table:table-cell office:value-type="float" office:value="-7.53804" calcext:value-type="float">
            <text:p>-7.53804</text:p>
          </table:table-cell>
        </table:table-row>
        <table:table-row table:style-name="ro1">
          <table:table-cell office:value-type="float" office:value="-0.45706" calcext:value-type="float">
            <text:p>-0.45706</text:p>
          </table:table-cell>
          <table:table-cell office:value-type="float" office:value="22.44961" calcext:value-type="float">
            <text:p>22.44961</text:p>
          </table:table-cell>
        </table:table-row>
        <table:table-row table:style-name="ro1">
          <table:table-cell office:value-type="float" office:value="3.378543" calcext:value-type="float">
            <text:p>3.378543</text:p>
          </table:table-cell>
          <table:table-cell office:value-type="float" office:value="22.0604" calcext:value-type="float">
            <text:p>22.0604</text:p>
          </table:table-cell>
        </table:table-row>
        <table:table-row table:style-name="ro1">
          <table:table-cell office:value-type="float" office:value="4.120761" calcext:value-type="float">
            <text:p>4.120761</text:p>
          </table:table-cell>
          <table:table-cell office:value-type="float" office:value="9.511178" calcext:value-type="float">
            <text:p>9.511178</text:p>
          </table:table-cell>
        </table:table-row>
        <table:table-row table:style-name="ro1">
          <table:table-cell office:value-type="float" office:value="8.361648" calcext:value-type="float">
            <text:p>8.361648</text:p>
          </table:table-cell>
          <table:table-cell office:value-type="float" office:value="21.24955" calcext:value-type="float">
            <text:p>21.24955</text:p>
          </table:table-cell>
        </table:table-row>
        <table:table-row table:style-name="ro1">
          <table:table-cell office:value-type="float" office:value="1.028217" calcext:value-type="float">
            <text:p>1.028217</text:p>
          </table:table-cell>
          <table:table-cell office:value-type="float" office:value="63.94708" calcext:value-type="float">
            <text:p>63.94708</text:p>
          </table:table-cell>
        </table:table-row>
        <table:table-row table:style-name="ro1">
          <table:table-cell office:value-type="float" office:value="-1.23389" calcext:value-type="float">
            <text:p>-1.23389</text:p>
          </table:table-cell>
          <table:table-cell office:value-type="float" office:value="46.17972" calcext:value-type="float">
            <text:p>46.17972</text:p>
          </table:table-cell>
        </table:table-row>
        <table:table-row table:style-name="ro1">
          <table:table-cell office:value-type="float" office:value="-4.75729" calcext:value-type="float">
            <text:p>-4.75729</text:p>
          </table:table-cell>
          <table:table-cell office:value-type="float" office:value="26.43547" calcext:value-type="float">
            <text:p>26.43547</text:p>
          </table:table-cell>
        </table:table-row>
        <table:table-row table:style-name="ro1">
          <table:table-cell office:value-type="float" office:value="2.567979" calcext:value-type="float">
            <text:p>2.567979</text:p>
          </table:table-cell>
          <table:table-cell office:value-type="float" office:value="24.63021" calcext:value-type="float">
            <text:p>24.63021</text:p>
          </table:table-cell>
        </table:table-row>
        <table:table-row table:style-name="ro1">
          <table:table-cell office:value-type="float" office:value="17.13517" calcext:value-type="float">
            <text:p>17.13517</text:p>
          </table:table-cell>
          <table:table-cell office:value-type="float" office:value="3.76551" calcext:value-type="float">
            <text:p>3.76551</text:p>
          </table:table-cell>
        </table:table-row>
        <table:table-row table:style-name="ro1">
          <table:table-cell office:value-type="float" office:value="18.52923" calcext:value-type="float">
            <text:p>18.52923</text:p>
          </table:table-cell>
          <table:table-cell office:value-type="float" office:value="47.49228" calcext:value-type="float">
            <text:p>47.49228</text:p>
          </table:table-cell>
        </table:table-row>
        <table:table-row table:style-name="ro1">
          <table:table-cell office:value-type="float" office:value="6.658385" calcext:value-type="float">
            <text:p>6.658385</text:p>
          </table:table-cell>
          <table:table-cell office:value-type="float" office:value="11.98953" calcext:value-type="float">
            <text:p>11.98953</text:p>
          </table:table-cell>
        </table:table-row>
        <table:table-row table:style-name="ro1">
          <table:table-cell office:value-type="float" office:value="8.679836" calcext:value-type="float">
            <text:p>8.679836</text:p>
          </table:table-cell>
          <table:table-cell office:value-type="float" office:value="6.305219" calcext:value-type="float">
            <text:p>6.305219</text:p>
          </table:table-cell>
        </table:table-row>
        <table:table-row table:style-name="ro1">
          <table:table-cell office:value-type="float" office:value="16.58688" calcext:value-type="float">
            <text:p>16.58688</text:p>
          </table:table-cell>
          <table:table-cell office:value-type="float" office:value="11.63444" calcext:value-type="float">
            <text:p>11.63444</text:p>
          </table:table-cell>
        </table:table-row>
        <table:table-row table:style-name="ro1">
          <table:table-cell office:value-type="float" office:value="-4.25384" calcext:value-type="float">
            <text:p>-4.25384</text:p>
          </table:table-cell>
          <table:table-cell office:value-type="float" office:value="8.757714" calcext:value-type="float">
            <text:p>8.757714</text:p>
          </table:table-cell>
        </table:table-row>
        <table:table-row table:style-name="ro1">
          <table:table-cell office:value-type="float" office:value="13.27014" calcext:value-type="float">
            <text:p>13.27014</text:p>
          </table:table-cell>
          <table:table-cell office:value-type="float" office:value="33.58483" calcext:value-type="float">
            <text:p>33.58483</text:p>
          </table:table-cell>
        </table:table-row>
        <table:table-row table:style-name="ro1">
          <table:table-cell office:value-type="float" office:value="-4.13031" calcext:value-type="float">
            <text:p>-4.13031</text:p>
          </table:table-cell>
          <table:table-cell office:value-type="float" office:value="15.95097" calcext:value-type="float">
            <text:p>15.95097</text:p>
          </table:table-cell>
        </table:table-row>
        <table:table-row table:style-name="ro1">
          <table:table-cell office:value-type="float" office:value="11.33222" calcext:value-type="float">
            <text:p>11.33222</text:p>
          </table:table-cell>
          <table:table-cell office:value-type="float" office:value="25.30384" calcext:value-type="float">
            <text:p>25.30384</text:p>
          </table:table-cell>
        </table:table-row>
        <table:table-row table:style-name="ro1">
          <table:table-cell office:value-type="float" office:value="6.304673" calcext:value-type="float">
            <text:p>6.304673</text:p>
          </table:table-cell>
          <table:table-cell office:value-type="float" office:value="31.55897" calcext:value-type="float">
            <text:p>31.55897</text:p>
          </table:table-cell>
        </table:table-row>
        <table:table-row table:style-name="ro1">
          <table:table-cell office:value-type="float" office:value="1.412459" calcext:value-type="float">
            <text:p>1.412459</text:p>
          </table:table-cell>
          <table:table-cell office:value-type="float" office:value="13.95776" calcext:value-type="float">
            <text:p>13.95776</text:p>
          </table:table-cell>
        </table:table-row>
        <table:table-row table:style-name="ro1">
          <table:table-cell office:value-type="float" office:value="13.74601" calcext:value-type="float">
            <text:p>13.74601</text:p>
          </table:table-cell>
          <table:table-cell office:value-type="float" office:value="-0.34044" calcext:value-type="float">
            <text:p>-0.34044</text:p>
          </table:table-cell>
        </table:table-row>
        <table:table-row table:style-name="ro1">
          <table:table-cell office:value-type="float" office:value="15.61536" calcext:value-type="float">
            <text:p>15.61536</text:p>
          </table:table-cell>
          <table:table-cell office:value-type="float" office:value="49.41285" calcext:value-type="float">
            <text:p>49.41285</text:p>
          </table:table-cell>
        </table:table-row>
        <table:table-row table:style-name="ro1">
          <table:table-cell office:value-type="float" office:value="12.86309" calcext:value-type="float">
            <text:p>12.86309</text:p>
          </table:table-cell>
          <table:table-cell office:value-type="float" office:value="19.21118" calcext:value-type="float">
            <text:p>19.21118</text:p>
          </table:table-cell>
        </table:table-row>
        <table:table-row table:style-name="ro1">
          <table:table-cell office:value-type="float" office:value="10.1264" calcext:value-type="float">
            <text:p>10.1264</text:p>
          </table:table-cell>
          <table:table-cell office:value-type="float" office:value="-11.5842" calcext:value-type="float">
            <text:p>-11.5842</text:p>
          </table:table-cell>
        </table:table-row>
        <table:table-row table:style-name="ro1">
          <table:table-cell office:value-type="float" office:value="5.628109" calcext:value-type="float">
            <text:p>5.628109</text:p>
          </table:table-cell>
          <table:table-cell office:value-type="float" office:value="21.68506" calcext:value-type="float">
            <text:p>21.68506</text:p>
          </table:table-cell>
        </table:table-row>
        <table:table-row table:style-name="ro1">
          <table:table-cell office:value-type="float" office:value="17.92261" calcext:value-type="float">
            <text:p>17.92261</text:p>
          </table:table-cell>
          <table:table-cell office:value-type="float" office:value="10.38415" calcext:value-type="float">
            <text:p>10.38415</text:p>
          </table:table-cell>
        </table:table-row>
        <table:table-row table:style-name="ro1">
          <table:table-cell office:value-type="float" office:value="9.087754" calcext:value-type="float">
            <text:p>9.087754</text:p>
          </table:table-cell>
          <table:table-cell office:value-type="float" office:value="14.95982" calcext:value-type="float">
            <text:p>14.95982</text:p>
          </table:table-cell>
        </table:table-row>
        <table:table-row table:style-name="ro1">
          <table:table-cell office:value-type="float" office:value="12.95288" calcext:value-type="float">
            <text:p>12.95288</text:p>
          </table:table-cell>
          <table:table-cell office:value-type="float" office:value="28.62132" calcext:value-type="float">
            <text:p>28.62132</text:p>
          </table:table-cell>
        </table:table-row>
        <table:table-row table:style-name="ro1">
          <table:table-cell office:value-type="float" office:value="-0.01036" calcext:value-type="float">
            <text:p>-0.01036</text:p>
          </table:table-cell>
          <table:table-cell office:value-type="float" office:value="33.79874" calcext:value-type="float">
            <text:p>33.79874</text:p>
          </table:table-cell>
        </table:table-row>
        <table:table-row table:style-name="ro1">
          <table:table-cell office:value-type="float" office:value="0.891417" calcext:value-type="float">
            <text:p>0.891417</text:p>
          </table:table-cell>
          <table:table-cell office:value-type="float" office:value="37.97003" calcext:value-type="float">
            <text:p>37.97003</text:p>
          </table:table-cell>
        </table:table-row>
        <table:table-row table:style-name="ro1">
          <table:table-cell office:value-type="float" office:value="-0.54112" calcext:value-type="float">
            <text:p>-0.54112</text:p>
          </table:table-cell>
          <table:table-cell office:value-type="float" office:value="51.71483" calcext:value-type="float">
            <text:p>51.71483</text:p>
          </table:table-cell>
        </table:table-row>
        <table:table-row table:style-name="ro1">
          <table:table-cell office:value-type="float" office:value="0.234801" calcext:value-type="float">
            <text:p>0.234801</text:p>
          </table:table-cell>
          <table:table-cell office:value-type="float" office:value="38.91079" calcext:value-type="float">
            <text:p>38.91079</text:p>
          </table:table-cell>
        </table:table-row>
        <table:table-row table:style-name="ro1">
          <table:table-cell office:value-type="float" office:value="-0.47529" calcext:value-type="float">
            <text:p>-0.47529</text:p>
          </table:table-cell>
          <table:table-cell office:value-type="float" office:value="44.67736" calcext:value-type="float">
            <text:p>44.67736</text:p>
          </table:table-cell>
        </table:table-row>
        <table:table-row table:style-name="ro1">
          <table:table-cell office:value-type="float" office:value="18.5295" calcext:value-type="float">
            <text:p>18.5295</text:p>
          </table:table-cell>
          <table:table-cell office:value-type="float" office:value="33.69959" calcext:value-type="float">
            <text:p>33.69959</text:p>
          </table:table-cell>
        </table:table-row>
        <table:table-row table:style-name="ro1">
          <table:table-cell office:value-type="float" office:value="6.500567" calcext:value-type="float">
            <text:p>6.500567</text:p>
          </table:table-cell>
          <table:table-cell office:value-type="float" office:value="33.03315" calcext:value-type="float">
            <text:p>33.03315</text:p>
          </table:table-cell>
        </table:table-row>
        <table:table-row table:style-name="ro1">
          <table:table-cell office:value-type="float" office:value="10.11901" calcext:value-type="float">
            <text:p>10.11901</text:p>
          </table:table-cell>
          <table:table-cell office:value-type="float" office:value="-7.04441" calcext:value-type="float">
            <text:p>-7.04441</text:p>
          </table:table-cell>
        </table:table-row>
        <table:table-row table:style-name="ro1">
          <table:table-cell office:value-type="float" office:value="10.90563" calcext:value-type="float">
            <text:p>10.90563</text:p>
          </table:table-cell>
          <table:table-cell office:value-type="float" office:value="32.53173" calcext:value-type="float">
            <text:p>32.53173</text:p>
          </table:table-cell>
        </table:table-row>
        <table:table-row table:style-name="ro1">
          <table:table-cell office:value-type="float" office:value="2.002932" calcext:value-type="float">
            <text:p>2.002932</text:p>
          </table:table-cell>
          <table:table-cell office:value-type="float" office:value="28.60879" calcext:value-type="float">
            <text:p>28.60879</text:p>
          </table:table-cell>
        </table:table-row>
        <table:table-row table:style-name="ro1">
          <table:table-cell office:value-type="float" office:value="18.26842" calcext:value-type="float">
            <text:p>18.26842</text:p>
          </table:table-cell>
          <table:table-cell office:value-type="float" office:value="2.693986" calcext:value-type="float">
            <text:p>2.693986</text:p>
          </table:table-cell>
        </table:table-row>
        <table:table-row table:style-name="ro1">
          <table:table-cell office:value-type="float" office:value="-1.15855" calcext:value-type="float">
            <text:p>-1.15855</text:p>
          </table:table-cell>
          <table:table-cell office:value-type="float" office:value="22.35993" calcext:value-type="float">
            <text:p>22.35993</text:p>
          </table:table-cell>
        </table:table-row>
        <table:table-row table:style-name="ro1">
          <table:table-cell office:value-type="float" office:value="11.1805" calcext:value-type="float">
            <text:p>11.1805</text:p>
          </table:table-cell>
          <table:table-cell office:value-type="float" office:value="2.052106" calcext:value-type="float">
            <text:p>2.052106</text:p>
          </table:table-cell>
        </table:table-row>
        <table:table-row table:style-name="ro1">
          <table:table-cell office:value-type="float" office:value="5.395213" calcext:value-type="float">
            <text:p>5.395213</text:p>
          </table:table-cell>
          <table:table-cell office:value-type="float" office:value="18.27246" calcext:value-type="float">
            <text:p>18.27246</text:p>
          </table:table-cell>
        </table:table-row>
        <table:table-row table:style-name="ro1">
          <table:table-cell office:value-type="float" office:value="4.803108" calcext:value-type="float">
            <text:p>4.803108</text:p>
          </table:table-cell>
          <table:table-cell office:value-type="float" office:value="14.03956" calcext:value-type="float">
            <text:p>14.03956</text:p>
          </table:table-cell>
        </table:table-row>
        <table:table-row table:style-name="ro1">
          <table:table-cell office:value-type="float" office:value="1.321027" calcext:value-type="float">
            <text:p>1.321027</text:p>
          </table:table-cell>
          <table:table-cell office:value-type="float" office:value="14.30427" calcext:value-type="float">
            <text:p>14.30427</text:p>
          </table:table-cell>
        </table:table-row>
        <table:table-row table:style-name="ro1">
          <table:table-cell office:value-type="float" office:value="8.374644" calcext:value-type="float">
            <text:p>8.374644</text:p>
          </table:table-cell>
          <table:table-cell office:value-type="float" office:value="31.87219" calcext:value-type="float">
            <text:p>31.87219</text:p>
          </table:table-cell>
        </table:table-row>
        <table:table-row table:style-name="ro1">
          <table:table-cell office:value-type="float" office:value="3.234525" calcext:value-type="float">
            <text:p>3.234525</text:p>
          </table:table-cell>
          <table:table-cell office:value-type="float" office:value="34.70892" calcext:value-type="float">
            <text:p>34.70892</text:p>
          </table:table-cell>
        </table:table-row>
        <table:table-row table:style-name="ro1">
          <table:table-cell office:value-type="float" office:value="6.892553" calcext:value-type="float">
            <text:p>6.892553</text:p>
          </table:table-cell>
          <table:table-cell office:value-type="float" office:value="44.78558" calcext:value-type="float">
            <text:p>44.78558</text:p>
          </table:table-cell>
        </table:table-row>
        <table:table-row table:style-name="ro1">
          <table:table-cell office:value-type="float" office:value="18.76326" calcext:value-type="float">
            <text:p>18.76326</text:p>
          </table:table-cell>
          <table:table-cell office:value-type="float" office:value="11.57517" calcext:value-type="float">
            <text:p>11.57517</text:p>
          </table:table-cell>
        </table:table-row>
        <table:table-row table:style-name="ro1">
          <table:table-cell office:value-type="float" office:value="-0.05686" calcext:value-type="float">
            <text:p>-0.05686</text:p>
          </table:table-cell>
          <table:table-cell office:value-type="float" office:value="18.63385" calcext:value-type="float">
            <text:p>18.63385</text:p>
          </table:table-cell>
        </table:table-row>
        <table:table-row table:style-name="ro1">
          <table:table-cell office:value-type="float" office:value="14.36848" calcext:value-type="float">
            <text:p>14.36848</text:p>
          </table:table-cell>
          <table:table-cell office:value-type="float" office:value="15.75658" calcext:value-type="float">
            <text:p>15.75658</text:p>
          </table:table-cell>
        </table:table-row>
        <table:table-row table:style-name="ro1">
          <table:table-cell office:value-type="float" office:value="-3.13294" calcext:value-type="float">
            <text:p>-3.13294</text:p>
          </table:table-cell>
          <table:table-cell office:value-type="float" office:value="15.89465" calcext:value-type="float">
            <text:p>15.89465</text:p>
          </table:table-cell>
        </table:table-row>
        <table:table-row table:style-name="ro1">
          <table:table-cell office:value-type="float" office:value="2.665189" calcext:value-type="float">
            <text:p>2.665189</text:p>
          </table:table-cell>
          <table:table-cell office:value-type="float" office:value="39.64781" calcext:value-type="float">
            <text:p>39.64781</text:p>
          </table:table-cell>
        </table:table-row>
        <table:table-row table:style-name="ro1">
          <table:table-cell office:value-type="float" office:value="5.632526" calcext:value-type="float">
            <text:p>5.632526</text:p>
          </table:table-cell>
          <table:table-cell office:value-type="float" office:value="36.96569" calcext:value-type="float">
            <text:p>36.96569</text:p>
          </table:table-cell>
        </table:table-row>
        <table:table-row table:style-name="ro1">
          <table:table-cell office:value-type="float" office:value="-2.10577" calcext:value-type="float">
            <text:p>-2.10577</text:p>
          </table:table-cell>
          <table:table-cell office:value-type="float" office:value="36.06382" calcext:value-type="float">
            <text:p>36.06382</text:p>
          </table:table-cell>
        </table:table-row>
        <table:table-row table:style-name="ro1">
          <table:table-cell office:value-type="float" office:value="3.302246" calcext:value-type="float">
            <text:p>3.302246</text:p>
          </table:table-cell>
          <table:table-cell office:value-type="float" office:value="-4.807" calcext:value-type="float">
            <text:p>-4.807</text:p>
          </table:table-cell>
        </table:table-row>
        <table:table-row table:style-name="ro1">
          <table:table-cell office:value-type="float" office:value="13.55725" calcext:value-type="float">
            <text:p>13.55725</text:p>
          </table:table-cell>
          <table:table-cell office:value-type="float" office:value="20.59744" calcext:value-type="float">
            <text:p>20.59744</text:p>
          </table:table-cell>
        </table:table-row>
        <table:table-row table:style-name="ro1">
          <table:table-cell office:value-type="float" office:value="6.340798" calcext:value-type="float">
            <text:p>6.340798</text:p>
          </table:table-cell>
          <table:table-cell office:value-type="float" office:value="24.90734" calcext:value-type="float">
            <text:p>24.90734</text:p>
          </table:table-cell>
        </table:table-row>
        <table:table-row table:style-name="ro1">
          <table:table-cell office:value-type="float" office:value="19.72636" calcext:value-type="float">
            <text:p>19.72636</text:p>
          </table:table-cell>
          <table:table-cell office:value-type="float" office:value="31.70042" calcext:value-type="float">
            <text:p>31.70042</text:p>
          </table:table-cell>
        </table:table-row>
        <table:table-row table:style-name="ro1">
          <table:table-cell office:value-type="float" office:value="9.718736" calcext:value-type="float">
            <text:p>9.718736</text:p>
          </table:table-cell>
          <table:table-cell office:value-type="float" office:value="36.6565" calcext:value-type="float">
            <text:p>36.6565</text:p>
          </table:table-cell>
        </table:table-row>
        <table:table-row table:style-name="ro1">
          <table:table-cell office:value-type="float" office:value="8.056114" calcext:value-type="float">
            <text:p>8.056114</text:p>
          </table:table-cell>
          <table:table-cell office:value-type="float" office:value="28.15585" calcext:value-type="float">
            <text:p>28.15585</text:p>
          </table:table-cell>
        </table:table-row>
        <table:table-row table:style-name="ro1">
          <table:table-cell office:value-type="float" office:value="7.216347" calcext:value-type="float">
            <text:p>7.216347</text:p>
          </table:table-cell>
          <table:table-cell office:value-type="float" office:value="-1.92245" calcext:value-type="float">
            <text:p>-1.92245</text:p>
          </table:table-cell>
        </table:table-row>
        <table:table-row table:style-name="ro1">
          <table:table-cell office:value-type="float" office:value="10.53799" calcext:value-type="float">
            <text:p>10.53799</text:p>
          </table:table-cell>
          <table:table-cell office:value-type="float" office:value="20.19034" calcext:value-type="float">
            <text:p>20.19034</text:p>
          </table:table-cell>
        </table:table-row>
        <table:table-row table:style-name="ro1">
          <table:table-cell office:value-type="float" office:value="-0.22292" calcext:value-type="float">
            <text:p>-0.22292</text:p>
          </table:table-cell>
          <table:table-cell office:value-type="float" office:value="31.86109" calcext:value-type="float">
            <text:p>31.86109</text:p>
          </table:table-cell>
        </table:table-row>
        <table:table-row table:style-name="ro1">
          <table:table-cell office:value-type="float" office:value="0.451019" calcext:value-type="float">
            <text:p>0.451019</text:p>
          </table:table-cell>
          <table:table-cell office:value-type="float" office:value="41.99177" calcext:value-type="float">
            <text:p>41.99177</text:p>
          </table:table-cell>
        </table:table-row>
        <table:table-row table:style-name="ro1">
          <table:table-cell office:value-type="float" office:value="4.241449" calcext:value-type="float">
            <text:p>4.241449</text:p>
          </table:table-cell>
          <table:table-cell office:value-type="float" office:value="62.28023" calcext:value-type="float">
            <text:p>62.28023</text:p>
          </table:table-cell>
        </table:table-row>
        <table:table-row table:style-name="ro1">
          <table:table-cell office:value-type="float" office:value="3.687049" calcext:value-type="float">
            <text:p>3.687049</text:p>
          </table:table-cell>
          <table:table-cell office:value-type="float" office:value="29.97693" calcext:value-type="float">
            <text:p>29.97693</text:p>
          </table:table-cell>
        </table:table-row>
        <table:table-row table:style-name="ro1">
          <table:table-cell office:value-type="float" office:value="16.80568" calcext:value-type="float">
            <text:p>16.80568</text:p>
          </table:table-cell>
          <table:table-cell office:value-type="float" office:value="12.01412" calcext:value-type="float">
            <text:p>12.01412</text:p>
          </table:table-cell>
        </table:table-row>
        <table:table-row table:style-name="ro1">
          <table:table-cell office:value-type="float" office:value="8.496902" calcext:value-type="float">
            <text:p>8.496902</text:p>
          </table:table-cell>
          <table:table-cell office:value-type="float" office:value="53.22896" calcext:value-type="float">
            <text:p>53.22896</text:p>
          </table:table-cell>
        </table:table-row>
        <table:table-row table:style-name="ro1">
          <table:table-cell office:value-type="float" office:value="12.75175" calcext:value-type="float">
            <text:p>12.75175</text:p>
          </table:table-cell>
          <table:table-cell office:value-type="float" office:value="39.77448" calcext:value-type="float">
            <text:p>39.77448</text:p>
          </table:table-cell>
        </table:table-row>
        <table:table-row table:style-name="ro1">
          <table:table-cell office:value-type="float" office:value="10.30343" calcext:value-type="float">
            <text:p>10.30343</text:p>
          </table:table-cell>
          <table:table-cell office:value-type="float" office:value="15.17113" calcext:value-type="float">
            <text:p>15.17113</text:p>
          </table:table-cell>
        </table:table-row>
        <table:table-row table:style-name="ro1">
          <table:table-cell office:value-type="float" office:value="0.944275" calcext:value-type="float">
            <text:p>0.944275</text:p>
          </table:table-cell>
          <table:table-cell office:value-type="float" office:value="39.9633" calcext:value-type="float">
            <text:p>39.9633</text:p>
          </table:table-cell>
        </table:table-row>
        <table:table-row table:style-name="ro1">
          <table:table-cell office:value-type="float" office:value="4.178283" calcext:value-type="float">
            <text:p>4.178283</text:p>
          </table:table-cell>
          <table:table-cell office:value-type="float" office:value="29.76611" calcext:value-type="float">
            <text:p>29.76611</text:p>
          </table:table-cell>
        </table:table-row>
        <table:table-row table:style-name="ro1">
          <table:table-cell office:value-type="float" office:value="11.17303" calcext:value-type="float">
            <text:p>11.17303</text:p>
          </table:table-cell>
          <table:table-cell office:value-type="float" office:value="27.39322" calcext:value-type="float">
            <text:p>27.39322</text:p>
          </table:table-cell>
        </table:table-row>
        <table:table-row table:style-name="ro1">
          <table:table-cell office:value-type="float" office:value="12.58155" calcext:value-type="float">
            <text:p>12.58155</text:p>
          </table:table-cell>
          <table:table-cell office:value-type="float" office:value="23.12964" calcext:value-type="float">
            <text:p>23.12964</text:p>
          </table:table-cell>
        </table:table-row>
        <table:table-row table:style-name="ro1">
          <table:table-cell office:value-type="float" office:value="11.44201" calcext:value-type="float">
            <text:p>11.44201</text:p>
          </table:table-cell>
          <table:table-cell office:value-type="float" office:value="29.95146" calcext:value-type="float">
            <text:p>29.95146</text:p>
          </table:table-cell>
        </table:table-row>
        <table:table-row table:style-name="ro1">
          <table:table-cell office:value-type="float" office:value="3.11512" calcext:value-type="float">
            <text:p>3.11512</text:p>
          </table:table-cell>
          <table:table-cell office:value-type="float" office:value="27.43331" calcext:value-type="float">
            <text:p>27.43331</text:p>
          </table:table-cell>
        </table:table-row>
        <table:table-row table:style-name="ro1">
          <table:table-cell office:value-type="float" office:value="10.47234" calcext:value-type="float">
            <text:p>10.47234</text:p>
          </table:table-cell>
          <table:table-cell office:value-type="float" office:value="62.61504" calcext:value-type="float">
            <text:p>62.61504</text:p>
          </table:table-cell>
        </table:table-row>
        <table:table-row table:style-name="ro1">
          <table:table-cell office:value-type="float" office:value="1.73297" calcext:value-type="float">
            <text:p>1.73297</text:p>
          </table:table-cell>
          <table:table-cell office:value-type="float" office:value="26.01922" calcext:value-type="float">
            <text:p>26.01922</text:p>
          </table:table-cell>
        </table:table-row>
        <table:table-row table:style-name="ro1">
          <table:table-cell office:value-type="float" office:value="12.67467" calcext:value-type="float">
            <text:p>12.67467</text:p>
          </table:table-cell>
          <table:table-cell office:value-type="float" office:value="13.05238" calcext:value-type="float">
            <text:p>13.05238</text:p>
          </table:table-cell>
        </table:table-row>
        <table:table-row table:style-name="ro1">
          <table:table-cell office:value-type="float" office:value="5.152415" calcext:value-type="float">
            <text:p>5.152415</text:p>
          </table:table-cell>
          <table:table-cell office:value-type="float" office:value="27.13725" calcext:value-type="float">
            <text:p>27.13725</text:p>
          </table:table-cell>
        </table:table-row>
        <table:table-row table:style-name="ro1">
          <table:table-cell office:value-type="float" office:value="-7.8493" calcext:value-type="float">
            <text:p>-7.8493</text:p>
          </table:table-cell>
          <table:table-cell office:value-type="float" office:value="29.14698" calcext:value-type="float">
            <text:p>29.14698</text:p>
          </table:table-cell>
        </table:table-row>
        <table:table-row table:style-name="ro1">
          <table:table-cell office:value-type="float" office:value="5.790968" calcext:value-type="float">
            <text:p>5.790968</text:p>
          </table:table-cell>
          <table:table-cell office:value-type="float" office:value="4.058413" calcext:value-type="float">
            <text:p>4.058413</text:p>
          </table:table-cell>
        </table:table-row>
        <table:table-row table:style-name="ro1">
          <table:table-cell office:value-type="float" office:value="5.855347" calcext:value-type="float">
            <text:p>5.855347</text:p>
          </table:table-cell>
          <table:table-cell office:value-type="float" office:value="13.62104" calcext:value-type="float">
            <text:p>13.62104</text:p>
          </table:table-cell>
        </table:table-row>
        <table:table-row table:style-name="ro1">
          <table:table-cell office:value-type="float" office:value="3.70943" calcext:value-type="float">
            <text:p>3.70943</text:p>
          </table:table-cell>
          <table:table-cell office:value-type="float" office:value="24.31394" calcext:value-type="float">
            <text:p>24.31394</text:p>
          </table:table-cell>
        </table:table-row>
        <table:table-row table:style-name="ro1">
          <table:table-cell office:value-type="float" office:value="1.835978" calcext:value-type="float">
            <text:p>1.835978</text:p>
          </table:table-cell>
          <table:table-cell office:value-type="float" office:value="36.07106" calcext:value-type="float">
            <text:p>36.07106</text:p>
          </table:table-cell>
        </table:table-row>
        <table:table-row table:style-name="ro1">
          <table:table-cell office:value-type="float" office:value="1.727287" calcext:value-type="float">
            <text:p>1.727287</text:p>
          </table:table-cell>
          <table:table-cell office:value-type="float" office:value="28.18143" calcext:value-type="float">
            <text:p>28.18143</text:p>
          </table:table-cell>
        </table:table-row>
        <table:table-row table:style-name="ro1">
          <table:table-cell office:value-type="float" office:value="2.144958" calcext:value-type="float">
            <text:p>2.144958</text:p>
          </table:table-cell>
          <table:table-cell office:value-type="float" office:value="5.909218" calcext:value-type="float">
            <text:p>5.909218</text:p>
          </table:table-cell>
        </table:table-row>
        <table:table-row table:style-name="ro1">
          <table:table-cell office:value-type="float" office:value="9.900275" calcext:value-type="float">
            <text:p>9.900275</text:p>
          </table:table-cell>
          <table:table-cell office:value-type="float" office:value="31.9507" calcext:value-type="float">
            <text:p>31.9507</text:p>
          </table:table-cell>
        </table:table-row>
        <table:table-row table:style-name="ro1">
          <table:table-cell office:value-type="float" office:value="-5.26793" calcext:value-type="float">
            <text:p>-5.26793</text:p>
          </table:table-cell>
          <table:table-cell office:value-type="float" office:value="25.34126" calcext:value-type="float">
            <text:p>25.34126</text:p>
          </table:table-cell>
        </table:table-row>
        <table:table-row table:style-name="ro1">
          <table:table-cell office:value-type="float" office:value="7.124877" calcext:value-type="float">
            <text:p>7.124877</text:p>
          </table:table-cell>
          <table:table-cell office:value-type="float" office:value="38.64136" calcext:value-type="float">
            <text:p>38.64136</text:p>
          </table:table-cell>
        </table:table-row>
        <table:table-row table:style-name="ro1">
          <table:table-cell office:value-type="float" office:value="4.365662" calcext:value-type="float">
            <text:p>4.365662</text:p>
          </table:table-cell>
          <table:table-cell office:value-type="float" office:value="37.88288" calcext:value-type="float">
            <text:p>37.88288</text:p>
          </table:table-cell>
        </table:table-row>
        <table:table-row table:style-name="ro1">
          <table:table-cell office:value-type="float" office:value="9.758489" calcext:value-type="float">
            <text:p>9.758489</text:p>
          </table:table-cell>
          <table:table-cell office:value-type="float" office:value="28.4164" calcext:value-type="float">
            <text:p>28.4164</text:p>
          </table:table-cell>
        </table:table-row>
        <table:table-row table:style-name="ro1">
          <table:table-cell office:value-type="float" office:value="4.270971" calcext:value-type="float">
            <text:p>4.270971</text:p>
          </table:table-cell>
          <table:table-cell office:value-type="float" office:value="24.46459" calcext:value-type="float">
            <text:p>24.46459</text:p>
          </table:table-cell>
        </table:table-row>
        <table:table-row table:style-name="ro1">
          <table:table-cell office:value-type="float" office:value="4.927144" calcext:value-type="float">
            <text:p>4.927144</text:p>
          </table:table-cell>
          <table:table-cell office:value-type="float" office:value="19.54205" calcext:value-type="float">
            <text:p>19.54205</text:p>
          </table:table-cell>
        </table:table-row>
        <table:table-row table:style-name="ro1">
          <table:table-cell office:value-type="float" office:value="-3.43538" calcext:value-type="float">
            <text:p>-3.43538</text:p>
          </table:table-cell>
          <table:table-cell office:value-type="float" office:value="55.32517" calcext:value-type="float">
            <text:p>55.32517</text:p>
          </table:table-cell>
        </table:table-row>
        <table:table-row table:style-name="ro1">
          <table:table-cell office:value-type="float" office:value="2.149268" calcext:value-type="float">
            <text:p>2.149268</text:p>
          </table:table-cell>
          <table:table-cell office:value-type="float" office:value="22.1731" calcext:value-type="float">
            <text:p>22.1731</text:p>
          </table:table-cell>
        </table:table-row>
        <table:table-row table:style-name="ro1">
          <table:table-cell office:value-type="float" office:value="5.624241" calcext:value-type="float">
            <text:p>5.624241</text:p>
          </table:table-cell>
          <table:table-cell office:value-type="float" office:value="7.80194" calcext:value-type="float">
            <text:p>7.80194</text:p>
          </table:table-cell>
        </table:table-row>
        <table:table-row table:style-name="ro1">
          <table:table-cell office:value-type="float" office:value="12.52474" calcext:value-type="float">
            <text:p>12.52474</text:p>
          </table:table-cell>
          <table:table-cell office:value-type="float" office:value="36.01669" calcext:value-type="float">
            <text:p>36.01669</text:p>
          </table:table-cell>
        </table:table-row>
        <table:table-row table:style-name="ro1">
          <table:table-cell office:value-type="float" office:value="4.823182" calcext:value-type="float">
            <text:p>4.823182</text:p>
          </table:table-cell>
          <table:table-cell office:value-type="float" office:value="49.08881" calcext:value-type="float">
            <text:p>49.08881</text:p>
          </table:table-cell>
        </table:table-row>
        <table:table-row table:style-name="ro1">
          <table:table-cell office:value-type="float" office:value="10.82531" calcext:value-type="float">
            <text:p>10.82531</text:p>
          </table:table-cell>
          <table:table-cell office:value-type="float" office:value="11.02147" calcext:value-type="float">
            <text:p>11.02147</text:p>
          </table:table-cell>
        </table:table-row>
        <table:table-row table:style-name="ro1">
          <table:table-cell office:value-type="float" office:value="-5.45795" calcext:value-type="float">
            <text:p>-5.45795</text:p>
          </table:table-cell>
          <table:table-cell office:value-type="float" office:value="19.53092" calcext:value-type="float">
            <text:p>19.53092</text:p>
          </table:table-cell>
        </table:table-row>
        <table:table-row table:style-name="ro1">
          <table:table-cell office:value-type="float" office:value="0.280824" calcext:value-type="float">
            <text:p>0.280824</text:p>
          </table:table-cell>
          <table:table-cell office:value-type="float" office:value="16.05018" calcext:value-type="float">
            <text:p>16.05018</text:p>
          </table:table-cell>
        </table:table-row>
        <table:table-row table:style-name="ro1">
          <table:table-cell office:value-type="float" office:value="4.380258" calcext:value-type="float">
            <text:p>4.380258</text:p>
          </table:table-cell>
          <table:table-cell office:value-type="float" office:value="35.18644" calcext:value-type="float">
            <text:p>35.18644</text:p>
          </table:table-cell>
        </table:table-row>
        <table:table-row table:style-name="ro1">
          <table:table-cell office:value-type="float" office:value="17.94227" calcext:value-type="float">
            <text:p>17.94227</text:p>
          </table:table-cell>
          <table:table-cell office:value-type="float" office:value="10.20374" calcext:value-type="float">
            <text:p>10.20374</text:p>
          </table:table-cell>
        </table:table-row>
        <table:table-row table:style-name="ro1">
          <table:table-cell office:value-type="float" office:value="0.292025" calcext:value-type="float">
            <text:p>0.292025</text:p>
          </table:table-cell>
          <table:table-cell office:value-type="float" office:value="23.14921" calcext:value-type="float">
            <text:p>23.14921</text:p>
          </table:table-cell>
        </table:table-row>
        <table:table-row table:style-name="ro1">
          <table:table-cell office:value-type="float" office:value="16.60314" calcext:value-type="float">
            <text:p>16.60314</text:p>
          </table:table-cell>
          <table:table-cell office:value-type="float" office:value="18.90981" calcext:value-type="float">
            <text:p>18.90981</text:p>
          </table:table-cell>
        </table:table-row>
        <table:table-row table:style-name="ro1">
          <table:table-cell office:value-type="float" office:value="8.629556" calcext:value-type="float">
            <text:p>8.629556</text:p>
          </table:table-cell>
          <table:table-cell office:value-type="float" office:value="24.6973" calcext:value-type="float">
            <text:p>24.6973</text:p>
          </table:table-cell>
        </table:table-row>
        <table:table-row table:style-name="ro1">
          <table:table-cell office:value-type="float" office:value="15.98762" calcext:value-type="float">
            <text:p>15.98762</text:p>
          </table:table-cell>
          <table:table-cell office:value-type="float" office:value="7.232819" calcext:value-type="float">
            <text:p>7.232819</text:p>
          </table:table-cell>
        </table:table-row>
        <table:table-row table:style-name="ro1">
          <table:table-cell office:value-type="float" office:value="11.12267" calcext:value-type="float">
            <text:p>11.12267</text:p>
          </table:table-cell>
          <table:table-cell office:value-type="float" office:value="6.362185" calcext:value-type="float">
            <text:p>6.362185</text:p>
          </table:table-cell>
        </table:table-row>
        <table:table-row table:style-name="ro1">
          <table:table-cell office:value-type="float" office:value="-0.52628" calcext:value-type="float">
            <text:p>-0.52628</text:p>
          </table:table-cell>
          <table:table-cell office:value-type="float" office:value="15.29034" calcext:value-type="float">
            <text:p>15.29034</text:p>
          </table:table-cell>
        </table:table-row>
        <table:table-row table:style-name="ro1">
          <table:table-cell office:value-type="float" office:value="6.053712" calcext:value-type="float">
            <text:p>6.053712</text:p>
          </table:table-cell>
          <table:table-cell office:value-type="float" office:value="10.1459" calcext:value-type="float">
            <text:p>10.1459</text:p>
          </table:table-cell>
        </table:table-row>
        <table:table-row table:style-name="ro1">
          <table:table-cell office:value-type="float" office:value="9.061664" calcext:value-type="float">
            <text:p>9.061664</text:p>
          </table:table-cell>
          <table:table-cell office:value-type="float" office:value="11.13848" calcext:value-type="float">
            <text:p>11.13848</text:p>
          </table:table-cell>
        </table:table-row>
        <table:table-row table:style-name="ro1">
          <table:table-cell office:value-type="float" office:value="8.698591" calcext:value-type="float">
            <text:p>8.698591</text:p>
          </table:table-cell>
          <table:table-cell office:value-type="float" office:value="34.35117" calcext:value-type="float">
            <text:p>34.35117</text:p>
          </table:table-cell>
        </table:table-row>
        <table:table-row table:style-name="ro1">
          <table:table-cell office:value-type="float" office:value="-5.11054" calcext:value-type="float">
            <text:p>-5.11054</text:p>
          </table:table-cell>
          <table:table-cell office:value-type="float" office:value="13.30604" calcext:value-type="float">
            <text:p>13.30604</text:p>
          </table:table-cell>
        </table:table-row>
        <table:table-row table:style-name="ro1">
          <table:table-cell office:value-type="float" office:value="2.305676" calcext:value-type="float">
            <text:p>2.305676</text:p>
          </table:table-cell>
          <table:table-cell office:value-type="float" office:value="44.36031" calcext:value-type="float">
            <text:p>44.36031</text:p>
          </table:table-cell>
        </table:table-row>
        <table:table-row table:style-name="ro1">
          <table:table-cell office:value-type="float" office:value="1.774885" calcext:value-type="float">
            <text:p>1.774885</text:p>
          </table:table-cell>
          <table:table-cell office:value-type="float" office:value="60.89124" calcext:value-type="float">
            <text:p>60.89124</text:p>
          </table:table-cell>
        </table:table-row>
        <table:table-row table:style-name="ro1">
          <table:table-cell office:value-type="float" office:value="0.597193" calcext:value-type="float">
            <text:p>0.597193</text:p>
          </table:table-cell>
          <table:table-cell office:value-type="float" office:value="40.70204" calcext:value-type="float">
            <text:p>40.70204</text:p>
          </table:table-cell>
        </table:table-row>
        <table:table-row table:style-name="ro1">
          <table:table-cell office:value-type="float" office:value="5.886933" calcext:value-type="float">
            <text:p>5.886933</text:p>
          </table:table-cell>
          <table:table-cell office:value-type="float" office:value="41.1221" calcext:value-type="float">
            <text:p>41.1221</text:p>
          </table:table-cell>
        </table:table-row>
        <table:table-row table:style-name="ro1">
          <table:table-cell office:value-type="float" office:value="11.85963" calcext:value-type="float">
            <text:p>11.85963</text:p>
          </table:table-cell>
          <table:table-cell office:value-type="float" office:value="16.99386" calcext:value-type="float">
            <text:p>16.99386</text:p>
          </table:table-cell>
        </table:table-row>
        <table:table-row table:style-name="ro1">
          <table:table-cell office:value-type="float" office:value="8.912554" calcext:value-type="float">
            <text:p>8.912554</text:p>
          </table:table-cell>
          <table:table-cell office:value-type="float" office:value="6.668307" calcext:value-type="float">
            <text:p>6.668307</text:p>
          </table:table-cell>
        </table:table-row>
        <table:table-row table:style-name="ro1">
          <table:table-cell office:value-type="float" office:value="7.1849" calcext:value-type="float">
            <text:p>7.1849</text:p>
          </table:table-cell>
          <table:table-cell office:value-type="float" office:value="13.43022" calcext:value-type="float">
            <text:p>13.43022</text:p>
          </table:table-cell>
        </table:table-row>
        <table:table-row table:style-name="ro1">
          <table:table-cell office:value-type="float" office:value="6.117243" calcext:value-type="float">
            <text:p>6.117243</text:p>
          </table:table-cell>
          <table:table-cell office:value-type="float" office:value="-1.03858" calcext:value-type="float">
            <text:p>-1.03858</text:p>
          </table:table-cell>
        </table:table-row>
        <table:table-row table:style-name="ro1">
          <table:table-cell office:value-type="float" office:value="16.13081" calcext:value-type="float">
            <text:p>16.13081</text:p>
          </table:table-cell>
          <table:table-cell office:value-type="float" office:value="22.78922" calcext:value-type="float">
            <text:p>22.78922</text:p>
          </table:table-cell>
        </table:table-row>
        <table:table-row table:style-name="ro1">
          <table:table-cell office:value-type="float" office:value="-7.8656" calcext:value-type="float">
            <text:p>-7.8656</text:p>
          </table:table-cell>
          <table:table-cell office:value-type="float" office:value="22.70043" calcext:value-type="float">
            <text:p>22.70043</text:p>
          </table:table-cell>
        </table:table-row>
        <table:table-row table:style-name="ro1">
          <table:table-cell office:value-type="float" office:value="1.389502" calcext:value-type="float">
            <text:p>1.389502</text:p>
          </table:table-cell>
          <table:table-cell office:value-type="float" office:value="4.685009" calcext:value-type="float">
            <text:p>4.685009</text:p>
          </table:table-cell>
        </table:table-row>
        <table:table-row table:style-name="ro1">
          <table:table-cell office:value-type="float" office:value="4.314218" calcext:value-type="float">
            <text:p>4.314218</text:p>
          </table:table-cell>
          <table:table-cell office:value-type="float" office:value="18.49248" calcext:value-type="float">
            <text:p>18.49248</text:p>
          </table:table-cell>
        </table:table-row>
        <table:table-row table:style-name="ro1">
          <table:table-cell office:value-type="float" office:value="1.683002" calcext:value-type="float">
            <text:p>1.683002</text:p>
          </table:table-cell>
          <table:table-cell office:value-type="float" office:value="14.37076" calcext:value-type="float">
            <text:p>14.37076</text:p>
          </table:table-cell>
        </table:table-row>
        <table:table-row table:style-name="ro1">
          <table:table-cell office:value-type="float" office:value="14.84789" calcext:value-type="float">
            <text:p>14.84789</text:p>
          </table:table-cell>
          <table:table-cell office:value-type="float" office:value="26.40883" calcext:value-type="float">
            <text:p>26.40883</text:p>
          </table:table-cell>
        </table:table-row>
        <table:table-row table:style-name="ro1">
          <table:table-cell office:value-type="float" office:value="12.09866" calcext:value-type="float">
            <text:p>12.09866</text:p>
          </table:table-cell>
          <table:table-cell office:value-type="float" office:value="27.28266" calcext:value-type="float">
            <text:p>27.28266</text:p>
          </table:table-cell>
        </table:table-row>
        <table:table-row table:style-name="ro1">
          <table:table-cell office:value-type="float" office:value="4.466291" calcext:value-type="float">
            <text:p>4.466291</text:p>
          </table:table-cell>
          <table:table-cell office:value-type="float" office:value="21.48077" calcext:value-type="float">
            <text:p>21.48077</text:p>
          </table:table-cell>
        </table:table-row>
        <table:table-row table:style-name="ro1">
          <table:table-cell office:value-type="float" office:value="19.19539" calcext:value-type="float">
            <text:p>19.19539</text:p>
          </table:table-cell>
          <table:table-cell office:value-type="float" office:value="7.663524" calcext:value-type="float">
            <text:p>7.663524</text:p>
          </table:table-cell>
        </table:table-row>
        <table:table-row table:style-name="ro1">
          <table:table-cell office:value-type="float" office:value="-3.99159" calcext:value-type="float">
            <text:p>-3.99159</text:p>
          </table:table-cell>
          <table:table-cell office:value-type="float" office:value="14.82325" calcext:value-type="float">
            <text:p>14.82325</text:p>
          </table:table-cell>
        </table:table-row>
        <table:table-row table:style-name="ro1">
          <table:table-cell office:value-type="float" office:value="1.928817" calcext:value-type="float">
            <text:p>1.928817</text:p>
          </table:table-cell>
          <table:table-cell office:value-type="float" office:value="24.56986" calcext:value-type="float">
            <text:p>24.56986</text:p>
          </table:table-cell>
        </table:table-row>
        <table:table-row table:style-name="ro1">
          <table:table-cell office:value-type="float" office:value="8.826607" calcext:value-type="float">
            <text:p>8.826607</text:p>
          </table:table-cell>
          <table:table-cell office:value-type="float" office:value="24.11397" calcext:value-type="float">
            <text:p>24.11397</text:p>
          </table:table-cell>
        </table:table-row>
        <table:table-row table:style-name="ro1">
          <table:table-cell office:value-type="float" office:value="3.849199" calcext:value-type="float">
            <text:p>3.849199</text:p>
          </table:table-cell>
          <table:table-cell office:value-type="float" office:value="34.32122" calcext:value-type="float">
            <text:p>34.32122</text:p>
          </table:table-cell>
        </table:table-row>
        <table:table-row table:style-name="ro1">
          <table:table-cell office:value-type="float" office:value="8.86107" calcext:value-type="float">
            <text:p>8.86107</text:p>
          </table:table-cell>
          <table:table-cell office:value-type="float" office:value="36.25667" calcext:value-type="float">
            <text:p>36.25667</text:p>
          </table:table-cell>
        </table:table-row>
        <table:table-row table:style-name="ro1">
          <table:table-cell office:value-type="float" office:value="11.2657" calcext:value-type="float">
            <text:p>11.2657</text:p>
          </table:table-cell>
          <table:table-cell office:value-type="float" office:value="19.39077" calcext:value-type="float">
            <text:p>19.39077</text:p>
          </table:table-cell>
        </table:table-row>
        <table:table-row table:style-name="ro1">
          <table:table-cell office:value-type="float" office:value="6.300702" calcext:value-type="float">
            <text:p>6.300702</text:p>
          </table:table-cell>
          <table:table-cell office:value-type="float" office:value="10.51436" calcext:value-type="float">
            <text:p>10.51436</text:p>
          </table:table-cell>
        </table:table-row>
        <table:table-row table:style-name="ro1">
          <table:table-cell office:value-type="float" office:value="8.051647" calcext:value-type="float">
            <text:p>8.051647</text:p>
          </table:table-cell>
          <table:table-cell office:value-type="float" office:value="33.02338" calcext:value-type="float">
            <text:p>33.02338</text:p>
          </table:table-cell>
        </table:table-row>
        <table:table-row table:style-name="ro1">
          <table:table-cell office:value-type="float" office:value="6.24817" calcext:value-type="float">
            <text:p>6.24817</text:p>
          </table:table-cell>
          <table:table-cell office:value-type="float" office:value="-7.00043" calcext:value-type="float">
            <text:p>-7.00043</text:p>
          </table:table-cell>
        </table:table-row>
        <table:table-row table:style-name="ro1">
          <table:table-cell office:value-type="float" office:value="4.767065" calcext:value-type="float">
            <text:p>4.767065</text:p>
          </table:table-cell>
          <table:table-cell office:value-type="float" office:value="53.64719" calcext:value-type="float">
            <text:p>53.64719</text:p>
          </table:table-cell>
        </table:table-row>
        <table:table-row table:style-name="ro1">
          <table:table-cell office:value-type="float" office:value="-1.45433" calcext:value-type="float">
            <text:p>-1.45433</text:p>
          </table:table-cell>
          <table:table-cell office:value-type="float" office:value="46.37978" calcext:value-type="float">
            <text:p>46.37978</text:p>
          </table:table-cell>
        </table:table-row>
        <table:table-row table:style-name="ro1">
          <table:table-cell office:value-type="float" office:value="4.791232" calcext:value-type="float">
            <text:p>4.791232</text:p>
          </table:table-cell>
          <table:table-cell office:value-type="float" office:value="33.95674" calcext:value-type="float">
            <text:p>33.95674</text:p>
          </table:table-cell>
        </table:table-row>
        <table:table-row table:style-name="ro1">
          <table:table-cell office:value-type="float" office:value="7.138918" calcext:value-type="float">
            <text:p>7.138918</text:p>
          </table:table-cell>
          <table:table-cell office:value-type="float" office:value="46.19649" calcext:value-type="float">
            <text:p>46.19649</text:p>
          </table:table-cell>
        </table:table-row>
        <table:table-row table:style-name="ro1">
          <table:table-cell office:value-type="float" office:value="9.304856" calcext:value-type="float">
            <text:p>9.304856</text:p>
          </table:table-cell>
          <table:table-cell office:value-type="float" office:value="43.02444" calcext:value-type="float">
            <text:p>43.02444</text:p>
          </table:table-cell>
        </table:table-row>
        <table:table-row table:style-name="ro1">
          <table:table-cell office:value-type="float" office:value="12.25112" calcext:value-type="float">
            <text:p>12.25112</text:p>
          </table:table-cell>
          <table:table-cell office:value-type="float" office:value="26.79337" calcext:value-type="float">
            <text:p>26.79337</text:p>
          </table:table-cell>
        </table:table-row>
        <table:table-row table:style-name="ro1">
          <table:table-cell office:value-type="float" office:value="-4.53136" calcext:value-type="float">
            <text:p>-4.53136</text:p>
          </table:table-cell>
          <table:table-cell office:value-type="float" office:value="27.07688" calcext:value-type="float">
            <text:p>27.07688</text:p>
          </table:table-cell>
        </table:table-row>
        <table:table-row table:style-name="ro1">
          <table:table-cell office:value-type="float" office:value="-3.13538" calcext:value-type="float">
            <text:p>-3.13538</text:p>
          </table:table-cell>
          <table:table-cell office:value-type="float" office:value="13.1227" calcext:value-type="float">
            <text:p>13.1227</text:p>
          </table:table-cell>
        </table:table-row>
        <table:table-row table:style-name="ro1">
          <table:table-cell office:value-type="float" office:value="0.479628" calcext:value-type="float">
            <text:p>0.479628</text:p>
          </table:table-cell>
          <table:table-cell office:value-type="float" office:value="-2.38274" calcext:value-type="float">
            <text:p>-2.38274</text:p>
          </table:table-cell>
        </table:table-row>
        <table:table-row table:style-name="ro1">
          <table:table-cell office:value-type="float" office:value="-0.21064" calcext:value-type="float">
            <text:p>-0.21064</text:p>
          </table:table-cell>
          <table:table-cell office:value-type="float" office:value="31.43785" calcext:value-type="float">
            <text:p>31.43785</text:p>
          </table:table-cell>
        </table:table-row>
        <table:table-row table:style-name="ro1">
          <table:table-cell office:value-type="float" office:value="9.259219" calcext:value-type="float">
            <text:p>9.259219</text:p>
          </table:table-cell>
          <table:table-cell office:value-type="float" office:value="8.358168" calcext:value-type="float">
            <text:p>8.358168</text:p>
          </table:table-cell>
        </table:table-row>
        <table:table-row table:style-name="ro1">
          <table:table-cell office:value-type="float" office:value="20.64616" calcext:value-type="float">
            <text:p>20.64616</text:p>
          </table:table-cell>
          <table:table-cell office:value-type="float" office:value="35.15281" calcext:value-type="float">
            <text:p>35.15281</text:p>
          </table:table-cell>
        </table:table-row>
        <table:table-row table:style-name="ro1">
          <table:table-cell office:value-type="float" office:value="12.42943" calcext:value-type="float">
            <text:p>12.42943</text:p>
          </table:table-cell>
          <table:table-cell office:value-type="float" office:value="33.95441" calcext:value-type="float">
            <text:p>33.95441</text:p>
          </table:table-cell>
        </table:table-row>
        <table:table-row table:style-name="ro1">
          <table:table-cell office:value-type="float" office:value="5.034731" calcext:value-type="float">
            <text:p>5.034731</text:p>
          </table:table-cell>
          <table:table-cell office:value-type="float" office:value="27.47057" calcext:value-type="float">
            <text:p>27.47057</text:p>
          </table:table-cell>
        </table:table-row>
        <table:table-row table:style-name="ro1">
          <table:table-cell office:value-type="float" office:value="10.28887" calcext:value-type="float">
            <text:p>10.28887</text:p>
          </table:table-cell>
          <table:table-cell office:value-type="float" office:value="29.7828" calcext:value-type="float">
            <text:p>29.7828</text:p>
          </table:table-cell>
        </table:table-row>
        <table:table-row table:style-name="ro1">
          <table:table-cell office:value-type="float" office:value="5.762998" calcext:value-type="float">
            <text:p>5.762998</text:p>
          </table:table-cell>
          <table:table-cell office:value-type="float" office:value="15.18039" calcext:value-type="float">
            <text:p>15.18039</text:p>
          </table:table-cell>
        </table:table-row>
        <table:table-row table:style-name="ro1">
          <table:table-cell office:value-type="float" office:value="13.10418" calcext:value-type="float">
            <text:p>13.10418</text:p>
          </table:table-cell>
          <table:table-cell office:value-type="float" office:value="8.308502" calcext:value-type="float">
            <text:p>8.308502</text:p>
          </table:table-cell>
        </table:table-row>
        <table:table-row table:style-name="ro1">
          <table:table-cell office:value-type="float" office:value="9.707398" calcext:value-type="float">
            <text:p>9.707398</text:p>
          </table:table-cell>
          <table:table-cell office:value-type="float" office:value="27.80618" calcext:value-type="float">
            <text:p>27.80618</text:p>
          </table:table-cell>
        </table:table-row>
        <table:table-row table:style-name="ro1">
          <table:table-cell office:value-type="float" office:value="12.15377" calcext:value-type="float">
            <text:p>12.15377</text:p>
          </table:table-cell>
          <table:table-cell office:value-type="float" office:value="15.76522" calcext:value-type="float">
            <text:p>15.76522</text:p>
          </table:table-cell>
        </table:table-row>
        <table:table-row table:style-name="ro1">
          <table:table-cell office:value-type="float" office:value="-3.22927" calcext:value-type="float">
            <text:p>-3.22927</text:p>
          </table:table-cell>
          <table:table-cell office:value-type="float" office:value="15.90136" calcext:value-type="float">
            <text:p>15.90136</text:p>
          </table:table-cell>
        </table:table-row>
        <table:table-row table:style-name="ro1">
          <table:table-cell office:value-type="float" office:value="17.51727" calcext:value-type="float">
            <text:p>17.51727</text:p>
          </table:table-cell>
          <table:table-cell office:value-type="float" office:value="30.0116" calcext:value-type="float">
            <text:p>30.0116</text:p>
          </table:table-cell>
        </table:table-row>
        <table:table-row table:style-name="ro1">
          <table:table-cell office:value-type="float" office:value="4.416333" calcext:value-type="float">
            <text:p>4.416333</text:p>
          </table:table-cell>
          <table:table-cell office:value-type="float" office:value="20.88377" calcext:value-type="float">
            <text:p>20.88377</text:p>
          </table:table-cell>
        </table:table-row>
        <table:table-row table:style-name="ro1">
          <table:table-cell office:value-type="float" office:value="-1.21214" calcext:value-type="float">
            <text:p>-1.21214</text:p>
          </table:table-cell>
          <table:table-cell office:value-type="float" office:value="20.75648" calcext:value-type="float">
            <text:p>20.75648</text:p>
          </table:table-cell>
        </table:table-row>
        <table:table-row table:style-name="ro1">
          <table:table-cell office:value-type="float" office:value="-0.07155" calcext:value-type="float">
            <text:p>-0.07155</text:p>
          </table:table-cell>
          <table:table-cell office:value-type="float" office:value="34.47854" calcext:value-type="float">
            <text:p>34.47854</text:p>
          </table:table-cell>
        </table:table-row>
        <table:table-row table:style-name="ro1">
          <table:table-cell office:value-type="float" office:value="-2.55698" calcext:value-type="float">
            <text:p>-2.55698</text:p>
          </table:table-cell>
          <table:table-cell office:value-type="float" office:value="8.076831" calcext:value-type="float">
            <text:p>8.076831</text:p>
          </table:table-cell>
        </table:table-row>
        <table:table-row table:style-name="ro1">
          <table:table-cell office:value-type="float" office:value="14.86574" calcext:value-type="float">
            <text:p>14.86574</text:p>
          </table:table-cell>
          <table:table-cell office:value-type="float" office:value="7.472753" calcext:value-type="float">
            <text:p>7.472753</text:p>
          </table:table-cell>
        </table:table-row>
        <table:table-row table:style-name="ro1">
          <table:table-cell office:value-type="float" office:value="4.643771" calcext:value-type="float">
            <text:p>4.643771</text:p>
          </table:table-cell>
          <table:table-cell office:value-type="float" office:value="55.35611" calcext:value-type="float">
            <text:p>55.35611</text:p>
          </table:table-cell>
        </table:table-row>
        <table:table-row table:style-name="ro1">
          <table:table-cell office:value-type="float" office:value="8.303895" calcext:value-type="float">
            <text:p>8.303895</text:p>
          </table:table-cell>
          <table:table-cell office:value-type="float" office:value="22.00593" calcext:value-type="float">
            <text:p>22.00593</text:p>
          </table:table-cell>
        </table:table-row>
        <table:table-row table:style-name="ro1">
          <table:table-cell office:value-type="float" office:value="18.3232" calcext:value-type="float">
            <text:p>18.3232</text:p>
          </table:table-cell>
          <table:table-cell office:value-type="float" office:value="0.612036" calcext:value-type="float">
            <text:p>0.612036</text:p>
          </table:table-cell>
        </table:table-row>
        <table:table-row table:style-name="ro1">
          <table:table-cell office:value-type="float" office:value="7.53932" calcext:value-type="float">
            <text:p>7.53932</text:p>
          </table:table-cell>
          <table:table-cell office:value-type="float" office:value="51.69615" calcext:value-type="float">
            <text:p>51.69615</text:p>
          </table:table-cell>
        </table:table-row>
        <table:table-row table:style-name="ro1">
          <table:table-cell office:value-type="float" office:value="5.567891" calcext:value-type="float">
            <text:p>5.567891</text:p>
          </table:table-cell>
          <table:table-cell office:value-type="float" office:value="40.16566" calcext:value-type="float">
            <text:p>40.16566</text:p>
          </table:table-cell>
        </table:table-row>
        <table:table-row table:style-name="ro1">
          <table:table-cell office:value-type="float" office:value="8.13781" calcext:value-type="float">
            <text:p>8.13781</text:p>
          </table:table-cell>
          <table:table-cell office:value-type="float" office:value="31.74043" calcext:value-type="float">
            <text:p>31.74043</text:p>
          </table:table-cell>
        </table:table-row>
        <table:table-row table:style-name="ro1">
          <table:table-cell office:value-type="float" office:value="2.20601" calcext:value-type="float">
            <text:p>2.20601</text:p>
          </table:table-cell>
          <table:table-cell office:value-type="float" office:value="45.0751" calcext:value-type="float">
            <text:p>45.0751</text:p>
          </table:table-cell>
        </table:table-row>
        <table:table-row table:style-name="ro1">
          <table:table-cell office:value-type="float" office:value="5.386966" calcext:value-type="float">
            <text:p>5.386966</text:p>
          </table:table-cell>
          <table:table-cell office:value-type="float" office:value="2.912576" calcext:value-type="float">
            <text:p>2.912576</text:p>
          </table:table-cell>
        </table:table-row>
        <table:table-row table:style-name="ro1">
          <table:table-cell office:value-type="float" office:value="12.36846" calcext:value-type="float">
            <text:p>12.36846</text:p>
          </table:table-cell>
          <table:table-cell office:value-type="float" office:value="48.10145" calcext:value-type="float">
            <text:p>48.10145</text:p>
          </table:table-cell>
        </table:table-row>
        <table:table-row table:style-name="ro1">
          <table:table-cell office:value-type="float" office:value="5.0277" calcext:value-type="float">
            <text:p>5.0277</text:p>
          </table:table-cell>
          <table:table-cell office:value-type="float" office:value="40.64956" calcext:value-type="float">
            <text:p>40.64956</text:p>
          </table:table-cell>
        </table:table-row>
        <table:table-row table:style-name="ro1">
          <table:table-cell office:value-type="float" office:value="11.03251" calcext:value-type="float">
            <text:p>11.03251</text:p>
          </table:table-cell>
          <table:table-cell office:value-type="float" office:value="24.38175" calcext:value-type="float">
            <text:p>24.38175</text:p>
          </table:table-cell>
        </table:table-row>
        <table:table-row table:style-name="ro1">
          <table:table-cell office:value-type="float" office:value="1.720584" calcext:value-type="float">
            <text:p>1.720584</text:p>
          </table:table-cell>
          <table:table-cell office:value-type="float" office:value="23.19869" calcext:value-type="float">
            <text:p>23.19869</text:p>
          </table:table-cell>
        </table:table-row>
        <table:table-row table:style-name="ro1">
          <table:table-cell office:value-type="float" office:value="-1.15142" calcext:value-type="float">
            <text:p>-1.15142</text:p>
          </table:table-cell>
          <table:table-cell office:value-type="float" office:value="29.63169" calcext:value-type="float">
            <text:p>29.63169</text:p>
          </table:table-cell>
        </table:table-row>
        <table:table-row table:style-name="ro1">
          <table:table-cell office:value-type="float" office:value="9.704337" calcext:value-type="float">
            <text:p>9.704337</text:p>
          </table:table-cell>
          <table:table-cell office:value-type="float" office:value="8.323183" calcext:value-type="float">
            <text:p>8.323183</text:p>
          </table:table-cell>
        </table:table-row>
        <table:table-row table:style-name="ro1">
          <table:table-cell office:value-type="float" office:value="1.502508" calcext:value-type="float">
            <text:p>1.502508</text:p>
          </table:table-cell>
          <table:table-cell office:value-type="float" office:value="22.32025" calcext:value-type="float">
            <text:p>22.32025</text:p>
          </table:table-cell>
        </table:table-row>
        <table:table-row table:style-name="ro1">
          <table:table-cell office:value-type="float" office:value="0.847169" calcext:value-type="float">
            <text:p>0.847169</text:p>
          </table:table-cell>
          <table:table-cell office:value-type="float" office:value="29.39431" calcext:value-type="float">
            <text:p>29.39431</text:p>
          </table:table-cell>
        </table:table-row>
        <table:table-row table:style-name="ro1">
          <table:table-cell office:value-type="float" office:value="10.1678" calcext:value-type="float">
            <text:p>10.1678</text:p>
          </table:table-cell>
          <table:table-cell office:value-type="float" office:value="53.32017" calcext:value-type="float">
            <text:p>53.32017</text:p>
          </table:table-cell>
        </table:table-row>
        <table:table-row table:style-name="ro1">
          <table:table-cell office:value-type="float" office:value="5.123295" calcext:value-type="float">
            <text:p>5.123295</text:p>
          </table:table-cell>
          <table:table-cell office:value-type="float" office:value="21.29557" calcext:value-type="float">
            <text:p>21.29557</text:p>
          </table:table-cell>
        </table:table-row>
        <table:table-row table:style-name="ro1">
          <table:table-cell office:value-type="float" office:value="4.583139" calcext:value-type="float">
            <text:p>4.583139</text:p>
          </table:table-cell>
          <table:table-cell office:value-type="float" office:value="17.30488" calcext:value-type="float">
            <text:p>17.30488</text:p>
          </table:table-cell>
        </table:table-row>
        <table:table-row table:style-name="ro1">
          <table:table-cell office:value-type="float" office:value="6.538436" calcext:value-type="float">
            <text:p>6.538436</text:p>
          </table:table-cell>
          <table:table-cell office:value-type="float" office:value="26.07014" calcext:value-type="float">
            <text:p>26.07014</text:p>
          </table:table-cell>
        </table:table-row>
        <table:table-row table:style-name="ro1">
          <table:table-cell office:value-type="float" office:value="16.7551" calcext:value-type="float">
            <text:p>16.7551</text:p>
          </table:table-cell>
          <table:table-cell office:value-type="float" office:value="-0.36099" calcext:value-type="float">
            <text:p>-0.36099</text:p>
          </table:table-cell>
        </table:table-row>
        <table:table-row table:style-name="ro1">
          <table:table-cell office:value-type="float" office:value="6.370108" calcext:value-type="float">
            <text:p>6.370108</text:p>
          </table:table-cell>
          <table:table-cell office:value-type="float" office:value="16.41441" calcext:value-type="float">
            <text:p>16.41441</text:p>
          </table:table-cell>
        </table:table-row>
        <table:table-row table:style-name="ro1">
          <table:table-cell office:value-type="float" office:value="10.50647" calcext:value-type="float">
            <text:p>10.50647</text:p>
          </table:table-cell>
          <table:table-cell office:value-type="float" office:value="10.16903" calcext:value-type="float">
            <text:p>10.16903</text:p>
          </table:table-cell>
        </table:table-row>
        <table:table-row table:style-name="ro1">
          <table:table-cell office:value-type="float" office:value="7.070007" calcext:value-type="float">
            <text:p>7.070007</text:p>
          </table:table-cell>
          <table:table-cell office:value-type="float" office:value="65.39035" calcext:value-type="float">
            <text:p>65.39035</text:p>
          </table:table-cell>
        </table:table-row>
        <table:table-row table:style-name="ro1">
          <table:table-cell office:value-type="float" office:value="14.49702" calcext:value-type="float">
            <text:p>14.49702</text:p>
          </table:table-cell>
          <table:table-cell office:value-type="float" office:value="23.00283" calcext:value-type="float">
            <text:p>23.00283</text:p>
          </table:table-cell>
        </table:table-row>
        <table:table-row table:style-name="ro1">
          <table:table-cell office:value-type="float" office:value="1.510953" calcext:value-type="float">
            <text:p>1.510953</text:p>
          </table:table-cell>
          <table:table-cell office:value-type="float" office:value="10.82989" calcext:value-type="float">
            <text:p>10.82989</text:p>
          </table:table-cell>
        </table:table-row>
        <table:table-row table:style-name="ro1">
          <table:table-cell office:value-type="float" office:value="18.54029" calcext:value-type="float">
            <text:p>18.54029</text:p>
          </table:table-cell>
          <table:table-cell office:value-type="float" office:value="41.24665" calcext:value-type="float">
            <text:p>41.24665</text:p>
          </table:table-cell>
        </table:table-row>
        <table:table-row table:style-name="ro1">
          <table:table-cell office:value-type="float" office:value="1.244491" calcext:value-type="float">
            <text:p>1.244491</text:p>
          </table:table-cell>
          <table:table-cell office:value-type="float" office:value="3.021175" calcext:value-type="float">
            <text:p>3.021175</text:p>
          </table:table-cell>
        </table:table-row>
        <table:table-row table:style-name="ro1">
          <table:table-cell office:value-type="float" office:value="4.688427" calcext:value-type="float">
            <text:p>4.688427</text:p>
          </table:table-cell>
          <table:table-cell office:value-type="float" office:value="14.78231" calcext:value-type="float">
            <text:p>14.78231</text:p>
          </table:table-cell>
        </table:table-row>
        <table:table-row table:style-name="ro1">
          <table:table-cell office:value-type="float" office:value="11.83899" calcext:value-type="float">
            <text:p>11.83899</text:p>
          </table:table-cell>
          <table:table-cell office:value-type="float" office:value="27.71278" calcext:value-type="float">
            <text:p>27.71278</text:p>
          </table:table-cell>
        </table:table-row>
        <table:table-row table:style-name="ro1">
          <table:table-cell office:value-type="float" office:value="-5.50192" calcext:value-type="float">
            <text:p>-5.50192</text:p>
          </table:table-cell>
          <table:table-cell office:value-type="float" office:value="33.66442" calcext:value-type="float">
            <text:p>33.66442</text:p>
          </table:table-cell>
        </table:table-row>
        <table:table-row table:style-name="ro1">
          <table:table-cell office:value-type="float" office:value="8.031462" calcext:value-type="float">
            <text:p>8.031462</text:p>
          </table:table-cell>
          <table:table-cell office:value-type="float" office:value="12.99908" calcext:value-type="float">
            <text:p>12.99908</text:p>
          </table:table-cell>
        </table:table-row>
        <table:table-row table:style-name="ro1">
          <table:table-cell office:value-type="float" office:value="18.67856" calcext:value-type="float">
            <text:p>18.67856</text:p>
          </table:table-cell>
          <table:table-cell office:value-type="float" office:value="22.89019" calcext:value-type="float">
            <text:p>22.89019</text:p>
          </table:table-cell>
        </table:table-row>
        <table:table-row table:style-name="ro1">
          <table:table-cell office:value-type="float" office:value="-1.70859" calcext:value-type="float">
            <text:p>-1.70859</text:p>
          </table:table-cell>
          <table:table-cell office:value-type="float" office:value="40.28997" calcext:value-type="float">
            <text:p>40.28997</text:p>
          </table:table-cell>
        </table:table-row>
        <table:table-row table:style-name="ro1">
          <table:table-cell office:value-type="float" office:value="-1.26071" calcext:value-type="float">
            <text:p>-1.26071</text:p>
          </table:table-cell>
          <table:table-cell office:value-type="float" office:value="25.16719" calcext:value-type="float">
            <text:p>25.16719</text:p>
          </table:table-cell>
        </table:table-row>
        <table:table-row table:style-name="ro1">
          <table:table-cell office:value-type="float" office:value="9.46104" calcext:value-type="float">
            <text:p>9.46104</text:p>
          </table:table-cell>
          <table:table-cell office:value-type="float" office:value="27.70316" calcext:value-type="float">
            <text:p>27.70316</text:p>
          </table:table-cell>
        </table:table-row>
        <table:table-row table:style-name="ro1">
          <table:table-cell office:value-type="float" office:value="4.196835" calcext:value-type="float">
            <text:p>4.196835</text:p>
          </table:table-cell>
          <table:table-cell office:value-type="float" office:value="26.57899" calcext:value-type="float">
            <text:p>26.57899</text:p>
          </table:table-cell>
        </table:table-row>
        <table:table-row table:style-name="ro1">
          <table:table-cell office:value-type="float" office:value="7.994165" calcext:value-type="float">
            <text:p>7.994165</text:p>
          </table:table-cell>
          <table:table-cell office:value-type="float" office:value="39.84338" calcext:value-type="float">
            <text:p>39.84338</text:p>
          </table:table-cell>
        </table:table-row>
        <table:table-row table:style-name="ro1">
          <table:table-cell office:value-type="float" office:value="-0.27971" calcext:value-type="float">
            <text:p>-0.27971</text:p>
          </table:table-cell>
          <table:table-cell office:value-type="float" office:value="16.6383" calcext:value-type="float">
            <text:p>16.6383</text:p>
          </table:table-cell>
        </table:table-row>
        <table:table-row table:style-name="ro1">
          <table:table-cell office:value-type="float" office:value="8.123567" calcext:value-type="float">
            <text:p>8.123567</text:p>
          </table:table-cell>
          <table:table-cell office:value-type="float" office:value="44.23359" calcext:value-type="float">
            <text:p>44.23359</text:p>
          </table:table-cell>
        </table:table-row>
        <table:table-row table:style-name="ro1">
          <table:table-cell office:value-type="float" office:value="9.170791" calcext:value-type="float">
            <text:p>9.170791</text:p>
          </table:table-cell>
          <table:table-cell office:value-type="float" office:value="33.00166" calcext:value-type="float">
            <text:p>33.00166</text:p>
          </table:table-cell>
        </table:table-row>
        <table:table-row table:style-name="ro1">
          <table:table-cell office:value-type="float" office:value="7.599282" calcext:value-type="float">
            <text:p>7.599282</text:p>
          </table:table-cell>
          <table:table-cell office:value-type="float" office:value="-2.92366" calcext:value-type="float">
            <text:p>-2.92366</text:p>
          </table:table-cell>
        </table:table-row>
        <table:table-row table:style-name="ro1">
          <table:table-cell office:value-type="float" office:value="5.845631" calcext:value-type="float">
            <text:p>5.845631</text:p>
          </table:table-cell>
          <table:table-cell office:value-type="float" office:value="29.19277" calcext:value-type="float">
            <text:p>29.19277</text:p>
          </table:table-cell>
        </table:table-row>
        <table:table-row table:style-name="ro1">
          <table:table-cell office:value-type="float" office:value="8.681316" calcext:value-type="float">
            <text:p>8.681316</text:p>
          </table:table-cell>
          <table:table-cell office:value-type="float" office:value="33.93579" calcext:value-type="float">
            <text:p>33.93579</text:p>
          </table:table-cell>
        </table:table-row>
        <table:table-row table:style-name="ro1">
          <table:table-cell office:value-type="float" office:value="-0.52909" calcext:value-type="float">
            <text:p>-0.52909</text:p>
          </table:table-cell>
          <table:table-cell office:value-type="float" office:value="10.72347" calcext:value-type="float">
            <text:p>10.72347</text:p>
          </table:table-cell>
        </table:table-row>
        <table:table-row table:style-name="ro1">
          <table:table-cell office:value-type="float" office:value="6.792097" calcext:value-type="float">
            <text:p>6.792097</text:p>
          </table:table-cell>
          <table:table-cell office:value-type="float" office:value="23.13495" calcext:value-type="float">
            <text:p>23.13495</text:p>
          </table:table-cell>
        </table:table-row>
        <table:table-row table:style-name="ro1">
          <table:table-cell office:value-type="float" office:value="14.90942" calcext:value-type="float">
            <text:p>14.90942</text:p>
          </table:table-cell>
          <table:table-cell office:value-type="float" office:value="58.40277" calcext:value-type="float">
            <text:p>58.40277</text:p>
          </table:table-cell>
        </table:table-row>
        <table:table-row table:style-name="ro1">
          <table:table-cell office:value-type="float" office:value="1.986825" calcext:value-type="float">
            <text:p>1.986825</text:p>
          </table:table-cell>
          <table:table-cell office:value-type="float" office:value="30.57638" calcext:value-type="float">
            <text:p>30.57638</text:p>
          </table:table-cell>
        </table:table-row>
        <table:table-row table:style-name="ro1">
          <table:table-cell office:value-type="float" office:value="7.466198" calcext:value-type="float">
            <text:p>7.466198</text:p>
          </table:table-cell>
          <table:table-cell office:value-type="float" office:value="-8.97223" calcext:value-type="float">
            <text:p>-8.97223</text:p>
          </table:table-cell>
        </table:table-row>
        <table:table-row table:style-name="ro1">
          <table:table-cell office:value-type="float" office:value="9.751353" calcext:value-type="float">
            <text:p>9.751353</text:p>
          </table:table-cell>
          <table:table-cell office:value-type="float" office:value="17.97655" calcext:value-type="float">
            <text:p>17.97655</text:p>
          </table:table-cell>
        </table:table-row>
        <table:table-row table:style-name="ro1">
          <table:table-cell office:value-type="float" office:value="8.773102" calcext:value-type="float">
            <text:p>8.773102</text:p>
          </table:table-cell>
          <table:table-cell office:value-type="float" office:value="30.35597" calcext:value-type="float">
            <text:p>30.35597</text:p>
          </table:table-cell>
        </table:table-row>
        <table:table-row table:style-name="ro1">
          <table:table-cell office:value-type="float" office:value="-0.20322" calcext:value-type="float">
            <text:p>-0.20322</text:p>
          </table:table-cell>
          <table:table-cell office:value-type="float" office:value="25.49718" calcext:value-type="float">
            <text:p>25.49718</text:p>
          </table:table-cell>
        </table:table-row>
        <table:table-row table:style-name="ro1">
          <table:table-cell office:value-type="float" office:value="4.611797" calcext:value-type="float">
            <text:p>4.611797</text:p>
          </table:table-cell>
          <table:table-cell office:value-type="float" office:value="5.716751" calcext:value-type="float">
            <text:p>5.716751</text:p>
          </table:table-cell>
        </table:table-row>
        <table:table-row table:style-name="ro1">
          <table:table-cell office:value-type="float" office:value="-0.43956" calcext:value-type="float">
            <text:p>-0.43956</text:p>
          </table:table-cell>
          <table:table-cell office:value-type="float" office:value="-18.1708" calcext:value-type="float">
            <text:p>-18.1708</text:p>
          </table:table-cell>
        </table:table-row>
        <table:table-row table:style-name="ro1">
          <table:table-cell office:value-type="float" office:value="3.398732" calcext:value-type="float">
            <text:p>3.398732</text:p>
          </table:table-cell>
          <table:table-cell office:value-type="float" office:value="26.56196" calcext:value-type="float">
            <text:p>26.56196</text:p>
          </table:table-cell>
        </table:table-row>
        <table:table-row table:style-name="ro1">
          <table:table-cell office:value-type="float" office:value="21.12402" calcext:value-type="float">
            <text:p>21.12402</text:p>
          </table:table-cell>
          <table:table-cell office:value-type="float" office:value="17.50516" calcext:value-type="float">
            <text:p>17.50516</text:p>
          </table:table-cell>
        </table:table-row>
        <table:table-row table:style-name="ro1">
          <table:table-cell office:value-type="float" office:value="4.09532" calcext:value-type="float">
            <text:p>4.09532</text:p>
          </table:table-cell>
          <table:table-cell office:value-type="float" office:value="-15.7347" calcext:value-type="float">
            <text:p>-15.7347</text:p>
          </table:table-cell>
        </table:table-row>
        <table:table-row table:style-name="ro1">
          <table:table-cell office:value-type="float" office:value="17.73762" calcext:value-type="float">
            <text:p>17.73762</text:p>
          </table:table-cell>
          <table:table-cell office:value-type="float" office:value="17.71196" calcext:value-type="float">
            <text:p>17.71196</text:p>
          </table:table-cell>
        </table:table-row>
        <table:table-row table:style-name="ro1">
          <table:table-cell office:value-type="float" office:value="0.526032" calcext:value-type="float">
            <text:p>0.526032</text:p>
          </table:table-cell>
          <table:table-cell office:value-type="float" office:value="22.26393" calcext:value-type="float">
            <text:p>22.26393</text:p>
          </table:table-cell>
        </table:table-row>
        <table:table-row table:style-name="ro1">
          <table:table-cell office:value-type="float" office:value="10.32236" calcext:value-type="float">
            <text:p>10.32236</text:p>
          </table:table-cell>
          <table:table-cell office:value-type="float" office:value="5.927765" calcext:value-type="float">
            <text:p>5.927765</text:p>
          </table:table-cell>
        </table:table-row>
        <table:table-row table:style-name="ro1">
          <table:table-cell office:value-type="float" office:value="0.409034" calcext:value-type="float">
            <text:p>0.409034</text:p>
          </table:table-cell>
          <table:table-cell office:value-type="float" office:value="22.84943" calcext:value-type="float">
            <text:p>22.84943</text:p>
          </table:table-cell>
        </table:table-row>
        <table:table-row table:style-name="ro1">
          <table:table-cell office:value-type="float" office:value="9.405109" calcext:value-type="float">
            <text:p>9.405109</text:p>
          </table:table-cell>
          <table:table-cell office:value-type="float" office:value="23.33489" calcext:value-type="float">
            <text:p>23.33489</text:p>
          </table:table-cell>
        </table:table-row>
        <table:table-row table:style-name="ro1">
          <table:table-cell office:value-type="float" office:value="1.377459" calcext:value-type="float">
            <text:p>1.377459</text:p>
          </table:table-cell>
          <table:table-cell office:value-type="float" office:value="5.526554" calcext:value-type="float">
            <text:p>5.526554</text:p>
          </table:table-cell>
        </table:table-row>
        <table:table-row table:style-name="ro1">
          <table:table-cell office:value-type="float" office:value="6.623666" calcext:value-type="float">
            <text:p>6.623666</text:p>
          </table:table-cell>
          <table:table-cell office:value-type="float" office:value="32.1428" calcext:value-type="float">
            <text:p>32.1428</text:p>
          </table:table-cell>
        </table:table-row>
        <table:table-row table:style-name="ro1">
          <table:table-cell office:value-type="float" office:value="9.529593" calcext:value-type="float">
            <text:p>9.529593</text:p>
          </table:table-cell>
          <table:table-cell office:value-type="float" office:value="27.65765" calcext:value-type="float">
            <text:p>27.65765</text:p>
          </table:table-cell>
        </table:table-row>
        <table:table-row table:style-name="ro1">
          <table:table-cell office:value-type="float" office:value="12.13547" calcext:value-type="float">
            <text:p>12.13547</text:p>
          </table:table-cell>
          <table:table-cell office:value-type="float" office:value="13.84039" calcext:value-type="float">
            <text:p>13.84039</text:p>
          </table:table-cell>
        </table:table-row>
        <table:table-row table:style-name="ro1">
          <table:table-cell office:value-type="float" office:value="5.673586" calcext:value-type="float">
            <text:p>5.673586</text:p>
          </table:table-cell>
          <table:table-cell office:value-type="float" office:value="51.27531" calcext:value-type="float">
            <text:p>51.27531</text:p>
          </table:table-cell>
        </table:table-row>
        <table:table-row table:style-name="ro1">
          <table:table-cell office:value-type="float" office:value="8.84319" calcext:value-type="float">
            <text:p>8.84319</text:p>
          </table:table-cell>
          <table:table-cell office:value-type="float" office:value="69.69806" calcext:value-type="float">
            <text:p>69.69806</text:p>
          </table:table-cell>
        </table:table-row>
        <table:table-row table:style-name="ro1">
          <table:table-cell office:value-type="float" office:value="20.62083" calcext:value-type="float">
            <text:p>20.62083</text:p>
          </table:table-cell>
          <table:table-cell office:value-type="float" office:value="32.02715" calcext:value-type="float">
            <text:p>32.02715</text:p>
          </table:table-cell>
        </table:table-row>
        <table:table-row table:style-name="ro1">
          <table:table-cell office:value-type="float" office:value="8.072226" calcext:value-type="float">
            <text:p>8.072226</text:p>
          </table:table-cell>
          <table:table-cell office:value-type="float" office:value="6.840042" calcext:value-type="float">
            <text:p>6.840042</text:p>
          </table:table-cell>
        </table:table-row>
        <table:table-row table:style-name="ro1">
          <table:table-cell office:value-type="float" office:value="-12.0328" calcext:value-type="float">
            <text:p>-12.0328</text:p>
          </table:table-cell>
          <table:table-cell office:value-type="float" office:value="32.56706" calcext:value-type="float">
            <text:p>32.56706</text:p>
          </table:table-cell>
        </table:table-row>
        <table:table-row table:style-name="ro1">
          <table:table-cell office:value-type="float" office:value="4.714903" calcext:value-type="float">
            <text:p>4.714903</text:p>
          </table:table-cell>
          <table:table-cell office:value-type="float" office:value="53.06732" calcext:value-type="float">
            <text:p>53.06732</text:p>
          </table:table-cell>
        </table:table-row>
        <table:table-row table:style-name="ro1">
          <table:table-cell office:value-type="float" office:value="0.246694" calcext:value-type="float">
            <text:p>0.246694</text:p>
          </table:table-cell>
          <table:table-cell office:value-type="float" office:value="23.95051" calcext:value-type="float">
            <text:p>23.95051</text:p>
          </table:table-cell>
        </table:table-row>
        <table:table-row table:style-name="ro1">
          <table:table-cell office:value-type="float" office:value="11.32504" calcext:value-type="float">
            <text:p>11.32504</text:p>
          </table:table-cell>
          <table:table-cell office:value-type="float" office:value="34.16932" calcext:value-type="float">
            <text:p>34.16932</text:p>
          </table:table-cell>
        </table:table-row>
        <table:table-row table:style-name="ro1">
          <table:table-cell office:value-type="float" office:value="2.719451" calcext:value-type="float">
            <text:p>2.719451</text:p>
          </table:table-cell>
          <table:table-cell office:value-type="float" office:value="23.50689" calcext:value-type="float">
            <text:p>23.50689</text:p>
          </table:table-cell>
        </table:table-row>
        <table:table-row table:style-name="ro1">
          <table:table-cell office:value-type="float" office:value="-4.55582" calcext:value-type="float">
            <text:p>-4.55582</text:p>
          </table:table-cell>
          <table:table-cell office:value-type="float" office:value="14.13718" calcext:value-type="float">
            <text:p>14.13718</text:p>
          </table:table-cell>
        </table:table-row>
        <table:table-row table:style-name="ro1">
          <table:table-cell office:value-type="float" office:value="5.6843" calcext:value-type="float">
            <text:p>5.6843</text:p>
          </table:table-cell>
          <table:table-cell office:value-type="float" office:value="9.392094" calcext:value-type="float">
            <text:p>9.392094</text:p>
          </table:table-cell>
        </table:table-row>
        <table:table-row table:style-name="ro1">
          <table:table-cell office:value-type="float" office:value="6.643298" calcext:value-type="float">
            <text:p>6.643298</text:p>
          </table:table-cell>
          <table:table-cell office:value-type="float" office:value="21.0216" calcext:value-type="float">
            <text:p>21.0216</text:p>
          </table:table-cell>
        </table:table-row>
        <table:table-row table:style-name="ro1">
          <table:table-cell office:value-type="float" office:value="3.118526" calcext:value-type="float">
            <text:p>3.118526</text:p>
          </table:table-cell>
          <table:table-cell office:value-type="float" office:value="16.19206" calcext:value-type="float">
            <text:p>16.19206</text:p>
          </table:table-cell>
        </table:table-row>
        <table:table-row table:style-name="ro1">
          <table:table-cell office:value-type="float" office:value="6.534827" calcext:value-type="float">
            <text:p>6.534827</text:p>
          </table:table-cell>
          <table:table-cell office:value-type="float" office:value="30.16666" calcext:value-type="float">
            <text:p>30.16666</text:p>
          </table:table-cell>
        </table:table-row>
        <table:table-row table:style-name="ro1">
          <table:table-cell office:value-type="float" office:value="0.555544" calcext:value-type="float">
            <text:p>0.555544</text:p>
          </table:table-cell>
          <table:table-cell office:value-type="float" office:value="44.2087" calcext:value-type="float">
            <text:p>44.2087</text:p>
          </table:table-cell>
        </table:table-row>
        <table:table-row table:style-name="ro1">
          <table:table-cell office:value-type="float" office:value="15.09334" calcext:value-type="float">
            <text:p>15.09334</text:p>
          </table:table-cell>
          <table:table-cell office:value-type="float" office:value="16.1503" calcext:value-type="float">
            <text:p>16.1503</text:p>
          </table:table-cell>
        </table:table-row>
        <table:table-row table:style-name="ro1">
          <table:table-cell office:value-type="float" office:value="5.327976" calcext:value-type="float">
            <text:p>5.327976</text:p>
          </table:table-cell>
          <table:table-cell office:value-type="float" office:value="4.463606" calcext:value-type="float">
            <text:p>4.463606</text:p>
          </table:table-cell>
        </table:table-row>
        <table:table-row table:style-name="ro1">
          <table:table-cell office:value-type="float" office:value="-8.22808" calcext:value-type="float">
            <text:p>-8.22808</text:p>
          </table:table-cell>
          <table:table-cell office:value-type="float" office:value="34.94059" calcext:value-type="float">
            <text:p>34.94059</text:p>
          </table:table-cell>
        </table:table-row>
        <table:table-row table:style-name="ro1">
          <table:table-cell office:value-type="float" office:value="9.627672" calcext:value-type="float">
            <text:p>9.627672</text:p>
          </table:table-cell>
          <table:table-cell office:value-type="float" office:value="25.23229" calcext:value-type="float">
            <text:p>25.23229</text:p>
          </table:table-cell>
        </table:table-row>
        <table:table-row table:style-name="ro1">
          <table:table-cell office:value-type="float" office:value="11.31481" calcext:value-type="float">
            <text:p>11.31481</text:p>
          </table:table-cell>
          <table:table-cell office:value-type="float" office:value="56.78002" calcext:value-type="float">
            <text:p>56.78002</text:p>
          </table:table-cell>
        </table:table-row>
        <table:table-row table:style-name="ro1">
          <table:table-cell office:value-type="float" office:value="3.105404" calcext:value-type="float">
            <text:p>3.105404</text:p>
          </table:table-cell>
          <table:table-cell office:value-type="float" office:value="20.68739" calcext:value-type="float">
            <text:p>20.68739</text:p>
          </table:table-cell>
        </table:table-row>
        <table:table-row table:style-name="ro1">
          <table:table-cell office:value-type="float" office:value="1.85855" calcext:value-type="float">
            <text:p>1.85855</text:p>
          </table:table-cell>
          <table:table-cell office:value-type="float" office:value="34.08592" calcext:value-type="float">
            <text:p>34.08592</text:p>
          </table:table-cell>
        </table:table-row>
        <table:table-row table:style-name="ro1">
          <table:table-cell office:value-type="float" office:value="12.76245" calcext:value-type="float">
            <text:p>12.76245</text:p>
          </table:table-cell>
          <table:table-cell office:value-type="float" office:value="20.40388" calcext:value-type="float">
            <text:p>20.40388</text:p>
          </table:table-cell>
        </table:table-row>
        <table:table-row table:style-name="ro1">
          <table:table-cell office:value-type="float" office:value="10.63845" calcext:value-type="float">
            <text:p>10.63845</text:p>
          </table:table-cell>
          <table:table-cell office:value-type="float" office:value="12.13741" calcext:value-type="float">
            <text:p>12.13741</text:p>
          </table:table-cell>
        </table:table-row>
        <table:table-row table:style-name="ro1">
          <table:table-cell office:value-type="float" office:value="-3.38056" calcext:value-type="float">
            <text:p>-3.38056</text:p>
          </table:table-cell>
          <table:table-cell office:value-type="float" office:value="8.808975" calcext:value-type="float">
            <text:p>8.808975</text:p>
          </table:table-cell>
        </table:table-row>
        <table:table-row table:style-name="ro1">
          <table:table-cell office:value-type="float" office:value="0.748359" calcext:value-type="float">
            <text:p>0.748359</text:p>
          </table:table-cell>
          <table:table-cell office:value-type="float" office:value="37.65363" calcext:value-type="float">
            <text:p>37.65363</text:p>
          </table:table-cell>
        </table:table-row>
        <table:table-row table:style-name="ro1">
          <table:table-cell office:value-type="float" office:value="-3.11421" calcext:value-type="float">
            <text:p>-3.11421</text:p>
          </table:table-cell>
          <table:table-cell office:value-type="float" office:value="35.03902" calcext:value-type="float">
            <text:p>35.03902</text:p>
          </table:table-cell>
        </table:table-row>
        <table:table-row table:style-name="ro1">
          <table:table-cell office:value-type="float" office:value="5.633478" calcext:value-type="float">
            <text:p>5.633478</text:p>
          </table:table-cell>
          <table:table-cell office:value-type="float" office:value="27.97478" calcext:value-type="float">
            <text:p>27.97478</text:p>
          </table:table-cell>
        </table:table-row>
        <table:table-row table:style-name="ro1">
          <table:table-cell office:value-type="float" office:value="9.899698" calcext:value-type="float">
            <text:p>9.899698</text:p>
          </table:table-cell>
          <table:table-cell office:value-type="float" office:value="18.13957" calcext:value-type="float">
            <text:p>18.13957</text:p>
          </table:table-cell>
        </table:table-row>
        <table:table-row table:style-name="ro1">
          <table:table-cell office:value-type="float" office:value="13.07453" calcext:value-type="float">
            <text:p>13.07453</text:p>
          </table:table-cell>
          <table:table-cell office:value-type="float" office:value="29.94683" calcext:value-type="float">
            <text:p>29.94683</text:p>
          </table:table-cell>
        </table:table-row>
        <table:table-row table:style-name="ro1">
          <table:table-cell office:value-type="float" office:value="1.823059" calcext:value-type="float">
            <text:p>1.823059</text:p>
          </table:table-cell>
          <table:table-cell office:value-type="float" office:value="65.75604" calcext:value-type="float">
            <text:p>65.75604</text:p>
          </table:table-cell>
        </table:table-row>
        <table:table-row table:style-name="ro1">
          <table:table-cell office:value-type="float" office:value="-0.96205" calcext:value-type="float">
            <text:p>-0.96205</text:p>
          </table:table-cell>
          <table:table-cell office:value-type="float" office:value="33.11863" calcext:value-type="float">
            <text:p>33.11863</text:p>
          </table:table-cell>
        </table:table-row>
        <table:table-row table:style-name="ro1">
          <table:table-cell office:value-type="float" office:value="0.891242" calcext:value-type="float">
            <text:p>0.891242</text:p>
          </table:table-cell>
          <table:table-cell office:value-type="float" office:value="36.24634" calcext:value-type="float">
            <text:p>36.24634</text:p>
          </table:table-cell>
        </table:table-row>
        <table:table-row table:style-name="ro1">
          <table:table-cell office:value-type="float" office:value="2.752893" calcext:value-type="float">
            <text:p>2.752893</text:p>
          </table:table-cell>
          <table:table-cell office:value-type="float" office:value="25.53698" calcext:value-type="float">
            <text:p>25.53698</text:p>
          </table:table-cell>
        </table:table-row>
        <table:table-row table:style-name="ro1">
          <table:table-cell office:value-type="float" office:value="16.10795" calcext:value-type="float">
            <text:p>16.10795</text:p>
          </table:table-cell>
          <table:table-cell office:value-type="float" office:value="49.19474" calcext:value-type="float">
            <text:p>49.19474</text:p>
          </table:table-cell>
        </table:table-row>
        <table:table-row table:style-name="ro1">
          <table:table-cell office:value-type="float" office:value="3.984659" calcext:value-type="float">
            <text:p>3.984659</text:p>
          </table:table-cell>
          <table:table-cell office:value-type="float" office:value="54.48426" calcext:value-type="float">
            <text:p>54.48426</text:p>
          </table:table-cell>
        </table:table-row>
        <table:table-row table:style-name="ro1">
          <table:table-cell office:value-type="float" office:value="11.73027" calcext:value-type="float">
            <text:p>11.73027</text:p>
          </table:table-cell>
          <table:table-cell office:value-type="float" office:value="33.20978" calcext:value-type="float">
            <text:p>33.20978</text:p>
          </table:table-cell>
        </table:table-row>
        <table:table-row table:style-name="ro1">
          <table:table-cell office:value-type="float" office:value="13.60854" calcext:value-type="float">
            <text:p>13.60854</text:p>
          </table:table-cell>
          <table:table-cell office:value-type="float" office:value="26.78021" calcext:value-type="float">
            <text:p>26.78021</text:p>
          </table:table-cell>
        </table:table-row>
        <table:table-row table:style-name="ro1">
          <table:table-cell office:value-type="float" office:value="13.80074" calcext:value-type="float">
            <text:p>13.80074</text:p>
          </table:table-cell>
          <table:table-cell office:value-type="float" office:value="18.84692" calcext:value-type="float">
            <text:p>18.84692</text:p>
          </table:table-cell>
        </table:table-row>
        <table:table-row table:style-name="ro1">
          <table:table-cell office:value-type="float" office:value="-6.71481" calcext:value-type="float">
            <text:p>-6.71481</text:p>
          </table:table-cell>
          <table:table-cell office:value-type="float" office:value="15.00035" calcext:value-type="float">
            <text:p>15.00035</text:p>
          </table:table-cell>
        </table:table-row>
        <table:table-row table:style-name="ro1">
          <table:table-cell office:value-type="float" office:value="0.963647" calcext:value-type="float">
            <text:p>0.963647</text:p>
          </table:table-cell>
          <table:table-cell office:value-type="float" office:value="-1.40414" calcext:value-type="float">
            <text:p>-1.40414</text:p>
          </table:table-cell>
        </table:table-row>
        <table:table-row table:style-name="ro1">
          <table:table-cell office:value-type="float" office:value="4.584432" calcext:value-type="float">
            <text:p>4.584432</text:p>
          </table:table-cell>
          <table:table-cell office:value-type="float" office:value="25.57586" calcext:value-type="float">
            <text:p>25.57586</text:p>
          </table:table-cell>
        </table:table-row>
        <table:table-row table:style-name="ro1">
          <table:table-cell office:value-type="float" office:value="1.093314" calcext:value-type="float">
            <text:p>1.093314</text:p>
          </table:table-cell>
          <table:table-cell office:value-type="float" office:value="23.23616" calcext:value-type="float">
            <text:p>23.23616</text:p>
          </table:table-cell>
        </table:table-row>
        <table:table-row table:style-name="ro1">
          <table:table-cell office:value-type="float" office:value="-4.19393" calcext:value-type="float">
            <text:p>-4.19393</text:p>
          </table:table-cell>
          <table:table-cell office:value-type="float" office:value="28.20593" calcext:value-type="float">
            <text:p>28.20593</text:p>
          </table:table-cell>
        </table:table-row>
        <table:table-row table:style-name="ro1">
          <table:table-cell office:value-type="float" office:value="5.161321" calcext:value-type="float">
            <text:p>5.161321</text:p>
          </table:table-cell>
          <table:table-cell office:value-type="float" office:value="11.52889" calcext:value-type="float">
            <text:p>11.52889</text:p>
          </table:table-cell>
        </table:table-row>
        <table:table-row table:style-name="ro1">
          <table:table-cell office:value-type="float" office:value="15.14696" calcext:value-type="float">
            <text:p>15.14696</text:p>
          </table:table-cell>
          <table:table-cell office:value-type="float" office:value="35.89154" calcext:value-type="float">
            <text:p>35.89154</text:p>
          </table:table-cell>
        </table:table-row>
        <table:table-row table:style-name="ro1">
          <table:table-cell office:value-type="float" office:value="7.02054" calcext:value-type="float">
            <text:p>7.02054</text:p>
          </table:table-cell>
          <table:table-cell office:value-type="float" office:value="18.64394" calcext:value-type="float">
            <text:p>18.64394</text:p>
          </table:table-cell>
        </table:table-row>
        <table:table-row table:style-name="ro1">
          <table:table-cell office:value-type="float" office:value="2.545662" calcext:value-type="float">
            <text:p>2.545662</text:p>
          </table:table-cell>
          <table:table-cell office:value-type="float" office:value="16.26363" calcext:value-type="float">
            <text:p>16.26363</text:p>
          </table:table-cell>
        </table:table-row>
        <table:table-row table:style-name="ro1">
          <table:table-cell office:value-type="float" office:value="2.039247" calcext:value-type="float">
            <text:p>2.039247</text:p>
          </table:table-cell>
          <table:table-cell office:value-type="float" office:value="6.265085" calcext:value-type="float">
            <text:p>6.265085</text:p>
          </table:table-cell>
        </table:table-row>
        <table:table-row table:style-name="ro1">
          <table:table-cell office:value-type="float" office:value="3.569108" calcext:value-type="float">
            <text:p>3.569108</text:p>
          </table:table-cell>
          <table:table-cell office:value-type="float" office:value="26.09056" calcext:value-type="float">
            <text:p>26.09056</text:p>
          </table:table-cell>
        </table:table-row>
        <table:table-row table:style-name="ro1">
          <table:table-cell office:value-type="float" office:value="8.976398" calcext:value-type="float">
            <text:p>8.976398</text:p>
          </table:table-cell>
          <table:table-cell office:value-type="float" office:value="38.80962" calcext:value-type="float">
            <text:p>38.80962</text:p>
          </table:table-cell>
        </table:table-row>
        <table:table-row table:style-name="ro1">
          <table:table-cell office:value-type="float" office:value="10.09838" calcext:value-type="float">
            <text:p>10.09838</text:p>
          </table:table-cell>
          <table:table-cell office:value-type="float" office:value="13.39511" calcext:value-type="float">
            <text:p>13.39511</text:p>
          </table:table-cell>
        </table:table-row>
        <table:table-row table:style-name="ro1">
          <table:table-cell office:value-type="float" office:value="11.13042" calcext:value-type="float">
            <text:p>11.13042</text:p>
          </table:table-cell>
          <table:table-cell office:value-type="float" office:value="10.20596" calcext:value-type="float">
            <text:p>10.20596</text:p>
          </table:table-cell>
        </table:table-row>
        <table:table-row table:style-name="ro1">
          <table:table-cell office:value-type="float" office:value="4.248541" calcext:value-type="float">
            <text:p>4.248541</text:p>
          </table:table-cell>
          <table:table-cell office:value-type="float" office:value="41.75522" calcext:value-type="float">
            <text:p>41.75522</text:p>
          </table:table-cell>
        </table:table-row>
        <table:table-row table:style-name="ro1">
          <table:table-cell office:value-type="float" office:value="-3.24515" calcext:value-type="float">
            <text:p>-3.24515</text:p>
          </table:table-cell>
          <table:table-cell office:value-type="float" office:value="-8.85995" calcext:value-type="float">
            <text:p>-8.85995</text:p>
          </table:table-cell>
        </table:table-row>
        <table:table-row table:style-name="ro1">
          <table:table-cell office:value-type="float" office:value="13.13801" calcext:value-type="float">
            <text:p>13.13801</text:p>
          </table:table-cell>
          <table:table-cell office:value-type="float" office:value="25.89949" calcext:value-type="float">
            <text:p>25.89949</text:p>
          </table:table-cell>
        </table:table-row>
        <table:table-row table:style-name="ro1">
          <table:table-cell office:value-type="float" office:value="-5.38289" calcext:value-type="float">
            <text:p>-5.38289</text:p>
          </table:table-cell>
          <table:table-cell office:value-type="float" office:value="-2.68803" calcext:value-type="float">
            <text:p>-2.68803</text:p>
          </table:table-cell>
        </table:table-row>
        <table:table-row table:style-name="ro1">
          <table:table-cell office:value-type="float" office:value="9.456648" calcext:value-type="float">
            <text:p>9.456648</text:p>
          </table:table-cell>
          <table:table-cell office:value-type="float" office:value="29.90612" calcext:value-type="float">
            <text:p>29.90612</text:p>
          </table:table-cell>
        </table:table-row>
        <table:table-row table:style-name="ro1">
          <table:table-cell office:value-type="float" office:value="5.01248" calcext:value-type="float">
            <text:p>5.01248</text:p>
          </table:table-cell>
          <table:table-cell office:value-type="float" office:value="31.59478" calcext:value-type="float">
            <text:p>31.59478</text:p>
          </table:table-cell>
        </table:table-row>
        <table:table-row table:style-name="ro1">
          <table:table-cell office:value-type="float" office:value="6.031511" calcext:value-type="float">
            <text:p>6.031511</text:p>
          </table:table-cell>
          <table:table-cell office:value-type="float" office:value="16.55088" calcext:value-type="float">
            <text:p>16.55088</text:p>
          </table:table-cell>
        </table:table-row>
        <table:table-row table:style-name="ro1">
          <table:table-cell office:value-type="float" office:value="4.853476" calcext:value-type="float">
            <text:p>4.853476</text:p>
          </table:table-cell>
          <table:table-cell office:value-type="float" office:value="40.05191" calcext:value-type="float">
            <text:p>40.05191</text:p>
          </table:table-cell>
        </table:table-row>
        <table:table-row table:style-name="ro1">
          <table:table-cell office:value-type="float" office:value="6.597139" calcext:value-type="float">
            <text:p>6.597139</text:p>
          </table:table-cell>
          <table:table-cell office:value-type="float" office:value="17.52958" calcext:value-type="float">
            <text:p>17.52958</text:p>
          </table:table-cell>
        </table:table-row>
        <table:table-row table:style-name="ro1">
          <table:table-cell office:value-type="float" office:value="6.742517" calcext:value-type="float">
            <text:p>6.742517</text:p>
          </table:table-cell>
          <table:table-cell office:value-type="float" office:value="45.25464" calcext:value-type="float">
            <text:p>45.25464</text:p>
          </table:table-cell>
        </table:table-row>
        <table:table-row table:style-name="ro1">
          <table:table-cell office:value-type="float" office:value="3.187253" calcext:value-type="float">
            <text:p>3.187253</text:p>
          </table:table-cell>
          <table:table-cell office:value-type="float" office:value="30.00326" calcext:value-type="float">
            <text:p>30.00326</text:p>
          </table:table-cell>
        </table:table-row>
        <table:table-row table:style-name="ro1">
          <table:table-cell office:value-type="float" office:value="-10.4833" calcext:value-type="float">
            <text:p>-10.4833</text:p>
          </table:table-cell>
          <table:table-cell office:value-type="float" office:value="10.71944" calcext:value-type="float">
            <text:p>10.71944</text:p>
          </table:table-cell>
        </table:table-row>
        <table:table-row table:style-name="ro1">
          <table:table-cell office:value-type="float" office:value="13.6591" calcext:value-type="float">
            <text:p>13.6591</text:p>
          </table:table-cell>
          <table:table-cell office:value-type="float" office:value="51.07953" calcext:value-type="float">
            <text:p>51.07953</text:p>
          </table:table-cell>
        </table:table-row>
        <table:table-row table:style-name="ro1">
          <table:table-cell office:value-type="float" office:value="13.61596" calcext:value-type="float">
            <text:p>13.61596</text:p>
          </table:table-cell>
          <table:table-cell office:value-type="float" office:value="12.76129" calcext:value-type="float">
            <text:p>12.76129</text:p>
          </table:table-cell>
        </table:table-row>
        <table:table-row table:style-name="ro1">
          <table:table-cell office:value-type="float" office:value="2.947839" calcext:value-type="float">
            <text:p>2.947839</text:p>
          </table:table-cell>
          <table:table-cell office:value-type="float" office:value="30.46234" calcext:value-type="float">
            <text:p>30.46234</text:p>
          </table:table-cell>
        </table:table-row>
        <table:table-row table:style-name="ro1">
          <table:table-cell office:value-type="float" office:value="20.28654" calcext:value-type="float">
            <text:p>20.28654</text:p>
          </table:table-cell>
          <table:table-cell office:value-type="float" office:value="44.31822" calcext:value-type="float">
            <text:p>44.31822</text:p>
          </table:table-cell>
        </table:table-row>
        <table:table-row table:style-name="ro1">
          <table:table-cell office:value-type="float" office:value="0.563784" calcext:value-type="float">
            <text:p>0.563784</text:p>
          </table:table-cell>
          <table:table-cell office:value-type="float" office:value="48.97803" calcext:value-type="float">
            <text:p>48.97803</text:p>
          </table:table-cell>
        </table:table-row>
        <table:table-row table:style-name="ro1">
          <table:table-cell office:value-type="float" office:value="-11.5943" calcext:value-type="float">
            <text:p>-11.5943</text:p>
          </table:table-cell>
          <table:table-cell office:value-type="float" office:value="35.94303" calcext:value-type="float">
            <text:p>35.94303</text:p>
          </table:table-cell>
        </table:table-row>
        <table:table-row table:style-name="ro1">
          <table:table-cell office:value-type="float" office:value="3.775687" calcext:value-type="float">
            <text:p>3.775687</text:p>
          </table:table-cell>
          <table:table-cell office:value-type="float" office:value="21.37833" calcext:value-type="float">
            <text:p>21.37833</text:p>
          </table:table-cell>
        </table:table-row>
        <table:table-row table:style-name="ro1">
          <table:table-cell office:value-type="float" office:value="6.181508" calcext:value-type="float">
            <text:p>6.181508</text:p>
          </table:table-cell>
          <table:table-cell office:value-type="float" office:value="13.93282" calcext:value-type="float">
            <text:p>13.93282</text:p>
          </table:table-cell>
        </table:table-row>
        <table:table-row table:style-name="ro1">
          <table:table-cell office:value-type="float" office:value="24.16168" calcext:value-type="float">
            <text:p>24.16168</text:p>
          </table:table-cell>
          <table:table-cell office:value-type="float" office:value="11.58322" calcext:value-type="float">
            <text:p>11.58322</text:p>
          </table:table-cell>
        </table:table-row>
        <table:table-row table:style-name="ro1">
          <table:table-cell office:value-type="float" office:value="-3.18644" calcext:value-type="float">
            <text:p>-3.18644</text:p>
          </table:table-cell>
          <table:table-cell office:value-type="float" office:value="29.87023" calcext:value-type="float">
            <text:p>29.87023</text:p>
          </table:table-cell>
        </table:table-row>
        <table:table-row table:style-name="ro1">
          <table:table-cell office:value-type="float" office:value="-1.62891" calcext:value-type="float">
            <text:p>-1.62891</text:p>
          </table:table-cell>
          <table:table-cell office:value-type="float" office:value="17.11162" calcext:value-type="float">
            <text:p>17.11162</text:p>
          </table:table-cell>
        </table:table-row>
        <table:table-row table:style-name="ro1">
          <table:table-cell office:value-type="float" office:value="0.702683" calcext:value-type="float">
            <text:p>0.702683</text:p>
          </table:table-cell>
          <table:table-cell office:value-type="float" office:value="16.20809" calcext:value-type="float">
            <text:p>16.20809</text:p>
          </table:table-cell>
        </table:table-row>
        <table:table-row table:style-name="ro1">
          <table:table-cell office:value-type="float" office:value="5.227634" calcext:value-type="float">
            <text:p>5.227634</text:p>
          </table:table-cell>
          <table:table-cell office:value-type="float" office:value="28.54298" calcext:value-type="float">
            <text:p>28.54298</text:p>
          </table:table-cell>
        </table:table-row>
        <table:table-row table:style-name="ro1">
          <table:table-cell office:value-type="float" office:value="13.86297" calcext:value-type="float">
            <text:p>13.86297</text:p>
          </table:table-cell>
          <table:table-cell office:value-type="float" office:value="19.389" calcext:value-type="float">
            <text:p>19.389</text:p>
          </table:table-cell>
        </table:table-row>
        <table:table-row table:style-name="ro1">
          <table:table-cell office:value-type="float" office:value="7.039382" calcext:value-type="float">
            <text:p>7.039382</text:p>
          </table:table-cell>
          <table:table-cell office:value-type="float" office:value="-1.12833" calcext:value-type="float">
            <text:p>-1.12833</text:p>
          </table:table-cell>
        </table:table-row>
        <table:table-row table:style-name="ro1">
          <table:table-cell office:value-type="float" office:value="15.14657" calcext:value-type="float">
            <text:p>15.14657</text:p>
          </table:table-cell>
          <table:table-cell office:value-type="float" office:value="28.74174" calcext:value-type="float">
            <text:p>28.74174</text:p>
          </table:table-cell>
        </table:table-row>
        <table:table-row table:style-name="ro1">
          <table:table-cell office:value-type="float" office:value="1.170527" calcext:value-type="float">
            <text:p>1.170527</text:p>
          </table:table-cell>
          <table:table-cell office:value-type="float" office:value="8.894208" calcext:value-type="float">
            <text:p>8.894208</text:p>
          </table:table-cell>
        </table:table-row>
        <table:table-row table:style-name="ro1">
          <table:table-cell office:value-type="float" office:value="-1.84497" calcext:value-type="float">
            <text:p>-1.84497</text:p>
          </table:table-cell>
          <table:table-cell office:value-type="float" office:value="40.30692" calcext:value-type="float">
            <text:p>40.30692</text:p>
          </table:table-cell>
        </table:table-row>
        <table:table-row table:style-name="ro1">
          <table:table-cell office:value-type="float" office:value="18.29506" calcext:value-type="float">
            <text:p>18.29506</text:p>
          </table:table-cell>
          <table:table-cell office:value-type="float" office:value="1.85821" calcext:value-type="float">
            <text:p>1.85821</text:p>
          </table:table-cell>
        </table:table-row>
        <table:table-row table:style-name="ro1">
          <table:table-cell office:value-type="float" office:value="-9.73493" calcext:value-type="float">
            <text:p>-9.73493</text:p>
          </table:table-cell>
          <table:table-cell office:value-type="float" office:value="39.72232" calcext:value-type="float">
            <text:p>39.72232</text:p>
          </table:table-cell>
        </table:table-row>
        <table:table-row table:style-name="ro1">
          <table:table-cell office:value-type="float" office:value="-1.60776" calcext:value-type="float">
            <text:p>-1.60776</text:p>
          </table:table-cell>
          <table:table-cell office:value-type="float" office:value="22.53235" calcext:value-type="float">
            <text:p>22.53235</text:p>
          </table:table-cell>
        </table:table-row>
        <table:table-row table:style-name="ro1">
          <table:table-cell office:value-type="float" office:value="25.10545" calcext:value-type="float">
            <text:p>25.10545</text:p>
          </table:table-cell>
          <table:table-cell office:value-type="float" office:value="7.2646" calcext:value-type="float">
            <text:p>7.2646</text:p>
          </table:table-cell>
        </table:table-row>
        <table:table-row table:style-name="ro1">
          <table:table-cell office:value-type="float" office:value="13.18635" calcext:value-type="float">
            <text:p>13.18635</text:p>
          </table:table-cell>
          <table:table-cell office:value-type="float" office:value="33.79491" calcext:value-type="float">
            <text:p>33.79491</text:p>
          </table:table-cell>
        </table:table-row>
        <table:table-row table:style-name="ro1">
          <table:table-cell office:value-type="float" office:value="-2.60659" calcext:value-type="float">
            <text:p>-2.60659</text:p>
          </table:table-cell>
          <table:table-cell office:value-type="float" office:value="21.70078" calcext:value-type="float">
            <text:p>21.70078</text:p>
          </table:table-cell>
        </table:table-row>
        <table:table-row table:style-name="ro1">
          <table:table-cell office:value-type="float" office:value="1.686906" calcext:value-type="float">
            <text:p>1.686906</text:p>
          </table:table-cell>
          <table:table-cell office:value-type="float" office:value="11.65867" calcext:value-type="float">
            <text:p>11.65867</text:p>
          </table:table-cell>
        </table:table-row>
        <table:table-row table:style-name="ro1">
          <table:table-cell office:value-type="float" office:value="8.856337" calcext:value-type="float">
            <text:p>8.856337</text:p>
          </table:table-cell>
          <table:table-cell office:value-type="float" office:value="7.166548" calcext:value-type="float">
            <text:p>7.166548</text:p>
          </table:table-cell>
        </table:table-row>
        <table:table-row table:style-name="ro1">
          <table:table-cell office:value-type="float" office:value="16.16445" calcext:value-type="float">
            <text:p>16.16445</text:p>
          </table:table-cell>
          <table:table-cell office:value-type="float" office:value="6.842356" calcext:value-type="float">
            <text:p>6.842356</text:p>
          </table:table-cell>
        </table:table-row>
        <table:table-row table:style-name="ro1">
          <table:table-cell office:value-type="float" office:value="4.85815" calcext:value-type="float">
            <text:p>4.85815</text:p>
          </table:table-cell>
          <table:table-cell office:value-type="float" office:value="35.15028" calcext:value-type="float">
            <text:p>35.15028</text:p>
          </table:table-cell>
        </table:table-row>
        <table:table-row table:style-name="ro1">
          <table:table-cell office:value-type="float" office:value="5.19581" calcext:value-type="float">
            <text:p>5.19581</text:p>
          </table:table-cell>
          <table:table-cell office:value-type="float" office:value="12.37816" calcext:value-type="float">
            <text:p>12.37816</text:p>
          </table:table-cell>
        </table:table-row>
        <table:table-row table:style-name="ro1">
          <table:table-cell office:value-type="float" office:value="10.44449" calcext:value-type="float">
            <text:p>10.44449</text:p>
          </table:table-cell>
          <table:table-cell office:value-type="float" office:value="17.43092" calcext:value-type="float">
            <text:p>17.43092</text:p>
          </table:table-cell>
        </table:table-row>
        <table:table-row table:style-name="ro1">
          <table:table-cell office:value-type="float" office:value="-9.55379" calcext:value-type="float">
            <text:p>-9.55379</text:p>
          </table:table-cell>
          <table:table-cell office:value-type="float" office:value="6.45991" calcext:value-type="float">
            <text:p>6.45991</text:p>
          </table:table-cell>
        </table:table-row>
        <table:table-row table:style-name="ro1">
          <table:table-cell office:value-type="float" office:value="18.012" calcext:value-type="float">
            <text:p>18.012</text:p>
          </table:table-cell>
          <table:table-cell office:value-type="float" office:value="62.63695" calcext:value-type="float">
            <text:p>62.63695</text:p>
          </table:table-cell>
        </table:table-row>
        <table:table-row table:style-name="ro1">
          <table:table-cell office:value-type="float" office:value="-4.95833" calcext:value-type="float">
            <text:p>-4.95833</text:p>
          </table:table-cell>
          <table:table-cell office:value-type="float" office:value="33.58585" calcext:value-type="float">
            <text:p>33.58585</text:p>
          </table:table-cell>
        </table:table-row>
        <table:table-row table:style-name="ro1">
          <table:table-cell office:value-type="float" office:value="3.997624" calcext:value-type="float">
            <text:p>3.997624</text:p>
          </table:table-cell>
          <table:table-cell office:value-type="float" office:value="45.03983" calcext:value-type="float">
            <text:p>45.03983</text:p>
          </table:table-cell>
        </table:table-row>
        <table:table-row table:style-name="ro1">
          <table:table-cell office:value-type="float" office:value="1.988621" calcext:value-type="float">
            <text:p>1.988621</text:p>
          </table:table-cell>
          <table:table-cell office:value-type="float" office:value="4.432925" calcext:value-type="float">
            <text:p>4.432925</text:p>
          </table:table-cell>
        </table:table-row>
        <table:table-row table:style-name="ro1">
          <table:table-cell office:value-type="float" office:value="8.117636" calcext:value-type="float">
            <text:p>8.117636</text:p>
          </table:table-cell>
          <table:table-cell office:value-type="float" office:value="52.43727" calcext:value-type="float">
            <text:p>52.43727</text:p>
          </table:table-cell>
        </table:table-row>
        <table:table-row table:style-name="ro1">
          <table:table-cell office:value-type="float" office:value="10.96598" calcext:value-type="float">
            <text:p>10.96598</text:p>
          </table:table-cell>
          <table:table-cell office:value-type="float" office:value="24.25137" calcext:value-type="float">
            <text:p>24.25137</text:p>
          </table:table-cell>
        </table:table-row>
        <table:table-row table:style-name="ro1">
          <table:table-cell office:value-type="float" office:value="8.578211" calcext:value-type="float">
            <text:p>8.578211</text:p>
          </table:table-cell>
          <table:table-cell office:value-type="float" office:value="29.11718" calcext:value-type="float">
            <text:p>29.11718</text:p>
          </table:table-cell>
        </table:table-row>
        <table:table-row table:style-name="ro1">
          <table:table-cell office:value-type="float" office:value="-0.5771" calcext:value-type="float">
            <text:p>-0.5771</text:p>
          </table:table-cell>
          <table:table-cell office:value-type="float" office:value="9.372187" calcext:value-type="float">
            <text:p>9.372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3:43:54.354278283</meta:creation-date>
    <dc:date>2018-03-19T23:44:13.235757327</dc:date>
    <meta:editing-duration>P0D</meta:editing-duration>
    <meta:editing-cycles>1</meta:editing-cycles>
    <meta:document-statistic meta:table-count="1" meta:cell-count="2238" meta:object-count="0"/>
    <meta:generator>LibreOffice/4.2.8.2$Linux_X86_64 LibreOffice_project/420m0$Build-2</meta:generator>
  </office:meta>
</office:document-meta>
</file>